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47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minority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over4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table:number-columns-repeated="4"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1500000US110010001001</text:p>
          </table:table-cell>
          <table:table-cell office:value-type="float" office:value="110010001001" calcext:value-type="float">
            <text:p>110010001001</text:p>
          </table:table-cell>
          <table:table-cell office:value-type="float" office:value="0.0538085255066387" calcext:value-type="float">
            <text:p>0.0538085255</text:p>
          </table:table-cell>
          <table:table-cell office:value-type="float" office:value="0" calcext:value-type="float">
            <text:p>0</text:p>
          </table:table-cell>
          <table:table-cell office:value-type="float" office:value="0.307045215562566" calcext:value-type="float">
            <text:p>0.3070452156</text:p>
          </table:table-cell>
          <table:table-cell office:value-type="float" office:value="0.130281690140845" calcext:value-type="float">
            <text:p>0.1302816901</text:p>
          </table:table-cell>
        </table:table-row>
        <table:table-row table:style-name="ro1">
          <table:table-cell office:value-type="string" calcext:value-type="string">
            <text:p>1500000US110010001002</text:p>
          </table:table-cell>
          <table:table-cell office:value-type="float" office:value="110010001002" calcext:value-type="float">
            <text:p>110010001002</text:p>
          </table:table-cell>
          <table:table-cell office:value-type="float" office:value="0.103877103145574" calcext:value-type="float">
            <text:p>0.1038771031</text:p>
          </table:table-cell>
          <table:table-cell office:value-type="float" office:value="0.0822368421052632" calcext:value-type="float">
            <text:p>0.0822368421</text:p>
          </table:table-cell>
          <table:table-cell office:value-type="float" office:value="0.289473684210526" calcext:value-type="float">
            <text:p>0.2894736842</text:p>
          </table:table-cell>
          <table:table-cell office:value-type="float" office:value="0.0800508259212198" calcext:value-type="float">
            <text:p>0.0800508259</text:p>
          </table:table-cell>
        </table:table-row>
        <table:table-row table:style-name="ro1">
          <table:table-cell office:value-type="string" calcext:value-type="string">
            <text:p>1500000US110010001003</text:p>
          </table:table-cell>
          <table:table-cell office:value-type="float" office:value="110010001003" calcext:value-type="float">
            <text:p>110010001003</text:p>
          </table:table-cell>
          <table:table-cell office:value-type="float" office:value="0.108354011579818" calcext:value-type="float">
            <text:p>0.1083540116</text:p>
          </table:table-cell>
          <table:table-cell office:value-type="float" office:value="0.0891530460624071" calcext:value-type="float">
            <text:p>0.0891530461</text:p>
          </table:table-cell>
          <table:table-cell office:value-type="float" office:value="0.352154531946508" calcext:value-type="float">
            <text:p>0.3521545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0000US110010001004</text:p>
          </table:table-cell>
          <table:table-cell office:value-type="float" office:value="110010001004" calcext:value-type="float">
            <text:p>110010001004</text:p>
          </table:table-cell>
          <table:table-cell office:value-type="float" office:value="0.062396006655574" calcext:value-type="float">
            <text:p>0.0623960067</text:p>
          </table:table-cell>
          <table:table-cell office:value-type="float" office:value="0.102177554438861" calcext:value-type="float">
            <text:p>0.1021775544</text:p>
          </table:table-cell>
          <table:table-cell office:value-type="float" office:value="0.403685092127303" calcext:value-type="float">
            <text:p>0.4036850921</text:p>
          </table:table-cell>
          <table:table-cell office:value-type="float" office:value="0.0831556503198294" calcext:value-type="float">
            <text:p>0.0831556503</text:p>
          </table:table-cell>
        </table:table-row>
        <table:table-row table:style-name="ro1">
          <table:table-cell office:value-type="string" calcext:value-type="string">
            <text:p>1500000US110010002011</text:p>
          </table:table-cell>
          <table:table-cell office:value-type="float" office:value="110010002011" calcext:value-type="float">
            <text:p>110010002011</text:p>
          </table:table-cell>
          <table:table-cell office:value-type="float" office:value="0.280054274084125" calcext:value-type="float">
            <text:p>0.2800542741</text:p>
          </table:table-cell>
          <table:table-cell office:value-type="float" office:value="0.00572831423895254" calcext:value-type="float">
            <text:p>0.0057283142</text:p>
          </table:table-cell>
          <table:table-cell office:value-type="float" office:value="0.0613747954173486" calcext:value-type="float">
            <text:p>0.0613747954</text:p>
          </table:table-cell>
          <table:table-cell office:value-type="float" office:value="0.04516711833785" calcext:value-type="float">
            <text:p>0.0451671183</text:p>
          </table:table-cell>
        </table:table-row>
        <table:table-row table:style-name="ro1">
          <table:table-cell office:value-type="string" calcext:value-type="string">
            <text:p>1500000US110010002021</text:p>
          </table:table-cell>
          <table:table-cell office:value-type="float" office:value="110010002021" calcext:value-type="float">
            <text:p>110010002021</text:p>
          </table:table-cell>
          <table:table-cell office:value-type="float" office:value="0.115066225165563" calcext:value-type="float">
            <text:p>0.1150662252</text:p>
          </table:table-cell>
          <table:table-cell office:value-type="float" office:value="0" calcext:value-type="float">
            <text:p>0</text:p>
          </table:table-cell>
          <table:table-cell office:value-type="float" office:value="0.364975450081833" calcext:value-type="float">
            <text:p>0.3649754501</text:p>
          </table:table-cell>
          <table:table-cell office:value-type="float" office:value="0.0357815442561205" calcext:value-type="float">
            <text:p>0.0357815443</text:p>
          </table:table-cell>
        </table:table-row>
        <table:table-row table:style-name="ro1">
          <table:table-cell office:value-type="string" calcext:value-type="string">
            <text:p>1500000US110010002022</text:p>
          </table:table-cell>
          <table:table-cell office:value-type="float" office:value="110010002022" calcext:value-type="float">
            <text:p>110010002022</text:p>
          </table:table-cell>
          <table:table-cell office:value-type="float" office:value="0.0226063829787234" calcext:value-type="float">
            <text:p>0.022606383</text:p>
          </table:table-cell>
          <table:table-cell office:value-type="float" office:value="0.0527859237536657" calcext:value-type="float">
            <text:p>0.0527859238</text:p>
          </table:table-cell>
          <table:table-cell office:value-type="float" office:value="0.436950146627566" calcext:value-type="float">
            <text:p>0.4369501466</text:p>
          </table:table-cell>
          <table:table-cell office:value-type="float" office:value="0.0572289156626506" calcext:value-type="float">
            <text:p>0.0572289157</text:p>
          </table:table-cell>
        </table:table-row>
        <table:table-row table:style-name="ro1">
          <table:table-cell office:value-type="string" calcext:value-type="string">
            <text:p>1500000US110010002023</text:p>
          </table:table-cell>
          <table:table-cell office:value-type="float" office:value="110010002023" calcext:value-type="float">
            <text:p>110010002023</text:p>
          </table:table-cell>
          <table:table-cell office:value-type="float" office:value="0.0901916572717024" calcext:value-type="float">
            <text:p>0.0901916573</text:p>
          </table:table-cell>
          <table:table-cell office:value-type="float" office:value="0.0262582056892779" calcext:value-type="float">
            <text:p>0.0262582057</text:p>
          </table:table-cell>
          <table:table-cell office:value-type="float" office:value="0.2472647702407" calcext:value-type="float">
            <text:p>0.2472647702</text:p>
          </table:table-cell>
          <table:table-cell office:value-type="float" office:value="0.086848635235732" calcext:value-type="float">
            <text:p>0.0868486352</text:p>
          </table:table-cell>
        </table:table-row>
        <table:table-row table:style-name="ro1">
          <table:table-cell office:value-type="string" calcext:value-type="string">
            <text:p>1500000US110010002024</text:p>
          </table:table-cell>
          <table:table-cell office:value-type="float" office:value="110010002024" calcext:value-type="float">
            <text:p>110010002024</text:p>
          </table:table-cell>
          <table:table-cell office:value-type="float" office:value="0.253299492385787" calcext:value-type="float">
            <text:p>0.2532994924</text:p>
          </table:table-cell>
          <table:table-cell office:value-type="float" office:value="0" calcext:value-type="float">
            <text:p>0</text:p>
          </table:table-cell>
          <table:table-cell office:value-type="float" office:value="0.273939393939394" calcext:value-type="float">
            <text:p>0.2739393939</text:p>
          </table:table-cell>
          <table:table-cell office:value-type="float" office:value="0.0887417218543046" calcext:value-type="float">
            <text:p>0.0887417219</text:p>
          </table:table-cell>
        </table:table-row>
        <table:table-row table:style-name="ro1">
          <table:table-cell office:value-type="string" calcext:value-type="string">
            <text:p>1500000US110010003001</text:p>
          </table:table-cell>
          <table:table-cell office:value-type="float" office:value="110010003001" calcext:value-type="float">
            <text:p>110010003001</text:p>
          </table:table-cell>
          <table:table-cell office:value-type="float" office:value="0.0340715502555367" calcext:value-type="float">
            <text:p>0.0340715503</text:p>
          </table:table-cell>
          <table:table-cell office:value-type="float" office:value="0.0199203187250996" calcext:value-type="float">
            <text:p>0.0199203187</text:p>
          </table:table-cell>
          <table:table-cell office:value-type="float" office:value="0.439575033200531" calcext:value-type="float">
            <text:p>0.4395750332</text:p>
          </table:table-cell>
          <table:table-cell office:value-type="float" office:value="0.106646058732612" calcext:value-type="float">
            <text:p>0.1066460587</text:p>
          </table:table-cell>
        </table:table-row>
        <table:table-row table:style-name="ro1">
          <table:table-cell office:value-type="string" calcext:value-type="string">
            <text:p>1500000US110010003002</text:p>
          </table:table-cell>
          <table:table-cell office:value-type="float" office:value="110010003002" calcext:value-type="float">
            <text:p>110010003002</text:p>
          </table:table-cell>
          <table:table-cell office:value-type="float" office:value="0.167563930013459" calcext:value-type="float">
            <text:p>0.16756393</text:p>
          </table:table-cell>
          <table:table-cell office:value-type="float" office:value="0.0314885496183206" calcext:value-type="float">
            <text:p>0.0314885496</text:p>
          </table:table-cell>
          <table:table-cell office:value-type="float" office:value="0.500954198473282" calcext:value-type="float">
            <text:p>0.5009541985</text:p>
          </table:table-cell>
          <table:table-cell office:value-type="float" office:value="0.274074074074074" calcext:value-type="float">
            <text:p>0.2740740741</text:p>
          </table:table-cell>
        </table:table-row>
        <table:table-row table:style-name="ro1">
          <table:table-cell office:value-type="string" calcext:value-type="string">
            <text:p>1500000US110010003003</text:p>
          </table:table-cell>
          <table:table-cell office:value-type="float" office:value="110010003003" calcext:value-type="float">
            <text:p>110010003003</text:p>
          </table:table-cell>
          <table:table-cell office:value-type="float" office:value="0.318267419962335" calcext:value-type="float">
            <text:p>0.31826742</text:p>
          </table:table-cell>
          <table:table-cell office:value-type="float" office:value="0.0300902708124373" calcext:value-type="float">
            <text:p>0.0300902708</text:p>
          </table:table-cell>
          <table:table-cell office:value-type="float" office:value="0.506519558676028" calcext:value-type="float">
            <text:p>0.5065195587</text:p>
          </table:table-cell>
          <table:table-cell office:value-type="float" office:value="0.1956745623069" calcext:value-type="float">
            <text:p>0.1956745623</text:p>
          </table:table-cell>
        </table:table-row>
        <table:table-row table:style-name="ro1">
          <table:table-cell office:value-type="string" calcext:value-type="string">
            <text:p>1500000US110010003004</text:p>
          </table:table-cell>
          <table:table-cell office:value-type="float" office:value="110010003004" calcext:value-type="float">
            <text:p>110010003004</text:p>
          </table:table-cell>
          <table:table-cell office:value-type="float" office:value="0.0814332247557004" calcext:value-type="float">
            <text:p>0.0814332248</text:p>
          </table:table-cell>
          <table:table-cell office:value-type="float" office:value="0.0165745856353591" calcext:value-type="float">
            <text:p>0.0165745856</text:p>
          </table:table-cell>
          <table:table-cell office:value-type="float" office:value="0.518547750591949" calcext:value-type="float">
            <text:p>0.5185477506</text:p>
          </table:table-cell>
          <table:table-cell office:value-type="float" office:value="0.234042553191489" calcext:value-type="float">
            <text:p>0.2340425532</text:p>
          </table:table-cell>
        </table:table-row>
        <table:table-row table:style-name="ro1">
          <table:table-cell office:value-type="string" calcext:value-type="string">
            <text:p>1500000US110010004001</text:p>
          </table:table-cell>
          <table:table-cell office:value-type="float" office:value="110010004001" calcext:value-type="float">
            <text:p>110010004001</text:p>
          </table:table-cell>
          <table:table-cell office:value-type="float" office:value="0.181474480151229" calcext:value-type="float">
            <text:p>0.1814744802</text:p>
          </table:table-cell>
          <table:table-cell office:value-type="float" office:value="0.0693877551020408" calcext:value-type="float">
            <text:p>0.0693877551</text:p>
          </table:table-cell>
          <table:table-cell office:value-type="float" office:value="0.673469387755102" calcext:value-type="float">
            <text:p>0.6734693878</text:p>
          </table:table-cell>
          <table:table-cell office:value-type="float" office:value="0.0238095238095238" calcext:value-type="float">
            <text:p>0.0238095238</text:p>
          </table:table-cell>
        </table:table-row>
        <table:table-row table:style-name="ro1">
          <table:table-cell office:value-type="string" calcext:value-type="string">
            <text:p>1500000US110010004002</text:p>
          </table:table-cell>
          <table:table-cell office:value-type="float" office:value="110010004002" calcext:value-type="float">
            <text:p>110010004002</text:p>
          </table:table-cell>
          <table:table-cell office:value-type="float" office:value="0.206863679694948" calcext:value-type="float">
            <text:p>0.2068636797</text:p>
          </table:table-cell>
          <table:table-cell office:value-type="float" office:value="0.0093984962406015" calcext:value-type="float">
            <text:p>0.0093984962</text:p>
          </table:table-cell>
          <table:table-cell office:value-type="float" office:value="0.539473684210526" calcext:value-type="float">
            <text:p>0.5394736842</text:p>
          </table:table-cell>
          <table:table-cell office:value-type="float" office:value="0.0804878048780488" calcext:value-type="float">
            <text:p>0.0804878049</text:p>
          </table:table-cell>
        </table:table-row>
        <table:table-row table:style-name="ro1">
          <table:table-cell office:value-type="string" calcext:value-type="string">
            <text:p>1500000US110010005011</text:p>
          </table:table-cell>
          <table:table-cell office:value-type="float" office:value="110010005011" calcext:value-type="float">
            <text:p>110010005011</text:p>
          </table:table-cell>
          <table:table-cell office:value-type="float" office:value="0.177111716621253" calcext:value-type="float">
            <text:p>0.1771117166</text:p>
          </table:table-cell>
          <table:table-cell office:value-type="float" office:value="0.042332268370607" calcext:value-type="float">
            <text:p>0.0423322684</text:p>
          </table:table-cell>
          <table:table-cell office:value-type="float" office:value="0.378594249201278" calcext:value-type="float">
            <text:p>0.3785942492</text:p>
          </table:table-cell>
          <table:table-cell office:value-type="float" office:value="0.149875104079933" calcext:value-type="float">
            <text:p>0.1498751041</text:p>
          </table:table-cell>
        </table:table-row>
        <table:table-row table:style-name="ro1">
          <table:table-cell office:value-type="string" calcext:value-type="string">
            <text:p>1500000US110010005012</text:p>
          </table:table-cell>
          <table:table-cell office:value-type="float" office:value="110010005012" calcext:value-type="float">
            <text:p>110010005012</text:p>
          </table:table-cell>
          <table:table-cell office:value-type="float" office:value="0.193161367726455" calcext:value-type="float">
            <text:p>0.1931613677</text:p>
          </table:table-cell>
          <table:table-cell office:value-type="float" office:value="0.0481740481740482" calcext:value-type="float">
            <text:p>0.0481740482</text:p>
          </table:table-cell>
          <table:table-cell office:value-type="float" office:value="0.344211344211344" calcext:value-type="float">
            <text:p>0.3442113442</text:p>
          </table:table-cell>
          <table:table-cell office:value-type="float" office:value="0.10568454763811" calcext:value-type="float">
            <text:p>0.1056845476</text:p>
          </table:table-cell>
        </table:table-row>
        <table:table-row table:style-name="ro1">
          <table:table-cell office:value-type="string" calcext:value-type="string">
            <text:p>1500000US110010005021</text:p>
          </table:table-cell>
          <table:table-cell office:value-type="float" office:value="110010005021" calcext:value-type="float">
            <text:p>110010005021</text:p>
          </table:table-cell>
          <table:table-cell office:value-type="float" office:value="0.137685843568196" calcext:value-type="float">
            <text:p>0.1376858436</text:p>
          </table:table-cell>
          <table:table-cell office:value-type="float" office:value="0.0494559841740851" calcext:value-type="float">
            <text:p>0.0494559842</text:p>
          </table:table-cell>
          <table:table-cell office:value-type="float" office:value="0.352126607319486" calcext:value-type="float">
            <text:p>0.3521266073</text:p>
          </table:table-cell>
          <table:table-cell office:value-type="float" office:value="0.0951871657754011" calcext:value-type="float">
            <text:p>0.0951871658</text:p>
          </table:table-cell>
        </table:table-row>
        <table:table-row table:style-name="ro1">
          <table:table-cell office:value-type="string" calcext:value-type="string">
            <text:p>1500000US110010005022</text:p>
          </table:table-cell>
          <table:table-cell office:value-type="float" office:value="110010005022" calcext:value-type="float">
            <text:p>110010005022</text:p>
          </table:table-cell>
          <table:table-cell office:value-type="float" office:value="0.140252454417952" calcext:value-type="float">
            <text:p>0.1402524544</text:p>
          </table:table-cell>
          <table:table-cell office:value-type="float" office:value="0" calcext:value-type="float">
            <text:p>0</text:p>
          </table:table-cell>
          <table:table-cell office:value-type="float" office:value="0.290622098421541" calcext:value-type="float">
            <text:p>0.2906220984</text:p>
          </table:table-cell>
          <table:table-cell office:value-type="float" office:value="0.0740740740740741" calcext:value-type="float">
            <text:p>0.0740740741</text:p>
          </table:table-cell>
        </table:table-row>
        <table:table-row table:style-name="ro1">
          <table:table-cell office:value-type="string" calcext:value-type="string">
            <text:p>1500000US110010006001</text:p>
          </table:table-cell>
          <table:table-cell office:value-type="float" office:value="110010006001" calcext:value-type="float">
            <text:p>110010006001</text:p>
          </table:table-cell>
          <table:table-cell office:value-type="float" office:value="0.248360655737705" calcext:value-type="float">
            <text:p>0.2483606557</text:p>
          </table:table-cell>
          <table:table-cell office:value-type="float" office:value="0" calcext:value-type="float">
            <text:p>0</text:p>
          </table:table-cell>
          <table:table-cell office:value-type="float" office:value="0.322981366459627" calcext:value-type="float">
            <text:p>0.3229813665</text:p>
          </table:table-cell>
          <table:table-cell office:value-type="float" office:value="0.101863354037267" calcext:value-type="float">
            <text:p>0.101863354</text:p>
          </table:table-cell>
        </table:table-row>
        <table:table-row table:style-name="ro1">
          <table:table-cell office:value-type="string" calcext:value-type="string">
            <text:p>1500000US110010006002</text:p>
          </table:table-cell>
          <table:table-cell office:value-type="float" office:value="110010006002" calcext:value-type="float">
            <text:p>110010006002</text:p>
          </table:table-cell>
          <table:table-cell office:value-type="float" office:value="0.205399061032864" calcext:value-type="float">
            <text:p>0.205399061</text:p>
          </table:table-cell>
          <table:table-cell office:value-type="float" office:value="0.108559498956159" calcext:value-type="float">
            <text:p>0.108559499</text:p>
          </table:table-cell>
          <table:table-cell office:value-type="float" office:value="0.25678496868476" calcext:value-type="float">
            <text:p>0.2567849687</text:p>
          </table:table-cell>
          <table:table-cell office:value-type="float" office:value="0.0337078651685393" calcext:value-type="float">
            <text:p>0.0337078652</text:p>
          </table:table-cell>
        </table:table-row>
        <table:table-row table:style-name="ro1">
          <table:table-cell office:value-type="string" calcext:value-type="string">
            <text:p>1500000US110010006003</text:p>
          </table:table-cell>
          <table:table-cell office:value-type="float" office:value="110010006003" calcext:value-type="float">
            <text:p>110010006003</text:p>
          </table:table-cell>
          <table:table-cell office:value-type="float" office:value="0.0876494023904383" calcext:value-type="float">
            <text:p>0.0876494024</text:p>
          </table:table-cell>
          <table:table-cell office:value-type="float" office:value="0" calcext:value-type="float">
            <text:p>0</text:p>
          </table:table-cell>
          <table:table-cell office:value-type="float" office:value="0.567708333333333" calcext:value-type="float">
            <text:p>0.5677083333</text:p>
          </table:table-cell>
          <table:table-cell office:value-type="float" office:value="0.261333333333333" calcext:value-type="float">
            <text:p>0.2613333333</text:p>
          </table:table-cell>
        </table:table-row>
        <table:table-row table:style-name="ro1">
          <table:table-cell office:value-type="string" calcext:value-type="string">
            <text:p>1500000US110010006004</text:p>
          </table:table-cell>
          <table:table-cell office:value-type="float" office:value="110010006004" calcext:value-type="float">
            <text:p>110010006004</text:p>
          </table:table-cell>
          <table:table-cell office:value-type="float" office:value="0.186610437532947" calcext:value-type="float">
            <text:p>0.1866104375</text:p>
          </table:table-cell>
          <table:table-cell office:value-type="float" office:value="0.0455717970765262" calcext:value-type="float">
            <text:p>0.0455717971</text:p>
          </table:table-cell>
          <table:table-cell office:value-type="float" office:value="0.606190885640585" calcext:value-type="float">
            <text:p>0.6061908856</text:p>
          </table:table-cell>
          <table:table-cell office:value-type="float" office:value="0.116636528028933" calcext:value-type="float">
            <text:p>0.116636528</text:p>
          </table:table-cell>
        </table:table-row>
        <table:table-row table:style-name="ro1">
          <table:table-cell office:value-type="string" calcext:value-type="string">
            <text:p>1500000US110010007011</text:p>
          </table:table-cell>
          <table:table-cell office:value-type="float" office:value="110010007011" calcext:value-type="float">
            <text:p>110010007011</text:p>
          </table:table-cell>
          <table:table-cell office:value-type="float" office:value="0.344964314036479" calcext:value-type="float">
            <text:p>0.344964314</text:p>
          </table:table-cell>
          <table:table-cell office:value-type="float" office:value="0.0383091149273448" calcext:value-type="float">
            <text:p>0.0383091149</text:p>
          </table:table-cell>
          <table:table-cell office:value-type="float" office:value="0.451783355350066" calcext:value-type="float">
            <text:p>0.4517833554</text:p>
          </table:table-cell>
          <table:table-cell office:value-type="float" office:value="0.194070080862534" calcext:value-type="float">
            <text:p>0.1940700809</text:p>
          </table:table-cell>
        </table:table-row>
        <table:table-row table:style-name="ro1">
          <table:table-cell office:value-type="string" calcext:value-type="string">
            <text:p>1500000US110010007012</text:p>
          </table:table-cell>
          <table:table-cell office:value-type="float" office:value="110010007012" calcext:value-type="float">
            <text:p>110010007012</text:p>
          </table:table-cell>
          <table:table-cell office:value-type="float" office:value="0.29971181556196" calcext:value-type="float">
            <text:p>0.2997118156</text:p>
          </table:table-cell>
          <table:table-cell office:value-type="float" office:value="0" calcext:value-type="float">
            <text:p>0</text:p>
          </table:table-cell>
          <table:table-cell office:value-type="float" office:value="0.640664961636829" calcext:value-type="float">
            <text:p>0.6406649616</text:p>
          </table:table-cell>
          <table:table-cell office:value-type="float" office:value="0.0984455958549223" calcext:value-type="float">
            <text:p>0.0984455959</text:p>
          </table:table-cell>
        </table:table-row>
        <table:table-row table:style-name="ro1">
          <table:table-cell office:value-type="string" calcext:value-type="string">
            <text:p>1500000US110010007013</text:p>
          </table:table-cell>
          <table:table-cell office:value-type="float" office:value="110010007013" calcext:value-type="float">
            <text:p>110010007013</text:p>
          </table:table-cell>
          <table:table-cell office:value-type="float" office:value="0.0762081784386617" calcext:value-type="float">
            <text:p>0.0762081784</text:p>
          </table:table-cell>
          <table:table-cell office:value-type="float" office:value="0" calcext:value-type="float">
            <text:p>0</text:p>
          </table:table-cell>
          <table:table-cell office:value-type="float" office:value="0.688792165397171" calcext:value-type="float">
            <text:p>0.6887921654</text:p>
          </table:table-cell>
          <table:table-cell office:value-type="float" office:value="0.113532110091743" calcext:value-type="float">
            <text:p>0.1135321101</text:p>
          </table:table-cell>
        </table:table-row>
        <table:table-row table:style-name="ro1">
          <table:table-cell office:value-type="string" calcext:value-type="string">
            <text:p>1500000US110010007014</text:p>
          </table:table-cell>
          <table:table-cell office:value-type="float" office:value="110010007014" calcext:value-type="float">
            <text:p>110010007014</text:p>
          </table:table-cell>
          <table:table-cell office:value-type="float" office:value="0.245417515274949" calcext:value-type="float">
            <text:p>0.2454175153</text:p>
          </table:table-cell>
          <table:table-cell office:value-type="float" office:value="0" calcext:value-type="float">
            <text:p>0</text:p>
          </table:table-cell>
          <table:table-cell office:value-type="float" office:value="0.514440433212996" calcext:value-type="float">
            <text:p>0.5144404332</text:p>
          </table:table-cell>
          <table:table-cell office:value-type="float" office:value="0.174468085106383" calcext:value-type="float">
            <text:p>0.1744680851</text:p>
          </table:table-cell>
        </table:table-row>
        <table:table-row table:style-name="ro1">
          <table:table-cell office:value-type="string" calcext:value-type="string">
            <text:p>1500000US110010007021</text:p>
          </table:table-cell>
          <table:table-cell office:value-type="float" office:value="110010007021" calcext:value-type="float">
            <text:p>110010007021</text:p>
          </table:table-cell>
          <table:table-cell office:value-type="float" office:value="0.118523775727466" calcext:value-type="float">
            <text:p>0.1185237757</text:p>
          </table:table-cell>
          <table:table-cell office:value-type="float" office:value="0.0468003820439351" calcext:value-type="float">
            <text:p>0.046800382</text:p>
          </table:table-cell>
          <table:table-cell office:value-type="float" office:value="0.59025787965616" calcext:value-type="float">
            <text:p>0.5902578797</text:p>
          </table:table-cell>
          <table:table-cell office:value-type="float" office:value="0.18720152817574" calcext:value-type="float">
            <text:p>0.1872015282</text:p>
          </table:table-cell>
        </table:table-row>
        <table:table-row table:style-name="ro1">
          <table:table-cell office:value-type="string" calcext:value-type="string">
            <text:p>1500000US110010007022</text:p>
          </table:table-cell>
          <table:table-cell office:value-type="float" office:value="110010007022" calcext:value-type="float">
            <text:p>110010007022</text:p>
          </table:table-cell>
          <table:table-cell office:value-type="float" office:value="0.214757709251101" calcext:value-type="float">
            <text:p>0.2147577093</text:p>
          </table:table-cell>
          <table:table-cell office:value-type="float" office:value="0.0187617260787993" calcext:value-type="float">
            <text:p>0.0187617261</text:p>
          </table:table-cell>
          <table:table-cell office:value-type="float" office:value="0.150093808630394" calcext:value-type="float">
            <text:p>0.1500938086</text:p>
          </table:table-cell>
          <table:table-cell office:value-type="float" office:value="0.268924302788845" calcext:value-type="float">
            <text:p>0.2689243028</text:p>
          </table:table-cell>
        </table:table-row>
        <table:table-row table:style-name="ro1">
          <table:table-cell office:value-type="string" calcext:value-type="string">
            <text:p>1500000US110010007023</text:p>
          </table:table-cell>
          <table:table-cell office:value-type="float" office:value="110010007023" calcext:value-type="float">
            <text:p>110010007023</text:p>
          </table:table-cell>
          <table:table-cell office:value-type="float" office:value="0.175175175175175" calcext:value-type="float">
            <text:p>0.1751751752</text:p>
          </table:table-cell>
          <table:table-cell office:value-type="float" office:value="0" calcext:value-type="float">
            <text:p>0</text:p>
          </table:table-cell>
          <table:table-cell office:value-type="float" office:value="0.424494649227111" calcext:value-type="float">
            <text:p>0.4244946492</text:p>
          </table:table-cell>
          <table:table-cell office:value-type="float" office:value="0.219849246231156" calcext:value-type="float">
            <text:p>0.2198492462</text:p>
          </table:table-cell>
        </table:table-row>
        <table:table-row table:style-name="ro1">
          <table:table-cell office:value-type="string" calcext:value-type="string">
            <text:p>1500000US110010008011</text:p>
          </table:table-cell>
          <table:table-cell office:value-type="float" office:value="110010008011" calcext:value-type="float">
            <text:p>110010008011</text:p>
          </table:table-cell>
          <table:table-cell office:value-type="float" office:value="0.271162790697674" calcext:value-type="float">
            <text:p>0.2711627907</text:p>
          </table:table-cell>
          <table:table-cell office:value-type="float" office:value="0" calcext:value-type="float">
            <text:p>0</text:p>
          </table:table-cell>
          <table:table-cell office:value-type="float" office:value="0.688670829616414" calcext:value-type="float">
            <text:p>0.6886708296</text:p>
          </table:table-cell>
          <table:table-cell office:value-type="float" office:value="0.0924750679963735" calcext:value-type="float">
            <text:p>0.092475068</text:p>
          </table:table-cell>
        </table:table-row>
        <table:table-row table:style-name="ro1">
          <table:table-cell office:value-type="string" calcext:value-type="string">
            <text:p>1500000US110010008012</text:p>
          </table:table-cell>
          <table:table-cell office:value-type="float" office:value="110010008012" calcext:value-type="float">
            <text:p>110010008012</text:p>
          </table:table-cell>
          <table:table-cell office:value-type="float" office:value="0.166871165644172" calcext:value-type="float">
            <text:p>0.1668711656</text:p>
          </table:table-cell>
          <table:table-cell office:value-type="float" office:value="0.038560411311054" calcext:value-type="float">
            <text:p>0.0385604113</text:p>
          </table:table-cell>
          <table:table-cell office:value-type="float" office:value="0.814910025706941" calcext:value-type="float">
            <text:p>0.8149100257</text:p>
          </table:table-cell>
          <table:table-cell office:value-type="float" office:value="0.0512048192771084" calcext:value-type="float">
            <text:p>0.0512048193</text:p>
          </table:table-cell>
        </table:table-row>
        <table:table-row table:style-name="ro1">
          <table:table-cell office:value-type="string" calcext:value-type="string">
            <text:p>1500000US110010008013</text:p>
          </table:table-cell>
          <table:table-cell office:value-type="float" office:value="110010008013" calcext:value-type="float">
            <text:p>110010008013</text:p>
          </table:table-cell>
          <table:table-cell office:value-type="float" office:value="0.13317191283293" calcext:value-type="float">
            <text:p>0.1331719128</text:p>
          </table:table-cell>
          <table:table-cell office:value-type="float" office:value="0.0376610505450942" calcext:value-type="float">
            <text:p>0.0376610505</text:p>
          </table:table-cell>
          <table:table-cell office:value-type="float" office:value="0.774033696729435" calcext:value-type="float">
            <text:p>0.7740336967</text:p>
          </table:table-cell>
          <table:table-cell office:value-type="float" office:value="0.0660980810234542" calcext:value-type="float">
            <text:p>0.066098081</text:p>
          </table:table-cell>
        </table:table-row>
        <table:table-row table:style-name="ro1">
          <table:table-cell office:value-type="string" calcext:value-type="string">
            <text:p>1500000US110010008014</text:p>
          </table:table-cell>
          <table:table-cell office:value-type="float" office:value="110010008014" calcext:value-type="float">
            <text:p>110010008014</text:p>
          </table:table-cell>
          <table:table-cell office:value-type="float" office:value="0.274734982332155" calcext:value-type="float">
            <text:p>0.2747349823</text:p>
          </table:table-cell>
          <table:table-cell office:value-type="float" office:value="0.0202702702702703" calcext:value-type="float">
            <text:p>0.0202702703</text:p>
          </table:table-cell>
          <table:table-cell office:value-type="float" office:value="0.739864864864865" calcext:value-type="float">
            <text:p>0.7398648649</text:p>
          </table:table-cell>
          <table:table-cell office:value-type="float" office:value="0.0383275261324042" calcext:value-type="float">
            <text:p>0.0383275261</text:p>
          </table:table-cell>
        </table:table-row>
        <table:table-row table:style-name="ro1">
          <table:table-cell office:value-type="string" calcext:value-type="string">
            <text:p>1500000US110010008021</text:p>
          </table:table-cell>
          <table:table-cell office:value-type="float" office:value="110010008021" calcext:value-type="float">
            <text:p>110010008021</text:p>
          </table:table-cell>
          <table:table-cell office:value-type="float" office:value="0.339893617021277" calcext:value-type="float">
            <text:p>0.339893617</text:p>
          </table:table-cell>
          <table:table-cell office:value-type="float" office:value="0.0220264317180617" calcext:value-type="float">
            <text:p>0.0220264317</text:p>
          </table:table-cell>
          <table:table-cell office:value-type="float" office:value="0.644933920704846" calcext:value-type="float">
            <text:p>0.6449339207</text:p>
          </table:table-cell>
          <table:table-cell office:value-type="float" office:value="0.273593898951382" calcext:value-type="float">
            <text:p>0.273593899</text:p>
          </table:table-cell>
        </table:table-row>
        <table:table-row table:style-name="ro1">
          <table:table-cell office:value-type="string" calcext:value-type="string">
            <text:p>1500000US110010008022</text:p>
          </table:table-cell>
          <table:table-cell office:value-type="float" office:value="110010008022" calcext:value-type="float">
            <text:p>110010008022</text:p>
          </table:table-cell>
          <table:table-cell office:value-type="float" office:value="0.128829536527887" calcext:value-type="float">
            <text:p>0.1288295365</text:p>
          </table:table-cell>
          <table:table-cell office:value-type="float" office:value="0.0332681017612524" calcext:value-type="float">
            <text:p>0.0332681018</text:p>
          </table:table-cell>
          <table:table-cell office:value-type="float" office:value="0.602739726027397" calcext:value-type="float">
            <text:p>0.602739726</text:p>
          </table:table-cell>
          <table:table-cell office:value-type="float" office:value="0.193548387096774" calcext:value-type="float">
            <text:p>0.1935483871</text:p>
          </table:table-cell>
        </table:table-row>
        <table:table-row table:style-name="ro1">
          <table:table-cell office:value-type="string" calcext:value-type="string">
            <text:p>1500000US110010009011</text:p>
          </table:table-cell>
          <table:table-cell office:value-type="float" office:value="110010009011" calcext:value-type="float">
            <text:p>110010009011</text:p>
          </table:table-cell>
          <table:table-cell office:value-type="float" office:value="0.134107027724049" calcext:value-type="float">
            <text:p>0.1341070277</text:p>
          </table:table-cell>
          <table:table-cell office:value-type="float" office:value="0.0838414634146342" calcext:value-type="float">
            <text:p>0.0838414634</text:p>
          </table:table-cell>
          <table:table-cell office:value-type="float" office:value="0.548780487804878" calcext:value-type="float">
            <text:p>0.5487804878</text:p>
          </table:table-cell>
          <table:table-cell office:value-type="float" office:value="0.0992217898832685" calcext:value-type="float">
            <text:p>0.0992217899</text:p>
          </table:table-cell>
        </table:table-row>
        <table:table-row table:style-name="ro1">
          <table:table-cell office:value-type="string" calcext:value-type="string">
            <text:p>1500000US110010009012</text:p>
          </table:table-cell>
          <table:table-cell office:value-type="float" office:value="110010009012" calcext:value-type="float">
            <text:p>110010009012</text:p>
          </table:table-cell>
          <table:table-cell office:value-type="float" office:value="0.118483412322275" calcext:value-type="float">
            <text:p>0.1184834123</text:p>
          </table:table-cell>
          <table:table-cell office:value-type="float" office:value="0.0138888888888889" calcext:value-type="float">
            <text:p>0.0138888889</text:p>
          </table:table-cell>
          <table:table-cell office:value-type="float" office:value="0.686111111111111" calcext:value-type="float">
            <text:p>0.6861111111</text:p>
          </table:table-cell>
          <table:table-cell office:value-type="float" office:value="0.0561056105610561" calcext:value-type="float">
            <text:p>0.0561056106</text:p>
          </table:table-cell>
        </table:table-row>
        <table:table-row table:style-name="ro1">
          <table:table-cell office:value-type="string" calcext:value-type="string">
            <text:p>1500000US110010009013</text:p>
          </table:table-cell>
          <table:table-cell office:value-type="float" office:value="110010009013" calcext:value-type="float">
            <text:p>110010009013</text:p>
          </table:table-cell>
          <table:table-cell office:value-type="float" office:value="0.215776752362118" calcext:value-type="float">
            <text:p>0.2157767524</text:p>
          </table:table-cell>
          <table:table-cell office:value-type="float" office:value="0.012636899747262" calcext:value-type="float">
            <text:p>0.0126368997</text:p>
          </table:table-cell>
          <table:table-cell office:value-type="float" office:value="0.332771693344566" calcext:value-type="float">
            <text:p>0.3327716933</text:p>
          </table:table-cell>
          <table:table-cell office:value-type="float" office:value="0.181904761904762" calcext:value-type="float">
            <text:p>0.1819047619</text:p>
          </table:table-cell>
        </table:table-row>
        <table:table-row table:style-name="ro1">
          <table:table-cell office:value-type="string" calcext:value-type="string">
            <text:p>1500000US110010009021</text:p>
          </table:table-cell>
          <table:table-cell office:value-type="float" office:value="110010009021" calcext:value-type="float">
            <text:p>110010009021</text:p>
          </table:table-cell>
          <table:table-cell office:value-type="float" office:value="0.119369369369369" calcext:value-type="float">
            <text:p>0.1193693694</text:p>
          </table:table-cell>
          <table:table-cell office:value-type="float" office:value="0.0497925311203319" calcext:value-type="float">
            <text:p>0.0497925311</text:p>
          </table:table-cell>
          <table:table-cell office:value-type="float" office:value="0.728215767634855" calcext:value-type="float">
            <text:p>0.7282157676</text:p>
          </table:table-cell>
          <table:table-cell office:value-type="float" office:value="0.113425925925926" calcext:value-type="float">
            <text:p>0.1134259259</text:p>
          </table:table-cell>
        </table:table-row>
        <table:table-row table:style-name="ro1">
          <table:table-cell office:value-type="string" calcext:value-type="string">
            <text:p>1500000US110010009022</text:p>
          </table:table-cell>
          <table:table-cell office:value-type="float" office:value="110010009022" calcext:value-type="float">
            <text:p>110010009022</text:p>
          </table:table-cell>
          <table:table-cell office:value-type="float" office:value="0.0995532865347798" calcext:value-type="float">
            <text:p>0.0995532865</text:p>
          </table:table-cell>
          <table:table-cell office:value-type="float" office:value="0.032059186189889" calcext:value-type="float">
            <text:p>0.0320591862</text:p>
          </table:table-cell>
          <table:table-cell office:value-type="float" office:value="0.704069050554871" calcext:value-type="float">
            <text:p>0.7040690506</text:p>
          </table:table-cell>
          <table:table-cell office:value-type="float" office:value="0.173734610123119" calcext:value-type="float">
            <text:p>0.1737346101</text:p>
          </table:table-cell>
        </table:table-row>
        <table:table-row table:style-name="ro1">
          <table:table-cell office:value-type="string" calcext:value-type="string">
            <text:p>1500000US110010010011</text:p>
          </table:table-cell>
          <table:table-cell office:value-type="float" office:value="110010010011" calcext:value-type="float">
            <text:p>110010010011</text:p>
          </table:table-cell>
          <table:table-cell office:value-type="float" office:value="0.296256684491979" calcext:value-type="float">
            <text:p>0.2962566845</text:p>
          </table:table-cell>
          <table:table-cell office:value-type="float" office:value="0.0532544378698225" calcext:value-type="float">
            <text:p>0.0532544379</text:p>
          </table:table-cell>
          <table:table-cell office:value-type="float" office:value="0.325443786982248" calcext:value-type="float">
            <text:p>0.325443787</text:p>
          </table:table-cell>
          <table:table-cell office:value-type="float" office:value="0.126794258373206" calcext:value-type="float">
            <text:p>0.1267942584</text:p>
          </table:table-cell>
        </table:table-row>
        <table:table-row table:style-name="ro1">
          <table:table-cell office:value-type="string" calcext:value-type="string">
            <text:p>1500000US110010010012</text:p>
          </table:table-cell>
          <table:table-cell office:value-type="float" office:value="110010010012" calcext:value-type="float">
            <text:p>110010010012</text:p>
          </table:table-cell>
          <table:table-cell office:value-type="float" office:value="0.174652241112828" calcext:value-type="float">
            <text:p>0.1746522411</text:p>
          </table:table-cell>
          <table:table-cell office:value-type="float" office:value="0.107853403141361" calcext:value-type="float">
            <text:p>0.1078534031</text:p>
          </table:table-cell>
          <table:table-cell office:value-type="float" office:value="0.369633507853403" calcext:value-type="float">
            <text:p>0.3696335079</text:p>
          </table:table-cell>
          <table:table-cell office:value-type="float" office:value="0.163736263736264" calcext:value-type="float">
            <text:p>0.1637362637</text:p>
          </table:table-cell>
        </table:table-row>
        <table:table-row table:style-name="ro1">
          <table:table-cell office:value-type="string" calcext:value-type="string">
            <text:p>1500000US110010010013</text:p>
          </table:table-cell>
          <table:table-cell office:value-type="float" office:value="110010010013" calcext:value-type="float">
            <text:p>110010010013</text:p>
          </table:table-cell>
          <table:table-cell office:value-type="float" office:value="0.13527397260274" calcext:value-type="float">
            <text:p>0.1352739726</text:p>
          </table:table-cell>
          <table:table-cell office:value-type="float" office:value="0.053030303030303" calcext:value-type="float">
            <text:p>0.053030303</text:p>
          </table:table-cell>
          <table:table-cell office:value-type="float" office:value="0.556818181818182" calcext:value-type="float">
            <text:p>0.5568181818</text:p>
          </table:table-cell>
          <table:table-cell office:value-type="float" office:value="0.0930232558139535" calcext:value-type="float">
            <text:p>0.0930232558</text:p>
          </table:table-cell>
        </table:table-row>
        <table:table-row table:style-name="ro1">
          <table:table-cell office:value-type="string" calcext:value-type="string">
            <text:p>1500000US110010010014</text:p>
          </table:table-cell>
          <table:table-cell office:value-type="float" office:value="110010010014" calcext:value-type="float">
            <text:p>110010010014</text:p>
          </table:table-cell>
          <table:table-cell office:value-type="float" office:value="0.119747899159664" calcext:value-type="float">
            <text:p>0.1197478992</text:p>
          </table:table-cell>
          <table:table-cell office:value-type="float" office:value="0" calcext:value-type="float">
            <text:p>0</text:p>
          </table:table-cell>
          <table:table-cell office:value-type="float" office:value="0.478711162255466" calcext:value-type="float">
            <text:p>0.4787111623</text:p>
          </table:table-cell>
          <table:table-cell office:value-type="float" office:value="0.141451414514145" calcext:value-type="float">
            <text:p>0.1414514145</text:p>
          </table:table-cell>
        </table:table-row>
        <table:table-row table:style-name="ro1">
          <table:table-cell office:value-type="string" calcext:value-type="string">
            <text:p>1500000US110010010015</text:p>
          </table:table-cell>
          <table:table-cell office:value-type="float" office:value="110010010015" calcext:value-type="float">
            <text:p>110010010015</text:p>
          </table:table-cell>
          <table:table-cell office:value-type="float" office:value="0.158551810237204" calcext:value-type="float">
            <text:p>0.1585518102</text:p>
          </table:table-cell>
          <table:table-cell office:value-type="float" office:value="0.0979899497487437" calcext:value-type="float">
            <text:p>0.0979899497</text:p>
          </table:table-cell>
          <table:table-cell office:value-type="float" office:value="0.557788944723618" calcext:value-type="float">
            <text:p>0.5577889447</text:p>
          </table:table-cell>
          <table:table-cell office:value-type="float" office:value="0.242424242424242" calcext:value-type="float">
            <text:p>0.2424242424</text:p>
          </table:table-cell>
        </table:table-row>
        <table:table-row table:style-name="ro1">
          <table:table-cell office:value-type="string" calcext:value-type="string">
            <text:p>1500000US110010010016</text:p>
          </table:table-cell>
          <table:table-cell office:value-type="float" office:value="110010010016" calcext:value-type="float">
            <text:p>110010010016</text:p>
          </table:table-cell>
          <table:table-cell office:value-type="float" office:value="0.155458515283843" calcext:value-type="float">
            <text:p>0.1554585153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701785714285714" calcext:value-type="float">
            <text:p>0.7017857143</text:p>
          </table:table-cell>
          <table:table-cell office:value-type="float" office:value="0.0382409177820268" calcext:value-type="float">
            <text:p>0.0382409178</text:p>
          </table:table-cell>
        </table:table-row>
        <table:table-row table:style-name="ro1">
          <table:table-cell office:value-type="string" calcext:value-type="string">
            <text:p>1500000US110010010021</text:p>
          </table:table-cell>
          <table:table-cell office:value-type="float" office:value="110010010021" calcext:value-type="float">
            <text:p>110010010021</text:p>
          </table:table-cell>
          <table:table-cell office:value-type="float" office:value="0.242472266244057" calcext:value-type="float">
            <text:p>0.2424722662</text:p>
          </table:table-cell>
          <table:table-cell office:value-type="float" office:value="0.0764705882352941" calcext:value-type="float">
            <text:p>0.0764705882</text:p>
          </table:table-cell>
          <table:table-cell office:value-type="float" office:value="0.261764705882353" calcext:value-type="float">
            <text:p>0.2617647059</text:p>
          </table:table-cell>
          <table:table-cell office:value-type="float" office:value="0.320417287630402" calcext:value-type="float">
            <text:p>0.3204172876</text:p>
          </table:table-cell>
        </table:table-row>
        <table:table-row table:style-name="ro1">
          <table:table-cell office:value-type="string" calcext:value-type="string">
            <text:p>1500000US110010010022</text:p>
          </table:table-cell>
          <table:table-cell office:value-type="float" office:value="110010010022" calcext:value-type="float">
            <text:p>110010010022</text:p>
          </table:table-cell>
          <table:table-cell office:value-type="float" office:value="0.179035960214231" calcext:value-type="float">
            <text:p>0.1790359602</text:p>
          </table:table-cell>
          <table:table-cell office:value-type="float" office:value="0.00631768953068592" calcext:value-type="float">
            <text:p>0.0063176895</text:p>
          </table:table-cell>
          <table:table-cell office:value-type="float" office:value="0.492779783393502" calcext:value-type="float">
            <text:p>0.4927797834</text:p>
          </table:table-cell>
          <table:table-cell office:value-type="float" office:value="0.177925784966698" calcext:value-type="float">
            <text:p>0.177925785</text:p>
          </table:table-cell>
        </table:table-row>
        <table:table-row table:style-name="ro1">
          <table:table-cell office:value-type="string" calcext:value-type="string">
            <text:p>1500000US110010010023</text:p>
          </table:table-cell>
          <table:table-cell office:value-type="float" office:value="110010010023" calcext:value-type="float">
            <text:p>110010010023</text:p>
          </table:table-cell>
          <table:table-cell office:value-type="float" office:value="0.19073275862069" calcext:value-type="float">
            <text:p>0.1907327586</text:p>
          </table:table-cell>
          <table:table-cell office:value-type="float" office:value="0.0100806451612903" calcext:value-type="float">
            <text:p>0.0100806452</text:p>
          </table:table-cell>
          <table:table-cell office:value-type="float" office:value="0.631048387096774" calcext:value-type="float">
            <text:p>0.6310483871</text:p>
          </table:table-cell>
          <table:table-cell office:value-type="float" office:value="0.210309278350515" calcext:value-type="float">
            <text:p>0.2103092784</text:p>
          </table:table-cell>
        </table:table-row>
        <table:table-row table:style-name="ro1">
          <table:table-cell office:value-type="string" calcext:value-type="string">
            <text:p>1500000US110010011001</text:p>
          </table:table-cell>
          <table:table-cell office:value-type="float" office:value="110010011001" calcext:value-type="float">
            <text:p>110010011001</text:p>
          </table:table-cell>
          <table:table-cell office:value-type="float" office:value="0.156596173212487" calcext:value-type="float">
            <text:p>0.1565961732</text:p>
          </table:table-cell>
          <table:table-cell office:value-type="float" office:value="0" calcext:value-type="float">
            <text:p>0</text:p>
          </table:table-cell>
          <table:table-cell office:value-type="float" office:value="0.413949275362319" calcext:value-type="float">
            <text:p>0.4139492754</text:p>
          </table:table-cell>
          <table:table-cell office:value-type="float" office:value="0.241967871485944" calcext:value-type="float">
            <text:p>0.2419678715</text:p>
          </table:table-cell>
        </table:table-row>
        <table:table-row table:style-name="ro1">
          <table:table-cell office:value-type="string" calcext:value-type="string">
            <text:p>1500000US110010011002</text:p>
          </table:table-cell>
          <table:table-cell office:value-type="float" office:value="110010011002" calcext:value-type="float">
            <text:p>110010011002</text:p>
          </table:table-cell>
          <table:table-cell office:value-type="float" office:value="0.285497342444951" calcext:value-type="float">
            <text:p>0.285497342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481907894736842" calcext:value-type="float">
            <text:p>0.4819078947</text:p>
          </table:table-cell>
          <table:table-cell office:value-type="float" office:value="0.0971731448763251" calcext:value-type="float">
            <text:p>0.0971731449</text:p>
          </table:table-cell>
        </table:table-row>
        <table:table-row table:style-name="ro1">
          <table:table-cell office:value-type="string" calcext:value-type="string">
            <text:p>1500000US110010011003</text:p>
          </table:table-cell>
          <table:table-cell office:value-type="float" office:value="110010011003" calcext:value-type="float">
            <text:p>110010011003</text:p>
          </table:table-cell>
          <table:table-cell office:value-type="float" office:value="0.132894736842105" calcext:value-type="float">
            <text:p>0.1328947368</text:p>
          </table:table-cell>
          <table:table-cell office:value-type="float" office:value="0" calcext:value-type="float">
            <text:p>0</text:p>
          </table:table-cell>
          <table:table-cell office:value-type="float" office:value="0.478346456692913" calcext:value-type="float">
            <text:p>0.4783464567</text:p>
          </table:table-cell>
          <table:table-cell office:value-type="float" office:value="0.139689578713969" calcext:value-type="float">
            <text:p>0.1396895787</text:p>
          </table:table-cell>
        </table:table-row>
        <table:table-row table:style-name="ro1">
          <table:table-cell office:value-type="string" calcext:value-type="string">
            <text:p>1500000US110010011004</text:p>
          </table:table-cell>
          <table:table-cell office:value-type="float" office:value="110010011004" calcext:value-type="float">
            <text:p>110010011004</text:p>
          </table:table-cell>
          <table:table-cell office:value-type="float" office:value="0.277188328912467" calcext:value-type="float">
            <text:p>0.2771883289</text:p>
          </table:table-cell>
          <table:table-cell office:value-type="float" office:value="0.0380116959064327" calcext:value-type="float">
            <text:p>0.0380116959</text:p>
          </table:table-cell>
          <table:table-cell office:value-type="float" office:value="0.584795321637427" calcext:value-type="float">
            <text:p>0.5847953216</text:p>
          </table:table-cell>
          <table:table-cell office:value-type="float" office:value="0.334355828220859" calcext:value-type="float">
            <text:p>0.3343558282</text:p>
          </table:table-cell>
        </table:table-row>
        <table:table-row table:style-name="ro1">
          <table:table-cell office:value-type="string" calcext:value-type="string">
            <text:p>1500000US110010012001</text:p>
          </table:table-cell>
          <table:table-cell office:value-type="float" office:value="110010012001" calcext:value-type="float">
            <text:p>110010012001</text:p>
          </table:table-cell>
          <table:table-cell office:value-type="float" office:value="0.305205479452055" calcext:value-type="float">
            <text:p>0.3052054795</text:p>
          </table:table-cell>
          <table:table-cell office:value-type="float" office:value="0" calcext:value-type="float">
            <text:p>0</text:p>
          </table:table-cell>
          <table:table-cell office:value-type="float" office:value="0.360248447204969" calcext:value-type="float">
            <text:p>0.3602484472</text:p>
          </table:table-cell>
          <table:table-cell office:value-type="float" office:value="0.179611650485437" calcext:value-type="float">
            <text:p>0.1796116505</text:p>
          </table:table-cell>
        </table:table-row>
        <table:table-row table:style-name="ro1">
          <table:table-cell office:value-type="string" calcext:value-type="string">
            <text:p>1500000US110010012002</text:p>
          </table:table-cell>
          <table:table-cell office:value-type="float" office:value="110010012002" calcext:value-type="float">
            <text:p>110010012002</text:p>
          </table:table-cell>
          <table:table-cell office:value-type="float" office:value="0.158898305084746" calcext:value-type="float">
            <text:p>0.1588983051</text:p>
          </table:table-cell>
          <table:table-cell office:value-type="float" office:value="0" calcext:value-type="float">
            <text:p>0</text:p>
          </table:table-cell>
          <table:table-cell office:value-type="float" office:value="0.339805825242718" calcext:value-type="float">
            <text:p>0.3398058252</text:p>
          </table:table-cell>
          <table:table-cell office:value-type="float" office:value="0.0368421052631579" calcext:value-type="float">
            <text:p>0.0368421053</text:p>
          </table:table-cell>
        </table:table-row>
        <table:table-row table:style-name="ro1">
          <table:table-cell office:value-type="string" calcext:value-type="string">
            <text:p>1500000US110010012003</text:p>
          </table:table-cell>
          <table:table-cell office:value-type="float" office:value="110010012003" calcext:value-type="float">
            <text:p>110010012003</text:p>
          </table:table-cell>
          <table:table-cell office:value-type="float" office:value="0.0626702997275205" calcext:value-type="float">
            <text:p>0.0626702997</text:p>
          </table:table-cell>
          <table:table-cell office:value-type="float" office:value="0" calcext:value-type="float">
            <text:p>0</text:p>
          </table:table-cell>
          <table:table-cell office:value-type="float" office:value="0.349705304518664" calcext:value-type="float">
            <text:p>0.3497053045</text:p>
          </table:table-cell>
          <table:table-cell office:value-type="float" office:value="0.0253699788583509" calcext:value-type="float">
            <text:p>0.0253699789</text:p>
          </table:table-cell>
        </table:table-row>
        <table:table-row table:style-name="ro1">
          <table:table-cell office:value-type="string" calcext:value-type="string">
            <text:p>1500000US110010012004</text:p>
          </table:table-cell>
          <table:table-cell office:value-type="float" office:value="110010012004" calcext:value-type="float">
            <text:p>110010012004</text:p>
          </table:table-cell>
          <table:table-cell office:value-type="float" office:value="0.133807829181495" calcext:value-type="float">
            <text:p>0.1338078292</text:p>
          </table:table-cell>
          <table:table-cell office:value-type="float" office:value="0" calcext:value-type="float">
            <text:p>0</text:p>
          </table:table-cell>
          <table:table-cell office:value-type="float" office:value="0.406172839506173" calcext:value-type="float">
            <text:p>0.4061728395</text:p>
          </table:table-cell>
          <table:table-cell office:value-type="float" office:value="0.208731241473397" calcext:value-type="float">
            <text:p>0.2087312415</text:p>
          </table:table-cell>
        </table:table-row>
        <table:table-row table:style-name="ro1">
          <table:table-cell office:value-type="string" calcext:value-type="string">
            <text:p>1500000US110010013011</text:p>
          </table:table-cell>
          <table:table-cell office:value-type="float" office:value="110010013011" calcext:value-type="float">
            <text:p>110010013011</text:p>
          </table:table-cell>
          <table:table-cell office:value-type="float" office:value="0.137775268210051" calcext:value-type="float">
            <text:p>0.1377752682</text:p>
          </table:table-cell>
          <table:table-cell office:value-type="float" office:value="0" calcext:value-type="float">
            <text:p>0</text:p>
          </table:table-cell>
          <table:table-cell office:value-type="float" office:value="0.2601908065915" calcext:value-type="float">
            <text:p>0.2601908066</text:p>
          </table:table-cell>
          <table:table-cell office:value-type="float" office:value="0.149308755760369" calcext:value-type="float">
            <text:p>0.1493087558</text:p>
          </table:table-cell>
        </table:table-row>
        <table:table-row table:style-name="ro1">
          <table:table-cell office:value-type="string" calcext:value-type="string">
            <text:p>1500000US110010013012</text:p>
          </table:table-cell>
          <table:table-cell office:value-type="float" office:value="110010013012" calcext:value-type="float">
            <text:p>110010013012</text:p>
          </table:table-cell>
          <table:table-cell office:value-type="float" office:value="0.348596750369276" calcext:value-type="float">
            <text:p>0.3485967504</text:p>
          </table:table-cell>
          <table:table-cell office:value-type="float" office:value="0" calcext:value-type="float">
            <text:p>0</text:p>
          </table:table-cell>
          <table:table-cell office:value-type="float" office:value="0.744920993227991" calcext:value-type="float">
            <text:p>0.7449209932</text:p>
          </table:table-cell>
          <table:table-cell office:value-type="float" office:value="0.154613466334165" calcext:value-type="float">
            <text:p>0.1546134663</text:p>
          </table:table-cell>
        </table:table-row>
        <table:table-row table:style-name="ro1">
          <table:table-cell office:value-type="string" calcext:value-type="string">
            <text:p>1500000US110010013013</text:p>
          </table:table-cell>
          <table:table-cell office:value-type="float" office:value="110010013013" calcext:value-type="float">
            <text:p>110010013013</text:p>
          </table:table-cell>
          <table:table-cell office:value-type="float" office:value="0.244897959183674" calcext:value-type="float">
            <text:p>0.2448979592</text:p>
          </table:table-cell>
          <table:table-cell office:value-type="float" office:value="0" calcext:value-type="float">
            <text:p>0</text:p>
          </table:table-cell>
          <table:table-cell office:value-type="float" office:value="0.413913043478261" calcext:value-type="float">
            <text:p>0.4139130435</text:p>
          </table:table-cell>
          <table:table-cell office:value-type="float" office:value="0.203953279424978" calcext:value-type="float">
            <text:p>0.2039532794</text:p>
          </table:table-cell>
        </table:table-row>
        <table:table-row table:style-name="ro1">
          <table:table-cell office:value-type="string" calcext:value-type="string">
            <text:p>1500000US110010013021</text:p>
          </table:table-cell>
          <table:table-cell office:value-type="float" office:value="110010013021" calcext:value-type="float">
            <text:p>110010013021</text:p>
          </table:table-cell>
          <table:table-cell office:value-type="float" office:value="0.308426733084267" calcext:value-type="float">
            <text:p>0.3084267331</text:p>
          </table:table-cell>
          <table:table-cell office:value-type="float" office:value="0" calcext:value-type="float">
            <text:p>0</text:p>
          </table:table-cell>
          <table:table-cell office:value-type="float" office:value="0.348207754206291" calcext:value-type="float">
            <text:p>0.3482077542</text:p>
          </table:table-cell>
          <table:table-cell office:value-type="float" office:value="0.140377358490566" calcext:value-type="float">
            <text:p>0.1403773585</text:p>
          </table:table-cell>
        </table:table-row>
        <table:table-row table:style-name="ro1">
          <table:table-cell office:value-type="string" calcext:value-type="string">
            <text:p>1500000US110010013022</text:p>
          </table:table-cell>
          <table:table-cell office:value-type="float" office:value="110010013022" calcext:value-type="float">
            <text:p>110010013022</text:p>
          </table:table-cell>
          <table:table-cell office:value-type="float" office:value="0.215212134535063" calcext:value-type="float">
            <text:p>0.2152121345</text:p>
          </table:table-cell>
          <table:table-cell office:value-type="float" office:value="0.0133296306581505" calcext:value-type="float">
            <text:p>0.0133296307</text:p>
          </table:table-cell>
          <table:table-cell office:value-type="float" office:value="0.291863371285754" calcext:value-type="float">
            <text:p>0.2918633713</text:p>
          </table:table-cell>
          <table:table-cell office:value-type="float" office:value="0.0853232382061736" calcext:value-type="float">
            <text:p>0.0853232382</text:p>
          </table:table-cell>
        </table:table-row>
        <table:table-row table:style-name="ro1">
          <table:table-cell office:value-type="string" calcext:value-type="string">
            <text:p>1500000US110010013023</text:p>
          </table:table-cell>
          <table:table-cell office:value-type="float" office:value="110010013023" calcext:value-type="float">
            <text:p>110010013023</text:p>
          </table:table-cell>
          <table:table-cell office:value-type="float" office:value="0.263823064770932" calcext:value-type="float">
            <text:p>0.2638230648</text:p>
          </table:table-cell>
          <table:table-cell office:value-type="float" office:value="0.171806167400881" calcext:value-type="float">
            <text:p>0.1718061674</text:p>
          </table:table-cell>
          <table:table-cell office:value-type="float" office:value="0.114537444933921" calcext:value-type="float">
            <text:p>0.1145374449</text:p>
          </table:table-cell>
          <table:table-cell office:value-type="float" office:value="0.229381443298969" calcext:value-type="float">
            <text:p>0.2293814433</text:p>
          </table:table-cell>
        </table:table-row>
        <table:table-row table:style-name="ro1">
          <table:table-cell office:value-type="string" calcext:value-type="string">
            <text:p>1500000US110010014011</text:p>
          </table:table-cell>
          <table:table-cell office:value-type="float" office:value="110010014011" calcext:value-type="float">
            <text:p>110010014011</text:p>
          </table:table-cell>
          <table:table-cell office:value-type="float" office:value="0.258035310095066" calcext:value-type="float">
            <text:p>0.2580353101</text:p>
          </table:table-cell>
          <table:table-cell office:value-type="float" office:value="0.0151515151515152" calcext:value-type="float">
            <text:p>0.0151515152</text:p>
          </table:table-cell>
          <table:table-cell office:value-type="float" office:value="0.496810207336523" calcext:value-type="float">
            <text:p>0.4968102073</text:p>
          </table:table-cell>
          <table:table-cell office:value-type="float" office:value="0.247841105354059" calcext:value-type="float">
            <text:p>0.2478411054</text:p>
          </table:table-cell>
        </table:table-row>
        <table:table-row table:style-name="ro1">
          <table:table-cell office:value-type="string" calcext:value-type="string">
            <text:p>1500000US110010014012</text:p>
          </table:table-cell>
          <table:table-cell office:value-type="float" office:value="110010014012" calcext:value-type="float">
            <text:p>110010014012</text:p>
          </table:table-cell>
          <table:table-cell office:value-type="float" office:value="0.0508620689655173" calcext:value-type="float">
            <text:p>0.050862069</text:p>
          </table:table-cell>
          <table:table-cell office:value-type="float" office:value="0" calcext:value-type="float">
            <text:p>0</text:p>
          </table:table-cell>
          <table:table-cell office:value-type="float" office:value="0.628930817610063" calcext:value-type="float">
            <text:p>0.6289308176</text:p>
          </table:table-cell>
          <table:table-cell office:value-type="float" office:value="0.12860310421286" calcext:value-type="float">
            <text:p>0.1286031042</text:p>
          </table:table-cell>
        </table:table-row>
        <table:table-row table:style-name="ro1">
          <table:table-cell office:value-type="string" calcext:value-type="string">
            <text:p>1500000US110010014021</text:p>
          </table:table-cell>
          <table:table-cell office:value-type="float" office:value="110010014021" calcext:value-type="float">
            <text:p>110010014021</text:p>
          </table:table-cell>
          <table:table-cell office:value-type="float" office:value="0.166289592760181" calcext:value-type="float">
            <text:p>0.1662895928</text:p>
          </table:table-cell>
          <table:table-cell office:value-type="float" office:value="0" calcext:value-type="float">
            <text:p>0</text:p>
          </table:table-cell>
          <table:table-cell office:value-type="float" office:value="0.512820512820513" calcext:value-type="float">
            <text:p>0.5128205128</text:p>
          </table:table-cell>
          <table:table-cell office:value-type="float" office:value="0.235955056179775" calcext:value-type="float">
            <text:p>0.2359550562</text:p>
          </table:table-cell>
        </table:table-row>
        <table:table-row table:style-name="ro1">
          <table:table-cell office:value-type="string" calcext:value-type="string">
            <text:p>1500000US110010014022</text:p>
          </table:table-cell>
          <table:table-cell office:value-type="float" office:value="110010014022" calcext:value-type="float">
            <text:p>110010014022</text:p>
          </table:table-cell>
          <table:table-cell office:value-type="float" office:value="0.170236753100338" calcext:value-type="float">
            <text:p>0.1702367531</text:p>
          </table:table-cell>
          <table:table-cell office:value-type="float" office:value="0" calcext:value-type="float">
            <text:p>0</text:p>
          </table:table-cell>
          <table:table-cell office:value-type="float" office:value="0.778688524590164" calcext:value-type="float">
            <text:p>0.7786885246</text:p>
          </table:table-cell>
          <table:table-cell office:value-type="float" office:value="0.092814371257485" calcext:value-type="float">
            <text:p>0.0928143713</text:p>
          </table:table-cell>
        </table:table-row>
        <table:table-row table:style-name="ro1">
          <table:table-cell office:value-type="string" calcext:value-type="string">
            <text:p>1500000US110010014023</text:p>
          </table:table-cell>
          <table:table-cell office:value-type="float" office:value="110010014023" calcext:value-type="float">
            <text:p>110010014023</text:p>
          </table:table-cell>
          <table:table-cell office:value-type="float" office:value="0.3956326268465" calcext:value-type="float">
            <text:p>0.3956326268</text:p>
          </table:table-cell>
          <table:table-cell office:value-type="float" office:value="0.0179324894514768" calcext:value-type="float">
            <text:p>0.0179324895</text:p>
          </table:table-cell>
          <table:table-cell office:value-type="float" office:value="0.358649789029536" calcext:value-type="float">
            <text:p>0.358649789</text:p>
          </table:table-cell>
          <table:table-cell office:value-type="float" office:value="0.27960927960928" calcext:value-type="float">
            <text:p>0.2796092796</text:p>
          </table:table-cell>
        </table:table-row>
        <table:table-row table:style-name="ro1">
          <table:table-cell office:value-type="string" calcext:value-type="string">
            <text:p>1500000US110010015001</text:p>
          </table:table-cell>
          <table:table-cell office:value-type="float" office:value="110010015001" calcext:value-type="float">
            <text:p>110010015001</text:p>
          </table:table-cell>
          <table:table-cell office:value-type="float" office:value="0.328899637243047" calcext:value-type="float">
            <text:p>0.3288996372</text:p>
          </table:table-cell>
          <table:table-cell office:value-type="float" office:value="0" calcext:value-type="float">
            <text:p>0</text:p>
          </table:table-cell>
          <table:table-cell office:value-type="float" office:value="0.688557213930348" calcext:value-type="float">
            <text:p>0.6885572139</text:p>
          </table:table-cell>
          <table:table-cell office:value-type="float" office:value="0.167239404352806" calcext:value-type="float">
            <text:p>0.1672394044</text:p>
          </table:table-cell>
        </table:table-row>
        <table:table-row table:style-name="ro1">
          <table:table-cell office:value-type="string" calcext:value-type="string">
            <text:p>1500000US110010015002</text:p>
          </table:table-cell>
          <table:table-cell office:value-type="float" office:value="110010015002" calcext:value-type="float">
            <text:p>110010015002</text:p>
          </table:table-cell>
          <table:table-cell office:value-type="float" office:value="0.0860403863037752" calcext:value-type="float">
            <text:p>0.0860403863</text:p>
          </table:table-cell>
          <table:table-cell office:value-type="float" office:value="0.0337477797513321" calcext:value-type="float">
            <text:p>0.0337477798</text:p>
          </table:table-cell>
          <table:table-cell office:value-type="float" office:value="0.545293072824156" calcext:value-type="float">
            <text:p>0.5452930728</text:p>
          </table:table-cell>
          <table:table-cell office:value-type="float" office:value="0.157777777777778" calcext:value-type="float">
            <text:p>0.1577777778</text:p>
          </table:table-cell>
        </table:table-row>
        <table:table-row table:style-name="ro1">
          <table:table-cell office:value-type="string" calcext:value-type="string">
            <text:p>1500000US110010015003</text:p>
          </table:table-cell>
          <table:table-cell office:value-type="float" office:value="110010015003" calcext:value-type="float">
            <text:p>110010015003</text:p>
          </table:table-cell>
          <table:table-cell office:value-type="float" office:value="0.153681963713981" calcext:value-type="float">
            <text:p>0.1536819637</text:p>
          </table:table-cell>
          <table:table-cell office:value-type="float" office:value="0" calcext:value-type="float">
            <text:p>0</text:p>
          </table:table-cell>
          <table:table-cell office:value-type="float" office:value="0.938356164383562" calcext:value-type="float">
            <text:p>0.9383561644</text:p>
          </table:table-cell>
          <table:table-cell office:value-type="float" office:value="0.147260273972603" calcext:value-type="float">
            <text:p>0.147260274</text:p>
          </table:table-cell>
        </table:table-row>
        <table:table-row table:style-name="ro1">
          <table:table-cell office:value-type="string" calcext:value-type="string">
            <text:p>1500000US110010015004</text:p>
          </table:table-cell>
          <table:table-cell office:value-type="float" office:value="110010015004" calcext:value-type="float">
            <text:p>110010015004</text:p>
          </table:table-cell>
          <table:table-cell office:value-type="float" office:value="0.147720364741641" calcext:value-type="float">
            <text:p>0.1477203647</text:p>
          </table:table-cell>
          <table:table-cell office:value-type="float" office:value="0" calcext:value-type="float">
            <text:p>0</text:p>
          </table:table-cell>
          <table:table-cell office:value-type="float" office:value="0.726760563380282" calcext:value-type="float">
            <text:p>0.7267605634</text:p>
          </table:table-cell>
          <table:table-cell office:value-type="float" office:value="0.105008077544427" calcext:value-type="float">
            <text:p>0.1050080775</text:p>
          </table:table-cell>
        </table:table-row>
        <table:table-row table:style-name="ro1">
          <table:table-cell office:value-type="string" calcext:value-type="string">
            <text:p>1500000US110010015005</text:p>
          </table:table-cell>
          <table:table-cell office:value-type="float" office:value="110010015005" calcext:value-type="float">
            <text:p>110010015005</text:p>
          </table:table-cell>
          <table:table-cell office:value-type="float" office:value="0.0758974358974359" calcext:value-type="float">
            <text:p>0.0758974359</text:p>
          </table:table-cell>
          <table:table-cell office:value-type="float" office:value="0" calcext:value-type="float">
            <text:p>0</text:p>
          </table:table-cell>
          <table:table-cell office:value-type="float" office:value="0.679591836734694" calcext:value-type="float">
            <text:p>0.6795918367</text:p>
          </table:table-cell>
          <table:table-cell office:value-type="float" office:value="0.142191142191142" calcext:value-type="float">
            <text:p>0.1421911422</text:p>
          </table:table-cell>
        </table:table-row>
        <table:table-row table:style-name="ro1">
          <table:table-cell office:value-type="string" calcext:value-type="string">
            <text:p>1500000US110010016001</text:p>
          </table:table-cell>
          <table:table-cell office:value-type="float" office:value="110010016001" calcext:value-type="float">
            <text:p>110010016001</text:p>
          </table:table-cell>
          <table:table-cell office:value-type="float" office:value="0.733777038269551" calcext:value-type="float">
            <text:p>0.7337770383</text:p>
          </table:table-cell>
          <table:table-cell office:value-type="float" office:value="0.0358361774744027" calcext:value-type="float">
            <text:p>0.0358361775</text:p>
          </table:table-cell>
          <table:table-cell office:value-type="float" office:value="0.63481228668942" calcext:value-type="float">
            <text:p>0.6348122867</text:p>
          </table:table-cell>
          <table:table-cell office:value-type="float" office:value="0.221415607985481" calcext:value-type="float">
            <text:p>0.221415608</text:p>
          </table:table-cell>
        </table:table-row>
        <table:table-row table:style-name="ro1">
          <table:table-cell office:value-type="string" calcext:value-type="string">
            <text:p>1500000US110010016002</text:p>
          </table:table-cell>
          <table:table-cell office:value-type="float" office:value="110010016002" calcext:value-type="float">
            <text:p>110010016002</text:p>
          </table:table-cell>
          <table:table-cell office:value-type="float" office:value="0.722222222222222" calcext:value-type="float">
            <text:p>0.7222222222</text:p>
          </table:table-cell>
          <table:table-cell office:value-type="float" office:value="0" calcext:value-type="float">
            <text:p>0</text:p>
          </table:table-cell>
          <table:table-cell office:value-type="float" office:value="0.473684210526316" calcext:value-type="float">
            <text:p>0.4736842105</text:p>
          </table:table-cell>
          <table:table-cell office:value-type="float" office:value="0.338323353293413" calcext:value-type="float">
            <text:p>0.3383233533</text:p>
          </table:table-cell>
        </table:table-row>
        <table:table-row table:style-name="ro1">
          <table:table-cell office:value-type="string" calcext:value-type="string">
            <text:p>1500000US110010016003</text:p>
          </table:table-cell>
          <table:table-cell office:value-type="float" office:value="110010016003" calcext:value-type="float">
            <text:p>110010016003</text:p>
          </table:table-cell>
          <table:table-cell office:value-type="float" office:value="0.765832106038292" calcext:value-type="float">
            <text:p>0.765832106</text:p>
          </table:table-cell>
          <table:table-cell office:value-type="float" office:value="0" calcext:value-type="float">
            <text:p>0</text:p>
          </table:table-cell>
          <table:table-cell office:value-type="float" office:value="0.756232686980609" calcext:value-type="float">
            <text:p>0.756232687</text:p>
          </table:table-cell>
          <table:table-cell office:value-type="float" office:value="0.254838709677419" calcext:value-type="float">
            <text:p>0.2548387097</text:p>
          </table:table-cell>
        </table:table-row>
        <table:table-row table:style-name="ro1">
          <table:table-cell office:value-type="string" calcext:value-type="string">
            <text:p>1500000US110010016004</text:p>
          </table:table-cell>
          <table:table-cell office:value-type="float" office:value="110010016004" calcext:value-type="float">
            <text:p>110010016004</text:p>
          </table:table-cell>
          <table:table-cell office:value-type="float" office:value="0.723543400713436" calcext:value-type="float">
            <text:p>0.7235434007</text:p>
          </table:table-cell>
          <table:table-cell office:value-type="float" office:value="0" calcext:value-type="float">
            <text:p>0</text:p>
          </table:table-cell>
          <table:table-cell office:value-type="float" office:value="0.808433734939759" calcext:value-type="float">
            <text:p>0.8084337349</text:p>
          </table:table-cell>
          <table:table-cell office:value-type="float" office:value="0.215223097112861" calcext:value-type="float">
            <text:p>0.2152230971</text:p>
          </table:table-cell>
        </table:table-row>
        <table:table-row table:style-name="ro1">
          <table:table-cell office:value-type="string" calcext:value-type="string">
            <text:p>1500000US110010017021</text:p>
          </table:table-cell>
          <table:table-cell office:value-type="float" office:value="110010017021" calcext:value-type="float">
            <text:p>110010017021</text:p>
          </table:table-cell>
          <table:table-cell office:value-type="float" office:value="0.512345679012346" calcext:value-type="float">
            <text:p>0.512345679</text:p>
          </table:table-cell>
          <table:table-cell office:value-type="float" office:value="0.0174953959484346" calcext:value-type="float">
            <text:p>0.0174953959</text:p>
          </table:table-cell>
          <table:table-cell office:value-type="float" office:value="0.383057090239411" calcext:value-type="float">
            <text:p>0.3830570902</text:p>
          </table:table-cell>
          <table:table-cell office:value-type="float" office:value="0.215625" calcext:value-type="float">
            <text:p>0.215625</text:p>
          </table:table-cell>
        </table:table-row>
        <table:table-row table:style-name="ro1">
          <table:table-cell office:value-type="string" calcext:value-type="string">
            <text:p>1500000US110010017022</text:p>
          </table:table-cell>
          <table:table-cell office:value-type="float" office:value="110010017022" calcext:value-type="float">
            <text:p>110010017022</text:p>
          </table:table-cell>
          <table:table-cell office:value-type="float" office:value="0.675324675324675" calcext:value-type="float">
            <text:p>0.6753246753</text:p>
          </table:table-cell>
          <table:table-cell office:value-type="float" office:value="0.0158013544018059" calcext:value-type="float">
            <text:p>0.0158013544</text:p>
          </table:table-cell>
          <table:table-cell office:value-type="float" office:value="0.40293453724605" calcext:value-type="float">
            <text:p>0.4029345372</text:p>
          </table:table-cell>
          <table:table-cell office:value-type="float" office:value="0.254926108374384" calcext:value-type="float">
            <text:p>0.2549261084</text:p>
          </table:table-cell>
        </table:table-row>
        <table:table-row table:style-name="ro1">
          <table:table-cell office:value-type="string" calcext:value-type="string">
            <text:p>1500000US110010018031</text:p>
          </table:table-cell>
          <table:table-cell office:value-type="float" office:value="110010018031" calcext:value-type="float">
            <text:p>110010018031</text:p>
          </table:table-cell>
          <table:table-cell office:value-type="float" office:value="0.863703703703704" calcext:value-type="float">
            <text:p>0.8637037037</text:p>
          </table:table-cell>
          <table:table-cell office:value-type="float" office:value="0" calcext:value-type="float">
            <text:p>0</text:p>
          </table:table-cell>
          <table:table-cell office:value-type="float" office:value="0.522137404580153" calcext:value-type="float">
            <text:p>0.5221374046</text:p>
          </table:table-cell>
          <table:table-cell office:value-type="float" office:value="0.307448494453249" calcext:value-type="float">
            <text:p>0.3074484945</text:p>
          </table:table-cell>
        </table:table-row>
        <table:table-row table:style-name="ro1">
          <table:table-cell office:value-type="string" calcext:value-type="string">
            <text:p>1500000US110010018032</text:p>
          </table:table-cell>
          <table:table-cell office:value-type="float" office:value="110010018032" calcext:value-type="float">
            <text:p>110010018032</text:p>
          </table:table-cell>
          <table:table-cell office:value-type="float" office:value="0.929420505200594" calcext:value-type="float">
            <text:p>0.9294205052</text:p>
          </table:table-cell>
          <table:table-cell office:value-type="float" office:value="0" calcext:value-type="float">
            <text:p>0</text:p>
          </table:table-cell>
          <table:table-cell office:value-type="float" office:value="0.51818856718634" calcext:value-type="float">
            <text:p>0.5181885672</text:p>
          </table:table-cell>
          <table:table-cell office:value-type="float" office:value="0.297674418604651" calcext:value-type="float">
            <text:p>0.2976744186</text:p>
          </table:table-cell>
        </table:table-row>
        <table:table-row table:style-name="ro1">
          <table:table-cell office:value-type="string" calcext:value-type="string">
            <text:p>1500000US110010018041</text:p>
          </table:table-cell>
          <table:table-cell office:value-type="float" office:value="110010018041" calcext:value-type="float">
            <text:p>110010018041</text:p>
          </table:table-cell>
          <table:table-cell office:value-type="float" office:value="0.881759853345555" calcext:value-type="float">
            <text:p>0.8817598533</text:p>
          </table:table-cell>
          <table:table-cell office:value-type="float" office:value="0" calcext:value-type="float">
            <text:p>0</text:p>
          </table:table-cell>
          <table:table-cell office:value-type="float" office:value="0.470031545741325" calcext:value-type="float">
            <text:p>0.4700315457</text:p>
          </table:table-cell>
          <table:table-cell office:value-type="float" office:value="0.16750418760469" calcext:value-type="float">
            <text:p>0.1675041876</text:p>
          </table:table-cell>
        </table:table-row>
        <table:table-row table:style-name="ro1">
          <table:table-cell office:value-type="string" calcext:value-type="string">
            <text:p>1500000US110010018042</text:p>
          </table:table-cell>
          <table:table-cell office:value-type="float" office:value="110010018042" calcext:value-type="float">
            <text:p>110010018042</text:p>
          </table:table-cell>
          <table:table-cell office:value-type="float" office:value="0.718886462882096" calcext:value-type="float">
            <text:p>0.7188864629</text:p>
          </table:table-cell>
          <table:table-cell office:value-type="float" office:value="0" calcext:value-type="float">
            <text:p>0</text:p>
          </table:table-cell>
          <table:table-cell office:value-type="float" office:value="0.655083655083655" calcext:value-type="float">
            <text:p>0.6550836551</text:p>
          </table:table-cell>
          <table:table-cell office:value-type="float" office:value="0.196911196911197" calcext:value-type="float">
            <text:p>0.1969111969</text:p>
          </table:table-cell>
        </table:table-row>
        <table:table-row table:style-name="ro1">
          <table:table-cell office:value-type="string" calcext:value-type="string">
            <text:p>1500000US110010018043</text:p>
          </table:table-cell>
          <table:table-cell office:value-type="float" office:value="110010018043" calcext:value-type="float">
            <text:p>110010018043</text:p>
          </table:table-cell>
          <table:table-cell office:value-type="float" office:value="0.879080118694362" calcext:value-type="float">
            <text:p>0.8790801187</text:p>
          </table:table-cell>
          <table:table-cell office:value-type="float" office:value="0" calcext:value-type="float">
            <text:p>0</text:p>
          </table:table-cell>
          <table:table-cell office:value-type="float" office:value="0.557388809182209" calcext:value-type="float">
            <text:p>0.5573888092</text:p>
          </table:table-cell>
          <table:table-cell office:value-type="float" office:value="0.177646188008882" calcext:value-type="float">
            <text:p>0.177646188</text:p>
          </table:table-cell>
        </table:table-row>
        <table:table-row table:style-name="ro1">
          <table:table-cell office:value-type="string" calcext:value-type="string">
            <text:p>1500000US110010019011</text:p>
          </table:table-cell>
          <table:table-cell office:value-type="float" office:value="110010019011" calcext:value-type="float">
            <text:p>110010019011</text:p>
          </table:table-cell>
          <table:table-cell office:value-type="float" office:value="0.90420769919427" calcext:value-type="float">
            <text:p>0.9042076992</text:p>
          </table:table-cell>
          <table:table-cell office:value-type="float" office:value="0" calcext:value-type="float">
            <text:p>0</text:p>
          </table:table-cell>
          <table:table-cell office:value-type="float" office:value="0.598152424942263" calcext:value-type="float">
            <text:p>0.5981524249</text:p>
          </table:table-cell>
          <table:table-cell office:value-type="float" office:value="0.237875288683603" calcext:value-type="float">
            <text:p>0.2378752887</text:p>
          </table:table-cell>
        </table:table-row>
        <table:table-row table:style-name="ro1">
          <table:table-cell office:value-type="string" calcext:value-type="string">
            <text:p>1500000US110010019012</text:p>
          </table:table-cell>
          <table:table-cell office:value-type="float" office:value="110010019012" calcext:value-type="float">
            <text:p>110010019012</text:p>
          </table:table-cell>
          <table:table-cell office:value-type="float" office:value="0.916919959473151" calcext:value-type="float">
            <text:p>0.9169199595</text:p>
          </table:table-cell>
          <table:table-cell office:value-type="float" office:value="0.015180265654649" calcext:value-type="float">
            <text:p>0.0151802657</text:p>
          </table:table-cell>
          <table:table-cell office:value-type="float" office:value="0.555977229601518" calcext:value-type="float">
            <text:p>0.5559772296</text:p>
          </table:table-cell>
          <table:table-cell office:value-type="float" office:value="0.313725490196078" calcext:value-type="float">
            <text:p>0.3137254902</text:p>
          </table:table-cell>
        </table:table-row>
        <table:table-row table:style-name="ro1">
          <table:table-cell office:value-type="string" calcext:value-type="string">
            <text:p>1500000US110010019013</text:p>
          </table:table-cell>
          <table:table-cell office:value-type="float" office:value="110010019013" calcext:value-type="float">
            <text:p>110010019013</text:p>
          </table:table-cell>
          <table:table-cell office:value-type="float" office:value="0.768949771689498" calcext:value-type="float">
            <text:p>0.7689497717</text:p>
          </table:table-cell>
          <table:table-cell office:value-type="float" office:value="0.013745704467354" calcext:value-type="float">
            <text:p>0.0137457045</text:p>
          </table:table-cell>
          <table:table-cell office:value-type="float" office:value="0.560137457044674" calcext:value-type="float">
            <text:p>0.560137457</text:p>
          </table:table-cell>
          <table:table-cell office:value-type="float" office:value="0.480446927374302" calcext:value-type="float">
            <text:p>0.4804469274</text:p>
          </table:table-cell>
        </table:table-row>
        <table:table-row table:style-name="ro1">
          <table:table-cell office:value-type="string" calcext:value-type="string">
            <text:p>1500000US110010019014</text:p>
          </table:table-cell>
          <table:table-cell office:value-type="float" office:value="110010019014" calcext:value-type="float">
            <text:p>110010019014</text:p>
          </table:table-cell>
          <table:table-cell office:value-type="float" office:value="0.741854636591479" calcext:value-type="float">
            <text:p>0.7418546366</text:p>
          </table:table-cell>
          <table:table-cell office:value-type="float" office:value="0" calcext:value-type="float">
            <text:p>0</text:p>
          </table:table-cell>
          <table:table-cell office:value-type="float" office:value="0.291878172588832" calcext:value-type="float">
            <text:p>0.2918781726</text:p>
          </table:table-cell>
          <table:table-cell office:value-type="float" office:value="0.349431818181818" calcext:value-type="float">
            <text:p>0.3494318182</text:p>
          </table:table-cell>
        </table:table-row>
        <table:table-row table:style-name="ro1">
          <table:table-cell office:value-type="string" calcext:value-type="string">
            <text:p>1500000US110010019021</text:p>
          </table:table-cell>
          <table:table-cell office:value-type="float" office:value="110010019021" calcext:value-type="float">
            <text:p>110010019021</text:p>
          </table:table-cell>
          <table:table-cell office:value-type="float" office:value="0.874916833000665" calcext:value-type="float">
            <text:p>0.874916833</text:p>
          </table:table-cell>
          <table:table-cell office:value-type="float" office:value="0.0208044382801664" calcext:value-type="float">
            <text:p>0.0208044383</text:p>
          </table:table-cell>
          <table:table-cell office:value-type="float" office:value="0.672676837725381" calcext:value-type="float">
            <text:p>0.6726768377</text:p>
          </table:table-cell>
          <table:table-cell office:value-type="float" office:value="0.335644937586685" calcext:value-type="float">
            <text:p>0.3356449376</text:p>
          </table:table-cell>
        </table:table-row>
        <table:table-row table:style-name="ro1">
          <table:table-cell office:value-type="string" calcext:value-type="string">
            <text:p>1500000US110010019022</text:p>
          </table:table-cell>
          <table:table-cell office:value-type="float" office:value="110010019022" calcext:value-type="float">
            <text:p>110010019022</text:p>
          </table:table-cell>
          <table:table-cell office:value-type="float" office:value="0.888489208633093" calcext:value-type="float">
            <text:p>0.8884892086</text:p>
          </table:table-cell>
          <table:table-cell office:value-type="float" office:value="0" calcext:value-type="float">
            <text:p>0</text:p>
          </table:table-cell>
          <table:table-cell office:value-type="float" office:value="0.545787545787546" calcext:value-type="float">
            <text:p>0.5457875458</text:p>
          </table:table-cell>
          <table:table-cell office:value-type="float" office:value="0.222014925373134" calcext:value-type="float">
            <text:p>0.2220149254</text:p>
          </table:table-cell>
        </table:table-row>
        <table:table-row table:style-name="ro1">
          <table:table-cell office:value-type="string" calcext:value-type="string">
            <text:p>1500000US110010020011</text:p>
          </table:table-cell>
          <table:table-cell office:value-type="float" office:value="110010020011" calcext:value-type="float">
            <text:p>110010020011</text:p>
          </table:table-cell>
          <table:table-cell office:value-type="float" office:value="0.896864111498258" calcext:value-type="float">
            <text:p>0.8968641115</text:p>
          </table:table-cell>
          <table:table-cell office:value-type="float" office:value="0.0362537764350453" calcext:value-type="float">
            <text:p>0.0362537764</text:p>
          </table:table-cell>
          <table:table-cell office:value-type="float" office:value="0.351963746223565" calcext:value-type="float">
            <text:p>0.3519637462</text:p>
          </table:table-cell>
          <table:table-cell office:value-type="float" office:value="0.300604229607251" calcext:value-type="float">
            <text:p>0.3006042296</text:p>
          </table:table-cell>
        </table:table-row>
        <table:table-row table:style-name="ro1">
          <table:table-cell office:value-type="string" calcext:value-type="string">
            <text:p>1500000US110010020012</text:p>
          </table:table-cell>
          <table:table-cell office:value-type="float" office:value="110010020012" calcext:value-type="float">
            <text:p>110010020012</text:p>
          </table:table-cell>
          <table:table-cell office:value-type="float" office:value="0.508138711960368" calcext:value-type="float">
            <text:p>0.508138712</text:p>
          </table:table-cell>
          <table:table-cell office:value-type="float" office:value="0.00524246395806029" calcext:value-type="float">
            <text:p>0.005242464</text:p>
          </table:table-cell>
          <table:table-cell office:value-type="float" office:value="0.681520314547837" calcext:value-type="float">
            <text:p>0.6815203145</text:p>
          </table:table-cell>
          <table:table-cell office:value-type="float" office:value="0.146723646723647" calcext:value-type="float">
            <text:p>0.1467236467</text:p>
          </table:table-cell>
        </table:table-row>
        <table:table-row table:style-name="ro1">
          <table:table-cell office:value-type="string" calcext:value-type="string">
            <text:p>1500000US110010020021</text:p>
          </table:table-cell>
          <table:table-cell office:value-type="float" office:value="110010020021" calcext:value-type="float">
            <text:p>110010020021</text:p>
          </table:table-cell>
          <table:table-cell office:value-type="float" office:value="0.706703910614525" calcext:value-type="float">
            <text:p>0.7067039106</text:p>
          </table:table-cell>
          <table:table-cell office:value-type="float" office:value="0.0557851239669422" calcext:value-type="float">
            <text:p>0.055785124</text:p>
          </table:table-cell>
          <table:table-cell office:value-type="float" office:value="0.597107438016529" calcext:value-type="float">
            <text:p>0.597107438</text:p>
          </table:table-cell>
          <table:table-cell office:value-type="float" office:value="0.30752688172043" calcext:value-type="float">
            <text:p>0.3075268817</text:p>
          </table:table-cell>
        </table:table-row>
        <table:table-row table:style-name="ro1">
          <table:table-cell office:value-type="string" calcext:value-type="string">
            <text:p>1500000US110010020022</text:p>
          </table:table-cell>
          <table:table-cell office:value-type="float" office:value="110010020022" calcext:value-type="float">
            <text:p>110010020022</text:p>
          </table:table-cell>
          <table:table-cell office:value-type="float" office:value="0.706806282722513" calcext:value-type="float">
            <text:p>0.7068062827</text:p>
          </table:table-cell>
          <table:table-cell office:value-type="float" office:value="0.025974025974026" calcext:value-type="float">
            <text:p>0.025974026</text:p>
          </table:table-cell>
          <table:table-cell office:value-type="float" office:value="0.502951593860685" calcext:value-type="float">
            <text:p>0.5029515939</text:p>
          </table:table-cell>
          <table:table-cell office:value-type="float" office:value="0.170971709717097" calcext:value-type="float">
            <text:p>0.1709717097</text:p>
          </table:table-cell>
        </table:table-row>
        <table:table-row table:style-name="ro1">
          <table:table-cell office:value-type="string" calcext:value-type="string">
            <text:p>1500000US110010020023</text:p>
          </table:table-cell>
          <table:table-cell office:value-type="float" office:value="110010020023" calcext:value-type="float">
            <text:p>110010020023</text:p>
          </table:table-cell>
          <table:table-cell office:value-type="float" office:value="0.808250572956455" calcext:value-type="float">
            <text:p>0.808250573</text:p>
          </table:table-cell>
          <table:table-cell office:value-type="float" office:value="0.0524017467248908" calcext:value-type="float">
            <text:p>0.0524017467</text:p>
          </table:table-cell>
          <table:table-cell office:value-type="float" office:value="0.77292576419214" calcext:value-type="float">
            <text:p>0.7729257642</text:p>
          </table:table-cell>
          <table:table-cell office:value-type="float" office:value="0.167974882260597" calcext:value-type="float">
            <text:p>0.1679748823</text:p>
          </table:table-cell>
        </table:table-row>
        <table:table-row table:style-name="ro1">
          <table:table-cell office:value-type="string" calcext:value-type="string">
            <text:p>1500000US110010021011</text:p>
          </table:table-cell>
          <table:table-cell office:value-type="float" office:value="110010021011" calcext:value-type="float">
            <text:p>110010021011</text:p>
          </table:table-cell>
          <table:table-cell office:value-type="float" office:value="0.974408189379398" calcext:value-type="float">
            <text:p>0.9744081894</text:p>
          </table:table-cell>
          <table:table-cell office:value-type="float" office:value="0.029445073612684" calcext:value-type="float">
            <text:p>0.0294450736</text:p>
          </table:table-cell>
          <table:table-cell office:value-type="float" office:value="0.377123442808607" calcext:value-type="float">
            <text:p>0.3771234428</text:p>
          </table:table-cell>
          <table:table-cell office:value-type="float" office:value="0.28978622327791" calcext:value-type="float">
            <text:p>0.2897862233</text:p>
          </table:table-cell>
        </table:table-row>
        <table:table-row table:style-name="ro1">
          <table:table-cell office:value-type="string" calcext:value-type="string">
            <text:p>1500000US110010021012</text:p>
          </table:table-cell>
          <table:table-cell office:value-type="float" office:value="110010021012" calcext:value-type="float">
            <text:p>110010021012</text:p>
          </table:table-cell>
          <table:table-cell office:value-type="float" office:value="0.843304843304843" calcext:value-type="float">
            <text:p>0.8433048433</text:p>
          </table:table-cell>
          <table:table-cell office:value-type="float" office:value="0" calcext:value-type="float">
            <text:p>0</text:p>
          </table:table-cell>
          <table:table-cell office:value-type="float" office:value="0.41044776119403" calcext:value-type="float">
            <text:p>0.4104477612</text:p>
          </table:table-cell>
          <table:table-cell office:value-type="float" office:value="0.467164179104478" calcext:value-type="float">
            <text:p>0.4671641791</text:p>
          </table:table-cell>
        </table:table-row>
        <table:table-row table:style-name="ro1">
          <table:table-cell office:value-type="string" calcext:value-type="string">
            <text:p>1500000US110010021013</text:p>
          </table:table-cell>
          <table:table-cell office:value-type="float" office:value="110010021013" calcext:value-type="float">
            <text:p>110010021013</text:p>
          </table:table-cell>
          <table:table-cell office:value-type="float" office:value="0.912052117263844" calcext:value-type="float">
            <text:p>0.9120521173</text:p>
          </table:table-cell>
          <table:table-cell office:value-type="float" office:value="0" calcext:value-type="float">
            <text:p>0</text:p>
          </table:table-cell>
          <table:table-cell office:value-type="float" office:value="0.540041067761807" calcext:value-type="float">
            <text:p>0.5400410678</text:p>
          </table:table-cell>
          <table:table-cell office:value-type="float" office:value="0.291666666666667" calcext:value-type="float">
            <text:p>0.2916666667</text:p>
          </table:table-cell>
        </table:table-row>
        <table:table-row table:style-name="ro1">
          <table:table-cell office:value-type="string" calcext:value-type="string">
            <text:p>1500000US110010021014</text:p>
          </table:table-cell>
          <table:table-cell office:value-type="float" office:value="110010021014" calcext:value-type="float">
            <text:p>110010021014</text:p>
          </table:table-cell>
          <table:table-cell office:value-type="float" office:value="0.776992936427851" calcext:value-type="float">
            <text:p>0.7769929364</text:p>
          </table:table-cell>
          <table:table-cell office:value-type="float" office:value="0.0552995391705069" calcext:value-type="float">
            <text:p>0.0552995392</text:p>
          </table:table-cell>
          <table:table-cell office:value-type="float" office:value="0.56221198156682" calcext:value-type="float">
            <text:p>0.5622119816</text:p>
          </table:table-cell>
          <table:table-cell office:value-type="float" office:value="0.253456221198157" calcext:value-type="float">
            <text:p>0.2534562212</text:p>
          </table:table-cell>
        </table:table-row>
        <table:table-row table:style-name="ro1">
          <table:table-cell office:value-type="string" calcext:value-type="string">
            <text:p>1500000US110010021015</text:p>
          </table:table-cell>
          <table:table-cell office:value-type="float" office:value="110010021015" calcext:value-type="float">
            <text:p>110010021015</text:p>
          </table:table-cell>
          <table:table-cell office:value-type="float" office:value="0.978515625" calcext:value-type="float">
            <text:p>0.978515625</text:p>
          </table:table-cell>
          <table:table-cell office:value-type="float" office:value="0" calcext:value-type="float">
            <text:p>0</text:p>
          </table:table-cell>
          <table:table-cell office:value-type="float" office:value="0.551219512195122" calcext:value-type="float">
            <text:p>0.5512195122</text:p>
          </table:table-cell>
          <table:table-cell office:value-type="float" office:value="0.197560975609756" calcext:value-type="float">
            <text:p>0.1975609756</text:p>
          </table:table-cell>
        </table:table-row>
        <table:table-row table:style-name="ro1">
          <table:table-cell office:value-type="string" calcext:value-type="string">
            <text:p>1500000US110010021021</text:p>
          </table:table-cell>
          <table:table-cell office:value-type="float" office:value="110010021021" calcext:value-type="float">
            <text:p>110010021021</text:p>
          </table:table-cell>
          <table:table-cell office:value-type="float" office:value="0.865199449793673" calcext:value-type="float">
            <text:p>0.8651994498</text:p>
          </table:table-cell>
          <table:table-cell office:value-type="float" office:value="0.0532150776053215" calcext:value-type="float">
            <text:p>0.0532150776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0886917960088692" calcext:value-type="float">
            <text:p>0.088691796</text:p>
          </table:table-cell>
        </table:table-row>
        <table:table-row table:style-name="ro1">
          <table:table-cell office:value-type="string" calcext:value-type="string">
            <text:p>1500000US110010021022</text:p>
          </table:table-cell>
          <table:table-cell office:value-type="float" office:value="110010021022" calcext:value-type="float">
            <text:p>110010021022</text:p>
          </table:table-cell>
          <table:table-cell office:value-type="float" office:value="0.808547008547009" calcext:value-type="float">
            <text:p>0.8085470085</text:p>
          </table:table-cell>
          <table:table-cell office:value-type="float" office:value="0" calcext:value-type="float">
            <text:p>0</text:p>
          </table:table-cell>
          <table:table-cell office:value-type="float" office:value="0.444816053511706" calcext:value-type="float">
            <text:p>0.4448160535</text:p>
          </table:table-cell>
          <table:table-cell office:value-type="float" office:value="0.247491638795987" calcext:value-type="float">
            <text:p>0.2474916388</text:p>
          </table:table-cell>
        </table:table-row>
        <table:table-row table:style-name="ro1">
          <table:table-cell office:value-type="string" calcext:value-type="string">
            <text:p>1500000US110010021023</text:p>
          </table:table-cell>
          <table:table-cell office:value-type="float" office:value="110010021023" calcext:value-type="float">
            <text:p>110010021023</text:p>
          </table:table-cell>
          <table:table-cell office:value-type="float" office:value="0.929503916449086" calcext:value-type="float">
            <text:p>0.9295039164</text:p>
          </table:table-cell>
          <table:table-cell office:value-type="float" office:value="0" calcext:value-type="float">
            <text:p>0</text:p>
          </table:table-cell>
          <table:table-cell office:value-type="float" office:value="0.62426614481409" calcext:value-type="float">
            <text:p>0.6242661448</text:p>
          </table:table-cell>
          <table:table-cell office:value-type="float" office:value="0.221115537848606" calcext:value-type="float">
            <text:p>0.2211155378</text:p>
          </table:table-cell>
        </table:table-row>
        <table:table-row table:style-name="ro1">
          <table:table-cell office:value-type="string" calcext:value-type="string">
            <text:p>1500000US110010021024</text:p>
          </table:table-cell>
          <table:table-cell office:value-type="float" office:value="110010021024" calcext:value-type="float">
            <text:p>110010021024</text:p>
          </table:table-cell>
          <table:table-cell office:value-type="float" office:value="0.945683802133851" calcext:value-type="float">
            <text:p>0.9456838021</text:p>
          </table:table-cell>
          <table:table-cell office:value-type="float" office:value="0.0202247191011236" calcext:value-type="float">
            <text:p>0.0202247191</text:p>
          </table:table-cell>
          <table:table-cell office:value-type="float" office:value="0.523595505617978" calcext:value-type="float">
            <text:p>0.5235955056</text:p>
          </table:table-cell>
          <table:table-cell office:value-type="float" office:value="0.29438202247191" calcext:value-type="float">
            <text:p>0.2943820225</text:p>
          </table:table-cell>
        </table:table-row>
        <table:table-row table:style-name="ro1">
          <table:table-cell office:value-type="string" calcext:value-type="string">
            <text:p>1500000US110010021025</text:p>
          </table:table-cell>
          <table:table-cell office:value-type="float" office:value="110010021025" calcext:value-type="float">
            <text:p>110010021025</text:p>
          </table:table-cell>
          <table:table-cell office:value-type="float" office:value="0.831955922865014" calcext:value-type="float">
            <text:p>0.8319559229</text:p>
          </table:table-cell>
          <table:table-cell office:value-type="float" office:value="0.0239234449760766" calcext:value-type="float">
            <text:p>0.023923445</text:p>
          </table:table-cell>
          <table:table-cell office:value-type="float" office:value="0.578947368421053" calcext:value-type="float">
            <text:p>0.5789473684</text:p>
          </table:table-cell>
          <table:table-cell office:value-type="float" office:value="0.392344497607655" calcext:value-type="float">
            <text:p>0.3923444976</text:p>
          </table:table-cell>
        </table:table-row>
        <table:table-row table:style-name="ro1">
          <table:table-cell office:value-type="string" calcext:value-type="string">
            <text:p>1500000US110010021026</text:p>
          </table:table-cell>
          <table:table-cell office:value-type="float" office:value="110010021026" calcext:value-type="float">
            <text:p>110010021026</text:p>
          </table:table-cell>
          <table:table-cell office:value-type="float" office:value="0.883357041251778" calcext:value-type="float">
            <text:p>0.8833570413</text:p>
          </table:table-cell>
          <table:table-cell office:value-type="float" office:value="0" calcext:value-type="float">
            <text:p>0</text:p>
          </table:table-cell>
          <table:table-cell office:value-type="float" office:value="0.603076923076923" calcext:value-type="float">
            <text:p>0.6030769231</text:p>
          </table:table-cell>
          <table:table-cell office:value-type="float" office:value="0.19811320754717" calcext:value-type="float">
            <text:p>0.1981132075</text:p>
          </table:table-cell>
        </table:table-row>
        <table:table-row table:style-name="ro1">
          <table:table-cell office:value-type="string" calcext:value-type="string">
            <text:p>1500000US110010022011</text:p>
          </table:table-cell>
          <table:table-cell office:value-type="float" office:value="110010022011" calcext:value-type="float">
            <text:p>110010022011</text:p>
          </table:table-cell>
          <table:table-cell office:value-type="float" office:value="0.896463022508038" calcext:value-type="float">
            <text:p>0.8964630225</text:p>
          </table:table-cell>
          <table:table-cell office:value-type="float" office:value="0.0908141962421712" calcext:value-type="float">
            <text:p>0.0908141962</text:p>
          </table:table-cell>
          <table:table-cell office:value-type="float" office:value="0.613778705636743" calcext:value-type="float">
            <text:p>0.6137787056</text:p>
          </table:table-cell>
          <table:table-cell office:value-type="float" office:value="0.264110756123536" calcext:value-type="float">
            <text:p>0.2641107561</text:p>
          </table:table-cell>
        </table:table-row>
        <table:table-row table:style-name="ro1">
          <table:table-cell office:value-type="string" calcext:value-type="string">
            <text:p>1500000US110010022012</text:p>
          </table:table-cell>
          <table:table-cell office:value-type="float" office:value="110010022012" calcext:value-type="float">
            <text:p>110010022012</text:p>
          </table:table-cell>
          <table:table-cell office:value-type="float" office:value="0.882198952879581" calcext:value-type="float">
            <text:p>0.8821989529</text:p>
          </table:table-cell>
          <table:table-cell office:value-type="float" office:value="0.0735294117647059" calcext:value-type="float">
            <text:p>0.0735294118</text:p>
          </table:table-cell>
          <table:table-cell office:value-type="float" office:value="0.558823529411765" calcext:value-type="float">
            <text:p>0.5588235294</text:p>
          </table:table-cell>
          <table:table-cell office:value-type="float" office:value="0.168539325842697" calcext:value-type="float">
            <text:p>0.1685393258</text:p>
          </table:table-cell>
        </table:table-row>
        <table:table-row table:style-name="ro1">
          <table:table-cell office:value-type="string" calcext:value-type="string">
            <text:p>1500000US110010022013</text:p>
          </table:table-cell>
          <table:table-cell office:value-type="float" office:value="110010022013" calcext:value-type="float">
            <text:p>110010022013</text:p>
          </table:table-cell>
          <table:table-cell office:value-type="float" office:value="0.901296111665005" calcext:value-type="float">
            <text:p>0.9012961117</text:p>
          </table:table-cell>
          <table:table-cell office:value-type="float" office:value="0.0515970515970516" calcext:value-type="float">
            <text:p>0.0515970516</text:p>
          </table:table-cell>
          <table:table-cell office:value-type="float" office:value="0.434889434889435" calcext:value-type="float">
            <text:p>0.4348894349</text:p>
          </table:table-cell>
          <table:table-cell office:value-type="float" office:value="0.403022670025189" calcext:value-type="float">
            <text:p>0.40302267</text:p>
          </table:table-cell>
        </table:table-row>
        <table:table-row table:style-name="ro1">
          <table:table-cell office:value-type="string" calcext:value-type="string">
            <text:p>1500000US110010022021</text:p>
          </table:table-cell>
          <table:table-cell office:value-type="float" office:value="110010022021" calcext:value-type="float">
            <text:p>110010022021</text:p>
          </table:table-cell>
          <table:table-cell office:value-type="float" office:value="0.91991991991992" calcext:value-type="float">
            <text:p>0.9199199199</text:p>
          </table:table-cell>
          <table:table-cell office:value-type="float" office:value="0.0107411385606874" calcext:value-type="float">
            <text:p>0.0107411386</text:p>
          </table:table-cell>
          <table:table-cell office:value-type="float" office:value="0.346938775510204" calcext:value-type="float">
            <text:p>0.3469387755</text:p>
          </table:table-cell>
          <table:table-cell office:value-type="float" office:value="0.264038231780167" calcext:value-type="float">
            <text:p>0.2640382318</text:p>
          </table:table-cell>
        </table:table-row>
        <table:table-row table:style-name="ro1">
          <table:table-cell office:value-type="string" calcext:value-type="string">
            <text:p>1500000US110010022022</text:p>
          </table:table-cell>
          <table:table-cell office:value-type="float" office:value="110010022022" calcext:value-type="float">
            <text:p>110010022022</text:p>
          </table:table-cell>
          <table:table-cell office:value-type="float" office:value="0.941881918819188" calcext:value-type="float">
            <text:p>0.9418819188</text:p>
          </table:table-cell>
          <table:table-cell office:value-type="float" office:value="0.017283950617284" calcext:value-type="float">
            <text:p>0.0172839506</text:p>
          </table:table-cell>
          <table:table-cell office:value-type="float" office:value="0.466666666666667" calcext:value-type="float">
            <text:p>0.4666666667</text:p>
          </table:table-cell>
          <table:table-cell office:value-type="float" office:value="0.288888888888889" calcext:value-type="float">
            <text:p>0.2888888889</text:p>
          </table:table-cell>
        </table:table-row>
        <table:table-row table:style-name="ro1">
          <table:table-cell office:value-type="string" calcext:value-type="string">
            <text:p>1500000US110010022023</text:p>
          </table:table-cell>
          <table:table-cell office:value-type="float" office:value="110010022023" calcext:value-type="float">
            <text:p>110010022023</text:p>
          </table:table-cell>
          <table:table-cell office:value-type="float" office:value="0.923766816143498" calcext:value-type="float">
            <text:p>0.9237668161</text:p>
          </table:table-cell>
          <table:table-cell office:value-type="float" office:value="0" calcext:value-type="float">
            <text:p>0</text:p>
          </table:table-cell>
          <table:table-cell office:value-type="float" office:value="0.516483516483517" calcext:value-type="float">
            <text:p>0.5164835165</text:p>
          </table:table-cell>
          <table:table-cell office:value-type="float" office:value="0.0704225352112676" calcext:value-type="float">
            <text:p>0.0704225352</text:p>
          </table:table-cell>
        </table:table-row>
        <table:table-row table:style-name="ro1">
          <table:table-cell office:value-type="string" calcext:value-type="string">
            <text:p>1500000US110010023011</text:p>
          </table:table-cell>
          <table:table-cell office:value-type="float" office:value="110010023011" calcext:value-type="float">
            <text:p>110010023011</text:p>
          </table:table-cell>
          <table:table-cell office:value-type="float" office:value="0.798645320197044" calcext:value-type="float">
            <text:p>0.7986453202</text:p>
          </table:table-cell>
          <table:table-cell office:value-type="float" office:value="0.0682046138415246" calcext:value-type="float">
            <text:p>0.0682046138</text:p>
          </table:table-cell>
          <table:table-cell office:value-type="float" office:value="0.54864593781344" calcext:value-type="float">
            <text:p>0.5486459378</text:p>
          </table:table-cell>
          <table:table-cell office:value-type="float" office:value="0.183895538628945" calcext:value-type="float">
            <text:p>0.1838955386</text:p>
          </table:table-cell>
        </table:table-row>
        <table:table-row table:style-name="ro1">
          <table:table-cell office:value-type="string" calcext:value-type="string">
            <text:p>1500000US110010023012</text:p>
          </table:table-cell>
          <table:table-cell office:value-type="float" office:value="110010023012" calcext:value-type="float">
            <text:p>110010023012</text:p>
          </table:table-cell>
          <table:table-cell office:value-type="float" office:value="0.716165413533835" calcext:value-type="float">
            <text:p>0.7161654135</text:p>
          </table:table-cell>
          <table:table-cell office:value-type="float" office:value="0.110047846889952" calcext:value-type="float">
            <text:p>0.1100478469</text:p>
          </table:table-cell>
          <table:table-cell office:value-type="float" office:value="0.444976076555024" calcext:value-type="float">
            <text:p>0.4449760766</text:p>
          </table:table-cell>
          <table:table-cell office:value-type="float" office:value="0.266500622665006" calcext:value-type="float">
            <text:p>0.2665006227</text:p>
          </table:table-cell>
        </table:table-row>
        <table:table-row table:style-name="ro1">
          <table:table-cell office:value-type="string" calcext:value-type="string">
            <text:p>1500000US110010023021</text:p>
          </table:table-cell>
          <table:table-cell office:value-type="float" office:value="110010023021" calcext:value-type="float">
            <text:p>110010023021</text:p>
          </table:table-cell>
          <table:table-cell office:value-type="float" office:value="0.609000584453536" calcext:value-type="float">
            <text:p>0.6090005845</text:p>
          </table:table-cell>
          <table:table-cell office:value-type="float" office:value="0.0929614873837982" calcext:value-type="float">
            <text:p>0.0929614874</text:p>
          </table:table-cell>
          <table:table-cell office:value-type="float" office:value="0.561752988047809" calcext:value-type="float">
            <text:p>0.561752988</text:p>
          </table:table-cell>
          <table:table-cell office:value-type="float" office:value="0.233243967828418" calcext:value-type="float">
            <text:p>0.2332439678</text:p>
          </table:table-cell>
        </table:table-row>
        <table:table-row table:style-name="ro1">
          <table:table-cell office:value-type="string" calcext:value-type="string">
            <text:p>1500000US110010024001</text:p>
          </table:table-cell>
          <table:table-cell office:value-type="float" office:value="110010024001" calcext:value-type="float">
            <text:p>110010024001</text:p>
          </table:table-cell>
          <table:table-cell office:value-type="float" office:value="0.726655348047538" calcext:value-type="float">
            <text:p>0.726655348</text:p>
          </table:table-cell>
          <table:table-cell office:value-type="float" office:value="0.0990990990990991" calcext:value-type="float">
            <text:p>0.0990990991</text:p>
          </table:table-cell>
          <table:table-cell office:value-type="float" office:value="0.399399399399399" calcext:value-type="float">
            <text:p>0.3993993994</text:p>
          </table:table-cell>
          <table:table-cell office:value-type="float" office:value="0.216981132075472" calcext:value-type="float">
            <text:p>0.2169811321</text:p>
          </table:table-cell>
        </table:table-row>
        <table:table-row table:style-name="ro1">
          <table:table-cell office:value-type="string" calcext:value-type="string">
            <text:p>1500000US110010024002</text:p>
          </table:table-cell>
          <table:table-cell office:value-type="float" office:value="110010024002" calcext:value-type="float">
            <text:p>110010024002</text:p>
          </table:table-cell>
          <table:table-cell office:value-type="float" office:value="0.829916476841306" calcext:value-type="float">
            <text:p>0.8299164768</text:p>
          </table:table-cell>
          <table:table-cell office:value-type="float" office:value="0.0466867469879518" calcext:value-type="float">
            <text:p>0.046686747</text:p>
          </table:table-cell>
          <table:table-cell office:value-type="float" office:value="0.448795180722892" calcext:value-type="float">
            <text:p>0.4487951807</text:p>
          </table:table-cell>
          <table:table-cell office:value-type="float" office:value="0.146919431279621" calcext:value-type="float">
            <text:p>0.1469194313</text:p>
          </table:table-cell>
        </table:table-row>
        <table:table-row table:style-name="ro1">
          <table:table-cell office:value-type="string" calcext:value-type="string">
            <text:p>1500000US110010024003</text:p>
          </table:table-cell>
          <table:table-cell office:value-type="float" office:value="110010024003" calcext:value-type="float">
            <text:p>110010024003</text:p>
          </table:table-cell>
          <table:table-cell office:value-type="float" office:value="0.74282982791587" calcext:value-type="float">
            <text:p>0.7428298279</text:p>
          </table:table-cell>
          <table:table-cell office:value-type="float" office:value="0.141233766233766" calcext:value-type="float">
            <text:p>0.1412337662</text:p>
          </table:table-cell>
          <table:table-cell office:value-type="float" office:value="0.415584415584416" calcext:value-type="float">
            <text:p>0.4155844156</text:p>
          </table:table-cell>
          <table:table-cell office:value-type="float" office:value="0.192691029900332" calcext:value-type="float">
            <text:p>0.1926910299</text:p>
          </table:table-cell>
        </table:table-row>
        <table:table-row table:style-name="ro1">
          <table:table-cell office:value-type="string" calcext:value-type="string">
            <text:p>1500000US110010024004</text:p>
          </table:table-cell>
          <table:table-cell office:value-type="float" office:value="110010024004" calcext:value-type="float">
            <text:p>110010024004</text:p>
          </table:table-cell>
          <table:table-cell office:value-type="float" office:value="0.708812260536398" calcext:value-type="float">
            <text:p>0.7088122605</text:p>
          </table:table-cell>
          <table:table-cell office:value-type="float" office:value="0.029040404040404" calcext:value-type="float">
            <text:p>0.029040404</text:p>
          </table:table-cell>
          <table:table-cell office:value-type="float" office:value="0.431818181818182" calcext:value-type="float">
            <text:p>0.4318181818</text:p>
          </table:table-cell>
          <table:table-cell office:value-type="float" office:value="0.217171717171717" calcext:value-type="float">
            <text:p>0.2171717172</text:p>
          </table:table-cell>
        </table:table-row>
        <table:table-row table:style-name="ro1">
          <table:table-cell office:value-type="string" calcext:value-type="string">
            <text:p>1500000US110010025011</text:p>
          </table:table-cell>
          <table:table-cell office:value-type="float" office:value="110010025011" calcext:value-type="float">
            <text:p>110010025011</text:p>
          </table:table-cell>
          <table:table-cell office:value-type="float" office:value="0.666080843585237" calcext:value-type="float">
            <text:p>0.6660808436</text:p>
          </table:table-cell>
          <table:table-cell office:value-type="float" office:value="0" calcext:value-type="float">
            <text:p>0</text:p>
          </table:table-cell>
          <table:table-cell office:value-type="float" office:value="0.578268876611418" calcext:value-type="float">
            <text:p>0.5782688766</text:p>
          </table:table-cell>
          <table:table-cell office:value-type="float" office:value="0.314917127071823" calcext:value-type="float">
            <text:p>0.3149171271</text:p>
          </table:table-cell>
        </table:table-row>
        <table:table-row table:style-name="ro1">
          <table:table-cell office:value-type="string" calcext:value-type="string">
            <text:p>1500000US110010025012</text:p>
          </table:table-cell>
          <table:table-cell office:value-type="float" office:value="110010025012" calcext:value-type="float">
            <text:p>110010025012</text:p>
          </table:table-cell>
          <table:table-cell office:value-type="float" office:value="0.601324503311258" calcext:value-type="float">
            <text:p>0.6013245033</text:p>
          </table:table-cell>
          <table:table-cell office:value-type="float" office:value="0.0817438692098093" calcext:value-type="float">
            <text:p>0.0817438692</text:p>
          </table:table-cell>
          <table:table-cell office:value-type="float" office:value="0.553133514986376" calcext:value-type="float">
            <text:p>0.553133515</text:p>
          </table:table-cell>
          <table:table-cell office:value-type="float" office:value="0.150664697193501" calcext:value-type="float">
            <text:p>0.1506646972</text:p>
          </table:table-cell>
        </table:table-row>
        <table:table-row table:style-name="ro1">
          <table:table-cell office:value-type="string" calcext:value-type="string">
            <text:p>1500000US110010025021</text:p>
          </table:table-cell>
          <table:table-cell office:value-type="float" office:value="110010025021" calcext:value-type="float">
            <text:p>110010025021</text:p>
          </table:table-cell>
          <table:table-cell office:value-type="float" office:value="0.711668273866924" calcext:value-type="float">
            <text:p>0.7116682739</text:p>
          </table:table-cell>
          <table:table-cell office:value-type="float" office:value="0.0308641975308642" calcext:value-type="float">
            <text:p>0.0308641975</text:p>
          </table:table-cell>
          <table:table-cell office:value-type="float" office:value="0.412037037037037" calcext:value-type="float">
            <text:p>0.412037037</text:p>
          </table:table-cell>
          <table:table-cell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string" calcext:value-type="string">
            <text:p>1500000US110010025022</text:p>
          </table:table-cell>
          <table:table-cell office:value-type="float" office:value="110010025022" calcext:value-type="float">
            <text:p>110010025022</text:p>
          </table:table-cell>
          <table:table-cell office:value-type="float" office:value="0.798305084745763" calcext:value-type="float">
            <text:p>0.7983050847</text:p>
          </table:table-cell>
          <table:table-cell office:value-type="float" office:value="0.0967136150234742" calcext:value-type="float">
            <text:p>0.096713615</text:p>
          </table:table-cell>
          <table:table-cell office:value-type="float" office:value="0.196244131455399" calcext:value-type="float">
            <text:p>0.1962441315</text:p>
          </table:table-cell>
          <table:table-cell office:value-type="float" office:value="0.225499524262607" calcext:value-type="float">
            <text:p>0.2254995243</text:p>
          </table:table-cell>
        </table:table-row>
        <table:table-row table:style-name="ro1">
          <table:table-cell office:value-type="string" calcext:value-type="string">
            <text:p>1500000US110010025023</text:p>
          </table:table-cell>
          <table:table-cell office:value-type="float" office:value="110010025023" calcext:value-type="float">
            <text:p>110010025023</text:p>
          </table:table-cell>
          <table:table-cell office:value-type="float" office:value="0.821865443425076" calcext:value-type="float">
            <text:p>0.8218654434</text:p>
          </table:table-cell>
          <table:table-cell office:value-type="float" office:value="0.0411347517730496" calcext:value-type="float">
            <text:p>0.0411347518</text:p>
          </table:table-cell>
          <table:table-cell office:value-type="float" office:value="0.680851063829787" calcext:value-type="float">
            <text:p>0.6808510638</text:p>
          </table:table-cell>
          <table:table-cell office:value-type="float" office:value="0.272069464544139" calcext:value-type="float">
            <text:p>0.2720694645</text:p>
          </table:table-cell>
        </table:table-row>
        <table:table-row table:style-name="ro1">
          <table:table-cell office:value-type="string" calcext:value-type="string">
            <text:p>1500000US110010025024</text:p>
          </table:table-cell>
          <table:table-cell office:value-type="float" office:value="110010025024" calcext:value-type="float">
            <text:p>110010025024</text:p>
          </table:table-cell>
          <table:table-cell office:value-type="float" office:value="0.538284398388025" calcext:value-type="float">
            <text:p>0.5382843984</text:p>
          </table:table-cell>
          <table:table-cell office:value-type="float" office:value="0.0325884543761639" calcext:value-type="float">
            <text:p>0.0325884544</text:p>
          </table:table-cell>
          <table:table-cell office:value-type="float" office:value="0.411545623836127" calcext:value-type="float">
            <text:p>0.4115456238</text:p>
          </table:table-cell>
          <table:table-cell office:value-type="float" office:value="0.202979515828678" calcext:value-type="float">
            <text:p>0.2029795158</text:p>
          </table:table-cell>
        </table:table-row>
        <table:table-row table:style-name="ro1">
          <table:table-cell office:value-type="string" calcext:value-type="string">
            <text:p>1500000US110010026001</text:p>
          </table:table-cell>
          <table:table-cell office:value-type="float" office:value="110010026001" calcext:value-type="float">
            <text:p>110010026001</text:p>
          </table:table-cell>
          <table:table-cell office:value-type="float" office:value="0.455641688199828" calcext:value-type="float">
            <text:p>0.4556416882</text:p>
          </table:table-cell>
          <table:table-cell office:value-type="float" office:value="0.0130434782608696" calcext:value-type="float">
            <text:p>0.0130434783</text:p>
          </table:table-cell>
          <table:table-cell office:value-type="float" office:value="0.478260869565217" calcext:value-type="float">
            <text:p>0.4782608696</text:p>
          </table:table-cell>
          <table:table-cell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string" calcext:value-type="string">
            <text:p>1500000US110010026002</text:p>
          </table:table-cell>
          <table:table-cell office:value-type="float" office:value="110010026002" calcext:value-type="float">
            <text:p>110010026002</text:p>
          </table:table-cell>
          <table:table-cell office:value-type="float" office:value="0.507790368271955" calcext:value-type="float">
            <text:p>0.5077903683</text:p>
          </table:table-cell>
          <table:table-cell office:value-type="float" office:value="0.0317241379310345" calcext:value-type="float">
            <text:p>0.0317241379</text:p>
          </table:table-cell>
          <table:table-cell office:value-type="float" office:value="0.613793103448276" calcext:value-type="float">
            <text:p>0.6137931034</text:p>
          </table:table-cell>
          <table:table-cell office:value-type="float" office:value="0.189542483660131" calcext:value-type="float">
            <text:p>0.1895424837</text:p>
          </table:table-cell>
        </table:table-row>
        <table:table-row table:style-name="ro1">
          <table:table-cell office:value-type="string" calcext:value-type="string">
            <text:p>1500000US110010027011</text:p>
          </table:table-cell>
          <table:table-cell office:value-type="float" office:value="110010027011" calcext:value-type="float">
            <text:p>110010027011</text:p>
          </table:table-cell>
          <table:table-cell office:value-type="float" office:value="0.128498727735369" calcext:value-type="float">
            <text:p>0.1284987277</text:p>
          </table:table-cell>
          <table:table-cell office:value-type="float" office:value="0.270058708414873" calcext:value-type="float">
            <text:p>0.2700587084</text:p>
          </table:table-cell>
          <table:table-cell office:value-type="float" office:value="0.213307240704501" calcext:value-type="float">
            <text:p>0.2133072407</text:p>
          </table:table-cell>
          <table:table-cell office:value-type="float" office:value="0.175847457627119" calcext:value-type="float">
            <text:p>0.1758474576</text:p>
          </table:table-cell>
        </table:table-row>
        <table:table-row table:style-name="ro1">
          <table:table-cell office:value-type="string" calcext:value-type="string">
            <text:p>1500000US110010027012</text:p>
          </table:table-cell>
          <table:table-cell office:value-type="float" office:value="110010027012" calcext:value-type="float">
            <text:p>110010027012</text:p>
          </table:table-cell>
          <table:table-cell office:value-type="float" office:value="0.343206696716033" calcext:value-type="float">
            <text:p>0.3432066967</text:p>
          </table:table-cell>
          <table:table-cell office:value-type="float" office:value="0.135057471264368" calcext:value-type="float">
            <text:p>0.1350574713</text:p>
          </table:table-cell>
          <table:table-cell office:value-type="float" office:value="0.217432950191571" calcext:value-type="float">
            <text:p>0.2174329502</text:p>
          </table:table-cell>
          <table:table-cell office:value-type="float" office:value="0.240875912408759" calcext:value-type="float">
            <text:p>0.2408759124</text:p>
          </table:table-cell>
        </table:table-row>
        <table:table-row table:style-name="ro1">
          <table:table-cell office:value-type="string" calcext:value-type="string">
            <text:p>1500000US110010027013</text:p>
          </table:table-cell>
          <table:table-cell office:value-type="float" office:value="110010027013" calcext:value-type="float">
            <text:p>110010027013</text:p>
          </table:table-cell>
          <table:table-cell office:value-type="float" office:value="0.216110019646365" calcext:value-type="float">
            <text:p>0.2161100196</text:p>
          </table:table-cell>
          <table:table-cell office:value-type="float" office:value="0.136767317939609" calcext:value-type="float">
            <text:p>0.1367673179</text:p>
          </table:table-cell>
          <table:table-cell office:value-type="float" office:value="0.392539964476021" calcext:value-type="float">
            <text:p>0.3925399645</text:p>
          </table:table-cell>
          <table:table-cell office:value-type="float" office:value="0.234251968503937" calcext:value-type="float">
            <text:p>0.2342519685</text:p>
          </table:table-cell>
        </table:table-row>
        <table:table-row table:style-name="ro1">
          <table:table-cell office:value-type="string" calcext:value-type="string">
            <text:p>1500000US110010027014</text:p>
          </table:table-cell>
          <table:table-cell office:value-type="float" office:value="110010027014" calcext:value-type="float">
            <text:p>110010027014</text:p>
          </table:table-cell>
          <table:table-cell office:value-type="float" office:value="0.453404152583293" calcext:value-type="float">
            <text:p>0.4534041526</text:p>
          </table:table-cell>
          <table:table-cell office:value-type="float" office:value="0" calcext:value-type="float">
            <text:p>0</text:p>
          </table:table-cell>
          <table:table-cell office:value-type="float" office:value="0.121298949379179" calcext:value-type="float">
            <text:p>0.1212989494</text:p>
          </table:table-cell>
          <table:table-cell office:value-type="float" office:value="0.303552206673843" calcext:value-type="float">
            <text:p>0.3035522067</text:p>
          </table:table-cell>
        </table:table-row>
        <table:table-row table:style-name="ro1">
          <table:table-cell office:value-type="string" calcext:value-type="string">
            <text:p>1500000US110010027021</text:p>
          </table:table-cell>
          <table:table-cell office:value-type="float" office:value="110010027021" calcext:value-type="float">
            <text:p>110010027021</text:p>
          </table:table-cell>
          <table:table-cell office:value-type="float" office:value="0.452599388379205" calcext:value-type="float">
            <text:p>0.4525993884</text:p>
          </table:table-cell>
          <table:table-cell office:value-type="float" office:value="0.0526315789473684" calcext:value-type="float">
            <text:p>0.0526315789</text:p>
          </table:table-cell>
          <table:table-cell office:value-type="float" office:value="0.119883040935673" calcext:value-type="float">
            <text:p>0.1198830409</text:p>
          </table:table-cell>
          <table:table-cell office:value-type="float" office:value="0.307853403141361" calcext:value-type="float">
            <text:p>0.3078534031</text:p>
          </table:table-cell>
        </table:table-row>
        <table:table-row table:style-name="ro1">
          <table:table-cell office:value-type="string" calcext:value-type="string">
            <text:p>1500000US110010027022</text:p>
          </table:table-cell>
          <table:table-cell office:value-type="float" office:value="110010027022" calcext:value-type="float">
            <text:p>110010027022</text:p>
          </table:table-cell>
          <table:table-cell office:value-type="float" office:value="0.202727607814228" calcext:value-type="float">
            <text:p>0.2027276078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254166666666667" calcext:value-type="float">
            <text:p>0.2541666667</text:p>
          </table:table-cell>
          <table:table-cell office:value-type="float" office:value="0.148521082441787" calcext:value-type="float">
            <text:p>0.1485210824</text:p>
          </table:table-cell>
        </table:table-row>
        <table:table-row table:style-name="ro1">
          <table:table-cell office:value-type="string" calcext:value-type="string">
            <text:p>1500000US110010027023</text:p>
          </table:table-cell>
          <table:table-cell office:value-type="float" office:value="110010027023" calcext:value-type="float">
            <text:p>110010027023</text:p>
          </table:table-cell>
          <table:table-cell office:value-type="float" office:value="0.398053278688525" calcext:value-type="float">
            <text:p>0.3980532787</text:p>
          </table:table-cell>
          <table:table-cell office:value-type="float" office:value="0.111333333333333" calcext:value-type="float">
            <text:p>0.1113333333</text:p>
          </table:table-cell>
          <table:table-cell office:value-type="float" office:value="0.354666666666667" calcext:value-type="float">
            <text:p>0.3546666667</text:p>
          </table:table-cell>
          <table:table-cell office:value-type="float" office:value="0.14196675900277" calcext:value-type="float">
            <text:p>0.141966759</text:p>
          </table:table-cell>
        </table:table-row>
        <table:table-row table:style-name="ro1">
          <table:table-cell office:value-type="string" calcext:value-type="string">
            <text:p>1500000US110010028011</text:p>
          </table:table-cell>
          <table:table-cell office:value-type="float" office:value="110010028011" calcext:value-type="float">
            <text:p>110010028011</text:p>
          </table:table-cell>
          <table:table-cell office:value-type="float" office:value="0.660468876313662" calcext:value-type="float">
            <text:p>0.6604688763</text:p>
          </table:table-cell>
          <table:table-cell office:value-type="float" office:value="0.0684596577017115" calcext:value-type="float">
            <text:p>0.0684596577</text:p>
          </table:table-cell>
          <table:table-cell office:value-type="float" office:value="0.180929095354523" calcext:value-type="float">
            <text:p>0.1809290954</text:p>
          </table:table-cell>
          <table:table-cell office:value-type="float" office:value="0.135977337110482" calcext:value-type="float">
            <text:p>0.1359773371</text:p>
          </table:table-cell>
        </table:table-row>
        <table:table-row table:style-name="ro1">
          <table:table-cell office:value-type="string" calcext:value-type="string">
            <text:p>1500000US110010028012</text:p>
          </table:table-cell>
          <table:table-cell office:value-type="float" office:value="110010028012" calcext:value-type="float">
            <text:p>110010028012</text:p>
          </table:table-cell>
          <table:table-cell office:value-type="float" office:value="0.723533619456366" calcext:value-type="float">
            <text:p>0.7235336195</text:p>
          </table:table-cell>
          <table:table-cell office:value-type="float" office:value="0.0227272727272727" calcext:value-type="float">
            <text:p>0.0227272727</text:p>
          </table:table-cell>
          <table:table-cell office:value-type="float" office:value="0.268048128342246" calcext:value-type="float">
            <text:p>0.2680481283</text:p>
          </table:table-cell>
          <table:table-cell office:value-type="float" office:value="0.327057182705718" calcext:value-type="float">
            <text:p>0.3270571827</text:p>
          </table:table-cell>
        </table:table-row>
        <table:table-row table:style-name="ro1">
          <table:table-cell office:value-type="string" calcext:value-type="string">
            <text:p>1500000US110010028021</text:p>
          </table:table-cell>
          <table:table-cell office:value-type="float" office:value="110010028021" calcext:value-type="float">
            <text:p>110010028021</text:p>
          </table:table-cell>
          <table:table-cell office:value-type="float" office:value="0.559188275084555" calcext:value-type="float">
            <text:p>0.5591882751</text:p>
          </table:table-cell>
          <table:table-cell office:value-type="float" office:value="0.0411036036036036" calcext:value-type="float">
            <text:p>0.0411036036</text:p>
          </table:table-cell>
          <table:table-cell office:value-type="float" office:value="0.18018018018018" calcext:value-type="float">
            <text:p>0.1801801802</text:p>
          </table:table-cell>
          <table:table-cell office:value-type="float" office:value="0.229142857142857" calcext:value-type="float">
            <text:p>0.2291428571</text:p>
          </table:table-cell>
        </table:table-row>
        <table:table-row table:style-name="ro1">
          <table:table-cell office:value-type="string" calcext:value-type="string">
            <text:p>1500000US110010028022</text:p>
          </table:table-cell>
          <table:table-cell office:value-type="float" office:value="110010028022" calcext:value-type="float">
            <text:p>110010028022</text:p>
          </table:table-cell>
          <table:table-cell office:value-type="float" office:value="0.497845859262805" calcext:value-type="float">
            <text:p>0.4978458593</text:p>
          </table:table-cell>
          <table:table-cell office:value-type="float" office:value="0.0482233502538071" calcext:value-type="float">
            <text:p>0.0482233503</text:p>
          </table:table-cell>
          <table:table-cell office:value-type="float" office:value="0.268189509306261" calcext:value-type="float">
            <text:p>0.2681895093</text:p>
          </table:table-cell>
          <table:table-cell office:value-type="float" office:value="0.178756476683938" calcext:value-type="float">
            <text:p>0.1787564767</text:p>
          </table:table-cell>
        </table:table-row>
        <table:table-row table:style-name="ro1">
          <table:table-cell office:value-type="string" calcext:value-type="string">
            <text:p>1500000US110010029001</text:p>
          </table:table-cell>
          <table:table-cell office:value-type="float" office:value="110010029001" calcext:value-type="float">
            <text:p>110010029001</text:p>
          </table:table-cell>
          <table:table-cell office:value-type="float" office:value="0.575011831519167" calcext:value-type="float">
            <text:p>0.5750118315</text:p>
          </table:table-cell>
          <table:table-cell office:value-type="float" office:value="0.0717423133235725" calcext:value-type="float">
            <text:p>0.0717423133</text:p>
          </table:table-cell>
          <table:table-cell office:value-type="float" office:value="0.292825768667643" calcext:value-type="float">
            <text:p>0.2928257687</text:p>
          </table:table-cell>
          <table:table-cell office:value-type="float" office:value="0.17837411207577" calcext:value-type="float">
            <text:p>0.1783741121</text:p>
          </table:table-cell>
        </table:table-row>
        <table:table-row table:style-name="ro1">
          <table:table-cell office:value-type="string" calcext:value-type="string">
            <text:p>1500000US110010029002</text:p>
          </table:table-cell>
          <table:table-cell office:value-type="float" office:value="110010029002" calcext:value-type="float">
            <text:p>110010029002</text:p>
          </table:table-cell>
          <table:table-cell office:value-type="float" office:value="0.459657701711491" calcext:value-type="float">
            <text:p>0.4596577017</text:p>
          </table:table-cell>
          <table:table-cell office:value-type="float" office:value="0.0703432751828925" calcext:value-type="float">
            <text:p>0.0703432752</text:p>
          </table:table-cell>
          <table:table-cell office:value-type="float" office:value="0.22397298818233" calcext:value-type="float">
            <text:p>0.2239729882</text:p>
          </table:table-cell>
          <table:table-cell office:value-type="float" office:value="0.245583038869258" calcext:value-type="float">
            <text:p>0.2455830389</text:p>
          </table:table-cell>
        </table:table-row>
        <table:table-row table:style-name="ro1">
          <table:table-cell office:value-type="string" calcext:value-type="string">
            <text:p>1500000US110010030001</text:p>
          </table:table-cell>
          <table:table-cell office:value-type="float" office:value="110010030001" calcext:value-type="float">
            <text:p>110010030001</text:p>
          </table:table-cell>
          <table:table-cell office:value-type="float" office:value="0.38723667905824" calcext:value-type="float">
            <text:p>0.3872366791</text:p>
          </table:table-cell>
          <table:table-cell office:value-type="float" office:value="0.0823737821080602" calcext:value-type="float">
            <text:p>0.0823737821</text:p>
          </table:table-cell>
          <table:table-cell office:value-type="float" office:value="0.219663418954827" calcext:value-type="float">
            <text:p>0.219663419</text:p>
          </table:table-cell>
          <table:table-cell office:value-type="float" office:value="0.166823751178134" calcext:value-type="float">
            <text:p>0.1668237512</text:p>
          </table:table-cell>
        </table:table-row>
        <table:table-row table:style-name="ro1">
          <table:table-cell office:value-type="string" calcext:value-type="string">
            <text:p>1500000US110010030002</text:p>
          </table:table-cell>
          <table:table-cell office:value-type="float" office:value="110010030002" calcext:value-type="float">
            <text:p>110010030002</text:p>
          </table:table-cell>
          <table:table-cell office:value-type="float" office:value="0.680729166666667" calcext:value-type="float">
            <text:p>0.6807291667</text:p>
          </table:table-cell>
          <table:table-cell office:value-type="float" office:value="0.0201793721973094" calcext:value-type="float">
            <text:p>0.0201793722</text:p>
          </table:table-cell>
          <table:table-cell office:value-type="float" office:value="0.27914798206278" calcext:value-type="float">
            <text:p>0.2791479821</text:p>
          </table:table-cell>
          <table:table-cell office:value-type="float" office:value="0.228501228501228" calcext:value-type="float">
            <text:p>0.2285012285</text:p>
          </table:table-cell>
        </table:table-row>
        <table:table-row table:style-name="ro1">
          <table:table-cell office:value-type="string" calcext:value-type="string">
            <text:p>1500000US110010031001</text:p>
          </table:table-cell>
          <table:table-cell office:value-type="float" office:value="110010031001" calcext:value-type="float">
            <text:p>110010031001</text:p>
          </table:table-cell>
          <table:table-cell office:value-type="float" office:value="0.633134328358209" calcext:value-type="float">
            <text:p>0.6331343284</text:p>
          </table:table-cell>
          <table:table-cell office:value-type="float" office:value="0.098570724494825" calcext:value-type="float">
            <text:p>0.0985707245</text:p>
          </table:table-cell>
          <table:table-cell office:value-type="float" office:value="0.329226219812716" calcext:value-type="float">
            <text:p>0.3292262198</text:p>
          </table:table-cell>
          <table:table-cell office:value-type="float" office:value="0.275896414342629" calcext:value-type="float">
            <text:p>0.2758964143</text:p>
          </table:table-cell>
        </table:table-row>
        <table:table-row table:style-name="ro1">
          <table:table-cell office:value-type="string" calcext:value-type="string">
            <text:p>1500000US110010032001</text:p>
          </table:table-cell>
          <table:table-cell office:value-type="float" office:value="110010032001" calcext:value-type="float">
            <text:p>110010032001</text:p>
          </table:table-cell>
          <table:table-cell office:value-type="float" office:value="0.695566502463054" calcext:value-type="float">
            <text:p>0.6955665025</text:p>
          </table:table-cell>
          <table:table-cell office:value-type="float" office:value="0.0134874759152216" calcext:value-type="float">
            <text:p>0.0134874759</text:p>
          </table:table-cell>
          <table:table-cell office:value-type="float" office:value="0.348747591522158" calcext:value-type="float">
            <text:p>0.3487475915</text:p>
          </table:table-cell>
          <table:table-cell office:value-type="float" office:value="0.223529411764706" calcext:value-type="float">
            <text:p>0.2235294118</text:p>
          </table:table-cell>
        </table:table-row>
        <table:table-row table:style-name="ro1">
          <table:table-cell office:value-type="string" calcext:value-type="string">
            <text:p>1500000US110010032002</text:p>
          </table:table-cell>
          <table:table-cell office:value-type="float" office:value="110010032002" calcext:value-type="float">
            <text:p>110010032002</text:p>
          </table:table-cell>
          <table:table-cell office:value-type="float" office:value="0.541871921182266" calcext:value-type="float">
            <text:p>0.5418719212</text:p>
          </table:table-cell>
          <table:table-cell office:value-type="float" office:value="0.0407407407407407" calcext:value-type="float">
            <text:p>0.0407407407</text:p>
          </table:table-cell>
          <table:table-cell office:value-type="float" office:value="0.25" calcext:value-type="float">
            <text:p>0.25</text:p>
          </table:table-cell>
          <table:table-cell office:value-type="float" office:value="0.142578125" calcext:value-type="float">
            <text:p>0.142578125</text:p>
          </table:table-cell>
        </table:table-row>
        <table:table-row table:style-name="ro1">
          <table:table-cell office:value-type="string" calcext:value-type="string">
            <text:p>1500000US110010032003</text:p>
          </table:table-cell>
          <table:table-cell office:value-type="float" office:value="110010032003" calcext:value-type="float">
            <text:p>110010032003</text:p>
          </table:table-cell>
          <table:table-cell office:value-type="float" office:value="0.573791348600509" calcext:value-type="float">
            <text:p>0.5737913486</text:p>
          </table:table-cell>
          <table:table-cell office:value-type="float" office:value="0.104302477183833" calcext:value-type="float">
            <text:p>0.1043024772</text:p>
          </table:table-cell>
          <table:table-cell office:value-type="float" office:value="0.312907431551499" calcext:value-type="float">
            <text:p>0.3129074316</text:p>
          </table:table-cell>
          <table:table-cell office:value-type="float" office:value="0.149797570850202" calcext:value-type="float">
            <text:p>0.1497975709</text:p>
          </table:table-cell>
        </table:table-row>
        <table:table-row table:style-name="ro1">
          <table:table-cell office:value-type="string" calcext:value-type="string">
            <text:p>1500000US110010032004</text:p>
          </table:table-cell>
          <table:table-cell office:value-type="float" office:value="110010032004" calcext:value-type="float">
            <text:p>110010032004</text:p>
          </table:table-cell>
          <table:table-cell office:value-type="float" office:value="0.729749103942652" calcext:value-type="float">
            <text:p>0.7297491039</text:p>
          </table:table-cell>
          <table:table-cell office:value-type="float" office:value="0.0337995337995338" calcext:value-type="float">
            <text:p>0.0337995338</text:p>
          </table:table-cell>
          <table:table-cell office:value-type="float" office:value="0.414918414918415" calcext:value-type="float">
            <text:p>0.4149184149</text:p>
          </table:table-cell>
          <table:table-cell office:value-type="float" office:value="0.115485564304462" calcext:value-type="float">
            <text:p>0.1154855643</text:p>
          </table:table-cell>
        </table:table-row>
        <table:table-row table:style-name="ro1">
          <table:table-cell office:value-type="string" calcext:value-type="string">
            <text:p>1500000US110010033011</text:p>
          </table:table-cell>
          <table:table-cell office:value-type="float" office:value="110010033011" calcext:value-type="float">
            <text:p>110010033011</text:p>
          </table:table-cell>
          <table:table-cell office:value-type="float" office:value="0.583627381792519" calcext:value-type="float">
            <text:p>0.5836273818</text:p>
          </table:table-cell>
          <table:table-cell office:value-type="float" office:value="0.131073446327684" calcext:value-type="float">
            <text:p>0.1310734463</text:p>
          </table:table-cell>
          <table:table-cell office:value-type="float" office:value="0.499435028248588" calcext:value-type="float">
            <text:p>0.4994350282</text:p>
          </table:table-cell>
          <table:table-cell office:value-type="float" office:value="0.16193853427896" calcext:value-type="float">
            <text:p>0.1619385343</text:p>
          </table:table-cell>
        </table:table-row>
        <table:table-row table:style-name="ro1">
          <table:table-cell office:value-type="string" calcext:value-type="string">
            <text:p>1500000US110010033012</text:p>
          </table:table-cell>
          <table:table-cell office:value-type="float" office:value="110010033012" calcext:value-type="float">
            <text:p>110010033012</text:p>
          </table:table-cell>
          <table:table-cell office:value-type="float" office:value="0.369529983792545" calcext:value-type="float">
            <text:p>0.3695299838</text:p>
          </table:table-cell>
          <table:table-cell office:value-type="float" office:value="0.250234301780694" calcext:value-type="float">
            <text:p>0.2502343018</text:p>
          </table:table-cell>
          <table:table-cell office:value-type="float" office:value="0.270852858481724" calcext:value-type="float">
            <text:p>0.2708528585</text:p>
          </table:table-cell>
          <table:table-cell office:value-type="float" office:value="0.284755512943432" calcext:value-type="float">
            <text:p>0.2847555129</text:p>
          </table:table-cell>
        </table:table-row>
        <table:table-row table:style-name="ro1">
          <table:table-cell office:value-type="string" calcext:value-type="string">
            <text:p>1500000US110010033013</text:p>
          </table:table-cell>
          <table:table-cell office:value-type="float" office:value="110010033013" calcext:value-type="float">
            <text:p>110010033013</text:p>
          </table:table-cell>
          <table:table-cell office:value-type="float" office:value="0.573347107438017" calcext:value-type="float">
            <text:p>0.5733471074</text:p>
          </table:table-cell>
          <table:table-cell office:value-type="float" office:value="0.221333333333333" calcext:value-type="float">
            <text:p>0.2213333333</text:p>
          </table:table-cell>
          <table:table-cell office:value-type="float" office:value="0.416" calcext:value-type="float">
            <text:p>0.416</text:p>
          </table:table-cell>
          <table:table-cell office:value-type="float" office:value="0.198855507868383" calcext:value-type="float">
            <text:p>0.1988555079</text:p>
          </table:table-cell>
        </table:table-row>
        <table:table-row table:style-name="ro1">
          <table:table-cell office:value-type="string" calcext:value-type="string">
            <text:p>1500000US110010033021</text:p>
          </table:table-cell>
          <table:table-cell office:value-type="float" office:value="110010033021" calcext:value-type="float">
            <text:p>110010033021</text:p>
          </table:table-cell>
          <table:table-cell office:value-type="float" office:value="0.62428219852338" calcext:value-type="float">
            <text:p>0.6242821985</text:p>
          </table:table-cell>
          <table:table-cell office:value-type="float" office:value="0.0964912280701754" calcext:value-type="float">
            <text:p>0.0964912281</text:p>
          </table:table-cell>
          <table:table-cell office:value-type="float" office:value="0.480994152046784" calcext:value-type="float">
            <text:p>0.480994152</text:p>
          </table:table-cell>
          <table:table-cell office:value-type="float" office:value="0.224615384615385" calcext:value-type="float">
            <text:p>0.2246153846</text:p>
          </table:table-cell>
        </table:table-row>
        <table:table-row table:style-name="ro1">
          <table:table-cell office:value-type="string" calcext:value-type="string">
            <text:p>1500000US110010033022</text:p>
          </table:table-cell>
          <table:table-cell office:value-type="float" office:value="110010033022" calcext:value-type="float">
            <text:p>110010033022</text:p>
          </table:table-cell>
          <table:table-cell office:value-type="float" office:value="0.546916890080429" calcext:value-type="float">
            <text:p>0.5469168901</text:p>
          </table:table-cell>
          <table:table-cell office:value-type="float" office:value="0.0328282828282828" calcext:value-type="float">
            <text:p>0.0328282828</text:p>
          </table:table-cell>
          <table:table-cell office:value-type="float" office:value="0.363636363636364" calcext:value-type="float">
            <text:p>0.3636363636</text:p>
          </table:table-cell>
          <table:table-cell office:value-type="float" office:value="0.181818181818182" calcext:value-type="float">
            <text:p>0.1818181818</text:p>
          </table:table-cell>
        </table:table-row>
        <table:table-row table:style-name="ro1">
          <table:table-cell office:value-type="string" calcext:value-type="string">
            <text:p>1500000US110010034001</text:p>
          </table:table-cell>
          <table:table-cell office:value-type="float" office:value="110010034001" calcext:value-type="float">
            <text:p>110010034001</text:p>
          </table:table-cell>
          <table:table-cell office:value-type="float" office:value="0.733902759526938" calcext:value-type="float">
            <text:p>0.7339027595</text:p>
          </table:table-cell>
          <table:table-cell office:value-type="float" office:value="0.0247787610619469" calcext:value-type="float">
            <text:p>0.0247787611</text:p>
          </table:table-cell>
          <table:table-cell office:value-type="float" office:value="0.306194690265487" calcext:value-type="float">
            <text:p>0.3061946903</text:p>
          </table:table-cell>
          <table:table-cell office:value-type="float" office:value="0.281132075471698" calcext:value-type="float">
            <text:p>0.2811320755</text:p>
          </table:table-cell>
        </table:table-row>
        <table:table-row table:style-name="ro1">
          <table:table-cell office:value-type="string" calcext:value-type="string">
            <text:p>1500000US110010034002</text:p>
          </table:table-cell>
          <table:table-cell office:value-type="float" office:value="110010034002" calcext:value-type="float">
            <text:p>110010034002</text:p>
          </table:table-cell>
          <table:table-cell office:value-type="float" office:value="0.710081402629931" calcext:value-type="float">
            <text:p>0.7100814026</text:p>
          </table:table-cell>
          <table:table-cell office:value-type="float" office:value="0.145591250854409" calcext:value-type="float">
            <text:p>0.1455912509</text:p>
          </table:table-cell>
          <table:table-cell office:value-type="float" office:value="0.274094326725906" calcext:value-type="float">
            <text:p>0.2740943267</text:p>
          </table:table-cell>
          <table:table-cell office:value-type="float" office:value="0.129615674453655" calcext:value-type="float">
            <text:p>0.1296156745</text:p>
          </table:table-cell>
        </table:table-row>
        <table:table-row table:style-name="ro1">
          <table:table-cell office:value-type="string" calcext:value-type="string">
            <text:p>1500000US110010035001</text:p>
          </table:table-cell>
          <table:table-cell office:value-type="float" office:value="110010035001" calcext:value-type="float">
            <text:p>110010035001</text:p>
          </table:table-cell>
          <table:table-cell office:value-type="float" office:value="0.608840304182509" calcext:value-type="float">
            <text:p>0.6088403042</text:p>
          </table:table-cell>
          <table:table-cell office:value-type="float" office:value="0.127257799671593" calcext:value-type="float">
            <text:p>0.1272577997</text:p>
          </table:table-cell>
          <table:table-cell office:value-type="float" office:value="0.276683087027915" calcext:value-type="float">
            <text:p>0.276683087</text:p>
          </table:table-cell>
          <table:table-cell office:value-type="float" office:value="0.232481450948063" calcext:value-type="float">
            <text:p>0.2324814509</text:p>
          </table:table-cell>
        </table:table-row>
        <table:table-row table:style-name="ro1">
          <table:table-cell office:value-type="string" calcext:value-type="string">
            <text:p>1500000US110010035002</text:p>
          </table:table-cell>
          <table:table-cell office:value-type="float" office:value="110010035002" calcext:value-type="float">
            <text:p>110010035002</text:p>
          </table:table-cell>
          <table:table-cell office:value-type="float" office:value="0.904544155472992" calcext:value-type="float">
            <text:p>0.9045441555</text:p>
          </table:table-cell>
          <table:table-cell office:value-type="float" office:value="0.0298398835516739" calcext:value-type="float">
            <text:p>0.0298398836</text:p>
          </table:table-cell>
          <table:table-cell office:value-type="float" office:value="0.202328966521106" calcext:value-type="float">
            <text:p>0.2023289665</text:p>
          </table:table-cell>
          <table:table-cell office:value-type="float" office:value="0.257370517928287" calcext:value-type="float">
            <text:p>0.2573705179</text:p>
          </table:table-cell>
        </table:table-row>
        <table:table-row table:style-name="ro1">
          <table:table-cell office:value-type="string" calcext:value-type="string">
            <text:p>1500000US110010036001</text:p>
          </table:table-cell>
          <table:table-cell office:value-type="float" office:value="110010036001" calcext:value-type="float">
            <text:p>110010036001</text:p>
          </table:table-cell>
          <table:table-cell office:value-type="float" office:value="0.435349940688019" calcext:value-type="float">
            <text:p>0.4353499407</text:p>
          </table:table-cell>
          <table:table-cell office:value-type="float" office:value="0.0208034433285509" calcext:value-type="float">
            <text:p>0.0208034433</text:p>
          </table:table-cell>
          <table:table-cell office:value-type="float" office:value="0.252510760401722" calcext:value-type="float">
            <text:p>0.2525107604</text:p>
          </table:table-cell>
          <table:table-cell office:value-type="float" office:value="0.168405365126677" calcext:value-type="float">
            <text:p>0.1684053651</text:p>
          </table:table-cell>
        </table:table-row>
        <table:table-row table:style-name="ro1">
          <table:table-cell office:value-type="string" calcext:value-type="string">
            <text:p>1500000US110010036002</text:p>
          </table:table-cell>
          <table:table-cell office:value-type="float" office:value="110010036002" calcext:value-type="float">
            <text:p>110010036002</text:p>
          </table:table-cell>
          <table:table-cell office:value-type="float" office:value="0.480946123521682" calcext:value-type="float">
            <text:p>0.4809461235</text:p>
          </table:table-cell>
          <table:table-cell office:value-type="float" office:value="0.0590452261306533" calcext:value-type="float">
            <text:p>0.0590452261</text:p>
          </table:table-cell>
          <table:table-cell office:value-type="float" office:value="0.491206030150754" calcext:value-type="float">
            <text:p>0.4912060302</text:p>
          </table:table-cell>
          <table:table-cell office:value-type="float" office:value="0.161028416779432" calcext:value-type="float">
            <text:p>0.1610284168</text:p>
          </table:table-cell>
        </table:table-row>
        <table:table-row table:style-name="ro1">
          <table:table-cell office:value-type="string" calcext:value-type="string">
            <text:p>1500000US110010036003</text:p>
          </table:table-cell>
          <table:table-cell office:value-type="float" office:value="110010036003" calcext:value-type="float">
            <text:p>110010036003</text:p>
          </table:table-cell>
          <table:table-cell office:value-type="float" office:value="0.465536105032823" calcext:value-type="float">
            <text:p>0.465536105</text:p>
          </table:table-cell>
          <table:table-cell office:value-type="float" office:value="0.237357259380098" calcext:value-type="float">
            <text:p>0.2373572594</text:p>
          </table:table-cell>
          <table:table-cell office:value-type="float" office:value="0.247960848287113" calcext:value-type="float">
            <text:p>0.2479608483</text:p>
          </table:table-cell>
          <table:table-cell office:value-type="float" office:value="0.126603934987169" calcext:value-type="float">
            <text:p>0.126603935</text:p>
          </table:table-cell>
        </table:table-row>
        <table:table-row table:style-name="ro1">
          <table:table-cell office:value-type="string" calcext:value-type="string">
            <text:p>1500000US110010037001</text:p>
          </table:table-cell>
          <table:table-cell office:value-type="float" office:value="110010037001" calcext:value-type="float">
            <text:p>110010037001</text:p>
          </table:table-cell>
          <table:table-cell office:value-type="float" office:value="0.467145223633352" calcext:value-type="float">
            <text:p>0.4671452236</text:p>
          </table:table-cell>
          <table:table-cell office:value-type="float" office:value="0.0477346278317152" calcext:value-type="float">
            <text:p>0.0477346278</text:p>
          </table:table-cell>
          <table:table-cell office:value-type="float" office:value="0.330097087378641" calcext:value-type="float">
            <text:p>0.3300970874</text:p>
          </table:table-cell>
          <table:table-cell office:value-type="float" office:value="0.0704697986577181" calcext:value-type="float">
            <text:p>0.0704697987</text:p>
          </table:table-cell>
        </table:table-row>
        <table:table-row table:style-name="ro1">
          <table:table-cell office:value-type="string" calcext:value-type="string">
            <text:p>1500000US110010037002</text:p>
          </table:table-cell>
          <table:table-cell office:value-type="float" office:value="110010037002" calcext:value-type="float">
            <text:p>110010037002</text:p>
          </table:table-cell>
          <table:table-cell office:value-type="float" office:value="0.658441558441558" calcext:value-type="float">
            <text:p>0.6584415584</text:p>
          </table:table-cell>
          <table:table-cell office:value-type="float" office:value="0.059349593495935" calcext:value-type="float">
            <text:p>0.0593495935</text:p>
          </table:table-cell>
          <table:table-cell office:value-type="float" office:value="0.0943089430894309" calcext:value-type="float">
            <text:p>0.0943089431</text:p>
          </table:table-cell>
          <table:table-cell office:value-type="float" office:value="0.239226033421284" calcext:value-type="float">
            <text:p>0.2392260334</text:p>
          </table:table-cell>
        </table:table-row>
        <table:table-row table:style-name="ro1">
          <table:table-cell office:value-type="string" calcext:value-type="string">
            <text:p>1500000US110010037003</text:p>
          </table:table-cell>
          <table:table-cell office:value-type="float" office:value="110010037003" calcext:value-type="float">
            <text:p>110010037003</text:p>
          </table:table-cell>
          <table:table-cell office:value-type="float" office:value="0.442783208740656" calcext:value-type="float">
            <text:p>0.4427832087</text:p>
          </table:table-cell>
          <table:table-cell office:value-type="float" office:value="0.0589788732394366" calcext:value-type="float">
            <text:p>0.0589788732</text:p>
          </table:table-cell>
          <table:table-cell office:value-type="float" office:value="0.261443661971831" calcext:value-type="float">
            <text:p>0.261443662</text:p>
          </table:table-cell>
          <table:table-cell office:value-type="float" office:value="0.0937781785392245" calcext:value-type="float">
            <text:p>0.0937781785</text:p>
          </table:table-cell>
        </table:table-row>
        <table:table-row table:style-name="ro1">
          <table:table-cell office:value-type="string" calcext:value-type="string">
            <text:p>1500000US110010038001</text:p>
          </table:table-cell>
          <table:table-cell office:value-type="float" office:value="110010038001" calcext:value-type="float">
            <text:p>110010038001</text:p>
          </table:table-cell>
          <table:table-cell office:value-type="float" office:value="0.196994991652755" calcext:value-type="float">
            <text:p>0.1969949917</text:p>
          </table:table-cell>
          <table:table-cell office:value-type="float" office:value="0.101684341859014" calcext:value-type="float">
            <text:p>0.1016843419</text:p>
          </table:table-cell>
          <table:table-cell office:value-type="float" office:value="0.27386150966937" calcext:value-type="float">
            <text:p>0.2738615097</text:p>
          </table:table-cell>
          <table:table-cell office:value-type="float" office:value="0.0872703412073491" calcext:value-type="float">
            <text:p>0.0872703412</text:p>
          </table:table-cell>
        </table:table-row>
        <table:table-row table:style-name="ro1">
          <table:table-cell office:value-type="string" calcext:value-type="string">
            <text:p>1500000US110010038002</text:p>
          </table:table-cell>
          <table:table-cell office:value-type="float" office:value="110010038002" calcext:value-type="float">
            <text:p>110010038002</text:p>
          </table:table-cell>
          <table:table-cell office:value-type="float" office:value="0.308314087759815" calcext:value-type="float">
            <text:p>0.3083140878</text:p>
          </table:table-cell>
          <table:table-cell office:value-type="float" office:value="0.0117130307467057" calcext:value-type="float">
            <text:p>0.0117130307</text:p>
          </table:table-cell>
          <table:table-cell office:value-type="float" office:value="0.284773060029283" calcext:value-type="float">
            <text:p>0.28477306</text:p>
          </table:table-cell>
          <table:table-cell office:value-type="float" office:value="0.206618240516546" calcext:value-type="float">
            <text:p>0.2066182405</text:p>
          </table:table-cell>
        </table:table-row>
        <table:table-row table:style-name="ro1">
          <table:table-cell office:value-type="string" calcext:value-type="string">
            <text:p>1500000US110010038003</text:p>
          </table:table-cell>
          <table:table-cell office:value-type="float" office:value="110010038003" calcext:value-type="float">
            <text:p>110010038003</text:p>
          </table:table-cell>
          <table:table-cell office:value-type="float" office:value="0.569560047562426" calcext:value-type="float">
            <text:p>0.5695600476</text:p>
          </table:table-cell>
          <table:table-cell office:value-type="float" office:value="0.046448087431694" calcext:value-type="float">
            <text:p>0.0464480874</text:p>
          </table:table-cell>
          <table:table-cell office:value-type="float" office:value="0.12568306010929" calcext:value-type="float">
            <text:p>0.1256830601</text:p>
          </table:table-cell>
          <table:table-cell office:value-type="float" office:value="0.0359281437125748" calcext:value-type="float">
            <text:p>0.0359281437</text:p>
          </table:table-cell>
        </table:table-row>
        <table:table-row table:style-name="ro1">
          <table:table-cell office:value-type="string" calcext:value-type="string">
            <text:p>1500000US110010039001</text:p>
          </table:table-cell>
          <table:table-cell office:value-type="float" office:value="110010039001" calcext:value-type="float">
            <text:p>110010039001</text:p>
          </table:table-cell>
          <table:table-cell office:value-type="float" office:value="0.320089955022489" calcext:value-type="float">
            <text:p>0.320089955</text:p>
          </table:table-cell>
          <table:table-cell office:value-type="float" office:value="0.0387434554973822" calcext:value-type="float">
            <text:p>0.0387434555</text:p>
          </table:table-cell>
          <table:table-cell office:value-type="float" office:value="0.228272251308901" calcext:value-type="float">
            <text:p>0.2282722513</text:p>
          </table:table-cell>
          <table:table-cell office:value-type="float" office:value="0.210695187165775" calcext:value-type="float">
            <text:p>0.2106951872</text:p>
          </table:table-cell>
        </table:table-row>
        <table:table-row table:style-name="ro1">
          <table:table-cell office:value-type="string" calcext:value-type="string">
            <text:p>1500000US110010039002</text:p>
          </table:table-cell>
          <table:table-cell office:value-type="float" office:value="110010039002" calcext:value-type="float">
            <text:p>110010039002</text:p>
          </table:table-cell>
          <table:table-cell office:value-type="float" office:value="0.185059422750424" calcext:value-type="float">
            <text:p>0.1850594228</text:p>
          </table:table-cell>
          <table:table-cell office:value-type="float" office:value="0.0550795593635251" calcext:value-type="float">
            <text:p>0.0550795594</text:p>
          </table:table-cell>
          <table:table-cell office:value-type="float" office:value="0.193390452876377" calcext:value-type="float">
            <text:p>0.1933904529</text:p>
          </table:table-cell>
          <table:table-cell office:value-type="float" office:value="0.206852791878173" calcext:value-type="float">
            <text:p>0.2068527919</text:p>
          </table:table-cell>
        </table:table-row>
        <table:table-row table:style-name="ro1">
          <table:table-cell office:value-type="string" calcext:value-type="string">
            <text:p>1500000US110010039003</text:p>
          </table:table-cell>
          <table:table-cell office:value-type="float" office:value="110010039003" calcext:value-type="float">
            <text:p>110010039003</text:p>
          </table:table-cell>
          <table:table-cell office:value-type="float" office:value="0.149870801033592" calcext:value-type="float">
            <text:p>0.149870801</text:p>
          </table:table-cell>
          <table:table-cell office:value-type="float" office:value="0.125272331154684" calcext:value-type="float">
            <text:p>0.1252723312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0.192488262910798" calcext:value-type="float">
            <text:p>0.1924882629</text:p>
          </table:table-cell>
        </table:table-row>
        <table:table-row table:style-name="ro1">
          <table:table-cell office:value-type="string" calcext:value-type="string">
            <text:p>1500000US110010039004</text:p>
          </table:table-cell>
          <table:table-cell office:value-type="float" office:value="110010039004" calcext:value-type="float">
            <text:p>110010039004</text:p>
          </table:table-cell>
          <table:table-cell office:value-type="float" office:value="0.21978021978022" calcext:value-type="float">
            <text:p>0.2197802198</text:p>
          </table:table-cell>
          <table:table-cell office:value-type="float" office:value="0.104743083003953" calcext:value-type="float">
            <text:p>0.104743083</text:p>
          </table:table-cell>
          <table:table-cell office:value-type="float" office:value="0.239130434782609" calcext:value-type="float">
            <text:p>0.2391304348</text:p>
          </table:table-cell>
          <table:table-cell office:value-type="float" office:value="0.128964059196617" calcext:value-type="float">
            <text:p>0.1289640592</text:p>
          </table:table-cell>
        </table:table-row>
        <table:table-row table:style-name="ro1">
          <table:table-cell office:value-type="string" calcext:value-type="string">
            <text:p>1500000US110010040011</text:p>
          </table:table-cell>
          <table:table-cell office:value-type="float" office:value="110010040011" calcext:value-type="float">
            <text:p>110010040011</text:p>
          </table:table-cell>
          <table:table-cell office:value-type="float" office:value="0.124641010913268" calcext:value-type="float">
            <text:p>0.1246410109</text:p>
          </table:table-cell>
          <table:table-cell office:value-type="float" office:value="0.0623655913978495" calcext:value-type="float">
            <text:p>0.0623655914</text:p>
          </table:table-cell>
          <table:table-cell office:value-type="float" office:value="0.331182795698925" calcext:value-type="float">
            <text:p>0.3311827957</text:p>
          </table:table-cell>
          <table:table-cell office:value-type="float" office:value="0.165283018867925" calcext:value-type="float">
            <text:p>0.1652830189</text:p>
          </table:table-cell>
        </table:table-row>
        <table:table-row table:style-name="ro1">
          <table:table-cell office:value-type="string" calcext:value-type="string">
            <text:p>1500000US110010040012</text:p>
          </table:table-cell>
          <table:table-cell office:value-type="float" office:value="110010040012" calcext:value-type="float">
            <text:p>110010040012</text:p>
          </table:table-cell>
          <table:table-cell office:value-type="float" office:value="0.025844930417495" calcext:value-type="float">
            <text:p>0.0258449304</text:p>
          </table:table-cell>
          <table:table-cell office:value-type="float" office:value="0" calcext:value-type="float">
            <text:p>0</text:p>
          </table:table-cell>
          <table:table-cell office:value-type="float" office:value="0.405228758169935" calcext:value-type="float">
            <text:p>0.4052287582</text:p>
          </table:table-cell>
          <table:table-cell office:value-type="float" office:value="0.156583629893238" calcext:value-type="float">
            <text:p>0.1565836299</text:p>
          </table:table-cell>
        </table:table-row>
        <table:table-row table:style-name="ro1">
          <table:table-cell office:value-type="string" calcext:value-type="string">
            <text:p>1500000US110010040013</text:p>
          </table:table-cell>
          <table:table-cell office:value-type="float" office:value="110010040013" calcext:value-type="float">
            <text:p>110010040013</text:p>
          </table:table-cell>
          <table:table-cell office:value-type="float" office:value="0.208955223880597" calcext:value-type="float">
            <text:p>0.2089552239</text:p>
          </table:table-cell>
          <table:table-cell office:value-type="float" office:value="0.0142215568862275" calcext:value-type="float">
            <text:p>0.0142215569</text:p>
          </table:table-cell>
          <table:table-cell office:value-type="float" office:value="0.276946107784431" calcext:value-type="float">
            <text:p>0.2769461078</text:p>
          </table:table-cell>
          <table:table-cell office:value-type="float" office:value="0.219453376205788" calcext:value-type="float">
            <text:p>0.2194533762</text:p>
          </table:table-cell>
        </table:table-row>
        <table:table-row table:style-name="ro1">
          <table:table-cell office:value-type="string" calcext:value-type="string">
            <text:p>1500000US110010040021</text:p>
          </table:table-cell>
          <table:table-cell office:value-type="float" office:value="110010040021" calcext:value-type="float">
            <text:p>110010040021</text:p>
          </table:table-cell>
          <table:table-cell office:value-type="float" office:value="0.102880658436214" calcext:value-type="float">
            <text:p>0.1028806584</text:p>
          </table:table-cell>
          <table:table-cell office:value-type="float" office:value="0.171378091872792" calcext:value-type="float">
            <text:p>0.1713780919</text:p>
          </table:table-cell>
          <table:table-cell office:value-type="float" office:value="0.146643109540636" calcext:value-type="float">
            <text:p>0.1466431095</text:p>
          </table:table-cell>
          <table:table-cell office:value-type="float" office:value="0.179924242424242" calcext:value-type="float">
            <text:p>0.1799242424</text:p>
          </table:table-cell>
        </table:table-row>
        <table:table-row table:style-name="ro1">
          <table:table-cell office:value-type="string" calcext:value-type="string">
            <text:p>1500000US110010040022</text:p>
          </table:table-cell>
          <table:table-cell office:value-type="float" office:value="110010040022" calcext:value-type="float">
            <text:p>110010040022</text:p>
          </table:table-cell>
          <table:table-cell office:value-type="float" office:value="0.159726538222499" calcext:value-type="float">
            <text:p>0.1597265382</text:p>
          </table:table-cell>
          <table:table-cell office:value-type="float" office:value="0.0888364779874214" calcext:value-type="float">
            <text:p>0.088836478</text:p>
          </table:table-cell>
          <table:table-cell office:value-type="float" office:value="0.206761006289308" calcext:value-type="float">
            <text:p>0.2067610063</text:p>
          </table:table-cell>
          <table:table-cell office:value-type="float" office:value="0.136702568351284" calcext:value-type="float">
            <text:p>0.1367025684</text:p>
          </table:table-cell>
        </table:table-row>
        <table:table-row table:style-name="ro1">
          <table:table-cell office:value-type="string" calcext:value-type="string">
            <text:p>1500000US110010040023</text:p>
          </table:table-cell>
          <table:table-cell office:value-type="float" office:value="110010040023" calcext:value-type="float">
            <text:p>110010040023</text:p>
          </table:table-cell>
          <table:table-cell office:value-type="float" office:value="0.145454545454546" calcext:value-type="float">
            <text:p>0.1454545455</text:p>
          </table:table-cell>
          <table:table-cell office:value-type="float" office:value="0.0408163265306122" calcext:value-type="float">
            <text:p>0.0408163265</text:p>
          </table:table-cell>
          <table:table-cell office:value-type="float" office:value="0.213358070500928" calcext:value-type="float">
            <text:p>0.2133580705</text:p>
          </table:table-cell>
          <table:table-cell office:value-type="float" office:value="0.135857461024499" calcext:value-type="float">
            <text:p>0.135857461</text:p>
          </table:table-cell>
        </table:table-row>
        <table:table-row table:style-name="ro1">
          <table:table-cell office:value-type="string" calcext:value-type="string">
            <text:p>1500000US110010041001</text:p>
          </table:table-cell>
          <table:table-cell office:value-type="float" office:value="110010041001" calcext:value-type="float">
            <text:p>110010041001</text:p>
          </table:table-cell>
          <table:table-cell office:value-type="float" office:value="0.114155251141553" calcext:value-type="float">
            <text:p>0.1141552511</text:p>
          </table:table-cell>
          <table:table-cell office:value-type="float" office:value="0.00733752620545073" calcext:value-type="float">
            <text:p>0.0073375262</text:p>
          </table:table-cell>
          <table:table-cell office:value-type="float" office:value="0.238993710691824" calcext:value-type="float">
            <text:p>0.2389937107</text:p>
          </table:table-cell>
          <table:table-cell office:value-type="float" office:value="0.15916955017301" calcext:value-type="float">
            <text:p>0.1591695502</text:p>
          </table:table-cell>
        </table:table-row>
        <table:table-row table:style-name="ro1">
          <table:table-cell office:value-type="string" calcext:value-type="string">
            <text:p>1500000US110010041002</text:p>
          </table:table-cell>
          <table:table-cell office:value-type="float" office:value="110010041002" calcext:value-type="float">
            <text:p>110010041002</text:p>
          </table:table-cell>
          <table:table-cell office:value-type="float" office:value="0.289437585733882" calcext:value-type="float">
            <text:p>0.2894375857</text:p>
          </table:table-cell>
          <table:table-cell office:value-type="float" office:value="0.0160550458715596" calcext:value-type="float">
            <text:p>0.0160550459</text:p>
          </table:table-cell>
          <table:table-cell office:value-type="float" office:value="0.30045871559633" calcext:value-type="float">
            <text:p>0.3004587156</text:p>
          </table:table-cell>
          <table:table-cell office:value-type="float" office:value="0.050125313283208" calcext:value-type="float">
            <text:p>0.0501253133</text:p>
          </table:table-cell>
        </table:table-row>
        <table:table-row table:style-name="ro1">
          <table:table-cell office:value-type="string" calcext:value-type="string">
            <text:p>1500000US110010041003</text:p>
          </table:table-cell>
          <table:table-cell office:value-type="float" office:value="110010041003" calcext:value-type="float">
            <text:p>110010041003</text:p>
          </table:table-cell>
          <table:table-cell office:value-type="float" office:value="0.160614525139665" calcext:value-type="float">
            <text:p>0.1606145251</text:p>
          </table:table-cell>
          <table:table-cell office:value-type="float" office:value="0.0176767676767677" calcext:value-type="float">
            <text:p>0.0176767677</text:p>
          </table:table-cell>
          <table:table-cell office:value-type="float" office:value="0.189393939393939" calcext:value-type="float">
            <text:p>0.1893939394</text:p>
          </table:table-cell>
          <table:table-cell office:value-type="float" office:value="0.0857142857142857" calcext:value-type="float">
            <text:p>0.0857142857</text:p>
          </table:table-cell>
        </table:table-row>
        <table:table-row table:style-name="ro1">
          <table:table-cell office:value-type="string" calcext:value-type="string">
            <text:p>1500000US110010042011</text:p>
          </table:table-cell>
          <table:table-cell office:value-type="float" office:value="110010042011" calcext:value-type="float">
            <text:p>110010042011</text:p>
          </table:table-cell>
          <table:table-cell office:value-type="float" office:value="0.18978102189781" calcext:value-type="float">
            <text:p>0.1897810219</text:p>
          </table:table-cell>
          <table:table-cell office:value-type="float" office:value="0.0579345088161209" calcext:value-type="float">
            <text:p>0.0579345088</text:p>
          </table:table-cell>
          <table:table-cell office:value-type="float" office:value="0.137699412258606" calcext:value-type="float">
            <text:p>0.1376994123</text:p>
          </table:table-cell>
          <table:table-cell office:value-type="float" office:value="0.152557319223986" calcext:value-type="float">
            <text:p>0.1525573192</text:p>
          </table:table-cell>
        </table:table-row>
        <table:table-row table:style-name="ro1">
          <table:table-cell office:value-type="string" calcext:value-type="string">
            <text:p>1500000US110010042012</text:p>
          </table:table-cell>
          <table:table-cell office:value-type="float" office:value="110010042012" calcext:value-type="float">
            <text:p>110010042012</text:p>
          </table:table-cell>
          <table:table-cell office:value-type="float" office:value="0.176109537299339" calcext:value-type="float">
            <text:p>0.1761095373</text:p>
          </table:table-cell>
          <table:table-cell office:value-type="float" office:value="0.0634226353198469" calcext:value-type="float">
            <text:p>0.0634226353</text:p>
          </table:table-cell>
          <table:table-cell office:value-type="float" office:value="0.24603608529251" calcext:value-type="float">
            <text:p>0.2460360853</text:p>
          </table:table-cell>
          <table:table-cell office:value-type="float" office:value="0.0785923753665689" calcext:value-type="float">
            <text:p>0.0785923754</text:p>
          </table:table-cell>
        </table:table-row>
        <table:table-row table:style-name="ro1">
          <table:table-cell office:value-type="string" calcext:value-type="string">
            <text:p>1500000US110010042021</text:p>
          </table:table-cell>
          <table:table-cell office:value-type="float" office:value="110010042021" calcext:value-type="float">
            <text:p>110010042021</text:p>
          </table:table-cell>
          <table:table-cell office:value-type="float" office:value="0.184674329501916" calcext:value-type="float">
            <text:p>0.1846743295</text:p>
          </table:table-cell>
          <table:table-cell office:value-type="float" office:value="0.0657276995305164" calcext:value-type="float">
            <text:p>0.0657276995</text:p>
          </table:table-cell>
          <table:table-cell office:value-type="float" office:value="0.149295774647887" calcext:value-type="float">
            <text:p>0.1492957746</text:p>
          </table:table-cell>
          <table:table-cell office:value-type="float" office:value="0.11736641221374" calcext:value-type="float">
            <text:p>0.1173664122</text:p>
          </table:table-cell>
        </table:table-row>
        <table:table-row table:style-name="ro1">
          <table:table-cell office:value-type="string" calcext:value-type="string">
            <text:p>1500000US110010042022</text:p>
          </table:table-cell>
          <table:table-cell office:value-type="float" office:value="110010042022" calcext:value-type="float">
            <text:p>110010042022</text:p>
          </table:table-cell>
          <table:table-cell office:value-type="float" office:value="0.187218045112782" calcext:value-type="float">
            <text:p>0.1872180451</text:p>
          </table:table-cell>
          <table:table-cell office:value-type="float" office:value="0.091897233201581" calcext:value-type="float">
            <text:p>0.0918972332</text:p>
          </table:table-cell>
          <table:table-cell office:value-type="float" office:value="0.208498023715415" calcext:value-type="float">
            <text:p>0.2084980237</text:p>
          </table:table-cell>
          <table:table-cell office:value-type="float" office:value="0.186708860759494" calcext:value-type="float">
            <text:p>0.1867088608</text:p>
          </table:table-cell>
        </table:table-row>
        <table:table-row table:style-name="ro1">
          <table:table-cell office:value-type="string" calcext:value-type="string">
            <text:p>1500000US110010043001</text:p>
          </table:table-cell>
          <table:table-cell office:value-type="float" office:value="110010043001" calcext:value-type="float">
            <text:p>110010043001</text:p>
          </table:table-cell>
          <table:table-cell office:value-type="float" office:value="0.32766761095373" calcext:value-type="float">
            <text:p>0.327667611</text:p>
          </table:table-cell>
          <table:table-cell office:value-type="float" office:value="0.0584192439862543" calcext:value-type="float">
            <text:p>0.058419244</text:p>
          </table:table-cell>
          <table:table-cell office:value-type="float" office:value="0.237113402061856" calcext:value-type="float">
            <text:p>0.2371134021</text:p>
          </table:table-cell>
          <table:table-cell office:value-type="float" office:value="0.190442726633872" calcext:value-type="float">
            <text:p>0.1904427266</text:p>
          </table:table-cell>
        </table:table-row>
        <table:table-row table:style-name="ro1">
          <table:table-cell office:value-type="string" calcext:value-type="string">
            <text:p>1500000US110010043002</text:p>
          </table:table-cell>
          <table:table-cell office:value-type="float" office:value="110010043002" calcext:value-type="float">
            <text:p>110010043002</text:p>
          </table:table-cell>
          <table:table-cell office:value-type="float" office:value="0.405118601747815" calcext:value-type="float">
            <text:p>0.4051186017</text:p>
          </table:table-cell>
          <table:table-cell office:value-type="float" office:value="0.127753303964758" calcext:value-type="float">
            <text:p>0.127753304</text:p>
          </table:table-cell>
          <table:table-cell office:value-type="float" office:value="0.199118942731278" calcext:value-type="float">
            <text:p>0.1991189427</text:p>
          </table:table-cell>
          <table:table-cell office:value-type="float" office:value="0.195630585898709" calcext:value-type="float">
            <text:p>0.1956305859</text:p>
          </table:table-cell>
        </table:table-row>
        <table:table-row table:style-name="ro1">
          <table:table-cell office:value-type="string" calcext:value-type="string">
            <text:p>1500000US110010044001</text:p>
          </table:table-cell>
          <table:table-cell office:value-type="float" office:value="110010044001" calcext:value-type="float">
            <text:p>110010044001</text:p>
          </table:table-cell>
          <table:table-cell office:value-type="float" office:value="0.232045779685265" calcext:value-type="float">
            <text:p>0.2320457797</text:p>
          </table:table-cell>
          <table:table-cell office:value-type="float" office:value="0.0613207547169811" calcext:value-type="float">
            <text:p>0.0613207547</text:p>
          </table:table-cell>
          <table:table-cell office:value-type="float" office:value="0.293541364296081" calcext:value-type="float">
            <text:p>0.2935413643</text:p>
          </table:table-cell>
          <table:table-cell office:value-type="float" office:value="0.0671844660194175" calcext:value-type="float">
            <text:p>0.067184466</text:p>
          </table:table-cell>
        </table:table-row>
        <table:table-row table:style-name="ro1">
          <table:table-cell office:value-type="string" calcext:value-type="string">
            <text:p>1500000US110010044002</text:p>
          </table:table-cell>
          <table:table-cell office:value-type="float" office:value="110010044002" calcext:value-type="float">
            <text:p>110010044002</text:p>
          </table:table-cell>
          <table:table-cell office:value-type="float" office:value="0.363389216130494" calcext:value-type="float">
            <text:p>0.3633892161</text:p>
          </table:table-cell>
          <table:table-cell office:value-type="float" office:value="0.151183970856102" calcext:value-type="float">
            <text:p>0.1511839709</text:p>
          </table:table-cell>
          <table:table-cell office:value-type="float" office:value="0.210078931390407" calcext:value-type="float">
            <text:p>0.2100789314</text:p>
          </table:table-cell>
          <table:table-cell office:value-type="float" office:value="0.0831168831168831" calcext:value-type="float">
            <text:p>0.0831168831</text:p>
          </table:table-cell>
        </table:table-row>
        <table:table-row table:style-name="ro1">
          <table:table-cell office:value-type="string" calcext:value-type="string">
            <text:p>1500000US110010046001</text:p>
          </table:table-cell>
          <table:table-cell office:value-type="float" office:value="110010046001" calcext:value-type="float">
            <text:p>110010046001</text:p>
          </table:table-cell>
          <table:table-cell office:value-type="float" office:value="0.721042471042471" calcext:value-type="float">
            <text:p>0.721042471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0.518315018315018" calcext:value-type="float">
            <text:p>0.5183150183</text:p>
          </table:table-cell>
          <table:table-cell office:value-type="float" office:value="0.133699633699634" calcext:value-type="float">
            <text:p>0.1336996337</text:p>
          </table:table-cell>
        </table:table-row>
        <table:table-row table:style-name="ro1">
          <table:table-cell office:value-type="string" calcext:value-type="string">
            <text:p>1500000US110010046002</text:p>
          </table:table-cell>
          <table:table-cell office:value-type="float" office:value="110010046002" calcext:value-type="float">
            <text:p>110010046002</text:p>
          </table:table-cell>
          <table:table-cell office:value-type="float" office:value="0.620617477760335" calcext:value-type="float">
            <text:p>0.6206174778</text:p>
          </table:table-cell>
          <table:table-cell office:value-type="float" office:value="0.112932604735883" calcext:value-type="float">
            <text:p>0.1129326047</text:p>
          </table:table-cell>
          <table:table-cell office:value-type="float" office:value="0.408925318761384" calcext:value-type="float">
            <text:p>0.4089253188</text:p>
          </table:table-cell>
          <table:table-cell office:value-type="float" office:value="0.188305252725471" calcext:value-type="float">
            <text:p>0.1883052527</text:p>
          </table:table-cell>
        </table:table-row>
        <table:table-row table:style-name="ro1">
          <table:table-cell office:value-type="string" calcext:value-type="string">
            <text:p>1500000US110010047011</text:p>
          </table:table-cell>
          <table:table-cell office:value-type="float" office:value="110010047011" calcext:value-type="float">
            <text:p>110010047011</text:p>
          </table:table-cell>
          <table:table-cell office:value-type="float" office:value="1" calcext:value-type="float">
            <text:p>1</text:p>
          </table:table-cell>
          <table:table-cell office:value-type="float" office:value="0.0278330019880716" calcext:value-type="float">
            <text:p>0.027833002</text:p>
          </table:table-cell>
          <table:table-cell office:value-type="float" office:value="0.324055666003976" calcext:value-type="float">
            <text:p>0.324055666</text:p>
          </table:table-cell>
          <table:table-cell office:value-type="float" office:value="0.491053677932406" calcext:value-type="float">
            <text:p>0.4910536779</text:p>
          </table:table-cell>
        </table:table-row>
        <table:table-row table:style-name="ro1">
          <table:table-cell office:value-type="string" calcext:value-type="string">
            <text:p>1500000US110010047012</text:p>
          </table:table-cell>
          <table:table-cell office:value-type="float" office:value="110010047012" calcext:value-type="float">
            <text:p>110010047012</text:p>
          </table:table-cell>
          <table:table-cell office:value-type="float" office:value="0.727736233854521" calcext:value-type="float">
            <text:p>0.7277362339</text:p>
          </table:table-cell>
          <table:table-cell office:value-type="float" office:value="0.064638783269962" calcext:value-type="float">
            <text:p>0.0646387833</text:p>
          </table:table-cell>
          <table:table-cell office:value-type="float" office:value="0.339163498098859" calcext:value-type="float">
            <text:p>0.3391634981</text:p>
          </table:table-cell>
          <table:table-cell office:value-type="float" office:value="0.228099173553719" calcext:value-type="float">
            <text:p>0.2280991736</text:p>
          </table:table-cell>
        </table:table-row>
        <table:table-row table:style-name="ro1">
          <table:table-cell office:value-type="string" calcext:value-type="string">
            <text:p>1500000US110010047021</text:p>
          </table:table-cell>
          <table:table-cell office:value-type="float" office:value="110010047021" calcext:value-type="float">
            <text:p>110010047021</text:p>
          </table:table-cell>
          <table:table-cell office:value-type="float" office:value="0.459343236903831" calcext:value-type="float">
            <text:p>0.4593432369</text:p>
          </table:table-cell>
          <table:table-cell office:value-type="float" office:value="0.0286054827175209" calcext:value-type="float">
            <text:p>0.0286054827</text:p>
          </table:table-cell>
          <table:table-cell office:value-type="float" office:value="0.271752085816448" calcext:value-type="float">
            <text:p>0.2717520858</text:p>
          </table:table-cell>
          <table:table-cell office:value-type="float" office:value="0.12593984962406" calcext:value-type="float">
            <text:p>0.1259398496</text:p>
          </table:table-cell>
        </table:table-row>
        <table:table-row table:style-name="ro1">
          <table:table-cell office:value-type="string" calcext:value-type="string">
            <text:p>1500000US110010048011</text:p>
          </table:table-cell>
          <table:table-cell office:value-type="float" office:value="110010048011" calcext:value-type="float">
            <text:p>110010048011</text:p>
          </table:table-cell>
          <table:table-cell office:value-type="float" office:value="0.612685560053981" calcext:value-type="float">
            <text:p>0.6126855601</text:p>
          </table:table-cell>
          <table:table-cell office:value-type="float" office:value="0.0783926218708827" calcext:value-type="float">
            <text:p>0.0783926219</text:p>
          </table:table-cell>
          <table:table-cell office:value-type="float" office:value="0.313570487483531" calcext:value-type="float">
            <text:p>0.3135704875</text:p>
          </table:table-cell>
          <table:table-cell office:value-type="float" office:value="0.138944555778223" calcext:value-type="float">
            <text:p>0.1389445558</text:p>
          </table:table-cell>
        </table:table-row>
        <table:table-row table:style-name="ro1">
          <table:table-cell office:value-type="string" calcext:value-type="string">
            <text:p>1500000US110010048021</text:p>
          </table:table-cell>
          <table:table-cell office:value-type="float" office:value="110010048021" calcext:value-type="float">
            <text:p>110010048021</text:p>
          </table:table-cell>
          <table:table-cell office:value-type="float" office:value="0.493740219092332" calcext:value-type="float">
            <text:p>0.4937402191</text:p>
          </table:table-cell>
          <table:table-cell office:value-type="float" office:value="0.0766806722689076" calcext:value-type="float">
            <text:p>0.0766806723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0.211283185840708" calcext:value-type="float">
            <text:p>0.2112831858</text:p>
          </table:table-cell>
        </table:table-row>
        <table:table-row table:style-name="ro1">
          <table:table-cell office:value-type="string" calcext:value-type="string">
            <text:p>1500000US110010048022</text:p>
          </table:table-cell>
          <table:table-cell office:value-type="float" office:value="110010048022" calcext:value-type="float">
            <text:p>110010048022</text:p>
          </table:table-cell>
          <table:table-cell office:value-type="float" office:value="0.780616740088106" calcext:value-type="float">
            <text:p>0.7806167401</text:p>
          </table:table-cell>
          <table:table-cell office:value-type="float" office:value="0.1" calcext:value-type="float">
            <text:p>0.1</text:p>
          </table:table-cell>
          <table:table-cell office:value-type="float" office:value="0.272093023255814" calcext:value-type="float">
            <text:p>0.2720930233</text:p>
          </table:table-cell>
          <table:table-cell office:value-type="float" office:value="0.111727416798732" calcext:value-type="float">
            <text:p>0.1117274168</text:p>
          </table:table-cell>
        </table:table-row>
        <table:table-row table:style-name="ro1">
          <table:table-cell office:value-type="string" calcext:value-type="string">
            <text:p>1500000US110010049011</text:p>
          </table:table-cell>
          <table:table-cell office:value-type="float" office:value="110010049011" calcext:value-type="float">
            <text:p>110010049011</text:p>
          </table:table-cell>
          <table:table-cell office:value-type="float" office:value="0.698211624441133" calcext:value-type="float">
            <text:p>0.6982116244</text:p>
          </table:table-cell>
          <table:table-cell office:value-type="float" office:value="0.0948553054662379" calcext:value-type="float">
            <text:p>0.0948553055</text:p>
          </table:table-cell>
          <table:table-cell office:value-type="float" office:value="0.352090032154341" calcext:value-type="float">
            <text:p>0.3520900322</text:p>
          </table:table-cell>
          <table:table-cell office:value-type="float" office:value="0.115321252059308" calcext:value-type="float">
            <text:p>0.1153212521</text:p>
          </table:table-cell>
        </table:table-row>
        <table:table-row table:style-name="ro1">
          <table:table-cell office:value-type="string" calcext:value-type="string">
            <text:p>1500000US110010049012</text:p>
          </table:table-cell>
          <table:table-cell office:value-type="float" office:value="110010049012" calcext:value-type="float">
            <text:p>110010049012</text:p>
          </table:table-cell>
          <table:table-cell office:value-type="float" office:value="0.427662957074722" calcext:value-type="float">
            <text:p>0.4276629571</text:p>
          </table:table-cell>
          <table:table-cell office:value-type="float" office:value="0.140697674418605" calcext:value-type="float">
            <text:p>0.1406976744</text:p>
          </table:table-cell>
          <table:table-cell office:value-type="float" office:value="0.23953488372093" calcext:value-type="float">
            <text:p>0.2395348837</text:p>
          </table:table-cell>
          <table:table-cell office:value-type="float" office:value="0.11038961038961" calcext:value-type="float">
            <text:p>0.1103896104</text:p>
          </table:table-cell>
        </table:table-row>
        <table:table-row table:style-name="ro1">
          <table:table-cell office:value-type="string" calcext:value-type="string">
            <text:p>1500000US110010049021</text:p>
          </table:table-cell>
          <table:table-cell office:value-type="float" office:value="110010049021" calcext:value-type="float">
            <text:p>110010049021</text:p>
          </table:table-cell>
          <table:table-cell office:value-type="float" office:value="0.476780185758514" calcext:value-type="float">
            <text:p>0.4767801858</text:p>
          </table:table-cell>
          <table:table-cell office:value-type="float" office:value="0.0448717948717949" calcext:value-type="float">
            <text:p>0.0448717949</text:p>
          </table:table-cell>
          <table:table-cell office:value-type="float" office:value="0.168803418803419" calcext:value-type="float">
            <text:p>0.1688034188</text:p>
          </table:table-cell>
          <table:table-cell office:value-type="float" office:value="0.0469798657718121" calcext:value-type="float">
            <text:p>0.0469798658</text:p>
          </table:table-cell>
        </table:table-row>
        <table:table-row table:style-name="ro1">
          <table:table-cell office:value-type="string" calcext:value-type="string">
            <text:p>1500000US110010049022</text:p>
          </table:table-cell>
          <table:table-cell office:value-type="float" office:value="110010049022" calcext:value-type="float">
            <text:p>110010049022</text:p>
          </table:table-cell>
          <table:table-cell office:value-type="float" office:value="0.485428051001821" calcext:value-type="float">
            <text:p>0.485428051</text:p>
          </table:table-cell>
          <table:table-cell office:value-type="float" office:value="0.0603550295857988" calcext:value-type="float">
            <text:p>0.0603550296</text:p>
          </table:table-cell>
          <table:table-cell office:value-type="float" office:value="0.279289940828402" calcext:value-type="float">
            <text:p>0.2792899408</text:p>
          </table:table-cell>
          <table:table-cell office:value-type="float" office:value="0.153658536585366" calcext:value-type="float">
            <text:p>0.1536585366</text:p>
          </table:table-cell>
        </table:table-row>
        <table:table-row table:style-name="ro1">
          <table:table-cell office:value-type="string" calcext:value-type="string">
            <text:p>1500000US110010050011</text:p>
          </table:table-cell>
          <table:table-cell office:value-type="float" office:value="110010050011" calcext:value-type="float">
            <text:p>110010050011</text:p>
          </table:table-cell>
          <table:table-cell office:value-type="float" office:value="0.256257449344458" calcext:value-type="float">
            <text:p>0.2562574493</text:p>
          </table:table-cell>
          <table:table-cell office:value-type="float" office:value="0.0830769230769231" calcext:value-type="float">
            <text:p>0.0830769231</text:p>
          </table:table-cell>
          <table:table-cell office:value-type="float" office:value="0.210769230769231" calcext:value-type="float">
            <text:p>0.2107692308</text:p>
          </table:table-cell>
          <table:table-cell office:value-type="float" office:value="0.0673981191222571" calcext:value-type="float">
            <text:p>0.0673981191</text:p>
          </table:table-cell>
        </table:table-row>
        <table:table-row table:style-name="ro1">
          <table:table-cell office:value-type="string" calcext:value-type="string">
            <text:p>1500000US110010050012</text:p>
          </table:table-cell>
          <table:table-cell office:value-type="float" office:value="110010050012" calcext:value-type="float">
            <text:p>110010050012</text:p>
          </table:table-cell>
          <table:table-cell office:value-type="float" office:value="0.320281910728269" calcext:value-type="float">
            <text:p>0.3202819107</text:p>
          </table:table-cell>
          <table:table-cell office:value-type="float" office:value="0.0366774541531823" calcext:value-type="float">
            <text:p>0.0366774542</text:p>
          </table:table-cell>
          <table:table-cell office:value-type="float" office:value="0.280474649406688" calcext:value-type="float">
            <text:p>0.2804746494</text:p>
          </table:table-cell>
          <table:table-cell office:value-type="float" office:value="0.083986562150056" calcext:value-type="float">
            <text:p>0.0839865622</text:p>
          </table:table-cell>
        </table:table-row>
        <table:table-row table:style-name="ro1">
          <table:table-cell office:value-type="string" calcext:value-type="string">
            <text:p>1500000US110010050021</text:p>
          </table:table-cell>
          <table:table-cell office:value-type="float" office:value="110010050021" calcext:value-type="float">
            <text:p>110010050021</text:p>
          </table:table-cell>
          <table:table-cell office:value-type="float" office:value="0.655354008191925" calcext:value-type="float">
            <text:p>0.6553540082</text:p>
          </table:table-cell>
          <table:table-cell office:value-type="float" office:value="0.0471607314725698" calcext:value-type="float">
            <text:p>0.0471607315</text:p>
          </table:table-cell>
          <table:table-cell office:value-type="float" office:value="0.239653512993263" calcext:value-type="float">
            <text:p>0.239653513</text:p>
          </table:table-cell>
          <table:table-cell office:value-type="float" office:value="0.0594758064516129" calcext:value-type="float">
            <text:p>0.0594758065</text:p>
          </table:table-cell>
        </table:table-row>
        <table:table-row table:style-name="ro1">
          <table:table-cell office:value-type="string" calcext:value-type="string">
            <text:p>1500000US110010050022</text:p>
          </table:table-cell>
          <table:table-cell office:value-type="float" office:value="110010050022" calcext:value-type="float">
            <text:p>110010050022</text:p>
          </table:table-cell>
          <table:table-cell office:value-type="float" office:value="0.293638676844784" calcext:value-type="float">
            <text:p>0.2936386768</text:p>
          </table:table-cell>
          <table:table-cell office:value-type="float" office:value="0.0387984981226533" calcext:value-type="float">
            <text:p>0.0387984981</text:p>
          </table:table-cell>
          <table:table-cell office:value-type="float" office:value="0.0481852315394243" calcext:value-type="float">
            <text:p>0.0481852315</text:p>
          </table:table-cell>
          <table:table-cell office:value-type="float" office:value="0.0975292587776333" calcext:value-type="float">
            <text:p>0.0975292588</text:p>
          </table:table-cell>
        </table:table-row>
        <table:table-row table:style-name="ro1">
          <table:table-cell office:value-type="string" calcext:value-type="string">
            <text:p>1500000US110010050023</text:p>
          </table:table-cell>
          <table:table-cell office:value-type="float" office:value="110010050023" calcext:value-type="float">
            <text:p>110010050023</text:p>
          </table:table-cell>
          <table:table-cell office:value-type="float" office:value="0.281090289608177" calcext:value-type="float">
            <text:p>0.2810902896</text:p>
          </table:table-cell>
          <table:table-cell office:value-type="float" office:value="0.112359550561798" calcext:value-type="float">
            <text:p>0.1123595506</text:p>
          </table:table-cell>
          <table:table-cell office:value-type="float" office:value="0.27247191011236" calcext:value-type="float">
            <text:p>0.2724719101</text:p>
          </table:table-cell>
          <table:table-cell office:value-type="float" office:value="0.0585651537335286" calcext:value-type="float">
            <text:p>0.0585651537</text:p>
          </table:table-cell>
        </table:table-row>
        <table:table-row table:style-name="ro1">
          <table:table-cell office:value-type="string" calcext:value-type="string">
            <text:p>1500000US110010050024</text:p>
          </table:table-cell>
          <table:table-cell office:value-type="float" office:value="110010050024" calcext:value-type="float">
            <text:p>110010050024</text:p>
          </table:table-cell>
          <table:table-cell office:value-type="float" office:value="0.544472152950956" calcext:value-type="float">
            <text:p>0.544472153</text:p>
          </table:table-cell>
          <table:table-cell office:value-type="float" office:value="0" calcext:value-type="float">
            <text:p>0</text:p>
          </table:table-cell>
          <table:table-cell office:value-type="float" office:value="0.179120879120879" calcext:value-type="float">
            <text:p>0.1791208791</text:p>
          </table:table-cell>
          <table:table-cell office:value-type="float" office:value="0.0424107142857143" calcext:value-type="float">
            <text:p>0.0424107143</text:p>
          </table:table-cell>
        </table:table-row>
        <table:table-row table:style-name="ro1">
          <table:table-cell office:value-type="string" calcext:value-type="string">
            <text:p>1500000US110010052011</text:p>
          </table:table-cell>
          <table:table-cell office:value-type="float" office:value="110010052011" calcext:value-type="float">
            <text:p>110010052011</text:p>
          </table:table-cell>
          <table:table-cell office:value-type="float" office:value="0.250691244239631" calcext:value-type="float">
            <text:p>0.2506912442</text:p>
          </table:table-cell>
          <table:table-cell office:value-type="float" office:value="0.0281301709873138" calcext:value-type="float">
            <text:p>0.028130171</text:p>
          </table:table-cell>
          <table:table-cell office:value-type="float" office:value="0.195256480970767" calcext:value-type="float">
            <text:p>0.195256481</text:p>
          </table:table-cell>
          <table:table-cell office:value-type="float" office:value="0.116933259790403" calcext:value-type="float">
            <text:p>0.1169332598</text:p>
          </table:table-cell>
        </table:table-row>
        <table:table-row table:style-name="ro1">
          <table:table-cell office:value-type="string" calcext:value-type="string">
            <text:p>1500000US110010052012</text:p>
          </table:table-cell>
          <table:table-cell office:value-type="float" office:value="110010052012" calcext:value-type="float">
            <text:p>110010052012</text:p>
          </table:table-cell>
          <table:table-cell office:value-type="float" office:value="0.0660377358490566" calcext:value-type="float">
            <text:p>0.0660377358</text:p>
          </table:table-cell>
          <table:table-cell office:value-type="float" office:value="0" calcext:value-type="float">
            <text:p>0</text:p>
          </table:table-cell>
          <table:table-cell office:value-type="float" office:value="0.331320754716981" calcext:value-type="float">
            <text:p>0.3313207547</text:p>
          </table:table-cell>
          <table:table-cell office:value-type="float" office:value="0.0422641509433962" calcext:value-type="float">
            <text:p>0.0422641509</text:p>
          </table:table-cell>
        </table:table-row>
        <table:table-row table:style-name="ro1">
          <table:table-cell office:value-type="string" calcext:value-type="string">
            <text:p>1500000US110010052013</text:p>
          </table:table-cell>
          <table:table-cell office:value-type="float" office:value="110010052013" calcext:value-type="float">
            <text:p>110010052013</text:p>
          </table:table-cell>
          <table:table-cell office:value-type="float" office:value="0.386449184441656" calcext:value-type="float">
            <text:p>0.3864491844</text:p>
          </table:table-cell>
          <table:table-cell office:value-type="float" office:value="0.0294943820224719" calcext:value-type="float">
            <text:p>0.029494382</text:p>
          </table:table-cell>
          <table:table-cell office:value-type="float" office:value="0.192415730337079" calcext:value-type="float">
            <text:p>0.1924157303</text:p>
          </table:table-cell>
          <table:table-cell office:value-type="float" office:value="0.148876404494382" calcext:value-type="float">
            <text:p>0.1488764045</text:p>
          </table:table-cell>
        </table:table-row>
        <table:table-row table:style-name="ro1">
          <table:table-cell office:value-type="string" calcext:value-type="string">
            <text:p>1500000US110010052014</text:p>
          </table:table-cell>
          <table:table-cell office:value-type="float" office:value="110010052014" calcext:value-type="float">
            <text:p>110010052014</text:p>
          </table:table-cell>
          <table:table-cell office:value-type="float" office:value="0.211282597126131" calcext:value-type="float">
            <text:p>0.2112825971</text:p>
          </table:table-cell>
          <table:table-cell office:value-type="float" office:value="0.0170380078636959" calcext:value-type="float">
            <text:p>0.0170380079</text:p>
          </table:table-cell>
          <table:table-cell office:value-type="float" office:value="0.23656618610747" calcext:value-type="float">
            <text:p>0.2365661861</text:p>
          </table:table-cell>
          <table:table-cell office:value-type="float" office:value="0.134089392928619" calcext:value-type="float">
            <text:p>0.1340893929</text:p>
          </table:table-cell>
        </table:table-row>
        <table:table-row table:style-name="ro1">
          <table:table-cell office:value-type="string" calcext:value-type="string">
            <text:p>1500000US110010053011</text:p>
          </table:table-cell>
          <table:table-cell office:value-type="float" office:value="110010053011" calcext:value-type="float">
            <text:p>110010053011</text:p>
          </table:table-cell>
          <table:table-cell office:value-type="float" office:value="0.0899772209567198" calcext:value-type="float">
            <text:p>0.089977221</text:p>
          </table:table-cell>
          <table:table-cell office:value-type="float" office:value="0.0472541507024266" calcext:value-type="float">
            <text:p>0.0472541507</text:p>
          </table:table-cell>
          <table:table-cell office:value-type="float" office:value="0.153256704980843" calcext:value-type="float">
            <text:p>0.153256705</text:p>
          </table:table-cell>
          <table:table-cell office:value-type="float" office:value="0.10840108401084" calcext:value-type="float">
            <text:p>0.108401084</text:p>
          </table:table-cell>
        </table:table-row>
        <table:table-row table:style-name="ro1">
          <table:table-cell office:value-type="string" calcext:value-type="string">
            <text:p>1500000US110010053012</text:p>
          </table:table-cell>
          <table:table-cell office:value-type="float" office:value="110010053012" calcext:value-type="float">
            <text:p>110010053012</text:p>
          </table:table-cell>
          <table:table-cell office:value-type="float" office:value="0.163684559310802" calcext:value-type="float">
            <text:p>0.1636845593</text:p>
          </table:table-cell>
          <table:table-cell office:value-type="float" office:value="0.0845814977973568" calcext:value-type="float">
            <text:p>0.0845814978</text:p>
          </table:table-cell>
          <table:table-cell office:value-type="float" office:value="0.159471365638767" calcext:value-type="float">
            <text:p>0.1594713656</text:p>
          </table:table-cell>
          <table:table-cell office:value-type="float" office:value="0.0874769797421731" calcext:value-type="float">
            <text:p>0.0874769797</text:p>
          </table:table-cell>
        </table:table-row>
        <table:table-row table:style-name="ro1">
          <table:table-cell office:value-type="string" calcext:value-type="string">
            <text:p>1500000US110010053013</text:p>
          </table:table-cell>
          <table:table-cell office:value-type="float" office:value="110010053013" calcext:value-type="float">
            <text:p>110010053013</text:p>
          </table:table-cell>
          <table:table-cell office:value-type="float" office:value="0.312173263629574" calcext:value-type="float">
            <text:p>0.3121732636</text:p>
          </table:table-cell>
          <table:table-cell office:value-type="float" office:value="0.00963391136801541" calcext:value-type="float">
            <text:p>0.0096339114</text:p>
          </table:table-cell>
          <table:table-cell office:value-type="float" office:value="0.149325626204239" calcext:value-type="float">
            <text:p>0.1493256262</text:p>
          </table:table-cell>
          <table:table-cell office:value-type="float" office:value="0.104288499025341" calcext:value-type="float">
            <text:p>0.104288499</text:p>
          </table:table-cell>
        </table:table-row>
        <table:table-row table:style-name="ro1">
          <table:table-cell office:value-type="string" calcext:value-type="string">
            <text:p>1500000US110010053014</text:p>
          </table:table-cell>
          <table:table-cell office:value-type="float" office:value="110010053014" calcext:value-type="float">
            <text:p>110010053014</text:p>
          </table:table-cell>
          <table:table-cell office:value-type="float" office:value="0.158680282796544" calcext:value-type="float">
            <text:p>0.1586802828</text:p>
          </table:table-cell>
          <table:table-cell office:value-type="float" office:value="0.0848303393213573" calcext:value-type="float">
            <text:p>0.0848303393</text:p>
          </table:table-cell>
          <table:table-cell office:value-type="float" office:value="0.176646706586826" calcext:value-type="float">
            <text:p>0.1766467066</text:p>
          </table:table-cell>
          <table:table-cell office:value-type="float" office:value="0.147270854788877" calcext:value-type="float">
            <text:p>0.1472708548</text:p>
          </table:table-cell>
        </table:table-row>
        <table:table-row table:style-name="ro1">
          <table:table-cell office:value-type="string" calcext:value-type="string">
            <text:p>1500000US110010055001</text:p>
          </table:table-cell>
          <table:table-cell office:value-type="float" office:value="110010055001" calcext:value-type="float">
            <text:p>110010055001</text:p>
          </table:table-cell>
          <table:table-cell office:value-type="float" office:value="0.33195020746888" calcext:value-type="float">
            <text:p>0.3319502075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125382262996942" calcext:value-type="float">
            <text:p>0.125382263</text:p>
          </table:table-cell>
          <table:table-cell office:value-type="float" office:value="0.209480122324159" calcext:value-type="float">
            <text:p>0.2094801223</text:p>
          </table:table-cell>
        </table:table-row>
        <table:table-row table:style-name="ro1">
          <table:table-cell office:value-type="string" calcext:value-type="string">
            <text:p>1500000US110010055002</text:p>
          </table:table-cell>
          <table:table-cell office:value-type="float" office:value="110010055002" calcext:value-type="float">
            <text:p>110010055002</text:p>
          </table:table-cell>
          <table:table-cell office:value-type="float" office:value="0.216226559510142" calcext:value-type="float">
            <text:p>0.2162265595</text:p>
          </table:table-cell>
          <table:table-cell office:value-type="float" office:value="0.0285252960172228" calcext:value-type="float">
            <text:p>0.028525296</text:p>
          </table:table-cell>
          <table:table-cell office:value-type="float" office:value="0.263186221743811" calcext:value-type="float">
            <text:p>0.2631862217</text:p>
          </table:table-cell>
          <table:table-cell office:value-type="float" office:value="0.0819388343912291" calcext:value-type="float">
            <text:p>0.0819388344</text:p>
          </table:table-cell>
        </table:table-row>
        <table:table-row table:style-name="ro1">
          <table:table-cell office:value-type="string" calcext:value-type="string">
            <text:p>1500000US110010055003</text:p>
          </table:table-cell>
          <table:table-cell office:value-type="float" office:value="110010055003" calcext:value-type="float">
            <text:p>110010055003</text:p>
          </table:table-cell>
          <table:table-cell office:value-type="float" office:value="0.288599348534202" calcext:value-type="float">
            <text:p>0.2885993485</text:p>
          </table:table-cell>
          <table:table-cell office:value-type="float" office:value="0" calcext:value-type="float">
            <text:p>0</text:p>
          </table:table-cell>
          <table:table-cell office:value-type="float" office:value="0.195380173243503" calcext:value-type="float">
            <text:p>0.1953801732</text:p>
          </table:table-cell>
          <table:table-cell office:value-type="float" office:value="0.163967611336032" calcext:value-type="float">
            <text:p>0.1639676113</text:p>
          </table:table-cell>
        </table:table-row>
        <table:table-row table:style-name="ro1">
          <table:table-cell office:value-type="string" calcext:value-type="string">
            <text:p>1500000US110010055004</text:p>
          </table:table-cell>
          <table:table-cell office:value-type="float" office:value="110010055004" calcext:value-type="float">
            <text:p>110010055004</text:p>
          </table:table-cell>
          <table:table-cell office:value-type="float" office:value="0.201275045537341" calcext:value-type="float">
            <text:p>0.2012750455</text:p>
          </table:table-cell>
          <table:table-cell office:value-type="float" office:value="0" calcext:value-type="float">
            <text:p>0</text:p>
          </table:table-cell>
          <table:table-cell office:value-type="float" office:value="0.354497354497354" calcext:value-type="float">
            <text:p>0.3544973545</text:p>
          </table:table-cell>
          <table:table-cell office:value-type="float" office:value="0.176795580110497" calcext:value-type="float">
            <text:p>0.1767955801</text:p>
          </table:table-cell>
        </table:table-row>
        <table:table-row table:style-name="ro1">
          <table:table-cell office:value-type="string" calcext:value-type="string">
            <text:p>1500000US110010055005</text:p>
          </table:table-cell>
          <table:table-cell office:value-type="float" office:value="110010055005" calcext:value-type="float">
            <text:p>110010055005</text:p>
          </table:table-cell>
          <table:table-cell office:value-type="float" office:value="0.268476621417798" calcext:value-type="float">
            <text:p>0.2684766214</text:p>
          </table:table-cell>
          <table:table-cell office:value-type="float" office:value="0" calcext:value-type="float">
            <text:p>0</text:p>
          </table:table-cell>
          <table:table-cell office:value-type="float" office:value="0.254681647940075" calcext:value-type="float">
            <text:p>0.2546816479</text:p>
          </table:table-cell>
          <table:table-cell office:value-type="float" office:value="0.165354330708661" calcext:value-type="float">
            <text:p>0.1653543307</text:p>
          </table:table-cell>
        </table:table-row>
        <table:table-row table:style-name="ro1">
          <table:table-cell office:value-type="string" calcext:value-type="string">
            <text:p>1500000US110010056001</text:p>
          </table:table-cell>
          <table:table-cell office:value-type="float" office:value="110010056001" calcext:value-type="float">
            <text:p>110010056001</text:p>
          </table:table-cell>
          <table:table-cell office:value-type="float" office:value="0.236554021894336" calcext:value-type="float">
            <text:p>0.2365540219</text:p>
          </table:table-cell>
          <table:table-cell office:value-type="float" office:value="0.00467601870407482" calcext:value-type="float">
            <text:p>0.0046760187</text:p>
          </table:table-cell>
          <table:table-cell office:value-type="float" office:value="0.133600534402138" calcext:value-type="float">
            <text:p>0.1336005344</text:p>
          </table:table-cell>
          <table:table-cell office:value-type="float" office:value="0.0818673883626522" calcext:value-type="float">
            <text:p>0.0818673884</text:p>
          </table:table-cell>
        </table:table-row>
        <table:table-row table:style-name="ro1">
          <table:table-cell office:value-type="string" calcext:value-type="string">
            <text:p>1500000US110010056002</text:p>
          </table:table-cell>
          <table:table-cell office:value-type="float" office:value="110010056002" calcext:value-type="float">
            <text:p>110010056002</text:p>
          </table:table-cell>
          <table:table-cell office:value-type="float" office:value="0.187648456057007" calcext:value-type="float">
            <text:p>0.1876484561</text:p>
          </table:table-cell>
          <table:table-cell office:value-type="float" office:value="0" calcext:value-type="float">
            <text:p>0</text:p>
          </table:table-cell>
          <table:table-cell office:value-type="float" office:value="0.261941448382126" calcext:value-type="float">
            <text:p>0.2619414484</text:p>
          </table:table-cell>
          <table:table-cell office:value-type="float" office:value="0.140293637846656" calcext:value-type="float">
            <text:p>0.1402936378</text:p>
          </table:table-cell>
        </table:table-row>
        <table:table-row table:style-name="ro1">
          <table:table-cell office:value-type="string" calcext:value-type="string">
            <text:p>1500000US110010056003</text:p>
          </table:table-cell>
          <table:table-cell office:value-type="float" office:value="110010056003" calcext:value-type="float">
            <text:p>110010056003</text:p>
          </table:table-cell>
          <table:table-cell office:value-type="float" office:value="0.298640167364017" calcext:value-type="float">
            <text:p>0.2986401674</text:p>
          </table:table-cell>
          <table:table-cell office:value-type="float" office:value="0" calcext:value-type="float">
            <text:p>0</text:p>
          </table:table-cell>
          <table:table-cell office:value-type="float" office:value="0.0503597122302158" calcext:value-type="float">
            <text:p>0.0503597122</text:p>
          </table:table-cell>
          <table:table-cell office:value-type="float" office:value="0.171462829736211" calcext:value-type="float">
            <text:p>0.1714628297</text:p>
          </table:table-cell>
        </table:table-row>
        <table:table-row table:style-name="ro1">
          <table:table-cell office:value-type="string" calcext:value-type="string">
            <text:p>1500000US110010056004</text:p>
          </table:table-cell>
          <table:table-cell office:value-type="float" office:value="110010056004" calcext:value-type="float">
            <text:p>110010056004</text:p>
          </table:table-cell>
          <table:table-cell office:value-type="float" office:value="0.232044198895028" calcext:value-type="float">
            <text:p>0.2320441989</text:p>
          </table:table-cell>
          <table:table-cell office:value-type="float" office:value="0.00846560846560847" calcext:value-type="float">
            <text:p>0.0084656085</text:p>
          </table:table-cell>
          <table:table-cell office:value-type="float" office:value="0.183068783068783" calcext:value-type="float">
            <text:p>0.1830687831</text:p>
          </table:table-cell>
          <table:table-cell office:value-type="float" office:value="0.257080610021786" calcext:value-type="float">
            <text:p>0.25708061</text:p>
          </table:table-cell>
        </table:table-row>
        <table:table-row table:style-name="ro1">
          <table:table-cell office:value-type="string" calcext:value-type="string">
            <text:p>1500000US110010058001</text:p>
          </table:table-cell>
          <table:table-cell office:value-type="float" office:value="110010058001" calcext:value-type="float">
            <text:p>110010058001</text:p>
          </table:table-cell>
          <table:table-cell office:value-type="float" office:value="0.172" calcext:value-type="float">
            <text:p>0.172</text:p>
          </table:table-cell>
          <table:table-cell office:value-type="float" office:value="0.020460358056266" calcext:value-type="float">
            <text:p>0.0204603581</text:p>
          </table:table-cell>
          <table:table-cell office:value-type="float" office:value="0.265984654731458" calcext:value-type="float">
            <text:p>0.2659846547</text:p>
          </table:table-cell>
          <table:table-cell office:value-type="float" office:value="0.0679886685552408" calcext:value-type="float">
            <text:p>0.0679886686</text:p>
          </table:table-cell>
        </table:table-row>
        <table:table-row table:style-name="ro1">
          <table:table-cell office:value-type="string" calcext:value-type="string">
            <text:p>1500000US110010058002</text:p>
          </table:table-cell>
          <table:table-cell office:value-type="float" office:value="110010058002" calcext:value-type="float">
            <text:p>110010058002</text:p>
          </table:table-cell>
          <table:table-cell office:value-type="float" office:value="0.421673217293655" calcext:value-type="float">
            <text:p>0.4216732173</text:p>
          </table:table-cell>
          <table:table-cell office:value-type="float" office:value="0.00491803278688525" calcext:value-type="float">
            <text:p>0.0049180328</text:p>
          </table:table-cell>
          <table:table-cell office:value-type="float" office:value="0.134426229508197" calcext:value-type="float">
            <text:p>0.1344262295</text:p>
          </table:table-cell>
          <table:table-cell office:value-type="float" office:value="0.133096716947649" calcext:value-type="float">
            <text:p>0.1330967169</text:p>
          </table:table-cell>
        </table:table-row>
        <table:table-row table:style-name="ro1">
          <table:table-cell office:value-type="string" calcext:value-type="string">
            <text:p>1500000US110010059001</text:p>
          </table:table-cell>
          <table:table-cell office:value-type="float" office:value="110010059001" calcext:value-type="float">
            <text:p>110010059001</text:p>
          </table:table-cell>
          <table:table-cell office:value-type="float" office:value="0.393129770992366" calcext:value-type="float">
            <text:p>0.393129771</text:p>
          </table:table-cell>
          <table:table-cell office:value-type="float" office:value="0.0586206896551724" calcext:value-type="float">
            <text:p>0.0586206897</text:p>
          </table:table-cell>
          <table:table-cell office:value-type="float" office:value="0.157142857142857" calcext:value-type="float">
            <text:p>0.1571428571</text:p>
          </table:table-cell>
          <table:table-cell office:value-type="float" office:value="0.106536284096758" calcext:value-type="float">
            <text:p>0.1065362841</text:p>
          </table:table-cell>
        </table:table-row>
        <table:table-row table:style-name="ro1">
          <table:table-cell office:value-type="string" calcext:value-type="string">
            <text:p>1500000US110010062021</text:p>
          </table:table-cell>
          <table:table-cell office:value-type="float" office:value="110010062021" calcext:value-type="float">
            <text:p>110010062021</text:p>
          </table:table-cell>
          <table:table-cell office:value-type="float" office:value="0.435897435897436" calcext:value-type="float">
            <text:p>0.4358974359</text:p>
          </table:table-cell>
          <table:table-cell office:value-type="float" office:value="0" calcext:value-type="float">
            <text:p>0</text:p>
          </table:table-cell>
          <table:table-cell office:value-type="float" office:value="0.412371134020619" calcext:value-type="float">
            <text:p>0.412371134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string" calcext:value-type="string">
            <text:p>1500000US110010064001</text:p>
          </table:table-cell>
          <table:table-cell office:value-type="float" office:value="110010064001" calcext:value-type="float">
            <text:p>110010064001</text:p>
          </table:table-cell>
          <table:table-cell office:value-type="float" office:value="0.941082802547771" calcext:value-type="float">
            <text:p>0.9410828025</text:p>
          </table:table-cell>
          <table:table-cell office:value-type="float" office:value="0.073972602739726" calcext:value-type="float">
            <text:p>0.0739726027</text:p>
          </table:table-cell>
          <table:table-cell office:value-type="float" office:value="0.389041095890411" calcext:value-type="float">
            <text:p>0.3890410959</text:p>
          </table:table-cell>
          <table:table-cell office:value-type="float" office:value="0.215384615384615" calcext:value-type="float">
            <text:p>0.2153846154</text:p>
          </table:table-cell>
        </table:table-row>
        <table:table-row table:style-name="ro1">
          <table:table-cell office:value-type="string" calcext:value-type="string">
            <text:p>1500000US110010064002</text:p>
          </table:table-cell>
          <table:table-cell office:value-type="float" office:value="110010064002" calcext:value-type="float">
            <text:p>110010064002</text:p>
          </table:table-cell>
          <table:table-cell office:value-type="float" office:value="0.845537757437071" calcext:value-type="float">
            <text:p>0.8455377574</text:p>
          </table:table-cell>
          <table:table-cell office:value-type="float" office:value="0" calcext:value-type="float">
            <text:p>0</text:p>
          </table:table-cell>
          <table:table-cell office:value-type="float" office:value="0.298412698412698" calcext:value-type="float">
            <text:p>0.2984126984</text:p>
          </table:table-cell>
          <table:table-cell office:value-type="float" office:value="0.267326732673267" calcext:value-type="float">
            <text:p>0.2673267327</text:p>
          </table:table-cell>
        </table:table-row>
        <table:table-row table:style-name="ro1">
          <table:table-cell office:value-type="string" calcext:value-type="string">
            <text:p>1500000US110010065001</text:p>
          </table:table-cell>
          <table:table-cell office:value-type="float" office:value="110010065001" calcext:value-type="float">
            <text:p>110010065001</text:p>
          </table:table-cell>
          <table:table-cell office:value-type="float" office:value="0.209142857142857" calcext:value-type="float">
            <text:p>0.2091428571</text:p>
          </table:table-cell>
          <table:table-cell office:value-type="float" office:value="0.0289634146341463" calcext:value-type="float">
            <text:p>0.0289634146</text:p>
          </table:table-cell>
          <table:table-cell office:value-type="float" office:value="0.208841463414634" calcext:value-type="float">
            <text:p>0.2088414634</text:p>
          </table:table-cell>
          <table:table-cell office:value-type="float" office:value="0.0331230283911672" calcext:value-type="float">
            <text:p>0.0331230284</text:p>
          </table:table-cell>
        </table:table-row>
        <table:table-row table:style-name="ro1">
          <table:table-cell office:value-type="string" calcext:value-type="string">
            <text:p>1500000US110010065002</text:p>
          </table:table-cell>
          <table:table-cell office:value-type="float" office:value="110010065002" calcext:value-type="float">
            <text:p>110010065002</text:p>
          </table:table-cell>
          <table:table-cell office:value-type="float" office:value="0.149882903981265" calcext:value-type="float">
            <text:p>0.149882904</text:p>
          </table:table-cell>
          <table:table-cell office:value-type="float" office:value="0.00622568093385214" calcext:value-type="float">
            <text:p>0.0062256809</text:p>
          </table:table-cell>
          <table:table-cell office:value-type="float" office:value="0.165758754863813" calcext:value-type="float">
            <text:p>0.1657587549</text:p>
          </table:table-cell>
          <table:table-cell office:value-type="float" office:value="0.12205754141238" calcext:value-type="float">
            <text:p>0.1220575414</text:p>
          </table:table-cell>
        </table:table-row>
        <table:table-row table:style-name="ro1">
          <table:table-cell office:value-type="string" calcext:value-type="string">
            <text:p>1500000US110010066001</text:p>
          </table:table-cell>
          <table:table-cell office:value-type="float" office:value="110010066001" calcext:value-type="float">
            <text:p>110010066001</text:p>
          </table:table-cell>
          <table:table-cell office:value-type="float" office:value="0.113445378151261" calcext:value-type="float">
            <text:p>0.1134453782</text:p>
          </table:table-cell>
          <table:table-cell office:value-type="float" office:value="0.0501519756838906" calcext:value-type="float">
            <text:p>0.0501519757</text:p>
          </table:table-cell>
          <table:table-cell office:value-type="float" office:value="0.266717325227964" calcext:value-type="float">
            <text:p>0.2667173252</text:p>
          </table:table-cell>
          <table:table-cell office:value-type="float" office:value="0.117402164862614" calcext:value-type="float">
            <text:p>0.1174021649</text:p>
          </table:table-cell>
        </table:table-row>
        <table:table-row table:style-name="ro1">
          <table:table-cell office:value-type="string" calcext:value-type="string">
            <text:p>1500000US110010067001</text:p>
          </table:table-cell>
          <table:table-cell office:value-type="float" office:value="110010067001" calcext:value-type="float">
            <text:p>110010067001</text:p>
          </table:table-cell>
          <table:table-cell office:value-type="float" office:value="0.324324324324324" calcext:value-type="float">
            <text:p>0.3243243243</text:p>
          </table:table-cell>
          <table:table-cell office:value-type="float" office:value="0.0271800679501699" calcext:value-type="float">
            <text:p>0.027180068</text:p>
          </table:table-cell>
          <table:table-cell office:value-type="float" office:value="0.451868629671574" calcext:value-type="float">
            <text:p>0.4518686297</text:p>
          </table:table-cell>
          <table:table-cell office:value-type="float" office:value="0.108776266996292" calcext:value-type="float">
            <text:p>0.108776267</text:p>
          </table:table-cell>
        </table:table-row>
        <table:table-row table:style-name="ro1">
          <table:table-cell office:value-type="string" calcext:value-type="string">
            <text:p>1500000US110010067002</text:p>
          </table:table-cell>
          <table:table-cell office:value-type="float" office:value="110010067002" calcext:value-type="float">
            <text:p>110010067002</text:p>
          </table:table-cell>
          <table:table-cell office:value-type="float" office:value="0.135438596491228" calcext:value-type="float">
            <text:p>0.1354385965</text:p>
          </table:table-cell>
          <table:table-cell office:value-type="float" office:value="0.0799200799200799" calcext:value-type="float">
            <text:p>0.0799200799</text:p>
          </table:table-cell>
          <table:table-cell office:value-type="float" office:value="0.316683316683317" calcext:value-type="float">
            <text:p>0.3166833167</text:p>
          </table:table-cell>
          <table:table-cell office:value-type="float" office:value="0.110738255033557" calcext:value-type="float">
            <text:p>0.110738255</text:p>
          </table:table-cell>
        </table:table-row>
        <table:table-row table:style-name="ro1">
          <table:table-cell office:value-type="string" calcext:value-type="string">
            <text:p>1500000US110010067003</text:p>
          </table:table-cell>
          <table:table-cell office:value-type="float" office:value="110010067003" calcext:value-type="float">
            <text:p>110010067003</text:p>
          </table:table-cell>
          <table:table-cell office:value-type="float" office:value="0.131693198263386" calcext:value-type="float">
            <text:p>0.1316931983</text:p>
          </table:table-cell>
          <table:table-cell office:value-type="float" office:value="0.0491803278688525" calcext:value-type="float">
            <text:p>0.0491803279</text:p>
          </table:table-cell>
          <table:table-cell office:value-type="float" office:value="0.309289617486339" calcext:value-type="float">
            <text:p>0.3092896175</text:p>
          </table:table-cell>
          <table:table-cell office:value-type="float" office:value="0.137529137529138" calcext:value-type="float">
            <text:p>0.1375291375</text:p>
          </table:table-cell>
        </table:table-row>
        <table:table-row table:style-name="ro1">
          <table:table-cell office:value-type="string" calcext:value-type="string">
            <text:p>1500000US110010068011</text:p>
          </table:table-cell>
          <table:table-cell office:value-type="float" office:value="110010068011" calcext:value-type="float">
            <text:p>110010068011</text:p>
          </table:table-cell>
          <table:table-cell office:value-type="float" office:value="0.674214755295836" calcext:value-type="float">
            <text:p>0.6742147553</text:p>
          </table:table-cell>
          <table:table-cell office:value-type="float" office:value="0.0291970802919708" calcext:value-type="float">
            <text:p>0.0291970803</text:p>
          </table:table-cell>
          <table:table-cell office:value-type="float" office:value="0.448905109489051" calcext:value-type="float">
            <text:p>0.4489051095</text:p>
          </table:table-cell>
          <table:table-cell office:value-type="float" office:value="0.196495619524405" calcext:value-type="float">
            <text:p>0.1964956195</text:p>
          </table:table-cell>
        </table:table-row>
        <table:table-row table:style-name="ro1">
          <table:table-cell office:value-type="string" calcext:value-type="string">
            <text:p>1500000US110010068012</text:p>
          </table:table-cell>
          <table:table-cell office:value-type="float" office:value="110010068012" calcext:value-type="float">
            <text:p>110010068012</text:p>
          </table:table-cell>
          <table:table-cell office:value-type="float" office:value="0.523148148148148" calcext:value-type="float">
            <text:p>0.5231481481</text:p>
          </table:table-cell>
          <table:table-cell office:value-type="float" office:value="0.0380952380952381" calcext:value-type="float">
            <text:p>0.0380952381</text:p>
          </table:table-cell>
          <table:table-cell office:value-type="float" office:value="0.438095238095238" calcext:value-type="float">
            <text:p>0.4380952381</text:p>
          </table:table-cell>
          <table:table-cell office:value-type="float" office:value="0.192214111922141" calcext:value-type="float">
            <text:p>0.1922141119</text:p>
          </table:table-cell>
        </table:table-row>
        <table:table-row table:style-name="ro1">
          <table:table-cell office:value-type="string" calcext:value-type="string">
            <text:p>1500000US110010068021</text:p>
          </table:table-cell>
          <table:table-cell office:value-type="float" office:value="110010068021" calcext:value-type="float">
            <text:p>110010068021</text:p>
          </table:table-cell>
          <table:table-cell office:value-type="float" office:value="0.542261251372119" calcext:value-type="float">
            <text:p>0.5422612514</text:p>
          </table:table-cell>
          <table:table-cell office:value-type="float" office:value="0.0623916811091854" calcext:value-type="float">
            <text:p>0.0623916811</text:p>
          </table:table-cell>
          <table:table-cell office:value-type="float" office:value="0.305025996533795" calcext:value-type="float">
            <text:p>0.3050259965</text:p>
          </table:table-cell>
          <table:table-cell office:value-type="float" office:value="0.252302025782689" calcext:value-type="float">
            <text:p>0.2523020258</text:p>
          </table:table-cell>
        </table:table-row>
        <table:table-row table:style-name="ro1">
          <table:table-cell office:value-type="string" calcext:value-type="string">
            <text:p>1500000US110010068022</text:p>
          </table:table-cell>
          <table:table-cell office:value-type="float" office:value="110010068022" calcext:value-type="float">
            <text:p>110010068022</text:p>
          </table:table-cell>
          <table:table-cell office:value-type="float" office:value="0.385744234800838" calcext:value-type="float">
            <text:p>0.3857442348</text:p>
          </table:table-cell>
          <table:table-cell office:value-type="float" office:value="0.0268886043533931" calcext:value-type="float">
            <text:p>0.0268886044</text:p>
          </table:table-cell>
          <table:table-cell office:value-type="float" office:value="0.453265044814341" calcext:value-type="float">
            <text:p>0.4532650448</text:p>
          </table:table-cell>
          <table:table-cell office:value-type="float" office:value="0.178025034770515" calcext:value-type="float">
            <text:p>0.1780250348</text:p>
          </table:table-cell>
        </table:table-row>
        <table:table-row table:style-name="ro1">
          <table:table-cell office:value-type="string" calcext:value-type="string">
            <text:p>1500000US110010068041</text:p>
          </table:table-cell>
          <table:table-cell office:value-type="float" office:value="110010068041" calcext:value-type="float">
            <text:p>110010068041</text:p>
          </table:table-cell>
          <table:table-cell office:value-type="float" office:value="0.964394710071211" calcext:value-type="float">
            <text:p>0.9643947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0000US110010069001</text:p>
          </table:table-cell>
          <table:table-cell office:value-type="float" office:value="110010069001" calcext:value-type="float">
            <text:p>110010069001</text:p>
          </table:table-cell>
          <table:table-cell office:value-type="float" office:value="0.360055286800276" calcext:value-type="float">
            <text:p>0.3600552868</text:p>
          </table:table-cell>
          <table:table-cell office:value-type="float" office:value="0.0521042084168337" calcext:value-type="float">
            <text:p>0.0521042084</text:p>
          </table:table-cell>
          <table:table-cell office:value-type="float" office:value="0.406813627254509" calcext:value-type="float">
            <text:p>0.4068136273</text:p>
          </table:table-cell>
          <table:table-cell office:value-type="float" office:value="0.173319327731092" calcext:value-type="float">
            <text:p>0.1733193277</text:p>
          </table:table-cell>
        </table:table-row>
        <table:table-row table:style-name="ro1">
          <table:table-cell office:value-type="string" calcext:value-type="string">
            <text:p>1500000US110010069002</text:p>
          </table:table-cell>
          <table:table-cell office:value-type="float" office:value="110010069002" calcext:value-type="float">
            <text:p>110010069002</text:p>
          </table:table-cell>
          <table:table-cell office:value-type="float" office:value="0.159400544959128" calcext:value-type="float">
            <text:p>0.159400545</text:p>
          </table:table-cell>
          <table:table-cell office:value-type="float" office:value="0.0845864661654135" calcext:value-type="float">
            <text:p>0.0845864662</text:p>
          </table:table-cell>
          <table:table-cell office:value-type="float" office:value="0.366541353383459" calcext:value-type="float">
            <text:p>0.3665413534</text:p>
          </table:table-cell>
          <table:table-cell office:value-type="float" office:value="0.160751565762004" calcext:value-type="float">
            <text:p>0.1607515658</text:p>
          </table:table-cell>
        </table:table-row>
        <table:table-row table:style-name="ro1">
          <table:table-cell office:value-type="string" calcext:value-type="string">
            <text:p>1500000US110010070001</text:p>
          </table:table-cell>
          <table:table-cell office:value-type="float" office:value="110010070001" calcext:value-type="float">
            <text:p>110010070001</text:p>
          </table:table-cell>
          <table:table-cell office:value-type="float" office:value="0.206291148500366" calcext:value-type="float">
            <text:p>0.2062911485</text:p>
          </table:table-cell>
          <table:table-cell office:value-type="float" office:value="0.051819184123484" calcext:value-type="float">
            <text:p>0.0518191841</text:p>
          </table:table-cell>
          <table:table-cell office:value-type="float" office:value="0.410143329658214" calcext:value-type="float">
            <text:p>0.4101433297</text:p>
          </table:table-cell>
          <table:table-cell office:value-type="float" office:value="0.193735498839907" calcext:value-type="float">
            <text:p>0.1937354988</text:p>
          </table:table-cell>
        </table:table-row>
        <table:table-row table:style-name="ro1">
          <table:table-cell office:value-type="string" calcext:value-type="string">
            <text:p>1500000US110010070002</text:p>
          </table:table-cell>
          <table:table-cell office:value-type="float" office:value="110010070002" calcext:value-type="float">
            <text:p>110010070002</text:p>
          </table:table-cell>
          <table:table-cell office:value-type="float" office:value="0.285914505956552" calcext:value-type="float">
            <text:p>0.285914506</text:p>
          </table:table-cell>
          <table:table-cell office:value-type="float" office:value="0.0316395014381592" calcext:value-type="float">
            <text:p>0.0316395014</text:p>
          </table:table-cell>
          <table:table-cell office:value-type="float" office:value="0.191754554170662" calcext:value-type="float">
            <text:p>0.1917545542</text:p>
          </table:table-cell>
          <table:table-cell office:value-type="float" office:value="0.112660944206009" calcext:value-type="float">
            <text:p>0.1126609442</text:p>
          </table:table-cell>
        </table:table-row>
        <table:table-row table:style-name="ro1">
          <table:table-cell office:value-type="string" calcext:value-type="string">
            <text:p>1500000US110010071001</text:p>
          </table:table-cell>
          <table:table-cell office:value-type="float" office:value="110010071001" calcext:value-type="float">
            <text:p>110010071001</text:p>
          </table:table-cell>
          <table:table-cell office:value-type="float" office:value="0.664688427299703" calcext:value-type="float">
            <text:p>0.6646884273</text:p>
          </table:table-cell>
          <table:table-cell office:value-type="float" office:value="0" calcext:value-type="float">
            <text:p>0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0000US110010071002</text:p>
          </table:table-cell>
          <table:table-cell office:value-type="float" office:value="110010071002" calcext:value-type="float">
            <text:p>110010071002</text:p>
          </table:table-cell>
          <table:table-cell office:value-type="float" office:value="0.602092050209205" calcext:value-type="float">
            <text:p>0.6020920502</text:p>
          </table:table-cell>
          <table:table-cell office:value-type="float" office:value="0.015370705244123" calcext:value-type="float">
            <text:p>0.0153707052</text:p>
          </table:table-cell>
          <table:table-cell office:value-type="float" office:value="0.333634719710669" calcext:value-type="float">
            <text:p>0.3336347197</text:p>
          </table:table-cell>
          <table:table-cell office:value-type="float" office:value="0.0900900900900901" calcext:value-type="float">
            <text:p>0.0900900901</text:p>
          </table:table-cell>
        </table:table-row>
        <table:table-row table:style-name="ro1">
          <table:table-cell office:value-type="string" calcext:value-type="string">
            <text:p>1500000US110010072001</text:p>
          </table:table-cell>
          <table:table-cell office:value-type="float" office:value="110010072001" calcext:value-type="float">
            <text:p>110010072001</text:p>
          </table:table-cell>
          <table:table-cell office:value-type="float" office:value="0.306134603930911" calcext:value-type="float">
            <text:p>0.3061346039</text:p>
          </table:table-cell>
          <table:table-cell office:value-type="float" office:value="0.0176719170188244" calcext:value-type="float">
            <text:p>0.017671917</text:p>
          </table:table-cell>
          <table:table-cell office:value-type="float" office:value="0.36381098732232" calcext:value-type="float">
            <text:p>0.3638109873</text:p>
          </table:table-cell>
          <table:table-cell office:value-type="float" office:value="0.0682926829268293" calcext:value-type="float">
            <text:p>0.0682926829</text:p>
          </table:table-cell>
        </table:table-row>
        <table:table-row table:style-name="ro1">
          <table:table-cell office:value-type="string" calcext:value-type="string">
            <text:p>1500000US110010072002</text:p>
          </table:table-cell>
          <table:table-cell office:value-type="float" office:value="110010072002" calcext:value-type="float">
            <text:p>110010072002</text:p>
          </table:table-cell>
          <table:table-cell office:value-type="float" office:value="0.304241435562806" calcext:value-type="float">
            <text:p>0.3042414356</text:p>
          </table:table-cell>
          <table:table-cell office:value-type="float" office:value="0.0505415162454874" calcext:value-type="float">
            <text:p>0.0505415162</text:p>
          </table:table-cell>
          <table:table-cell office:value-type="float" office:value="0.405535499398315" calcext:value-type="float">
            <text:p>0.4055354994</text:p>
          </table:table-cell>
          <table:table-cell office:value-type="float" office:value="0.134803921568627" calcext:value-type="float">
            <text:p>0.1348039216</text:p>
          </table:table-cell>
        </table:table-row>
        <table:table-row table:style-name="ro1">
          <table:table-cell office:value-type="string" calcext:value-type="string">
            <text:p>1500000US110010073011</text:p>
          </table:table-cell>
          <table:table-cell office:value-type="float" office:value="110010073011" calcext:value-type="float">
            <text:p>110010073011</text:p>
          </table:table-cell>
          <table:table-cell office:value-type="float" office:value="0.331834082958521" calcext:value-type="float">
            <text:p>0.331834083</text:p>
          </table:table-cell>
          <table:table-cell office:value-type="float" office:value="0.0408357075023742" calcext:value-type="float">
            <text:p>0.0408357075</text:p>
          </table:table-cell>
          <table:table-cell office:value-type="float" office:value="0.624406457739791" calcext:value-type="float">
            <text:p>0.6244064577</text:p>
          </table:table-cell>
          <table:table-cell office:value-type="float" office:value="0.0819927348209652" calcext:value-type="float">
            <text:p>0.0819927348</text:p>
          </table:table-cell>
        </table:table-row>
        <table:table-row table:style-name="ro1">
          <table:table-cell office:value-type="string" calcext:value-type="string">
            <text:p>1500000US110010073041</text:p>
          </table:table-cell>
          <table:table-cell office:value-type="float" office:value="110010073041" calcext:value-type="float">
            <text:p>110010073041</text:p>
          </table:table-cell>
          <table:table-cell office:value-type="float" office:value="0.970186335403727" calcext:value-type="float">
            <text:p>0.9701863354</text:p>
          </table:table-cell>
          <table:table-cell office:value-type="float" office:value="0" calcext:value-type="float">
            <text:p>0</text:p>
          </table:table-cell>
          <table:table-cell office:value-type="float" office:value="0.292929292929293" calcext:value-type="float">
            <text:p>0.2929292929</text:p>
          </table:table-cell>
          <table:table-cell office:value-type="float" office:value="0.357400722021661" calcext:value-type="float">
            <text:p>0.357400722</text:p>
          </table:table-cell>
        </table:table-row>
        <table:table-row table:style-name="ro1">
          <table:table-cell office:value-type="string" calcext:value-type="string">
            <text:p>1500000US110010073042</text:p>
          </table:table-cell>
          <table:table-cell office:value-type="float" office:value="110010073042" calcext:value-type="float">
            <text:p>110010073042</text:p>
          </table:table-cell>
          <table:table-cell office:value-type="float" office:value="0.937733499377335" calcext:value-type="float">
            <text:p>0.9377334994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42553191489362" calcext:value-type="float">
            <text:p>0.2425531915</text:p>
          </table:table-cell>
        </table:table-row>
        <table:table-row table:style-name="ro1">
          <table:table-cell office:value-type="string" calcext:value-type="string">
            <text:p>1500000US110010073043</text:p>
          </table:table-cell>
          <table:table-cell office:value-type="float" office:value="110010073043" calcext:value-type="float">
            <text:p>110010073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8301886792453" calcext:value-type="float">
            <text:p>0.5283018868</text:p>
          </table:table-cell>
          <table:table-cell office:value-type="float" office:value="0.226415094339623" calcext:value-type="float">
            <text:p>0.2264150943</text:p>
          </table:table-cell>
        </table:table-row>
        <table:table-row table:style-name="ro1">
          <table:table-cell office:value-type="string" calcext:value-type="string">
            <text:p>1500000US110010074011</text:p>
          </table:table-cell>
          <table:table-cell office:value-type="float" office:value="110010074011" calcext:value-type="float">
            <text:p>110010074011</text:p>
          </table:table-cell>
          <table:table-cell office:value-type="float" office:value="0.996309963099631" calcext:value-type="float">
            <text:p>0.9963099631</text:p>
          </table:table-cell>
          <table:table-cell office:value-type="float" office:value="0.0138504155124654" calcext:value-type="float">
            <text:p>0.0138504155</text:p>
          </table:table-cell>
          <table:table-cell office:value-type="float" office:value="0.31578947368421" calcext:value-type="float">
            <text:p>0.3157894737</text:p>
          </table:table-cell>
          <table:table-cell office:value-type="float" office:value="0.47536231884058" calcext:value-type="float">
            <text:p>0.4753623188</text:p>
          </table:table-cell>
        </table:table-row>
        <table:table-row table:style-name="ro1">
          <table:table-cell office:value-type="string" calcext:value-type="string">
            <text:p>1500000US110010074012</text:p>
          </table:table-cell>
          <table:table-cell office:value-type="float" office:value="110010074012" calcext:value-type="float">
            <text:p>110010074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0987654320988" calcext:value-type="float">
            <text:p>0.3209876543</text:p>
          </table:table-cell>
          <table:table-cell office:value-type="float" office:value="0.407407407407407" calcext:value-type="float">
            <text:p>0.4074074074</text:p>
          </table:table-cell>
        </table:table-row>
        <table:table-row table:style-name="ro1">
          <table:table-cell office:value-type="string" calcext:value-type="string">
            <text:p>1500000US110010074031</text:p>
          </table:table-cell>
          <table:table-cell office:value-type="float" office:value="110010074031" calcext:value-type="float">
            <text:p>110010074031</text:p>
          </table:table-cell>
          <table:table-cell office:value-type="float" office:value="0.987714285714286" calcext:value-type="float">
            <text:p>0.9877142857</text:p>
          </table:table-cell>
          <table:table-cell office:value-type="float" office:value="0" calcext:value-type="float">
            <text:p>0</text:p>
          </table:table-cell>
          <table:table-cell office:value-type="float" office:value="0.395450568678915" calcext:value-type="float">
            <text:p>0.3954505687</text:p>
          </table:table-cell>
          <table:table-cell office:value-type="float" office:value="0.417322834645669" calcext:value-type="float">
            <text:p>0.4173228346</text:p>
          </table:table-cell>
        </table:table-row>
        <table:table-row table:style-name="ro1">
          <table:table-cell office:value-type="string" calcext:value-type="string">
            <text:p>1500000US110010074041</text:p>
          </table:table-cell>
          <table:table-cell office:value-type="float" office:value="110010074041" calcext:value-type="float">
            <text:p>110010074041</text:p>
          </table:table-cell>
          <table:table-cell office:value-type="float" office:value="0.999585749792875" calcext:value-type="float">
            <text:p>0.9995857498</text:p>
          </table:table-cell>
          <table:table-cell office:value-type="float" office:value="0" calcext:value-type="float">
            <text:p>0</text:p>
          </table:table-cell>
          <table:table-cell office:value-type="float" office:value="0.30795847750865" calcext:value-type="float">
            <text:p>0.3079584775</text:p>
          </table:table-cell>
          <table:table-cell office:value-type="float" office:value="0.299029126213592" calcext:value-type="float">
            <text:p>0.2990291262</text:p>
          </table:table-cell>
        </table:table-row>
        <table:table-row table:style-name="ro1">
          <table:table-cell office:value-type="string" calcext:value-type="string">
            <text:p>1500000US110010074042</text:p>
          </table:table-cell>
          <table:table-cell office:value-type="float" office:value="110010074042" calcext:value-type="float">
            <text:p>110010074042</text:p>
          </table:table-cell>
          <table:table-cell office:value-type="float" office:value="0.975836431226766" calcext:value-type="float">
            <text:p>0.9758364312</text:p>
          </table:table-cell>
          <table:table-cell office:value-type="float" office:value="0" calcext:value-type="float">
            <text:p>0</text:p>
          </table:table-cell>
          <table:table-cell office:value-type="float" office:value="0.565371024734982" calcext:value-type="float">
            <text:p>0.5653710247</text:p>
          </table:table-cell>
          <table:table-cell office:value-type="float" office:value="0.318021201413428" calcext:value-type="float">
            <text:p>0.3180212014</text:p>
          </table:table-cell>
        </table:table-row>
        <table:table-row table:style-name="ro1">
          <table:table-cell office:value-type="string" calcext:value-type="string">
            <text:p>1500000US110010074043</text:p>
          </table:table-cell>
          <table:table-cell office:value-type="float" office:value="110010074043" calcext:value-type="float">
            <text:p>110010074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1500000US110010074061</text:p>
          </table:table-cell>
          <table:table-cell office:value-type="float" office:value="110010074061" calcext:value-type="float">
            <text:p>1100100740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1617195496418" calcext:value-type="float">
            <text:p>0.4616171955</text:p>
          </table:table-cell>
          <table:table-cell office:value-type="float" office:value="0.368474923234391" calcext:value-type="float">
            <text:p>0.3684749232</text:p>
          </table:table-cell>
        </table:table-row>
        <table:table-row table:style-name="ro1">
          <table:table-cell office:value-type="string" calcext:value-type="string">
            <text:p>1500000US110010074062</text:p>
          </table:table-cell>
          <table:table-cell office:value-type="float" office:value="110010074062" calcext:value-type="float">
            <text:p>110010074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7455621301775" calcext:value-type="float">
            <text:p>0.4674556213</text:p>
          </table:table-cell>
          <table:table-cell office:value-type="float" office:value="0.254437869822485" calcext:value-type="float">
            <text:p>0.2544378698</text:p>
          </table:table-cell>
        </table:table-row>
        <table:table-row table:style-name="ro1">
          <table:table-cell office:value-type="string" calcext:value-type="string">
            <text:p>1500000US110010074071</text:p>
          </table:table-cell>
          <table:table-cell office:value-type="float" office:value="110010074071" calcext:value-type="float">
            <text:p>1100100740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0921501706485" calcext:value-type="float">
            <text:p>0.6109215017</text:p>
          </table:table-cell>
          <table:table-cell office:value-type="float" office:value="0.464163822525597" calcext:value-type="float">
            <text:p>0.4641638225</text:p>
          </table:table-cell>
        </table:table-row>
        <table:table-row table:style-name="ro1">
          <table:table-cell office:value-type="string" calcext:value-type="string">
            <text:p>1500000US110010074072</text:p>
          </table:table-cell>
          <table:table-cell office:value-type="float" office:value="110010074072" calcext:value-type="float">
            <text:p>110010074072</text:p>
          </table:table-cell>
          <table:table-cell office:value-type="float" office:value="0.987674169346195" calcext:value-type="float">
            <text:p>0.9876741693</text:p>
          </table:table-cell>
          <table:table-cell office:value-type="float" office:value="0" calcext:value-type="float">
            <text:p>0</text:p>
          </table:table-cell>
          <table:table-cell office:value-type="float" office:value="0.64276048714479" calcext:value-type="float">
            <text:p>0.6427604871</text:p>
          </table:table-cell>
          <table:table-cell office:value-type="float" office:value="0.1004243281471" calcext:value-type="float">
            <text:p>0.1004243281</text:p>
          </table:table-cell>
        </table:table-row>
        <table:table-row table:style-name="ro1">
          <table:table-cell office:value-type="string" calcext:value-type="string">
            <text:p>1500000US110010074081</text:p>
          </table:table-cell>
          <table:table-cell office:value-type="float" office:value="110010074081" calcext:value-type="float">
            <text:p>110010074081</text:p>
          </table:table-cell>
          <table:table-cell office:value-type="float" office:value="0.991544532130778" calcext:value-type="float">
            <text:p>0.9915445321</text:p>
          </table:table-cell>
          <table:table-cell office:value-type="float" office:value="0" calcext:value-type="float">
            <text:p>0</text:p>
          </table:table-cell>
          <table:table-cell office:value-type="float" office:value="0.469387755102041" calcext:value-type="float">
            <text:p>0.4693877551</text:p>
          </table:table-cell>
          <table:table-cell office:value-type="float" office:value="0.36953642384106" calcext:value-type="float">
            <text:p>0.3695364238</text:p>
          </table:table-cell>
        </table:table-row>
        <table:table-row table:style-name="ro1">
          <table:table-cell office:value-type="string" calcext:value-type="string">
            <text:p>1500000US110010074091</text:p>
          </table:table-cell>
          <table:table-cell office:value-type="float" office:value="110010074091" calcext:value-type="float">
            <text:p>110010074091</text:p>
          </table:table-cell>
          <table:table-cell office:value-type="float" office:value="0.981876332622601" calcext:value-type="float">
            <text:p>0.9818763326</text:p>
          </table:table-cell>
          <table:table-cell office:value-type="float" office:value="0" calcext:value-type="float">
            <text:p>0</text:p>
          </table:table-cell>
          <table:table-cell office:value-type="float" office:value="0.505050505050505" calcext:value-type="float">
            <text:p>0.5050505051</text:p>
          </table:table-cell>
          <table:table-cell office:value-type="float" office:value="0.410774410774411" calcext:value-type="float">
            <text:p>0.4107744108</text:p>
          </table:table-cell>
        </table:table-row>
        <table:table-row table:style-name="ro1">
          <table:table-cell office:value-type="string" calcext:value-type="string">
            <text:p>1500000US110010074092</text:p>
          </table:table-cell>
          <table:table-cell office:value-type="float" office:value="110010074092" calcext:value-type="float">
            <text:p>110010074092</text:p>
          </table:table-cell>
          <table:table-cell office:value-type="float" office:value="0.993453355155483" calcext:value-type="float">
            <text:p>0.9934533552</text:p>
          </table:table-cell>
          <table:table-cell office:value-type="float" office:value="0" calcext:value-type="float">
            <text:p>0</text:p>
          </table:table-cell>
          <table:table-cell office:value-type="float" office:value="0.727058823529412" calcext:value-type="float">
            <text:p>0.7270588235</text:p>
          </table:table-cell>
          <table:table-cell office:value-type="float" office:value="0.324705882352941" calcext:value-type="float">
            <text:p>0.3247058824</text:p>
          </table:table-cell>
        </table:table-row>
        <table:table-row table:style-name="ro1">
          <table:table-cell office:value-type="string" calcext:value-type="string">
            <text:p>1500000US110010074093</text:p>
          </table:table-cell>
          <table:table-cell office:value-type="float" office:value="110010074093" calcext:value-type="float">
            <text:p>1100100740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1967213114754" calcext:value-type="float">
            <text:p>0.3319672131</text:p>
          </table:table-cell>
          <table:table-cell office:value-type="float" office:value="0.493852459016394" calcext:value-type="float">
            <text:p>0.493852459</text:p>
          </table:table-cell>
        </table:table-row>
        <table:table-row table:style-name="ro1">
          <table:table-cell office:value-type="string" calcext:value-type="string">
            <text:p>1500000US110010075021</text:p>
          </table:table-cell>
          <table:table-cell office:value-type="float" office:value="110010075021" calcext:value-type="float">
            <text:p>110010075021</text:p>
          </table:table-cell>
          <table:table-cell office:value-type="float" office:value="0.991611223604281" calcext:value-type="float">
            <text:p>0.9916112236</text:p>
          </table:table-cell>
          <table:table-cell office:value-type="float" office:value="0" calcext:value-type="float">
            <text:p>0</text:p>
          </table:table-cell>
          <table:table-cell office:value-type="float" office:value="0.442857142857143" calcext:value-type="float">
            <text:p>0.4428571429</text:p>
          </table:table-cell>
          <table:table-cell office:value-type="float" office:value="0.370238095238095" calcext:value-type="float">
            <text:p>0.3702380952</text:p>
          </table:table-cell>
        </table:table-row>
        <table:table-row table:style-name="ro1">
          <table:table-cell office:value-type="string" calcext:value-type="string">
            <text:p>1500000US110010075022</text:p>
          </table:table-cell>
          <table:table-cell office:value-type="float" office:value="110010075022" calcext:value-type="float">
            <text:p>110010075022</text:p>
          </table:table-cell>
          <table:table-cell office:value-type="float" office:value="0.979516806722689" calcext:value-type="float">
            <text:p>0.9795168067</text:p>
          </table:table-cell>
          <table:table-cell office:value-type="float" office:value="0" calcext:value-type="float">
            <text:p>0</text:p>
          </table:table-cell>
          <table:table-cell office:value-type="float" office:value="0.688109161793372" calcext:value-type="float">
            <text:p>0.6881091618</text:p>
          </table:table-cell>
          <table:table-cell office:value-type="float" office:value="0.252988047808765" calcext:value-type="float">
            <text:p>0.2529880478</text:p>
          </table:table-cell>
        </table:table-row>
        <table:table-row table:style-name="ro1">
          <table:table-cell office:value-type="string" calcext:value-type="string">
            <text:p>1500000US110010075031</text:p>
          </table:table-cell>
          <table:table-cell office:value-type="float" office:value="110010075031" calcext:value-type="float">
            <text:p>110010075031</text:p>
          </table:table-cell>
          <table:table-cell office:value-type="float" office:value="0.951909476661952" calcext:value-type="float">
            <text:p>0.9519094767</text:p>
          </table:table-cell>
          <table:table-cell office:value-type="float" office:value="0" calcext:value-type="float">
            <text:p>0</text:p>
          </table:table-cell>
          <table:table-cell office:value-type="float" office:value="0.603715170278638" calcext:value-type="float">
            <text:p>0.6037151703</text:p>
          </table:table-cell>
          <table:table-cell office:value-type="float" office:value="0.255892255892256" calcext:value-type="float">
            <text:p>0.2558922559</text:p>
          </table:table-cell>
        </table:table-row>
        <table:table-row table:style-name="ro1">
          <table:table-cell office:value-type="string" calcext:value-type="string">
            <text:p>1500000US110010075032</text:p>
          </table:table-cell>
          <table:table-cell office:value-type="float" office:value="110010075032" calcext:value-type="float">
            <text:p>110010075032</text:p>
          </table:table-cell>
          <table:table-cell office:value-type="float" office:value="0.997483643683946" calcext:value-type="float">
            <text:p>0.9974836437</text:p>
          </table:table-cell>
          <table:table-cell office:value-type="float" office:value="0" calcext:value-type="float">
            <text:p>0</text:p>
          </table:table-cell>
          <table:table-cell office:value-type="float" office:value="0.403887688984881" calcext:value-type="float">
            <text:p>0.403887689</text:p>
          </table:table-cell>
          <table:table-cell office:value-type="float" office:value="0.39018691588785" calcext:value-type="float">
            <text:p>0.3901869159</text:p>
          </table:table-cell>
        </table:table-row>
        <table:table-row table:style-name="ro1">
          <table:table-cell office:value-type="string" calcext:value-type="string">
            <text:p>1500000US110010075041</text:p>
          </table:table-cell>
          <table:table-cell office:value-type="float" office:value="110010075041" calcext:value-type="float">
            <text:p>110010075041</text:p>
          </table:table-cell>
          <table:table-cell office:value-type="float" office:value="0.994964028776978" calcext:value-type="float">
            <text:p>0.9949640288</text:p>
          </table:table-cell>
          <table:table-cell office:value-type="float" office:value="0" calcext:value-type="float">
            <text:p>0</text:p>
          </table:table-cell>
          <table:table-cell office:value-type="float" office:value="0.539253539253539" calcext:value-type="float">
            <text:p>0.5392535393</text:p>
          </table:table-cell>
          <table:table-cell office:value-type="float" office:value="0.350974930362117" calcext:value-type="float">
            <text:p>0.3509749304</text:p>
          </table:table-cell>
        </table:table-row>
        <table:table-row table:style-name="ro1">
          <table:table-cell office:value-type="string" calcext:value-type="string">
            <text:p>1500000US110010076011</text:p>
          </table:table-cell>
          <table:table-cell office:value-type="float" office:value="110010076011" calcext:value-type="float">
            <text:p>110010076011</text:p>
          </table:table-cell>
          <table:table-cell office:value-type="float" office:value="0.987834549878346" calcext:value-type="float">
            <text:p>0.9878345499</text:p>
          </table:table-cell>
          <table:table-cell office:value-type="float" office:value="0" calcext:value-type="float">
            <text:p>0</text:p>
          </table:table-cell>
          <table:table-cell office:value-type="float" office:value="0.522935779816514" calcext:value-type="float">
            <text:p>0.5229357798</text:p>
          </table:table-cell>
          <table:table-cell office:value-type="float" office:value="0.197590361445783" calcext:value-type="float">
            <text:p>0.1975903614</text:p>
          </table:table-cell>
        </table:table-row>
        <table:table-row table:style-name="ro1">
          <table:table-cell office:value-type="string" calcext:value-type="string">
            <text:p>1500000US110010076012</text:p>
          </table:table-cell>
          <table:table-cell office:value-type="float" office:value="110010076012" calcext:value-type="float">
            <text:p>11001007601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95833333333333" calcext:value-type="float">
            <text:p>0.3958333333</text:p>
          </table:table-cell>
        </table:table-row>
        <table:table-row table:style-name="ro1">
          <table:table-cell office:value-type="string" calcext:value-type="string">
            <text:p>1500000US110010076013</text:p>
          </table:table-cell>
          <table:table-cell office:value-type="float" office:value="110010076013" calcext:value-type="float">
            <text:p>110010076013</text:p>
          </table:table-cell>
          <table:table-cell office:value-type="float" office:value="0.959735576923077" calcext:value-type="float">
            <text:p>0.9597355769</text:p>
          </table:table-cell>
          <table:table-cell office:value-type="float" office:value="0" calcext:value-type="float">
            <text:p>0</text:p>
          </table:table-cell>
          <table:table-cell office:value-type="float" office:value="0.495238095238095" calcext:value-type="float">
            <text:p>0.4952380952</text:p>
          </table:table-cell>
          <table:table-cell office:value-type="float" office:value="0.332681017612524" calcext:value-type="float">
            <text:p>0.3326810176</text:p>
          </table:table-cell>
        </table:table-row>
        <table:table-row table:style-name="ro1">
          <table:table-cell office:value-type="string" calcext:value-type="string">
            <text:p>1500000US110010076014</text:p>
          </table:table-cell>
          <table:table-cell office:value-type="float" office:value="110010076014" calcext:value-type="float">
            <text:p>110010076014</text:p>
          </table:table-cell>
          <table:table-cell office:value-type="float" office:value="0.98804780876494" calcext:value-type="float">
            <text:p>0.9880478088</text:p>
          </table:table-cell>
          <table:table-cell office:value-type="float" office:value="0.0776119402985075" calcext:value-type="float">
            <text:p>0.0776119403</text:p>
          </table:table-cell>
          <table:table-cell office:value-type="float" office:value="0.540298507462687" calcext:value-type="float">
            <text:p>0.5402985075</text:p>
          </table:table-cell>
          <table:table-cell office:value-type="float" office:value="0.397014925373134" calcext:value-type="float">
            <text:p>0.3970149254</text:p>
          </table:table-cell>
        </table:table-row>
        <table:table-row table:style-name="ro1">
          <table:table-cell office:value-type="string" calcext:value-type="string">
            <text:p>1500000US110010076015</text:p>
          </table:table-cell>
          <table:table-cell office:value-type="float" office:value="110010076015" calcext:value-type="float">
            <text:p>110010076015</text:p>
          </table:table-cell>
          <table:table-cell office:value-type="float" office:value="0.988155668358714" calcext:value-type="float">
            <text:p>0.9881556684</text:p>
          </table:table-cell>
          <table:table-cell office:value-type="float" office:value="0" calcext:value-type="float">
            <text:p>0</text:p>
          </table:table-cell>
          <table:table-cell office:value-type="float" office:value="0.496031746031746" calcext:value-type="float">
            <text:p>0.496031746</text:p>
          </table:table-cell>
          <table:table-cell office:value-type="float" office:value="0.324894514767932" calcext:value-type="float">
            <text:p>0.3248945148</text:p>
          </table:table-cell>
        </table:table-row>
        <table:table-row table:style-name="ro1">
          <table:table-cell office:value-type="string" calcext:value-type="string">
            <text:p>1500000US110010076031</text:p>
          </table:table-cell>
          <table:table-cell office:value-type="float" office:value="110010076031" calcext:value-type="float">
            <text:p>110010076031</text:p>
          </table:table-cell>
          <table:table-cell office:value-type="float" office:value="0.966707021791768" calcext:value-type="float">
            <text:p>0.9667070218</text:p>
          </table:table-cell>
          <table:table-cell office:value-type="float" office:value="0.0149068322981366" calcext:value-type="float">
            <text:p>0.0149068323</text:p>
          </table:table-cell>
          <table:table-cell office:value-type="float" office:value="0.568944099378882" calcext:value-type="float">
            <text:p>0.5689440994</text:p>
          </table:table-cell>
          <table:table-cell office:value-type="float" office:value="0.248447204968944" calcext:value-type="float">
            <text:p>0.248447205</text:p>
          </table:table-cell>
        </table:table-row>
        <table:table-row table:style-name="ro1">
          <table:table-cell office:value-type="string" calcext:value-type="string">
            <text:p>1500000US110010076032</text:p>
          </table:table-cell>
          <table:table-cell office:value-type="float" office:value="110010076032" calcext:value-type="float">
            <text:p>110010076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4245283018868" calcext:value-type="float">
            <text:p>0.554245283</text:p>
          </table:table-cell>
          <table:table-cell office:value-type="float" office:value="0.332547169811321" calcext:value-type="float">
            <text:p>0.3325471698</text:p>
          </table:table-cell>
        </table:table-row>
        <table:table-row table:style-name="ro1">
          <table:table-cell office:value-type="string" calcext:value-type="string">
            <text:p>1500000US110010076033</text:p>
          </table:table-cell>
          <table:table-cell office:value-type="float" office:value="110010076033" calcext:value-type="float">
            <text:p>110010076033</text:p>
          </table:table-cell>
          <table:table-cell office:value-type="float" office:value="0.85480943738657" calcext:value-type="float">
            <text:p>0.8548094374</text:p>
          </table:table-cell>
          <table:table-cell office:value-type="float" office:value="0.0558375634517767" calcext:value-type="float">
            <text:p>0.0558375635</text:p>
          </table:table-cell>
          <table:table-cell office:value-type="float" office:value="0.527918781725888" calcext:value-type="float">
            <text:p>0.5279187817</text:p>
          </table:table-cell>
          <table:table-cell office:value-type="float" office:value="0.263959390862944" calcext:value-type="float">
            <text:p>0.2639593909</text:p>
          </table:table-cell>
        </table:table-row>
        <table:table-row table:style-name="ro1">
          <table:table-cell office:value-type="string" calcext:value-type="string">
            <text:p>1500000US110010076034</text:p>
          </table:table-cell>
          <table:table-cell office:value-type="float" office:value="110010076034" calcext:value-type="float">
            <text:p>110010076034</text:p>
          </table:table-cell>
          <table:table-cell office:value-type="float" office:value="0.894518272425249" calcext:value-type="float">
            <text:p>0.8945182724</text:p>
          </table:table-cell>
          <table:table-cell office:value-type="float" office:value="0" calcext:value-type="float">
            <text:p>0</text:p>
          </table:table-cell>
          <table:table-cell office:value-type="float" office:value="0.62751677852349" calcext:value-type="float">
            <text:p>0.6275167785</text:p>
          </table:table-cell>
          <table:table-cell office:value-type="float" office:value="0.395973154362416" calcext:value-type="float">
            <text:p>0.3959731544</text:p>
          </table:table-cell>
        </table:table-row>
        <table:table-row table:style-name="ro1">
          <table:table-cell office:value-type="string" calcext:value-type="string">
            <text:p>1500000US110010076041</text:p>
          </table:table-cell>
          <table:table-cell office:value-type="float" office:value="110010076041" calcext:value-type="float">
            <text:p>110010076041</text:p>
          </table:table-cell>
          <table:table-cell office:value-type="float" office:value="0.998548621190131" calcext:value-type="float">
            <text:p>0.9985486212</text:p>
          </table:table-cell>
          <table:table-cell office:value-type="float" office:value="0" calcext:value-type="float">
            <text:p>0</text:p>
          </table:table-cell>
          <table:table-cell office:value-type="float" office:value="0.37463556851312" calcext:value-type="float">
            <text:p>0.3746355685</text:p>
          </table:table-cell>
          <table:table-cell office:value-type="float" office:value="0.361516034985423" calcext:value-type="float">
            <text:p>0.361516035</text:p>
          </table:table-cell>
        </table:table-row>
        <table:table-row table:style-name="ro1">
          <table:table-cell office:value-type="string" calcext:value-type="string">
            <text:p>1500000US110010076042</text:p>
          </table:table-cell>
          <table:table-cell office:value-type="float" office:value="110010076042" calcext:value-type="float">
            <text:p>110010076042</text:p>
          </table:table-cell>
          <table:table-cell office:value-type="float" office:value="0.903039073806078" calcext:value-type="float">
            <text:p>0.9030390738</text:p>
          </table:table-cell>
          <table:table-cell office:value-type="float" office:value="0.0139751552795031" calcext:value-type="float">
            <text:p>0.0139751553</text:p>
          </table:table-cell>
          <table:table-cell office:value-type="float" office:value="0.791925465838509" calcext:value-type="float">
            <text:p>0.7919254658</text:p>
          </table:table-cell>
          <table:table-cell office:value-type="float" office:value="0.195238095238095" calcext:value-type="float">
            <text:p>0.1952380952</text:p>
          </table:table-cell>
        </table:table-row>
        <table:table-row table:style-name="ro1">
          <table:table-cell office:value-type="string" calcext:value-type="string">
            <text:p>1500000US110010076043</text:p>
          </table:table-cell>
          <table:table-cell office:value-type="float" office:value="110010076043" calcext:value-type="float">
            <text:p>110010076043</text:p>
          </table:table-cell>
          <table:table-cell office:value-type="float" office:value="0.979125248508946" calcext:value-type="float">
            <text:p>0.9791252485</text:p>
          </table:table-cell>
          <table:table-cell office:value-type="float" office:value="0" calcext:value-type="float">
            <text:p>0</text:p>
          </table:table-cell>
          <table:table-cell office:value-type="float" office:value="0.664516129032258" calcext:value-type="float">
            <text:p>0.664516129</text:p>
          </table:table-cell>
          <table:table-cell office:value-type="float" office:value="0.259009009009009" calcext:value-type="float">
            <text:p>0.259009009</text:p>
          </table:table-cell>
        </table:table-row>
        <table:table-row table:style-name="ro1">
          <table:table-cell office:value-type="string" calcext:value-type="string">
            <text:p>1500000US110010076051</text:p>
          </table:table-cell>
          <table:table-cell office:value-type="float" office:value="110010076051" calcext:value-type="float">
            <text:p>110010076051</text:p>
          </table:table-cell>
          <table:table-cell office:value-type="float" office:value="0.952631578947368" calcext:value-type="float">
            <text:p>0.9526315789</text:p>
          </table:table-cell>
          <table:table-cell office:value-type="float" office:value="0.0278551532033426" calcext:value-type="float">
            <text:p>0.0278551532</text:p>
          </table:table-cell>
          <table:table-cell office:value-type="float" office:value="0.6991643454039" calcext:value-type="float">
            <text:p>0.6991643454</text:p>
          </table:table-cell>
          <table:table-cell office:value-type="float" office:value="0.20891364902507" calcext:value-type="float">
            <text:p>0.208913649</text:p>
          </table:table-cell>
        </table:table-row>
        <table:table-row table:style-name="ro1">
          <table:table-cell office:value-type="string" calcext:value-type="string">
            <text:p>1500000US110010076052</text:p>
          </table:table-cell>
          <table:table-cell office:value-type="float" office:value="110010076052" calcext:value-type="float">
            <text:p>110010076052</text:p>
          </table:table-cell>
          <table:table-cell office:value-type="float" office:value="0.986788154897494" calcext:value-type="float">
            <text:p>0.9867881549</text:p>
          </table:table-cell>
          <table:table-cell office:value-type="float" office:value="0" calcext:value-type="float">
            <text:p>0</text:p>
          </table:table-cell>
          <table:table-cell office:value-type="float" office:value="0.582775119617225" calcext:value-type="float">
            <text:p>0.5827751196</text:p>
          </table:table-cell>
          <table:table-cell office:value-type="float" office:value="0.31237721021611" calcext:value-type="float">
            <text:p>0.3123772102</text:p>
          </table:table-cell>
        </table:table-row>
        <table:table-row table:style-name="ro1">
          <table:table-cell office:value-type="string" calcext:value-type="string">
            <text:p>1500000US110010076053</text:p>
          </table:table-cell>
          <table:table-cell office:value-type="float" office:value="110010076053" calcext:value-type="float">
            <text:p>110010076053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" calcext:value-type="float">
            <text:p>0</text:p>
          </table:table-cell>
          <table:table-cell office:value-type="float" office:value="0.0471204188481675" calcext:value-type="float">
            <text:p>0.0471204188</text:p>
          </table:table-cell>
          <table:table-cell office:value-type="float" office:value="0.649214659685864" calcext:value-type="float">
            <text:p>0.6492146597</text:p>
          </table:table-cell>
        </table:table-row>
        <table:table-row table:style-name="ro1">
          <table:table-cell office:value-type="string" calcext:value-type="string">
            <text:p>1500000US110010077031</text:p>
          </table:table-cell>
          <table:table-cell office:value-type="float" office:value="110010077031" calcext:value-type="float">
            <text:p>110010077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1578947368421" calcext:value-type="float">
            <text:p>0.6315789474</text:p>
          </table:table-cell>
          <table:table-cell office:value-type="float" office:value="0.0717703349282297" calcext:value-type="float">
            <text:p>0.0717703349</text:p>
          </table:table-cell>
        </table:table-row>
        <table:table-row table:style-name="ro1">
          <table:table-cell office:value-type="string" calcext:value-type="string">
            <text:p>1500000US110010077032</text:p>
          </table:table-cell>
          <table:table-cell office:value-type="float" office:value="110010077032" calcext:value-type="float">
            <text:p>110010077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66336633663366" calcext:value-type="float">
            <text:p>0.8663366337</text:p>
          </table:table-cell>
          <table:table-cell office:value-type="float" office:value="0.185643564356436" calcext:value-type="float">
            <text:p>0.1856435644</text:p>
          </table:table-cell>
        </table:table-row>
        <table:table-row table:style-name="ro1">
          <table:table-cell office:value-type="string" calcext:value-type="string">
            <text:p>1500000US110010077033</text:p>
          </table:table-cell>
          <table:table-cell office:value-type="float" office:value="110010077033" calcext:value-type="float">
            <text:p>110010077033</text:p>
          </table:table-cell>
          <table:table-cell office:value-type="float" office:value="1" calcext:value-type="float">
            <text:p>1</text:p>
          </table:table-cell>
          <table:table-cell office:value-type="float" office:value="0.0902021772939347" calcext:value-type="float">
            <text:p>0.0902021773</text:p>
          </table:table-cell>
          <table:table-cell office:value-type="float" office:value="0.329704510108865" calcext:value-type="float">
            <text:p>0.3297045101</text:p>
          </table:table-cell>
          <table:table-cell office:value-type="float" office:value="0.234836702954899" calcext:value-type="float">
            <text:p>0.234836703</text:p>
          </table:table-cell>
        </table:table-row>
        <table:table-row table:style-name="ro1">
          <table:table-cell office:value-type="string" calcext:value-type="string">
            <text:p>1500000US110010077034</text:p>
          </table:table-cell>
          <table:table-cell office:value-type="float" office:value="110010077034" calcext:value-type="float">
            <text:p>110010077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1570247933884" calcext:value-type="float">
            <text:p>0.1115702479</text:p>
          </table:table-cell>
          <table:table-cell office:value-type="float" office:value="0.554112554112554" calcext:value-type="float">
            <text:p>0.5541125541</text:p>
          </table:table-cell>
        </table:table-row>
        <table:table-row table:style-name="ro1">
          <table:table-cell office:value-type="string" calcext:value-type="string">
            <text:p>1500000US110010077071</text:p>
          </table:table-cell>
          <table:table-cell office:value-type="float" office:value="110010077071" calcext:value-type="float">
            <text:p>1100100770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07277289836888" calcext:value-type="float">
            <text:p>0.6072772898</text:p>
          </table:table-cell>
          <table:table-cell office:value-type="float" office:value="0.299615877080666" calcext:value-type="float">
            <text:p>0.2996158771</text:p>
          </table:table-cell>
        </table:table-row>
        <table:table-row table:style-name="ro1">
          <table:table-cell office:value-type="string" calcext:value-type="string">
            <text:p>1500000US110010077072</text:p>
          </table:table-cell>
          <table:table-cell office:value-type="float" office:value="110010077072" calcext:value-type="float">
            <text:p>110010077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0887573964497" calcext:value-type="float">
            <text:p>0.5088757396</text:p>
          </table:table-cell>
          <table:table-cell office:value-type="float" office:value="0.356357927786499" calcext:value-type="float">
            <text:p>0.3563579278</text:p>
          </table:table-cell>
        </table:table-row>
        <table:table-row table:style-name="ro1">
          <table:table-cell office:value-type="string" calcext:value-type="string">
            <text:p>1500000US110010077081</text:p>
          </table:table-cell>
          <table:table-cell office:value-type="float" office:value="110010077081" calcext:value-type="float">
            <text:p>1100100770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1016949152542" calcext:value-type="float">
            <text:p>0.1610169492</text:p>
          </table:table-cell>
          <table:table-cell office:value-type="float" office:value="0.728813559322034" calcext:value-type="float">
            <text:p>0.7288135593</text:p>
          </table:table-cell>
        </table:table-row>
        <table:table-row table:style-name="ro1">
          <table:table-cell office:value-type="string" calcext:value-type="string">
            <text:p>1500000US110010077082</text:p>
          </table:table-cell>
          <table:table-cell office:value-type="float" office:value="110010077082" calcext:value-type="float">
            <text:p>11001007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3877551020408" calcext:value-type="float">
            <text:p>0.393877551</text:p>
          </table:table-cell>
          <table:table-cell office:value-type="float" office:value="0.248979591836735" calcext:value-type="float">
            <text:p>0.2489795918</text:p>
          </table:table-cell>
        </table:table-row>
        <table:table-row table:style-name="ro1">
          <table:table-cell office:value-type="string" calcext:value-type="string">
            <text:p>1500000US110010077091</text:p>
          </table:table-cell>
          <table:table-cell office:value-type="float" office:value="110010077091" calcext:value-type="float">
            <text:p>110010077091</text:p>
          </table:table-cell>
          <table:table-cell office:value-type="float" office:value="0.971383147853736" calcext:value-type="float">
            <text:p>0.9713831479</text:p>
          </table:table-cell>
          <table:table-cell office:value-type="float" office:value="0" calcext:value-type="float">
            <text:p>0</text:p>
          </table:table-cell>
          <table:table-cell office:value-type="float" office:value="0.588888888888889" calcext:value-type="float">
            <text:p>0.5888888889</text:p>
          </table:table-cell>
          <table:table-cell office:value-type="float" office:value="0.442222222222222" calcext:value-type="float">
            <text:p>0.4422222222</text:p>
          </table:table-cell>
        </table:table-row>
        <table:table-row table:style-name="ro1">
          <table:table-cell office:value-type="string" calcext:value-type="string">
            <text:p>1500000US110010077092</text:p>
          </table:table-cell>
          <table:table-cell office:value-type="float" office:value="110010077092" calcext:value-type="float">
            <text:p>110010077092</text:p>
          </table:table-cell>
          <table:table-cell office:value-type="float" office:value="0.998897464167585" calcext:value-type="float">
            <text:p>0.9988974642</text:p>
          </table:table-cell>
          <table:table-cell office:value-type="float" office:value="0" calcext:value-type="float">
            <text:p>0</text:p>
          </table:table-cell>
          <table:table-cell office:value-type="float" office:value="0.378151260504202" calcext:value-type="float">
            <text:p>0.3781512605</text:p>
          </table:table-cell>
          <table:table-cell office:value-type="float" office:value="0.359281437125748" calcext:value-type="float">
            <text:p>0.3592814371</text:p>
          </table:table-cell>
        </table:table-row>
        <table:table-row table:style-name="ro1">
          <table:table-cell office:value-type="string" calcext:value-type="string">
            <text:p>1500000US110010078031</text:p>
          </table:table-cell>
          <table:table-cell office:value-type="float" office:value="110010078031" calcext:value-type="float">
            <text:p>110010078031</text:p>
          </table:table-cell>
          <table:table-cell office:value-type="float" office:value="0.987980769230769" calcext:value-type="float">
            <text:p>0.9879807692</text:p>
          </table:table-cell>
          <table:table-cell office:value-type="float" office:value="0" calcext:value-type="float">
            <text:p>0</text:p>
          </table:table-cell>
          <table:table-cell office:value-type="float" office:value="0.595744680851064" calcext:value-type="float">
            <text:p>0.5957446809</text:p>
          </table:table-cell>
          <table:table-cell office:value-type="float" office:value="0.215328467153285" calcext:value-type="float">
            <text:p>0.2153284672</text:p>
          </table:table-cell>
        </table:table-row>
        <table:table-row table:style-name="ro1">
          <table:table-cell office:value-type="string" calcext:value-type="string">
            <text:p>1500000US110010078032</text:p>
          </table:table-cell>
          <table:table-cell office:value-type="float" office:value="110010078032" calcext:value-type="float">
            <text:p>110010078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3875" calcext:value-type="float">
            <text:p>0.3875</text:p>
          </table:table-cell>
        </table:table-row>
        <table:table-row table:style-name="ro1">
          <table:table-cell office:value-type="string" calcext:value-type="string">
            <text:p>1500000US110010078033</text:p>
          </table:table-cell>
          <table:table-cell office:value-type="float" office:value="110010078033" calcext:value-type="float">
            <text:p>110010078033</text:p>
          </table:table-cell>
          <table:table-cell office:value-type="float" office:value="0.967551622418879" calcext:value-type="float">
            <text:p>0.9675516224</text:p>
          </table:table-cell>
          <table:table-cell office:value-type="float" office:value="0" calcext:value-type="float">
            <text:p>0</text:p>
          </table:table-cell>
          <table:table-cell office:value-type="float" office:value="0.639498432601881" calcext:value-type="float">
            <text:p>0.6394984326</text:p>
          </table:table-cell>
          <table:table-cell office:value-type="float" office:value="0.364820846905537" calcext:value-type="float">
            <text:p>0.3648208469</text:p>
          </table:table-cell>
        </table:table-row>
        <table:table-row table:style-name="ro1">
          <table:table-cell office:value-type="string" calcext:value-type="string">
            <text:p>1500000US110010078034</text:p>
          </table:table-cell>
          <table:table-cell office:value-type="float" office:value="110010078034" calcext:value-type="float">
            <text:p>110010078034</text:p>
          </table:table-cell>
          <table:table-cell office:value-type="float" office:value="0.990247561890473" calcext:value-type="float">
            <text:p>0.9902475619</text:p>
          </table:table-cell>
          <table:table-cell office:value-type="float" office:value="0.0449438202247191" calcext:value-type="float">
            <text:p>0.0449438202</text:p>
          </table:table-cell>
          <table:table-cell office:value-type="float" office:value="0.411985018726592" calcext:value-type="float">
            <text:p>0.4119850187</text:p>
          </table:table-cell>
          <table:table-cell office:value-type="float" office:value="0.187022900763359" calcext:value-type="float">
            <text:p>0.1870229008</text:p>
          </table:table-cell>
        </table:table-row>
        <table:table-row table:style-name="ro1">
          <table:table-cell office:value-type="string" calcext:value-type="string">
            <text:p>1500000US110010078041</text:p>
          </table:table-cell>
          <table:table-cell office:value-type="float" office:value="110010078041" calcext:value-type="float">
            <text:p>110010078041</text:p>
          </table:table-cell>
          <table:table-cell office:value-type="float" office:value="0.983516483516483" calcext:value-type="float">
            <text:p>0.9835164835</text:p>
          </table:table-cell>
          <table:table-cell office:value-type="float" office:value="0.055363321799308" calcext:value-type="float">
            <text:p>0.0553633218</text:p>
          </table:table-cell>
          <table:table-cell office:value-type="float" office:value="0.356401384083045" calcext:value-type="float">
            <text:p>0.3564013841</text:p>
          </table:table-cell>
          <table:table-cell office:value-type="float" office:value="0.449826989619377" calcext:value-type="float">
            <text:p>0.4498269896</text:p>
          </table:table-cell>
        </table:table-row>
        <table:table-row table:style-name="ro1">
          <table:table-cell office:value-type="string" calcext:value-type="string">
            <text:p>1500000US110010078042</text:p>
          </table:table-cell>
          <table:table-cell office:value-type="float" office:value="110010078042" calcext:value-type="float">
            <text:p>110010078042</text:p>
          </table:table-cell>
          <table:table-cell office:value-type="float" office:value="1" calcext:value-type="float">
            <text:p>1</text:p>
          </table:table-cell>
          <table:table-cell office:value-type="float" office:value="0.0382022471910112" calcext:value-type="float">
            <text:p>0.0382022472</text:p>
          </table:table-cell>
          <table:table-cell office:value-type="float" office:value="0.575280898876405" calcext:value-type="float">
            <text:p>0.5752808989</text:p>
          </table:table-cell>
          <table:table-cell office:value-type="float" office:value="0.280898876404494" calcext:value-type="float">
            <text:p>0.2808988764</text:p>
          </table:table-cell>
        </table:table-row>
        <table:table-row table:style-name="ro1">
          <table:table-cell office:value-type="string" calcext:value-type="string">
            <text:p>1500000US110010078043</text:p>
          </table:table-cell>
          <table:table-cell office:value-type="float" office:value="110010078043" calcext:value-type="float">
            <text:p>110010078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7643504531722" calcext:value-type="float">
            <text:p>0.3776435045</text:p>
          </table:table-cell>
          <table:table-cell office:value-type="float" office:value="0.190332326283988" calcext:value-type="float">
            <text:p>0.1903323263</text:p>
          </table:table-cell>
        </table:table-row>
        <table:table-row table:style-name="ro1">
          <table:table-cell office:value-type="string" calcext:value-type="string">
            <text:p>1500000US110010078061</text:p>
          </table:table-cell>
          <table:table-cell office:value-type="float" office:value="110010078061" calcext:value-type="float">
            <text:p>110010078061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" calcext:value-type="float">
            <text:p>0</text:p>
          </table:table-cell>
          <table:table-cell office:value-type="float" office:value="0.600558659217877" calcext:value-type="float">
            <text:p>0.6005586592</text:p>
          </table:table-cell>
          <table:table-cell office:value-type="float" office:value="0.271293375394322" calcext:value-type="float">
            <text:p>0.2712933754</text:p>
          </table:table-cell>
        </table:table-row>
        <table:table-row table:style-name="ro1">
          <table:table-cell office:value-type="string" calcext:value-type="string">
            <text:p>1500000US110010078062</text:p>
          </table:table-cell>
          <table:table-cell office:value-type="float" office:value="110010078062" calcext:value-type="float">
            <text:p>110010078062</text:p>
          </table:table-cell>
          <table:table-cell office:value-type="float" office:value="0.963041182682154" calcext:value-type="float">
            <text:p>0.9630411827</text:p>
          </table:table-cell>
          <table:table-cell office:value-type="float" office:value="0" calcext:value-type="float">
            <text:p>0</text:p>
          </table:table-cell>
          <table:table-cell office:value-type="float" office:value="0.398416886543536" calcext:value-type="float">
            <text:p>0.3984168865</text:p>
          </table:table-cell>
          <table:table-cell office:value-type="float" office:value="0.401055408970976" calcext:value-type="float">
            <text:p>0.401055409</text:p>
          </table:table-cell>
        </table:table-row>
        <table:table-row table:style-name="ro1">
          <table:table-cell office:value-type="string" calcext:value-type="string">
            <text:p>1500000US110010078071</text:p>
          </table:table-cell>
          <table:table-cell office:value-type="float" office:value="110010078071" calcext:value-type="float">
            <text:p>110010078071</text:p>
          </table:table-cell>
          <table:table-cell office:value-type="float" office:value="0.97695530726257" calcext:value-type="float">
            <text:p>0.9769553073</text:p>
          </table:table-cell>
          <table:table-cell office:value-type="float" office:value="0" calcext:value-type="float">
            <text:p>0</text:p>
          </table:table-cell>
          <table:table-cell office:value-type="float" office:value="0.563674321503132" calcext:value-type="float">
            <text:p>0.5636743215</text:p>
          </table:table-cell>
          <table:table-cell office:value-type="float" office:value="0.272727272727273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1500000US110010078072</text:p>
          </table:table-cell>
          <table:table-cell office:value-type="float" office:value="110010078072" calcext:value-type="float">
            <text:p>110010078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1094890510949" calcext:value-type="float">
            <text:p>0.5510948905</text:p>
          </table:table-cell>
          <table:table-cell office:value-type="float" office:value="0.397810218978102" calcext:value-type="float">
            <text:p>0.397810219</text:p>
          </table:table-cell>
        </table:table-row>
        <table:table-row table:style-name="ro1">
          <table:table-cell office:value-type="string" calcext:value-type="string">
            <text:p>1500000US110010078081</text:p>
          </table:table-cell>
          <table:table-cell office:value-type="float" office:value="110010078081" calcext:value-type="float">
            <text:p>110010078081</text:p>
          </table:table-cell>
          <table:table-cell office:value-type="float" office:value="0.99636950383219" calcext:value-type="float">
            <text:p>0.9963695038</text:p>
          </table:table-cell>
          <table:table-cell office:value-type="float" office:value="0" calcext:value-type="float">
            <text:p>0</text:p>
          </table:table-cell>
          <table:table-cell office:value-type="float" office:value="0.493039443155452" calcext:value-type="float">
            <text:p>0.4930394432</text:p>
          </table:table-cell>
          <table:table-cell office:value-type="float" office:value="0.351543942992874" calcext:value-type="float">
            <text:p>0.351543943</text:p>
          </table:table-cell>
        </table:table-row>
        <table:table-row table:style-name="ro1">
          <table:table-cell office:value-type="string" calcext:value-type="string">
            <text:p>1500000US110010078082</text:p>
          </table:table-cell>
          <table:table-cell office:value-type="float" office:value="110010078082" calcext:value-type="float">
            <text:p>110010078082</text:p>
          </table:table-cell>
          <table:table-cell office:value-type="float" office:value="0.982708933717579" calcext:value-type="float">
            <text:p>0.9827089337</text:p>
          </table:table-cell>
          <table:table-cell office:value-type="float" office:value="0" calcext:value-type="float">
            <text:p>0</text:p>
          </table:table-cell>
          <table:table-cell office:value-type="float" office:value="0.431279620853081" calcext:value-type="float">
            <text:p>0.4312796209</text:p>
          </table:table-cell>
          <table:table-cell office:value-type="float" office:value="0.312796208530806" calcext:value-type="float">
            <text:p>0.3127962085</text:p>
          </table:table-cell>
        </table:table-row>
        <table:table-row table:style-name="ro1">
          <table:table-cell office:value-type="string" calcext:value-type="string">
            <text:p>1500000US110010078083</text:p>
          </table:table-cell>
          <table:table-cell office:value-type="float" office:value="110010078083" calcext:value-type="float">
            <text:p>110010078083</text:p>
          </table:table-cell>
          <table:table-cell office:value-type="float" office:value="0.992831541218638" calcext:value-type="float">
            <text:p>0.9928315412</text:p>
          </table:table-cell>
          <table:table-cell office:value-type="float" office:value="0" calcext:value-type="float">
            <text:p>0</text:p>
          </table:table-cell>
          <table:table-cell office:value-type="float" office:value="0.399038461538462" calcext:value-type="float">
            <text:p>0.3990384615</text:p>
          </table:table-cell>
          <table:table-cell office:value-type="float" office:value="0.41747572815534" calcext:value-type="float">
            <text:p>0.4174757282</text:p>
          </table:table-cell>
        </table:table-row>
        <table:table-row table:style-name="ro1">
          <table:table-cell office:value-type="string" calcext:value-type="string">
            <text:p>1500000US110010078091</text:p>
          </table:table-cell>
          <table:table-cell office:value-type="float" office:value="110010078091" calcext:value-type="float">
            <text:p>110010078091</text:p>
          </table:table-cell>
          <table:table-cell office:value-type="float" office:value="0.963307776560789" calcext:value-type="float">
            <text:p>0.9633077766</text:p>
          </table:table-cell>
          <table:table-cell office:value-type="float" office:value="0" calcext:value-type="float">
            <text:p>0</text:p>
          </table:table-cell>
          <table:table-cell office:value-type="float" office:value="0.532051282051282" calcext:value-type="float">
            <text:p>0.5320512821</text:p>
          </table:table-cell>
          <table:table-cell office:value-type="float" office:value="0.285897435897436" calcext:value-type="float">
            <text:p>0.2858974359</text:p>
          </table:table-cell>
        </table:table-row>
        <table:table-row table:style-name="ro1">
          <table:table-cell office:value-type="string" calcext:value-type="string">
            <text:p>1500000US110010078092</text:p>
          </table:table-cell>
          <table:table-cell office:value-type="float" office:value="110010078092" calcext:value-type="float">
            <text:p>110010078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96261682242991" calcext:value-type="float">
            <text:p>0.6962616822</text:p>
          </table:table-cell>
          <table:table-cell office:value-type="float" office:value="0.369158878504673" calcext:value-type="float">
            <text:p>0.3691588785</text:p>
          </table:table-cell>
        </table:table-row>
        <table:table-row table:style-name="ro1">
          <table:table-cell office:value-type="string" calcext:value-type="string">
            <text:p>1500000US110010079011</text:p>
          </table:table-cell>
          <table:table-cell office:value-type="float" office:value="110010079011" calcext:value-type="float">
            <text:p>110010079011</text:p>
          </table:table-cell>
          <table:table-cell office:value-type="float" office:value="0.898601398601399" calcext:value-type="float">
            <text:p>0.8986013986</text:p>
          </table:table-cell>
          <table:table-cell office:value-type="float" office:value="0.0615384615384615" calcext:value-type="float">
            <text:p>0.0615384615</text:p>
          </table:table-cell>
          <table:table-cell office:value-type="float" office:value="0.369230769230769" calcext:value-type="float">
            <text:p>0.3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0000US110010079012</text:p>
          </table:table-cell>
          <table:table-cell office:value-type="float" office:value="110010079012" calcext:value-type="float">
            <text:p>110010079012</text:p>
          </table:table-cell>
          <table:table-cell office:value-type="float" office:value="0.725679228746713" calcext:value-type="float">
            <text:p>0.7256792287</text:p>
          </table:table-cell>
          <table:table-cell office:value-type="float" office:value="0.144424131627057" calcext:value-type="float">
            <text:p>0.1444241316</text:p>
          </table:table-cell>
          <table:table-cell office:value-type="float" office:value="0.477148080438757" calcext:value-type="float">
            <text:p>0.4771480804</text:p>
          </table:table-cell>
          <table:table-cell office:value-type="float" office:value="0.153846153846154" calcext:value-type="float">
            <text:p>0.1538461538</text:p>
          </table:table-cell>
        </table:table-row>
        <table:table-row table:style-name="ro1">
          <table:table-cell office:value-type="string" calcext:value-type="string">
            <text:p>1500000US110010079013</text:p>
          </table:table-cell>
          <table:table-cell office:value-type="float" office:value="110010079013" calcext:value-type="float">
            <text:p>110010079013</text:p>
          </table:table-cell>
          <table:table-cell office:value-type="float" office:value="0.840185676392573" calcext:value-type="float">
            <text:p>0.8401856764</text:p>
          </table:table-cell>
          <table:table-cell office:value-type="float" office:value="0.0654362416107383" calcext:value-type="float">
            <text:p>0.0654362416</text:p>
          </table:table-cell>
          <table:table-cell office:value-type="float" office:value="0.486577181208054" calcext:value-type="float">
            <text:p>0.4865771812</text:p>
          </table:table-cell>
          <table:table-cell office:value-type="float" office:value="0.340314136125654" calcext:value-type="float">
            <text:p>0.3403141361</text:p>
          </table:table-cell>
        </table:table-row>
        <table:table-row table:style-name="ro1">
          <table:table-cell office:value-type="string" calcext:value-type="string">
            <text:p>1500000US110010079014</text:p>
          </table:table-cell>
          <table:table-cell office:value-type="float" office:value="110010079014" calcext:value-type="float">
            <text:p>110010079014</text:p>
          </table:table-cell>
          <table:table-cell office:value-type="float" office:value="0.812007874015748" calcext:value-type="float">
            <text:p>0.812007874</text:p>
          </table:table-cell>
          <table:table-cell office:value-type="float" office:value="0.156171284634761" calcext:value-type="float">
            <text:p>0.1561712846</text:p>
          </table:table-cell>
          <table:table-cell office:value-type="float" office:value="0.566750629722922" calcext:value-type="float">
            <text:p>0.5667506297</text:p>
          </table:table-cell>
          <table:table-cell office:value-type="float" office:value="0.17741935483871" calcext:value-type="float">
            <text:p>0.1774193548</text:p>
          </table:table-cell>
        </table:table-row>
        <table:table-row table:style-name="ro1">
          <table:table-cell office:value-type="string" calcext:value-type="string">
            <text:p>1500000US110010079031</text:p>
          </table:table-cell>
          <table:table-cell office:value-type="float" office:value="110010079031" calcext:value-type="float">
            <text:p>110010079031</text:p>
          </table:table-cell>
          <table:table-cell office:value-type="float" office:value="0.811506849315069" calcext:value-type="float">
            <text:p>0.8115068493</text:p>
          </table:table-cell>
          <table:table-cell office:value-type="float" office:value="0.049645390070922" calcext:value-type="float">
            <text:p>0.0496453901</text:p>
          </table:table-cell>
          <table:table-cell office:value-type="float" office:value="0.514184397163121" calcext:value-type="float">
            <text:p>0.5141843972</text:p>
          </table:table-cell>
          <table:table-cell office:value-type="float" office:value="0.261131167268351" calcext:value-type="float">
            <text:p>0.2611311673</text:p>
          </table:table-cell>
        </table:table-row>
        <table:table-row table:style-name="ro1">
          <table:table-cell office:value-type="string" calcext:value-type="string">
            <text:p>1500000US110010080011</text:p>
          </table:table-cell>
          <table:table-cell office:value-type="float" office:value="110010080011" calcext:value-type="float">
            <text:p>110010080011</text:p>
          </table:table-cell>
          <table:table-cell office:value-type="float" office:value="0.625457875457875" calcext:value-type="float">
            <text:p>0.6254578755</text:p>
          </table:table-cell>
          <table:table-cell office:value-type="float" office:value="0.0247252747252747" calcext:value-type="float">
            <text:p>0.0247252747</text:p>
          </table:table-cell>
          <table:table-cell office:value-type="float" office:value="0.600274725274725" calcext:value-type="float">
            <text:p>0.6002747253</text:p>
          </table:table-cell>
          <table:table-cell office:value-type="float" office:value="0.267142857142857" calcext:value-type="float">
            <text:p>0.2671428571</text:p>
          </table:table-cell>
        </table:table-row>
        <table:table-row table:style-name="ro1">
          <table:table-cell office:value-type="string" calcext:value-type="string">
            <text:p>1500000US110010080012</text:p>
          </table:table-cell>
          <table:table-cell office:value-type="float" office:value="110010080012" calcext:value-type="float">
            <text:p>110010080012</text:p>
          </table:table-cell>
          <table:table-cell office:value-type="float" office:value="0.402375649591685" calcext:value-type="float">
            <text:p>0.4023756496</text:p>
          </table:table-cell>
          <table:table-cell office:value-type="float" office:value="0.101415094339623" calcext:value-type="float">
            <text:p>0.1014150943</text:p>
          </table:table-cell>
          <table:table-cell office:value-type="float" office:value="0.571933962264151" calcext:value-type="float">
            <text:p>0.5719339623</text:p>
          </table:table-cell>
          <table:table-cell office:value-type="float" office:value="0.143884892086331" calcext:value-type="float">
            <text:p>0.1438848921</text:p>
          </table:table-cell>
        </table:table-row>
        <table:table-row table:style-name="ro1">
          <table:table-cell office:value-type="string" calcext:value-type="string">
            <text:p>1500000US110010080013</text:p>
          </table:table-cell>
          <table:table-cell office:value-type="float" office:value="110010080013" calcext:value-type="float">
            <text:p>110010080013</text:p>
          </table:table-cell>
          <table:table-cell office:value-type="float" office:value="0.277852348993289" calcext:value-type="float">
            <text:p>0.277852349</text:p>
          </table:table-cell>
          <table:table-cell office:value-type="float" office:value="0.149397590361446" calcext:value-type="float">
            <text:p>0.1493975904</text:p>
          </table:table-cell>
          <table:table-cell office:value-type="float" office:value="0.501204819277108" calcext:value-type="float">
            <text:p>0.5012048193</text:p>
          </table:table-cell>
          <table:table-cell office:value-type="float" office:value="0.105128205128205" calcext:value-type="float">
            <text:p>0.1051282051</text:p>
          </table:table-cell>
        </table:table-row>
        <table:table-row table:style-name="ro1">
          <table:table-cell office:value-type="string" calcext:value-type="string">
            <text:p>1500000US110010080021</text:p>
          </table:table-cell>
          <table:table-cell office:value-type="float" office:value="110010080021" calcext:value-type="float">
            <text:p>110010080021</text:p>
          </table:table-cell>
          <table:table-cell office:value-type="float" office:value="0.450153374233129" calcext:value-type="float">
            <text:p>0.4501533742</text:p>
          </table:table-cell>
          <table:table-cell office:value-type="float" office:value="0.0752351097178683" calcext:value-type="float">
            <text:p>0.0752351097</text:p>
          </table:table-cell>
          <table:table-cell office:value-type="float" office:value="0.590386624869384" calcext:value-type="float">
            <text:p>0.5903866249</text:p>
          </table:table-cell>
          <table:table-cell office:value-type="float" office:value="0.198505869797225" calcext:value-type="float">
            <text:p>0.1985058698</text:p>
          </table:table-cell>
        </table:table-row>
        <table:table-row table:style-name="ro1">
          <table:table-cell office:value-type="string" calcext:value-type="string">
            <text:p>1500000US110010080022</text:p>
          </table:table-cell>
          <table:table-cell office:value-type="float" office:value="110010080022" calcext:value-type="float">
            <text:p>110010080022</text:p>
          </table:table-cell>
          <table:table-cell office:value-type="float" office:value="0.332738626226583" calcext:value-type="float">
            <text:p>0.3327386262</text:p>
          </table:table-cell>
          <table:table-cell office:value-type="float" office:value="0.103982300884956" calcext:value-type="float">
            <text:p>0.1039823009</text:p>
          </table:table-cell>
          <table:table-cell office:value-type="float" office:value="0.406342182890855" calcext:value-type="float">
            <text:p>0.4063421829</text:p>
          </table:table-cell>
          <table:table-cell office:value-type="float" office:value="0.195876288659794" calcext:value-type="float">
            <text:p>0.1958762887</text:p>
          </table:table-cell>
        </table:table-row>
        <table:table-row table:style-name="ro1">
          <table:table-cell office:value-type="string" calcext:value-type="string">
            <text:p>1500000US110010081001</text:p>
          </table:table-cell>
          <table:table-cell office:value-type="float" office:value="110010081001" calcext:value-type="float">
            <text:p>110010081001</text:p>
          </table:table-cell>
          <table:table-cell office:value-type="float" office:value="0.23781388478582" calcext:value-type="float">
            <text:p>0.2378138848</text:p>
          </table:table-cell>
          <table:table-cell office:value-type="float" office:value="0.0143149284253579" calcext:value-type="float">
            <text:p>0.0143149284</text:p>
          </table:table-cell>
          <table:table-cell office:value-type="float" office:value="0.357873210633947" calcext:value-type="float">
            <text:p>0.3578732106</text:p>
          </table:table-cell>
          <table:table-cell office:value-type="float" office:value="0.175799086757991" calcext:value-type="float">
            <text:p>0.1757990868</text:p>
          </table:table-cell>
        </table:table-row>
        <table:table-row table:style-name="ro1">
          <table:table-cell office:value-type="string" calcext:value-type="string">
            <text:p>1500000US110010081002</text:p>
          </table:table-cell>
          <table:table-cell office:value-type="float" office:value="110010081002" calcext:value-type="float">
            <text:p>110010081002</text:p>
          </table:table-cell>
          <table:table-cell office:value-type="float" office:value="0.244632400780742" calcext:value-type="float">
            <text:p>0.2446324008</text:p>
          </table:table-cell>
          <table:table-cell office:value-type="float" office:value="0.0443786982248521" calcext:value-type="float">
            <text:p>0.0443786982</text:p>
          </table:table-cell>
          <table:table-cell office:value-type="float" office:value="0.388560157790927" calcext:value-type="float">
            <text:p>0.3885601578</text:p>
          </table:table-cell>
          <table:table-cell office:value-type="float" office:value="0.223463687150838" calcext:value-type="float">
            <text:p>0.2234636872</text:p>
          </table:table-cell>
        </table:table-row>
        <table:table-row table:style-name="ro1">
          <table:table-cell office:value-type="string" calcext:value-type="string">
            <text:p>1500000US110010081003</text:p>
          </table:table-cell>
          <table:table-cell office:value-type="float" office:value="110010081003" calcext:value-type="float">
            <text:p>110010081003</text:p>
          </table:table-cell>
          <table:table-cell office:value-type="float" office:value="0.0621242484969939" calcext:value-type="float">
            <text:p>0.0621242485</text:p>
          </table:table-cell>
          <table:table-cell office:value-type="float" office:value="0.031636863823934" calcext:value-type="float">
            <text:p>0.0316368638</text:p>
          </table:table-cell>
          <table:table-cell office:value-type="float" office:value="0.310866574965612" calcext:value-type="float">
            <text:p>0.310866575</text:p>
          </table:table-cell>
          <table:table-cell office:value-type="float" office:value="0.196540880503145" calcext:value-type="float">
            <text:p>0.1965408805</text:p>
          </table:table-cell>
        </table:table-row>
        <table:table-row table:style-name="ro1">
          <table:table-cell office:value-type="string" calcext:value-type="string">
            <text:p>1500000US110010082001</text:p>
          </table:table-cell>
          <table:table-cell office:value-type="float" office:value="110010082001" calcext:value-type="float">
            <text:p>110010082001</text:p>
          </table:table-cell>
          <table:table-cell office:value-type="float" office:value="0.0423131170662906" calcext:value-type="float">
            <text:p>0.0423131171</text:p>
          </table:table-cell>
          <table:table-cell office:value-type="float" office:value="0.0298850574712644" calcext:value-type="float">
            <text:p>0.0298850575</text:p>
          </table:table-cell>
          <table:table-cell office:value-type="float" office:value="0.298850574712644" calcext:value-type="float">
            <text:p>0.2988505747</text:p>
          </table:table-cell>
          <table:table-cell office:value-type="float" office:value="0.16580310880829" calcext:value-type="float">
            <text:p>0.1658031088</text:p>
          </table:table-cell>
        </table:table-row>
        <table:table-row table:style-name="ro1">
          <table:table-cell office:value-type="string" calcext:value-type="string">
            <text:p>1500000US110010082002</text:p>
          </table:table-cell>
          <table:table-cell office:value-type="float" office:value="110010082002" calcext:value-type="float">
            <text:p>110010082002</text:p>
          </table:table-cell>
          <table:table-cell office:value-type="float" office:value="0.164414414414414" calcext:value-type="float">
            <text:p>0.1644144144</text:p>
          </table:table-cell>
          <table:table-cell office:value-type="float" office:value="0.0903054448871182" calcext:value-type="float">
            <text:p>0.0903054449</text:p>
          </table:table-cell>
          <table:table-cell office:value-type="float" office:value="0.197211155378486" calcext:value-type="float">
            <text:p>0.1972111554</text:p>
          </table:table-cell>
          <table:table-cell office:value-type="float" office:value="0.137119113573407" calcext:value-type="float">
            <text:p>0.1371191136</text:p>
          </table:table-cell>
        </table:table-row>
        <table:table-row table:style-name="ro1">
          <table:table-cell office:value-type="string" calcext:value-type="string">
            <text:p>1500000US110010083011</text:p>
          </table:table-cell>
          <table:table-cell office:value-type="float" office:value="110010083011" calcext:value-type="float">
            <text:p>110010083011</text:p>
          </table:table-cell>
          <table:table-cell office:value-type="float" office:value="0.308608058608059" calcext:value-type="float">
            <text:p>0.3086080586</text:p>
          </table:table-cell>
          <table:table-cell office:value-type="float" office:value="0.0605686032138443" calcext:value-type="float">
            <text:p>0.0605686032</text:p>
          </table:table-cell>
          <table:table-cell office:value-type="float" office:value="0.208899876390606" calcext:value-type="float">
            <text:p>0.2088998764</text:p>
          </table:table-cell>
          <table:table-cell office:value-type="float" office:value="0.197994987468672" calcext:value-type="float">
            <text:p>0.1979949875</text:p>
          </table:table-cell>
        </table:table-row>
        <table:table-row table:style-name="ro1">
          <table:table-cell office:value-type="string" calcext:value-type="string">
            <text:p>1500000US110010083012</text:p>
          </table:table-cell>
          <table:table-cell office:value-type="float" office:value="110010083012" calcext:value-type="float">
            <text:p>110010083012</text:p>
          </table:table-cell>
          <table:table-cell office:value-type="float" office:value="0.140201394268009" calcext:value-type="float">
            <text:p>0.1402013943</text:p>
          </table:table-cell>
          <table:table-cell office:value-type="float" office:value="0.052060737527115" calcext:value-type="float">
            <text:p>0.0520607375</text:p>
          </table:table-cell>
          <table:table-cell office:value-type="float" office:value="0.287418655097614" calcext:value-type="float">
            <text:p>0.2874186551</text:p>
          </table:table-cell>
          <table:table-cell office:value-type="float" office:value="0.0981308411214953" calcext:value-type="float">
            <text:p>0.0981308411</text:p>
          </table:table-cell>
        </table:table-row>
        <table:table-row table:style-name="ro1">
          <table:table-cell office:value-type="string" calcext:value-type="string">
            <text:p>1500000US110010083021</text:p>
          </table:table-cell>
          <table:table-cell office:value-type="float" office:value="110010083021" calcext:value-type="float">
            <text:p>110010083021</text:p>
          </table:table-cell>
          <table:table-cell office:value-type="float" office:value="0.263179742631797" calcext:value-type="float">
            <text:p>0.2631797426</text:p>
          </table:table-cell>
          <table:table-cell office:value-type="float" office:value="0.0807061790668348" calcext:value-type="float">
            <text:p>0.0807061791</text:p>
          </table:table-cell>
          <table:table-cell office:value-type="float" office:value="0.33984867591425" calcext:value-type="float">
            <text:p>0.3398486759</text:p>
          </table:table-cell>
          <table:table-cell office:value-type="float" office:value="0.148684210526316" calcext:value-type="float">
            <text:p>0.1486842105</text:p>
          </table:table-cell>
        </table:table-row>
        <table:table-row table:style-name="ro1">
          <table:table-cell office:value-type="string" calcext:value-type="string">
            <text:p>1500000US110010084021</text:p>
          </table:table-cell>
          <table:table-cell office:value-type="float" office:value="110010084021" calcext:value-type="float">
            <text:p>110010084021</text:p>
          </table:table-cell>
          <table:table-cell office:value-type="float" office:value="0.470275066548358" calcext:value-type="float">
            <text:p>0.4702750665</text:p>
          </table:table-cell>
          <table:table-cell office:value-type="float" office:value="0.0803897685749086" calcext:value-type="float">
            <text:p>0.0803897686</text:p>
          </table:table-cell>
          <table:table-cell office:value-type="float" office:value="0.387332521315469" calcext:value-type="float">
            <text:p>0.3873325213</text:p>
          </table:table-cell>
          <table:table-cell office:value-type="float" office:value="0.152956298200514" calcext:value-type="float">
            <text:p>0.1529562982</text:p>
          </table:table-cell>
        </table:table-row>
        <table:table-row table:style-name="ro1">
          <table:table-cell office:value-type="string" calcext:value-type="string">
            <text:p>1500000US110010084022</text:p>
          </table:table-cell>
          <table:table-cell office:value-type="float" office:value="110010084022" calcext:value-type="float">
            <text:p>110010084022</text:p>
          </table:table-cell>
          <table:table-cell office:value-type="float" office:value="0.520874751491054" calcext:value-type="float">
            <text:p>0.5208747515</text:p>
          </table:table-cell>
          <table:table-cell office:value-type="float" office:value="0.161111111111111" calcext:value-type="float">
            <text:p>0.1611111111</text:p>
          </table:table-cell>
          <table:table-cell office:value-type="float" office:value="0.375925925925926" calcext:value-type="float">
            <text:p>0.3759259259</text:p>
          </table:table-cell>
          <table:table-cell office:value-type="float" office:value="0.163672654690619" calcext:value-type="float">
            <text:p>0.1636726547</text:p>
          </table:table-cell>
        </table:table-row>
        <table:table-row table:style-name="ro1">
          <table:table-cell office:value-type="string" calcext:value-type="string">
            <text:p>1500000US110010084101</text:p>
          </table:table-cell>
          <table:table-cell office:value-type="float" office:value="110010084101" calcext:value-type="float">
            <text:p>110010084101</text:p>
          </table:table-cell>
          <table:table-cell office:value-type="float" office:value="0.501845018450184" calcext:value-type="float">
            <text:p>0.5018450185</text:p>
          </table:table-cell>
          <table:table-cell office:value-type="float" office:value="0.0605022831050228" calcext:value-type="float">
            <text:p>0.0605022831</text:p>
          </table:table-cell>
          <table:table-cell office:value-type="float" office:value="0.493150684931507" calcext:value-type="float">
            <text:p>0.4931506849</text:p>
          </table:table-cell>
          <table:table-cell office:value-type="float" office:value="0.191980558930741" calcext:value-type="float">
            <text:p>0.1919805589</text:p>
          </table:table-cell>
        </table:table-row>
        <table:table-row table:style-name="ro1">
          <table:table-cell office:value-type="string" calcext:value-type="string">
            <text:p>1500000US110010087011</text:p>
          </table:table-cell>
          <table:table-cell office:value-type="float" office:value="110010087011" calcext:value-type="float">
            <text:p>110010087011</text:p>
          </table:table-cell>
          <table:table-cell office:value-type="float" office:value="0.579819277108434" calcext:value-type="float">
            <text:p>0.5798192771</text:p>
          </table:table-cell>
          <table:table-cell office:value-type="float" office:value="0.141499472016895" calcext:value-type="float">
            <text:p>0.141499472</text:p>
          </table:table-cell>
          <table:table-cell office:value-type="float" office:value="0.35480464625132" calcext:value-type="float">
            <text:p>0.3548046463</text:p>
          </table:table-cell>
          <table:table-cell office:value-type="float" office:value="0.196544276457883" calcext:value-type="float">
            <text:p>0.1965442765</text:p>
          </table:table-cell>
        </table:table-row>
        <table:table-row table:style-name="ro1">
          <table:table-cell office:value-type="string" calcext:value-type="string">
            <text:p>1500000US110010087012</text:p>
          </table:table-cell>
          <table:table-cell office:value-type="float" office:value="110010087012" calcext:value-type="float">
            <text:p>110010087012</text:p>
          </table:table-cell>
          <table:table-cell office:value-type="float" office:value="0.748728382502543" calcext:value-type="float">
            <text:p>0.7487283825</text:p>
          </table:table-cell>
          <table:table-cell office:value-type="float" office:value="0.0703971119133574" calcext:value-type="float">
            <text:p>0.0703971119</text:p>
          </table:table-cell>
          <table:table-cell office:value-type="float" office:value="0.503610108303249" calcext:value-type="float">
            <text:p>0.5036101083</text:p>
          </table:table-cell>
          <table:table-cell office:value-type="float" office:value="0.238007380073801" calcext:value-type="float">
            <text:p>0.2380073801</text:p>
          </table:table-cell>
        </table:table-row>
        <table:table-row table:style-name="ro1">
          <table:table-cell office:value-type="string" calcext:value-type="string">
            <text:p>1500000US110010087021</text:p>
          </table:table-cell>
          <table:table-cell office:value-type="float" office:value="110010087021" calcext:value-type="float">
            <text:p>110010087021</text:p>
          </table:table-cell>
          <table:table-cell office:value-type="float" office:value="0.878763866877971" calcext:value-type="float">
            <text:p>0.8787638669</text:p>
          </table:table-cell>
          <table:table-cell office:value-type="float" office:value="0.0480928689883914" calcext:value-type="float">
            <text:p>0.048092869</text:p>
          </table:table-cell>
          <table:table-cell office:value-type="float" office:value="0.354892205638474" calcext:value-type="float">
            <text:p>0.3548922056</text:p>
          </table:table-cell>
          <table:table-cell office:value-type="float" office:value="0.269097222222222" calcext:value-type="float">
            <text:p>0.2690972222</text:p>
          </table:table-cell>
        </table:table-row>
        <table:table-row table:style-name="ro1">
          <table:table-cell office:value-type="string" calcext:value-type="string">
            <text:p>1500000US110010087022</text:p>
          </table:table-cell>
          <table:table-cell office:value-type="float" office:value="110010087022" calcext:value-type="float">
            <text:p>110010087022</text:p>
          </table:table-cell>
          <table:table-cell office:value-type="float" office:value="0.839820359281437" calcext:value-type="float">
            <text:p>0.8398203593</text:p>
          </table:table-cell>
          <table:table-cell office:value-type="float" office:value="0.0608974358974359" calcext:value-type="float">
            <text:p>0.0608974359</text:p>
          </table:table-cell>
          <table:table-cell office:value-type="float" office:value="0.477564102564103" calcext:value-type="float">
            <text:p>0.4775641026</text:p>
          </table:table-cell>
          <table:table-cell office:value-type="float" office:value="0.149837133550489" calcext:value-type="float">
            <text:p>0.1498371336</text:p>
          </table:table-cell>
        </table:table-row>
        <table:table-row table:style-name="ro1">
          <table:table-cell office:value-type="string" calcext:value-type="string">
            <text:p>1500000US110010088021</text:p>
          </table:table-cell>
          <table:table-cell office:value-type="float" office:value="110010088021" calcext:value-type="float">
            <text:p>110010088021</text:p>
          </table:table-cell>
          <table:table-cell office:value-type="float" office:value="0.8582995951417" calcext:value-type="float">
            <text:p>0.8582995951</text:p>
          </table:table-cell>
          <table:table-cell office:value-type="float" office:value="0.162629757785467" calcext:value-type="float">
            <text:p>0.1626297578</text:p>
          </table:table-cell>
          <table:table-cell office:value-type="float" office:value="0.640138408304498" calcext:value-type="float">
            <text:p>0.6401384083</text:p>
          </table:table-cell>
          <table:table-cell office:value-type="float" office:value="0.483018867924528" calcext:value-type="float">
            <text:p>0.4830188679</text:p>
          </table:table-cell>
        </table:table-row>
        <table:table-row table:style-name="ro1">
          <table:table-cell office:value-type="string" calcext:value-type="string">
            <text:p>1500000US110010088022</text:p>
          </table:table-cell>
          <table:table-cell office:value-type="float" office:value="110010088022" calcext:value-type="float">
            <text:p>110010088022</text:p>
          </table:table-cell>
          <table:table-cell office:value-type="float" office:value="0.831730769230769" calcext:value-type="float">
            <text:p>0.8317307692</text:p>
          </table:table-cell>
          <table:table-cell office:value-type="float" office:value="0" calcext:value-type="float">
            <text:p>0</text:p>
          </table:table-cell>
          <table:table-cell office:value-type="float" office:value="0.546788990825688" calcext:value-type="float">
            <text:p>0.5467889908</text:p>
          </table:table-cell>
          <table:table-cell office:value-type="float" office:value="0.353413654618474" calcext:value-type="float">
            <text:p>0.3534136546</text:p>
          </table:table-cell>
        </table:table-row>
        <table:table-row table:style-name="ro1">
          <table:table-cell office:value-type="string" calcext:value-type="string">
            <text:p>1500000US110010088023</text:p>
          </table:table-cell>
          <table:table-cell office:value-type="float" office:value="110010088023" calcext:value-type="float">
            <text:p>110010088023</text:p>
          </table:table-cell>
          <table:table-cell office:value-type="float" office:value="0.76103714085494" calcext:value-type="float">
            <text:p>0.7610371409</text:p>
          </table:table-cell>
          <table:table-cell office:value-type="float" office:value="0.145560407569141" calcext:value-type="float">
            <text:p>0.1455604076</text:p>
          </table:table-cell>
          <table:table-cell office:value-type="float" office:value="0.358078602620087" calcext:value-type="float">
            <text:p>0.3580786026</text:p>
          </table:table-cell>
          <table:table-cell office:value-type="float" office:value="0.130882352941176" calcext:value-type="float">
            <text:p>0.1308823529</text:p>
          </table:table-cell>
        </table:table-row>
        <table:table-row table:style-name="ro1">
          <table:table-cell office:value-type="string" calcext:value-type="string">
            <text:p>1500000US110010088024</text:p>
          </table:table-cell>
          <table:table-cell office:value-type="float" office:value="110010088024" calcext:value-type="float">
            <text:p>110010088024</text:p>
          </table:table-cell>
          <table:table-cell office:value-type="float" office:value="0.889434889434889" calcext:value-type="float">
            <text:p>0.8894348894</text:p>
          </table:table-cell>
          <table:table-cell office:value-type="float" office:value="0.0651340996168582" calcext:value-type="float">
            <text:p>0.0651340996</text:p>
          </table:table-cell>
          <table:table-cell office:value-type="float" office:value="0.599616858237548" calcext:value-type="float">
            <text:p>0.5996168582</text:p>
          </table:table-cell>
          <table:table-cell office:value-type="float" office:value="0.227272727272727" calcext:value-type="float">
            <text:p>0.2272727273</text:p>
          </table:table-cell>
        </table:table-row>
        <table:table-row table:style-name="ro1">
          <table:table-cell office:value-type="string" calcext:value-type="string">
            <text:p>1500000US110010088031</text:p>
          </table:table-cell>
          <table:table-cell office:value-type="float" office:value="110010088031" calcext:value-type="float">
            <text:p>110010088031</text:p>
          </table:table-cell>
          <table:table-cell office:value-type="float" office:value="0.697858472998138" calcext:value-type="float">
            <text:p>0.697858473</text:p>
          </table:table-cell>
          <table:table-cell office:value-type="float" office:value="0.0331825037707391" calcext:value-type="float">
            <text:p>0.0331825038</text:p>
          </table:table-cell>
          <table:table-cell office:value-type="float" office:value="0.343891402714932" calcext:value-type="float">
            <text:p>0.3438914027</text:p>
          </table:table-cell>
          <table:table-cell office:value-type="float" office:value="0.244929797191888" calcext:value-type="float">
            <text:p>0.2449297972</text:p>
          </table:table-cell>
        </table:table-row>
        <table:table-row table:style-name="ro1">
          <table:table-cell office:value-type="string" calcext:value-type="string">
            <text:p>1500000US110010088041</text:p>
          </table:table-cell>
          <table:table-cell office:value-type="float" office:value="110010088041" calcext:value-type="float">
            <text:p>110010088041</text:p>
          </table:table-cell>
          <table:table-cell office:value-type="float" office:value="0.892146596858639" calcext:value-type="float">
            <text:p>0.8921465969</text:p>
          </table:table-cell>
          <table:table-cell office:value-type="float" office:value="0.0591715976331361" calcext:value-type="float">
            <text:p>0.0591715976</text:p>
          </table:table-cell>
          <table:table-cell office:value-type="float" office:value="0.494082840236686" calcext:value-type="float">
            <text:p>0.4940828402</text:p>
          </table:table-cell>
          <table:table-cell office:value-type="float" office:value="0.355029585798817" calcext:value-type="float">
            <text:p>0.3550295858</text:p>
          </table:table-cell>
        </table:table-row>
        <table:table-row table:style-name="ro1">
          <table:table-cell office:value-type="string" calcext:value-type="string">
            <text:p>1500000US110010088042</text:p>
          </table:table-cell>
          <table:table-cell office:value-type="float" office:value="110010088042" calcext:value-type="float">
            <text:p>110010088042</text:p>
          </table:table-cell>
          <table:table-cell office:value-type="float" office:value="0.921318090114324" calcext:value-type="float">
            <text:p>0.9213180901</text:p>
          </table:table-cell>
          <table:table-cell office:value-type="float" office:value="0" calcext:value-type="float">
            <text:p>0</text:p>
          </table:table-cell>
          <table:table-cell office:value-type="float" office:value="0.386329866270431" calcext:value-type="float">
            <text:p>0.3863298663</text:p>
          </table:table-cell>
          <table:table-cell office:value-type="float" office:value="0.263239875389408" calcext:value-type="float">
            <text:p>0.2632398754</text:p>
          </table:table-cell>
        </table:table-row>
        <table:table-row table:style-name="ro1">
          <table:table-cell office:value-type="string" calcext:value-type="string">
            <text:p>1500000US110010089031</text:p>
          </table:table-cell>
          <table:table-cell office:value-type="float" office:value="110010089031" calcext:value-type="float">
            <text:p>110010089031</text:p>
          </table:table-cell>
          <table:table-cell office:value-type="float" office:value="0.881427964300892" calcext:value-type="float">
            <text:p>0.8814279643</text:p>
          </table:table-cell>
          <table:table-cell office:value-type="float" office:value="0.0702087286527514" calcext:value-type="float">
            <text:p>0.0702087287</text:p>
          </table:table-cell>
          <table:table-cell office:value-type="float" office:value="0.493358633776091" calcext:value-type="float">
            <text:p>0.4933586338</text:p>
          </table:table-cell>
          <table:table-cell office:value-type="float" office:value="0.170443349753695" calcext:value-type="float">
            <text:p>0.1704433498</text:p>
          </table:table-cell>
        </table:table-row>
        <table:table-row table:style-name="ro1">
          <table:table-cell office:value-type="string" calcext:value-type="string">
            <text:p>1500000US110010089032</text:p>
          </table:table-cell>
          <table:table-cell office:value-type="float" office:value="110010089032" calcext:value-type="float">
            <text:p>110010089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1985815602837" calcext:value-type="float">
            <text:p>0.4219858156</text:p>
          </table:table-cell>
          <table:table-cell office:value-type="float" office:value="0.372340425531915" calcext:value-type="float">
            <text:p>0.3723404255</text:p>
          </table:table-cell>
        </table:table-row>
        <table:table-row table:style-name="ro1">
          <table:table-cell office:value-type="string" calcext:value-type="string">
            <text:p>1500000US110010089041</text:p>
          </table:table-cell>
          <table:table-cell office:value-type="float" office:value="110010089041" calcext:value-type="float">
            <text:p>110010089041</text:p>
          </table:table-cell>
          <table:table-cell office:value-type="float" office:value="0.961211477151966" calcext:value-type="float">
            <text:p>0.9612114772</text:p>
          </table:table-cell>
          <table:table-cell office:value-type="float" office:value="0.0113636363636364" calcext:value-type="float">
            <text:p>0.0113636364</text:p>
          </table:table-cell>
          <table:table-cell office:value-type="float" office:value="0.516414141414141" calcext:value-type="float">
            <text:p>0.5164141414</text:p>
          </table:table-cell>
          <table:table-cell office:value-type="float" office:value="0.307989690721649" calcext:value-type="float">
            <text:p>0.3079896907</text:p>
          </table:table-cell>
        </table:table-row>
        <table:table-row table:style-name="ro1">
          <table:table-cell office:value-type="string" calcext:value-type="string">
            <text:p>1500000US110010089042</text:p>
          </table:table-cell>
          <table:table-cell office:value-type="float" office:value="110010089042" calcext:value-type="float">
            <text:p>110010089042</text:p>
          </table:table-cell>
          <table:table-cell office:value-type="float" office:value="0.940721649484536" calcext:value-type="float">
            <text:p>0.9407216495</text:p>
          </table:table-cell>
          <table:table-cell office:value-type="float" office:value="0.0145719489981785" calcext:value-type="float">
            <text:p>0.014571949</text:p>
          </table:table-cell>
          <table:table-cell office:value-type="float" office:value="0.562841530054645" calcext:value-type="float">
            <text:p>0.5628415301</text:p>
          </table:table-cell>
          <table:table-cell office:value-type="float" office:value="0.183673469387755" calcext:value-type="float">
            <text:p>0.1836734694</text:p>
          </table:table-cell>
        </table:table-row>
        <table:table-row table:style-name="ro1">
          <table:table-cell office:value-type="string" calcext:value-type="string">
            <text:p>1500000US110010090001</text:p>
          </table:table-cell>
          <table:table-cell office:value-type="float" office:value="110010090001" calcext:value-type="float">
            <text:p>110010090001</text:p>
          </table:table-cell>
          <table:table-cell office:value-type="float" office:value="0.958413307741523" calcext:value-type="float">
            <text:p>0.9584133077</text:p>
          </table:table-cell>
          <table:table-cell office:value-type="float" office:value="0" calcext:value-type="float">
            <text:p>0</text:p>
          </table:table-cell>
          <table:table-cell office:value-type="float" office:value="0.778398510242086" calcext:value-type="float">
            <text:p>0.7783985102</text:p>
          </table:table-cell>
          <table:table-cell office:value-type="float" office:value="0.144486692015209" calcext:value-type="float">
            <text:p>0.144486692</text:p>
          </table:table-cell>
        </table:table-row>
        <table:table-row table:style-name="ro1">
          <table:table-cell office:value-type="string" calcext:value-type="string">
            <text:p>1500000US110010090002</text:p>
          </table:table-cell>
          <table:table-cell office:value-type="float" office:value="110010090002" calcext:value-type="float">
            <text:p>110010090002</text:p>
          </table:table-cell>
          <table:table-cell office:value-type="float" office:value="0.937415881561238" calcext:value-type="float">
            <text:p>0.9374158816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198095238095238" calcext:value-type="float">
            <text:p>0.1980952381</text:p>
          </table:table-cell>
        </table:table-row>
        <table:table-row table:style-name="ro1">
          <table:table-cell office:value-type="string" calcext:value-type="string">
            <text:p>1500000US110010091021</text:p>
          </table:table-cell>
          <table:table-cell office:value-type="float" office:value="110010091021" calcext:value-type="float">
            <text:p>110010091021</text:p>
          </table:table-cell>
          <table:table-cell office:value-type="float" office:value="0.960655737704918" calcext:value-type="float">
            <text:p>0.9606557377</text:p>
          </table:table-cell>
          <table:table-cell office:value-type="float" office:value="0" calcext:value-type="float">
            <text:p>0</text:p>
          </table:table-cell>
          <table:table-cell office:value-type="float" office:value="0.596658711217184" calcext:value-type="float">
            <text:p>0.5966587112</text:p>
          </table:table-cell>
          <table:table-cell office:value-type="float" office:value="0.286396181384248" calcext:value-type="float">
            <text:p>0.2863961814</text:p>
          </table:table-cell>
        </table:table-row>
        <table:table-row table:style-name="ro1">
          <table:table-cell office:value-type="string" calcext:value-type="string">
            <text:p>1500000US110010091022</text:p>
          </table:table-cell>
          <table:table-cell office:value-type="float" office:value="110010091022" calcext:value-type="float">
            <text:p>110010091022</text:p>
          </table:table-cell>
          <table:table-cell office:value-type="float" office:value="0.867359667359667" calcext:value-type="float">
            <text:p>0.8673596674</text:p>
          </table:table-cell>
          <table:table-cell office:value-type="float" office:value="0.00607287449392713" calcext:value-type="float">
            <text:p>0.0060728745</text:p>
          </table:table-cell>
          <table:table-cell office:value-type="float" office:value="0.459514170040486" calcext:value-type="float">
            <text:p>0.45951417</text:p>
          </table:table-cell>
          <table:table-cell office:value-type="float" office:value="0.24120082815735" calcext:value-type="float">
            <text:p>0.2412008282</text:p>
          </table:table-cell>
        </table:table-row>
        <table:table-row table:style-name="ro1">
          <table:table-cell office:value-type="string" calcext:value-type="string">
            <text:p>1500000US110010091023</text:p>
          </table:table-cell>
          <table:table-cell office:value-type="float" office:value="110010091023" calcext:value-type="float">
            <text:p>110010091023</text:p>
          </table:table-cell>
          <table:table-cell office:value-type="float" office:value="0.98780487804878" calcext:value-type="float">
            <text:p>0.987804878</text:p>
          </table:table-cell>
          <table:table-cell office:value-type="float" office:value="0" calcext:value-type="float">
            <text:p>0</text:p>
          </table:table-cell>
          <table:table-cell office:value-type="float" office:value="0.460526315789474" calcext:value-type="float">
            <text:p>0.4605263158</text:p>
          </table:table-cell>
          <table:table-cell office:value-type="float" office:value="0.339080459770115" calcext:value-type="float">
            <text:p>0.3390804598</text:p>
          </table:table-cell>
        </table:table-row>
        <table:table-row table:style-name="ro1">
          <table:table-cell office:value-type="string" calcext:value-type="string">
            <text:p>1500000US110010092011</text:p>
          </table:table-cell>
          <table:table-cell office:value-type="float" office:value="110010092011" calcext:value-type="float">
            <text:p>110010092011</text:p>
          </table:table-cell>
          <table:table-cell office:value-type="float" office:value="0.643520566121185" calcext:value-type="float">
            <text:p>0.6435205661</text:p>
          </table:table-cell>
          <table:table-cell office:value-type="float" office:value="0.0468451242829828" calcext:value-type="float">
            <text:p>0.0468451243</text:p>
          </table:table-cell>
          <table:table-cell office:value-type="float" office:value="0.301147227533461" calcext:value-type="float">
            <text:p>0.3011472275</text:p>
          </table:table-cell>
          <table:table-cell office:value-type="float" office:value="0.24248496993988" calcext:value-type="float">
            <text:p>0.2424849699</text:p>
          </table:table-cell>
        </table:table-row>
        <table:table-row table:style-name="ro1">
          <table:table-cell office:value-type="string" calcext:value-type="string">
            <text:p>1500000US110010092031</text:p>
          </table:table-cell>
          <table:table-cell office:value-type="float" office:value="110010092031" calcext:value-type="float">
            <text:p>110010092031</text:p>
          </table:table-cell>
          <table:table-cell office:value-type="float" office:value="0.881794650560828" calcext:value-type="float">
            <text:p>0.8817946506</text:p>
          </table:table-cell>
          <table:table-cell office:value-type="float" office:value="0.0338164251207729" calcext:value-type="float">
            <text:p>0.0338164251</text:p>
          </table:table-cell>
          <table:table-cell office:value-type="float" office:value="0.442028985507246" calcext:value-type="float">
            <text:p>0.4420289855</text:p>
          </table:table-cell>
          <table:table-cell office:value-type="float" office:value="0.178217821782178" calcext:value-type="float">
            <text:p>0.1782178218</text:p>
          </table:table-cell>
        </table:table-row>
        <table:table-row table:style-name="ro1">
          <table:table-cell office:value-type="string" calcext:value-type="string">
            <text:p>1500000US110010092032</text:p>
          </table:table-cell>
          <table:table-cell office:value-type="float" office:value="110010092032" calcext:value-type="float">
            <text:p>110010092032</text:p>
          </table:table-cell>
          <table:table-cell office:value-type="float" office:value="0.738472126634549" calcext:value-type="float">
            <text:p>0.7384721266</text:p>
          </table:table-cell>
          <table:table-cell office:value-type="float" office:value="0.0728616684266104" calcext:value-type="float">
            <text:p>0.0728616684</text:p>
          </table:table-cell>
          <table:table-cell office:value-type="float" office:value="0.364308342133052" calcext:value-type="float">
            <text:p>0.3643083421</text:p>
          </table:table-cell>
          <table:table-cell office:value-type="float" office:value="0.260869565217391" calcext:value-type="float">
            <text:p>0.2608695652</text:p>
          </table:table-cell>
        </table:table-row>
        <table:table-row table:style-name="ro1">
          <table:table-cell office:value-type="string" calcext:value-type="string">
            <text:p>1500000US110010092041</text:p>
          </table:table-cell>
          <table:table-cell office:value-type="float" office:value="110010092041" calcext:value-type="float">
            <text:p>110010092041</text:p>
          </table:table-cell>
          <table:table-cell office:value-type="float" office:value="0.809055118110236" calcext:value-type="float">
            <text:p>0.8090551181</text:p>
          </table:table-cell>
          <table:table-cell office:value-type="float" office:value="0.0540540540540541" calcext:value-type="float">
            <text:p>0.0540540541</text:p>
          </table:table-cell>
          <table:table-cell office:value-type="float" office:value="0.371007371007371" calcext:value-type="float">
            <text:p>0.371007371</text:p>
          </table:table-cell>
          <table:table-cell office:value-type="float" office:value="0.35264483627204" calcext:value-type="float">
            <text:p>0.3526448363</text:p>
          </table:table-cell>
        </table:table-row>
        <table:table-row table:style-name="ro1">
          <table:table-cell office:value-type="string" calcext:value-type="string">
            <text:p>1500000US110010092042</text:p>
          </table:table-cell>
          <table:table-cell office:value-type="float" office:value="110010092042" calcext:value-type="float">
            <text:p>110010092042</text:p>
          </table:table-cell>
          <table:table-cell office:value-type="float" office:value="0.962690785754664" calcext:value-type="float">
            <text:p>0.9626907858</text:p>
          </table:table-cell>
          <table:table-cell office:value-type="float" office:value="0" calcext:value-type="float">
            <text:p>0</text:p>
          </table:table-cell>
          <table:table-cell office:value-type="float" office:value="0.208602150537634" calcext:value-type="float">
            <text:p>0.2086021505</text:p>
          </table:table-cell>
          <table:table-cell office:value-type="float" office:value="0.313978494623656" calcext:value-type="float">
            <text:p>0.3139784946</text:p>
          </table:table-cell>
        </table:table-row>
        <table:table-row table:style-name="ro1">
          <table:table-cell office:value-type="string" calcext:value-type="string">
            <text:p>1500000US110010093011</text:p>
          </table:table-cell>
          <table:table-cell office:value-type="float" office:value="110010093011" calcext:value-type="float">
            <text:p>110010093011</text:p>
          </table:table-cell>
          <table:table-cell office:value-type="float" office:value="0.860869565217391" calcext:value-type="float">
            <text:p>0.8608695652</text:p>
          </table:table-cell>
          <table:table-cell office:value-type="float" office:value="0" calcext:value-type="float">
            <text:p>0</text:p>
          </table:table-cell>
          <table:table-cell office:value-type="float" office:value="0.491039426523298" calcext:value-type="float">
            <text:p>0.4910394265</text:p>
          </table:table-cell>
          <table:table-cell office:value-type="float" office:value="0.225092250922509" calcext:value-type="float">
            <text:p>0.2250922509</text:p>
          </table:table-cell>
        </table:table-row>
        <table:table-row table:style-name="ro1">
          <table:table-cell office:value-type="string" calcext:value-type="string">
            <text:p>1500000US110010093012</text:p>
          </table:table-cell>
          <table:table-cell office:value-type="float" office:value="110010093012" calcext:value-type="float">
            <text:p>110010093012</text:p>
          </table:table-cell>
          <table:table-cell office:value-type="float" office:value="0.497596153846154" calcext:value-type="float">
            <text:p>0.4975961538</text:p>
          </table:table-cell>
          <table:table-cell office:value-type="float" office:value="0.0688888888888889" calcext:value-type="float">
            <text:p>0.0688888889</text:p>
          </table:table-cell>
          <table:table-cell office:value-type="float" office:value="0.468888888888889" calcext:value-type="float">
            <text:p>0.4688888889</text:p>
          </table:table-cell>
          <table:table-cell office:value-type="float" office:value="0.172494172494172" calcext:value-type="float">
            <text:p>0.1724941725</text:p>
          </table:table-cell>
        </table:table-row>
        <table:table-row table:style-name="ro1">
          <table:table-cell office:value-type="string" calcext:value-type="string">
            <text:p>1500000US110010093013</text:p>
          </table:table-cell>
          <table:table-cell office:value-type="float" office:value="110010093013" calcext:value-type="float">
            <text:p>110010093013</text:p>
          </table:table-cell>
          <table:table-cell office:value-type="float" office:value="0.556025369978858" calcext:value-type="float">
            <text:p>0.55602537</text:p>
          </table:table-cell>
          <table:table-cell office:value-type="float" office:value="0" calcext:value-type="float">
            <text:p>0</text:p>
          </table:table-cell>
          <table:table-cell office:value-type="float" office:value="0.393564356435644" calcext:value-type="float">
            <text:p>0.3935643564</text:p>
          </table:table-cell>
          <table:table-cell office:value-type="float" office:value="0.298295454545454" calcext:value-type="float">
            <text:p>0.2982954545</text:p>
          </table:table-cell>
        </table:table-row>
        <table:table-row table:style-name="ro1">
          <table:table-cell office:value-type="string" calcext:value-type="string">
            <text:p>1500000US110010093014</text:p>
          </table:table-cell>
          <table:table-cell office:value-type="float" office:value="110010093014" calcext:value-type="float">
            <text:p>110010093014</text:p>
          </table:table-cell>
          <table:table-cell office:value-type="float" office:value="0.599184782608696" calcext:value-type="float">
            <text:p>0.5991847826</text:p>
          </table:table-cell>
          <table:table-cell office:value-type="float" office:value="0.0533333333333333" calcext:value-type="float">
            <text:p>0.0533333333</text:p>
          </table:table-cell>
          <table:table-cell office:value-type="float" office:value="0.672" calcext:value-type="float">
            <text:p>0.672</text:p>
          </table:table-cell>
          <table:table-cell office:value-type="float" office:value="0.156424581005587" calcext:value-type="float">
            <text:p>0.156424581</text:p>
          </table:table-cell>
        </table:table-row>
        <table:table-row table:style-name="ro1">
          <table:table-cell office:value-type="string" calcext:value-type="string">
            <text:p>1500000US110010093021</text:p>
          </table:table-cell>
          <table:table-cell office:value-type="float" office:value="110010093021" calcext:value-type="float">
            <text:p>110010093021</text:p>
          </table:table-cell>
          <table:table-cell office:value-type="float" office:value="0.774928774928775" calcext:value-type="float">
            <text:p>0.7749287749</text:p>
          </table:table-cell>
          <table:table-cell office:value-type="float" office:value="0.0255941499085923" calcext:value-type="float">
            <text:p>0.0255941499</text:p>
          </table:table-cell>
          <table:table-cell office:value-type="float" office:value="0.524680073126143" calcext:value-type="float">
            <text:p>0.5246800731</text:p>
          </table:table-cell>
          <table:table-cell office:value-type="float" office:value="0.154275092936803" calcext:value-type="float">
            <text:p>0.1542750929</text:p>
          </table:table-cell>
        </table:table-row>
        <table:table-row table:style-name="ro1">
          <table:table-cell office:value-type="string" calcext:value-type="string">
            <text:p>1500000US110010094001</text:p>
          </table:table-cell>
          <table:table-cell office:value-type="float" office:value="110010094001" calcext:value-type="float">
            <text:p>110010094001</text:p>
          </table:table-cell>
          <table:table-cell office:value-type="float" office:value="0.947839046199702" calcext:value-type="float">
            <text:p>0.9478390462</text:p>
          </table:table-cell>
          <table:table-cell office:value-type="float" office:value="0" calcext:value-type="float">
            <text:p>0</text:p>
          </table:table-cell>
          <table:table-cell office:value-type="float" office:value="0.82716049382716" calcext:value-type="float">
            <text:p>0.8271604938</text:p>
          </table:table-cell>
          <table:table-cell office:value-type="float" office:value="0.0387931034482759" calcext:value-type="float">
            <text:p>0.0387931034</text:p>
          </table:table-cell>
        </table:table-row>
        <table:table-row table:style-name="ro1">
          <table:table-cell office:value-type="string" calcext:value-type="string">
            <text:p>1500000US110010094002</text:p>
          </table:table-cell>
          <table:table-cell office:value-type="float" office:value="110010094002" calcext:value-type="float">
            <text:p>110010094002</text:p>
          </table:table-cell>
          <table:table-cell office:value-type="float" office:value="0.820056899004267" calcext:value-type="float">
            <text:p>0.820056899</text:p>
          </table:table-cell>
          <table:table-cell office:value-type="float" office:value="0" calcext:value-type="float">
            <text:p>0</text:p>
          </table:table-cell>
          <table:table-cell office:value-type="float" office:value="0.57843137254902" calcext:value-type="float">
            <text:p>0.5784313725</text:p>
          </table:table-cell>
          <table:table-cell office:value-type="float" office:value="0.390756302521008" calcext:value-type="float">
            <text:p>0.3907563025</text:p>
          </table:table-cell>
        </table:table-row>
        <table:table-row table:style-name="ro1">
          <table:table-cell office:value-type="string" calcext:value-type="string">
            <text:p>1500000US110010094003</text:p>
          </table:table-cell>
          <table:table-cell office:value-type="float" office:value="110010094003" calcext:value-type="float">
            <text:p>110010094003</text:p>
          </table:table-cell>
          <table:table-cell office:value-type="float" office:value="0.725663716814159" calcext:value-type="float">
            <text:p>0.7256637168</text:p>
          </table:table-cell>
          <table:table-cell office:value-type="float" office:value="0" calcext:value-type="float">
            <text:p>0</text:p>
          </table:table-cell>
          <table:table-cell office:value-type="float" office:value="0.817343173431734" calcext:value-type="float">
            <text:p>0.8173431734</text:p>
          </table:table-cell>
          <table:table-cell office:value-type="float" office:value="0.400369003690037" calcext:value-type="float">
            <text:p>0.4003690037</text:p>
          </table:table-cell>
        </table:table-row>
        <table:table-row table:style-name="ro1">
          <table:table-cell office:value-type="string" calcext:value-type="string">
            <text:p>1500000US110010094004</text:p>
          </table:table-cell>
          <table:table-cell office:value-type="float" office:value="110010094004" calcext:value-type="float">
            <text:p>110010094004</text:p>
          </table:table-cell>
          <table:table-cell office:value-type="float" office:value="0.851813471502591" calcext:value-type="float">
            <text:p>0.8518134715</text:p>
          </table:table-cell>
          <table:table-cell office:value-type="float" office:value="0.0838323353293413" calcext:value-type="float">
            <text:p>0.0838323353</text:p>
          </table:table-cell>
          <table:table-cell office:value-type="float" office:value="0.477045908183633" calcext:value-type="float">
            <text:p>0.4770459082</text:p>
          </table:table-cell>
          <table:table-cell office:value-type="float" office:value="0.356993736951983" calcext:value-type="float">
            <text:p>0.356993737</text:p>
          </table:table-cell>
        </table:table-row>
        <table:table-row table:style-name="ro1">
          <table:table-cell office:value-type="string" calcext:value-type="string">
            <text:p>1500000US110010095011</text:p>
          </table:table-cell>
          <table:table-cell office:value-type="float" office:value="110010095011" calcext:value-type="float">
            <text:p>110010095011</text:p>
          </table:table-cell>
          <table:table-cell office:value-type="float" office:value="0.932564010097367" calcext:value-type="float">
            <text:p>0.9325640101</text:p>
          </table:table-cell>
          <table:table-cell office:value-type="float" office:value="0.0221169036334913" calcext:value-type="float">
            <text:p>0.0221169036</text:p>
          </table:table-cell>
          <table:table-cell office:value-type="float" office:value="0.562401263823065" calcext:value-type="float">
            <text:p>0.5624012638</text:p>
          </table:table-cell>
          <table:table-cell office:value-type="float" office:value="0.250596658711217" calcext:value-type="float">
            <text:p>0.2505966587</text:p>
          </table:table-cell>
        </table:table-row>
        <table:table-row table:style-name="ro1">
          <table:table-cell office:value-type="string" calcext:value-type="string">
            <text:p>1500000US110010095012</text:p>
          </table:table-cell>
          <table:table-cell office:value-type="float" office:value="110010095012" calcext:value-type="float">
            <text:p>110010095012</text:p>
          </table:table-cell>
          <table:table-cell office:value-type="float" office:value="0.992545260915868" calcext:value-type="float">
            <text:p>0.9925452609</text:p>
          </table:table-cell>
          <table:table-cell office:value-type="float" office:value="0" calcext:value-type="float">
            <text:p>0</text:p>
          </table:table-cell>
          <table:table-cell office:value-type="float" office:value="0.490291262135922" calcext:value-type="float">
            <text:p>0.4902912621</text:p>
          </table:table-cell>
          <table:table-cell office:value-type="float" office:value="0.272727272727273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1500000US110010095013</text:p>
          </table:table-cell>
          <table:table-cell office:value-type="float" office:value="110010095013" calcext:value-type="float">
            <text:p>110010095013</text:p>
          </table:table-cell>
          <table:table-cell office:value-type="float" office:value="0.487855450236967" calcext:value-type="float">
            <text:p>0.4878554502</text:p>
          </table:table-cell>
          <table:table-cell office:value-type="float" office:value="0.022667829119442" calcext:value-type="float">
            <text:p>0.0226678291</text:p>
          </table:table-cell>
          <table:table-cell office:value-type="float" office:value="0.314734088927637" calcext:value-type="float">
            <text:p>0.3147340889</text:p>
          </table:table-cell>
          <table:table-cell office:value-type="float" office:value="0.14643188137164" calcext:value-type="float">
            <text:p>0.1464318814</text:p>
          </table:table-cell>
        </table:table-row>
        <table:table-row table:style-name="ro1">
          <table:table-cell office:value-type="string" calcext:value-type="string">
            <text:p>1500000US110010095031</text:p>
          </table:table-cell>
          <table:table-cell office:value-type="float" office:value="110010095031" calcext:value-type="float">
            <text:p>110010095031</text:p>
          </table:table-cell>
          <table:table-cell office:value-type="float" office:value="0.86687306501548" calcext:value-type="float">
            <text:p>0.866873065</text:p>
          </table:table-cell>
          <table:table-cell office:value-type="float" office:value="0" calcext:value-type="float">
            <text:p>0</text:p>
          </table:table-cell>
          <table:table-cell office:value-type="float" office:value="0.695026178010471" calcext:value-type="float">
            <text:p>0.695026178</text:p>
          </table:table-cell>
          <table:table-cell office:value-type="float" office:value="0.137784090909091" calcext:value-type="float">
            <text:p>0.1377840909</text:p>
          </table:table-cell>
        </table:table-row>
        <table:table-row table:style-name="ro1">
          <table:table-cell office:value-type="string" calcext:value-type="string">
            <text:p>1500000US110010095032</text:p>
          </table:table-cell>
          <table:table-cell office:value-type="float" office:value="110010095032" calcext:value-type="float">
            <text:p>110010095032</text:p>
          </table:table-cell>
          <table:table-cell office:value-type="float" office:value="0.781976744186047" calcext:value-type="float">
            <text:p>0.7819767442</text:p>
          </table:table-cell>
          <table:table-cell office:value-type="float" office:value="0" calcext:value-type="float">
            <text:p>0</text:p>
          </table:table-cell>
          <table:table-cell office:value-type="float" office:value="0.583941605839416" calcext:value-type="float">
            <text:p>0.5839416058</text:p>
          </table:table-cell>
          <table:table-cell office:value-type="float" office:value="0.196185286103542" calcext:value-type="float">
            <text:p>0.1961852861</text:p>
          </table:table-cell>
        </table:table-row>
        <table:table-row table:style-name="ro1">
          <table:table-cell office:value-type="string" calcext:value-type="string">
            <text:p>1500000US110010095033</text:p>
          </table:table-cell>
          <table:table-cell office:value-type="float" office:value="110010095033" calcext:value-type="float">
            <text:p>110010095033</text:p>
          </table:table-cell>
          <table:table-cell office:value-type="float" office:value="0.511428571428571" calcext:value-type="float">
            <text:p>0.5114285714</text:p>
          </table:table-cell>
          <table:table-cell office:value-type="float" office:value="0.0668449197860963" calcext:value-type="float">
            <text:p>0.0668449198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0.381818181818182" calcext:value-type="float">
            <text:p>0.3818181818</text:p>
          </table:table-cell>
        </table:table-row>
        <table:table-row table:style-name="ro1">
          <table:table-cell office:value-type="string" calcext:value-type="string">
            <text:p>1500000US110010095041</text:p>
          </table:table-cell>
          <table:table-cell office:value-type="float" office:value="110010095041" calcext:value-type="float">
            <text:p>110010095041</text:p>
          </table:table-cell>
          <table:table-cell office:value-type="float" office:value="0.72274325908558" calcext:value-type="float">
            <text:p>0.7227432591</text:p>
          </table:table-cell>
          <table:table-cell office:value-type="float" office:value="0.0710321864594895" calcext:value-type="float">
            <text:p>0.0710321865</text:p>
          </table:table-cell>
          <table:table-cell office:value-type="float" office:value="0.41953385127636" calcext:value-type="float">
            <text:p>0.4195338513</text:p>
          </table:table-cell>
          <table:table-cell office:value-type="float" office:value="0.143990929705215" calcext:value-type="float">
            <text:p>0.1439909297</text:p>
          </table:table-cell>
        </table:table-row>
        <table:table-row table:style-name="ro1">
          <table:table-cell office:value-type="string" calcext:value-type="string">
            <text:p>1500000US110010095042</text:p>
          </table:table-cell>
          <table:table-cell office:value-type="float" office:value="110010095042" calcext:value-type="float">
            <text:p>110010095042</text:p>
          </table:table-cell>
          <table:table-cell office:value-type="float" office:value="0.853325046612803" calcext:value-type="float">
            <text:p>0.8533250466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292585170340681" calcext:value-type="float">
            <text:p>0.2925851703</text:p>
          </table:table-cell>
        </table:table-row>
        <table:table-row table:style-name="ro1">
          <table:table-cell office:value-type="string" calcext:value-type="string">
            <text:p>1500000US110010095051</text:p>
          </table:table-cell>
          <table:table-cell office:value-type="float" office:value="110010095051" calcext:value-type="float">
            <text:p>110010095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6873156342183" calcext:value-type="float">
            <text:p>0.5368731563</text:p>
          </table:table-cell>
          <table:table-cell office:value-type="float" office:value="0.194690265486726" calcext:value-type="float">
            <text:p>0.1946902655</text:p>
          </table:table-cell>
        </table:table-row>
        <table:table-row table:style-name="ro1">
          <table:table-cell office:value-type="string" calcext:value-type="string">
            <text:p>1500000US110010095052</text:p>
          </table:table-cell>
          <table:table-cell office:value-type="float" office:value="110010095052" calcext:value-type="float">
            <text:p>110010095052</text:p>
          </table:table-cell>
          <table:table-cell office:value-type="float" office:value="0.951153324287653" calcext:value-type="float">
            <text:p>0.9511533243</text:p>
          </table:table-cell>
          <table:table-cell office:value-type="float" office:value="0" calcext:value-type="float">
            <text:p>0</text:p>
          </table:table-cell>
          <table:table-cell office:value-type="float" office:value="0.618666666666667" calcext:value-type="float">
            <text:p>0.6186666667</text:p>
          </table:table-cell>
          <table:table-cell office:value-type="float" office:value="0.306666666666667" calcext:value-type="float">
            <text:p>0.3066666667</text:p>
          </table:table-cell>
        </table:table-row>
        <table:table-row table:style-name="ro1">
          <table:table-cell office:value-type="string" calcext:value-type="string">
            <text:p>1500000US110010095053</text:p>
          </table:table-cell>
          <table:table-cell office:value-type="float" office:value="110010095053" calcext:value-type="float">
            <text:p>110010095053</text:p>
          </table:table-cell>
          <table:table-cell office:value-type="float" office:value="0.88480635551142" calcext:value-type="float">
            <text:p>0.8848063555</text:p>
          </table:table-cell>
          <table:table-cell office:value-type="float" office:value="0" calcext:value-type="float">
            <text:p>0</text:p>
          </table:table-cell>
          <table:table-cell office:value-type="float" office:value="0.547727272727273" calcext:value-type="float">
            <text:p>0.5477272727</text:p>
          </table:table-cell>
          <table:table-cell office:value-type="float" office:value="0.197727272727273" calcext:value-type="float">
            <text:p>0.1977272727</text:p>
          </table:table-cell>
        </table:table-row>
        <table:table-row table:style-name="ro1">
          <table:table-cell office:value-type="string" calcext:value-type="string">
            <text:p>1500000US110010095071</text:p>
          </table:table-cell>
          <table:table-cell office:value-type="float" office:value="110010095071" calcext:value-type="float">
            <text:p>110010095071</text:p>
          </table:table-cell>
          <table:table-cell office:value-type="float" office:value="0.911710606989577" calcext:value-type="float">
            <text:p>0.911710607</text:p>
          </table:table-cell>
          <table:table-cell office:value-type="float" office:value="0" calcext:value-type="float">
            <text:p>0</text:p>
          </table:table-cell>
          <table:table-cell office:value-type="float" office:value="0.721753794266442" calcext:value-type="float">
            <text:p>0.7217537943</text:p>
          </table:table-cell>
          <table:table-cell office:value-type="float" office:value="0.203125" calcext:value-type="float">
            <text:p>0.203125</text:p>
          </table:table-cell>
        </table:table-row>
        <table:table-row table:style-name="ro1">
          <table:table-cell office:value-type="string" calcext:value-type="string">
            <text:p>1500000US110010095081</text:p>
          </table:table-cell>
          <table:table-cell office:value-type="float" office:value="110010095081" calcext:value-type="float">
            <text:p>110010095081</text:p>
          </table:table-cell>
          <table:table-cell office:value-type="float" office:value="0.763018065887354" calcext:value-type="float">
            <text:p>0.7630180659</text:p>
          </table:table-cell>
          <table:table-cell office:value-type="float" office:value="0" calcext:value-type="float">
            <text:p>0</text:p>
          </table:table-cell>
          <table:table-cell office:value-type="float" office:value="0.230414746543779" calcext:value-type="float">
            <text:p>0.2304147465</text:p>
          </table:table-cell>
          <table:table-cell office:value-type="float" office:value="0.328638497652582" calcext:value-type="float">
            <text:p>0.3286384977</text:p>
          </table:table-cell>
        </table:table-row>
        <table:table-row table:style-name="ro1">
          <table:table-cell office:value-type="string" calcext:value-type="string">
            <text:p>1500000US110010095082</text:p>
          </table:table-cell>
          <table:table-cell office:value-type="float" office:value="110010095082" calcext:value-type="float">
            <text:p>110010095082</text:p>
          </table:table-cell>
          <table:table-cell office:value-type="float" office:value="0.880668257756563" calcext:value-type="float">
            <text:p>0.8806682578</text:p>
          </table:table-cell>
          <table:table-cell office:value-type="float" office:value="0.0145395799676898" calcext:value-type="float">
            <text:p>0.01453958</text:p>
          </table:table-cell>
          <table:table-cell office:value-type="float" office:value="0.683360258481422" calcext:value-type="float">
            <text:p>0.6833602585</text:p>
          </table:table-cell>
          <table:table-cell office:value-type="float" office:value="0.163166397415186" calcext:value-type="float">
            <text:p>0.1631663974</text:p>
          </table:table-cell>
        </table:table-row>
        <table:table-row table:style-name="ro1">
          <table:table-cell office:value-type="string" calcext:value-type="string">
            <text:p>1500000US110010095083</text:p>
          </table:table-cell>
          <table:table-cell office:value-type="float" office:value="110010095083" calcext:value-type="float">
            <text:p>110010095083</text:p>
          </table:table-cell>
          <table:table-cell office:value-type="float" office:value="1" calcext:value-type="float">
            <text:p>1</text:p>
          </table:table-cell>
          <table:table-cell office:value-type="float" office:value="0.00921658986175115" calcext:value-type="float">
            <text:p>0.0092165899</text:p>
          </table:table-cell>
          <table:table-cell office:value-type="float" office:value="0.663594470046083" calcext:value-type="float">
            <text:p>0.66359447</text:p>
          </table:table-cell>
          <table:table-cell office:value-type="float" office:value="0.111751152073733" calcext:value-type="float">
            <text:p>0.1117511521</text:p>
          </table:table-cell>
        </table:table-row>
        <table:table-row table:style-name="ro1">
          <table:table-cell office:value-type="string" calcext:value-type="string">
            <text:p>1500000US110010095091</text:p>
          </table:table-cell>
          <table:table-cell office:value-type="float" office:value="110010095091" calcext:value-type="float">
            <text:p>110010095091</text:p>
          </table:table-cell>
          <table:table-cell office:value-type="float" office:value="0.993270524899058" calcext:value-type="float">
            <text:p>0.9932705249</text:p>
          </table:table-cell>
          <table:table-cell office:value-type="float" office:value="0.0471092077087794" calcext:value-type="float">
            <text:p>0.0471092077</text:p>
          </table:table-cell>
          <table:table-cell office:value-type="float" office:value="0.492505353319058" calcext:value-type="float">
            <text:p>0.4925053533</text:p>
          </table:table-cell>
          <table:table-cell office:value-type="float" office:value="0.269807280513919" calcext:value-type="float">
            <text:p>0.2698072805</text:p>
          </table:table-cell>
        </table:table-row>
        <table:table-row table:style-name="ro1">
          <table:table-cell office:value-type="string" calcext:value-type="string">
            <text:p>1500000US110010095092</text:p>
          </table:table-cell>
          <table:table-cell office:value-type="float" office:value="110010095092" calcext:value-type="float">
            <text:p>110010095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7661691542289" calcext:value-type="float">
            <text:p>0.4676616915</text:p>
          </table:table-cell>
          <table:table-cell office:value-type="float" office:value="0.106965174129353" calcext:value-type="float">
            <text:p>0.1069651741</text:p>
          </table:table-cell>
        </table:table-row>
        <table:table-row table:style-name="ro1">
          <table:table-cell office:value-type="string" calcext:value-type="string">
            <text:p>1500000US110010095093</text:p>
          </table:table-cell>
          <table:table-cell office:value-type="float" office:value="110010095093" calcext:value-type="float">
            <text:p>110010095093</text:p>
          </table:table-cell>
          <table:table-cell office:value-type="float" office:value="0.920361990950226" calcext:value-type="float">
            <text:p>0.920361991</text:p>
          </table:table-cell>
          <table:table-cell office:value-type="float" office:value="0" calcext:value-type="float">
            <text:p>0</text:p>
          </table:table-cell>
          <table:table-cell office:value-type="float" office:value="0.656307129798903" calcext:value-type="float">
            <text:p>0.6563071298</text:p>
          </table:table-cell>
          <table:table-cell office:value-type="float" office:value="0.160877513711152" calcext:value-type="float">
            <text:p>0.1608775137</text:p>
          </table:table-cell>
        </table:table-row>
        <table:table-row table:style-name="ro1">
          <table:table-cell office:value-type="string" calcext:value-type="string">
            <text:p>1500000US110010096011</text:p>
          </table:table-cell>
          <table:table-cell office:value-type="float" office:value="110010096011" calcext:value-type="float">
            <text:p>110010096011</text:p>
          </table:table-cell>
          <table:table-cell office:value-type="float" office:value="0.997286295793758" calcext:value-type="float">
            <text:p>0.9972862958</text:p>
          </table:table-cell>
          <table:table-cell office:value-type="float" office:value="0" calcext:value-type="float">
            <text:p>0</text:p>
          </table:table-cell>
          <table:table-cell office:value-type="float" office:value="0.558178752107926" calcext:value-type="float">
            <text:p>0.5581787521</text:p>
          </table:table-cell>
          <table:table-cell office:value-type="float" office:value="0.236933797909408" calcext:value-type="float">
            <text:p>0.2369337979</text:p>
          </table:table-cell>
        </table:table-row>
        <table:table-row table:style-name="ro1">
          <table:table-cell office:value-type="string" calcext:value-type="string">
            <text:p>1500000US110010096021</text:p>
          </table:table-cell>
          <table:table-cell office:value-type="float" office:value="110010096021" calcext:value-type="float">
            <text:p>110010096021</text:p>
          </table:table-cell>
          <table:table-cell office:value-type="float" office:value="0.984197218710493" calcext:value-type="float">
            <text:p>0.9841972187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316521739130435" calcext:value-type="float">
            <text:p>0.3165217391</text:p>
          </table:table-cell>
        </table:table-row>
        <table:table-row table:style-name="ro1">
          <table:table-cell office:value-type="string" calcext:value-type="string">
            <text:p>1500000US110010096022</text:p>
          </table:table-cell>
          <table:table-cell office:value-type="float" office:value="110010096022" calcext:value-type="float">
            <text:p>110010096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3790849673203" calcext:value-type="float">
            <text:p>0.6437908497</text:p>
          </table:table-cell>
          <table:table-cell office:value-type="float" office:value="0.28921568627451" calcext:value-type="float">
            <text:p>0.2892156863</text:p>
          </table:table-cell>
        </table:table-row>
        <table:table-row table:style-name="ro1">
          <table:table-cell office:value-type="string" calcext:value-type="string">
            <text:p>1500000US110010096031</text:p>
          </table:table-cell>
          <table:table-cell office:value-type="float" office:value="110010096031" calcext:value-type="float">
            <text:p>110010096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356890459364" calcext:value-type="float">
            <text:p>0.5335689046</text:p>
          </table:table-cell>
          <table:table-cell office:value-type="float" office:value="0.252650176678445" calcext:value-type="float">
            <text:p>0.2526501767</text:p>
          </table:table-cell>
        </table:table-row>
        <table:table-row table:style-name="ro1">
          <table:table-cell office:value-type="string" calcext:value-type="string">
            <text:p>1500000US110010096032</text:p>
          </table:table-cell>
          <table:table-cell office:value-type="float" office:value="110010096032" calcext:value-type="float">
            <text:p>110010096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304347826087" calcext:value-type="float">
            <text:p>0.5130434783</text:p>
          </table:table-cell>
          <table:table-cell office:value-type="float" office:value="0.221739130434783" calcext:value-type="float">
            <text:p>0.2217391304</text:p>
          </table:table-cell>
        </table:table-row>
        <table:table-row table:style-name="ro1">
          <table:table-cell office:value-type="string" calcext:value-type="string">
            <text:p>1500000US110010096033</text:p>
          </table:table-cell>
          <table:table-cell office:value-type="float" office:value="110010096033" calcext:value-type="float">
            <text:p>110010096033</text:p>
          </table:table-cell>
          <table:table-cell office:value-type="float" office:value="0.989281886387996" calcext:value-type="float">
            <text:p>0.9892818864</text:p>
          </table:table-cell>
          <table:table-cell office:value-type="float" office:value="0" calcext:value-type="float">
            <text:p>0</text:p>
          </table:table-cell>
          <table:table-cell office:value-type="float" office:value="0.274193548387097" calcext:value-type="float">
            <text:p>0.2741935484</text:p>
          </table:table-cell>
          <table:table-cell office:value-type="float" office:value="0.39247311827957" calcext:value-type="float">
            <text:p>0.3924731183</text:p>
          </table:table-cell>
        </table:table-row>
        <table:table-row table:style-name="ro1">
          <table:table-cell office:value-type="string" calcext:value-type="string">
            <text:p>1500000US110010096041</text:p>
          </table:table-cell>
          <table:table-cell office:value-type="float" office:value="110010096041" calcext:value-type="float">
            <text:p>110010096041</text:p>
          </table:table-cell>
          <table:table-cell office:value-type="float" office:value="0.963604852686308" calcext:value-type="float">
            <text:p>0.9636048527</text:p>
          </table:table-cell>
          <table:table-cell office:value-type="float" office:value="0" calcext:value-type="float">
            <text:p>0</text:p>
          </table:table-cell>
          <table:table-cell office:value-type="float" office:value="0.725233644859813" calcext:value-type="float">
            <text:p>0.7252336449</text:p>
          </table:table-cell>
          <table:table-cell office:value-type="float" office:value="0.284872298624754" calcext:value-type="float">
            <text:p>0.2848722986</text:p>
          </table:table-cell>
        </table:table-row>
        <table:table-row table:style-name="ro1">
          <table:table-cell office:value-type="string" calcext:value-type="string">
            <text:p>1500000US110010096042</text:p>
          </table:table-cell>
          <table:table-cell office:value-type="float" office:value="110010096042" calcext:value-type="float">
            <text:p>110010096042</text:p>
          </table:table-cell>
          <table:table-cell office:value-type="float" office:value="0.985324947589099" calcext:value-type="float">
            <text:p>0.9853249476</text:p>
          </table:table-cell>
          <table:table-cell office:value-type="float" office:value="0" calcext:value-type="float">
            <text:p>0</text:p>
          </table:table-cell>
          <table:table-cell office:value-type="float" office:value="0.552995391705069" calcext:value-type="float">
            <text:p>0.5529953917</text:p>
          </table:table-cell>
          <table:table-cell office:value-type="float" office:value="0.218527315914489" calcext:value-type="float">
            <text:p>0.2185273159</text:p>
          </table:table-cell>
        </table:table-row>
        <table:table-row table:style-name="ro1">
          <table:table-cell office:value-type="string" calcext:value-type="string">
            <text:p>1500000US110010097001</text:p>
          </table:table-cell>
          <table:table-cell office:value-type="float" office:value="110010097001" calcext:value-type="float">
            <text:p>110010097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09489051094891" calcext:value-type="float">
            <text:p>0.5094890511</text:p>
          </table:table-cell>
          <table:table-cell office:value-type="float" office:value="0.391111111111111" calcext:value-type="float">
            <text:p>0.3911111111</text:p>
          </table:table-cell>
        </table:table-row>
        <table:table-row table:style-name="ro1">
          <table:table-cell office:value-type="string" calcext:value-type="string">
            <text:p>1500000US110010097002</text:p>
          </table:table-cell>
          <table:table-cell office:value-type="float" office:value="110010097002" calcext:value-type="float">
            <text:p>110010097002</text:p>
          </table:table-cell>
          <table:table-cell office:value-type="float" office:value="0.988929889298893" calcext:value-type="float">
            <text:p>0.9889298893</text:p>
          </table:table-cell>
          <table:table-cell office:value-type="float" office:value="0" calcext:value-type="float">
            <text:p>0</text:p>
          </table:table-cell>
          <table:table-cell office:value-type="float" office:value="0.751515151515152" calcext:value-type="float">
            <text:p>0.7515151515</text:p>
          </table:table-cell>
          <table:table-cell office:value-type="float" office:value="0.235109717868339" calcext:value-type="float">
            <text:p>0.2351097179</text:p>
          </table:table-cell>
        </table:table-row>
        <table:table-row table:style-name="ro1">
          <table:table-cell office:value-type="string" calcext:value-type="string">
            <text:p>1500000US110010098011</text:p>
          </table:table-cell>
          <table:table-cell office:value-type="float" office:value="110010098011" calcext:value-type="float">
            <text:p>110010098011</text:p>
          </table:table-cell>
          <table:table-cell office:value-type="float" office:value="0.985178323297823" calcext:value-type="float">
            <text:p>0.9851783233</text:p>
          </table:table-cell>
          <table:table-cell office:value-type="float" office:value="0" calcext:value-type="float">
            <text:p>0</text:p>
          </table:table-cell>
          <table:table-cell office:value-type="float" office:value="0.588640275387263" calcext:value-type="float">
            <text:p>0.5886402754</text:p>
          </table:table-cell>
          <table:table-cell office:value-type="float" office:value="0.406196213425129" calcext:value-type="float">
            <text:p>0.4061962134</text:p>
          </table:table-cell>
        </table:table-row>
        <table:table-row table:style-name="ro1">
          <table:table-cell office:value-type="string" calcext:value-type="string">
            <text:p>1500000US110010098021</text:p>
          </table:table-cell>
          <table:table-cell office:value-type="float" office:value="110010098021" calcext:value-type="float">
            <text:p>110010098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5454545454545" calcext:value-type="float">
            <text:p>0.2954545455</text:p>
          </table:table-cell>
          <table:table-cell office:value-type="float" office:value="0.318181818181818" calcext:value-type="float">
            <text:p>0.3181818182</text:p>
          </table:table-cell>
        </table:table-row>
        <table:table-row table:style-name="ro1">
          <table:table-cell office:value-type="string" calcext:value-type="string">
            <text:p>1500000US110010098022</text:p>
          </table:table-cell>
          <table:table-cell office:value-type="float" office:value="110010098022" calcext:value-type="float">
            <text:p>110010098022</text:p>
          </table:table-cell>
          <table:table-cell office:value-type="float" office:value="0.997262773722628" calcext:value-type="float">
            <text:p>0.9972627737</text:p>
          </table:table-cell>
          <table:table-cell office:value-type="float" office:value="0" calcext:value-type="float">
            <text:p>0</text:p>
          </table:table-cell>
          <table:table-cell office:value-type="float" office:value="0.3451536643026" calcext:value-type="float">
            <text:p>0.3451536643</text:p>
          </table:table-cell>
          <table:table-cell office:value-type="float" office:value="0.608272506082725" calcext:value-type="float">
            <text:p>0.6082725061</text:p>
          </table:table-cell>
        </table:table-row>
        <table:table-row table:style-name="ro1">
          <table:table-cell office:value-type="string" calcext:value-type="string">
            <text:p>1500000US110010098031</text:p>
          </table:table-cell>
          <table:table-cell office:value-type="float" office:value="110010098031" calcext:value-type="float">
            <text:p>110010098031</text:p>
          </table:table-cell>
          <table:table-cell office:value-type="float" office:value="0.993657505285412" calcext:value-type="float">
            <text:p>0.9936575053</text:p>
          </table:table-cell>
          <table:table-cell office:value-type="float" office:value="0" calcext:value-type="float">
            <text:p>0</text:p>
          </table:table-cell>
          <table:table-cell office:value-type="float" office:value="0.540453074433657" calcext:value-type="float">
            <text:p>0.5404530744</text:p>
          </table:table-cell>
          <table:table-cell office:value-type="float" office:value="0.228571428571429" calcext:value-type="float">
            <text:p>0.2285714286</text:p>
          </table:table-cell>
        </table:table-row>
        <table:table-row table:style-name="ro1">
          <table:table-cell office:value-type="string" calcext:value-type="string">
            <text:p>1500000US110010098032</text:p>
          </table:table-cell>
          <table:table-cell office:value-type="float" office:value="110010098032" calcext:value-type="float">
            <text:p>110010098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4879725085911" calcext:value-type="float">
            <text:p>0.3848797251</text:p>
          </table:table-cell>
          <table:table-cell office:value-type="float" office:value="0.592982456140351" calcext:value-type="float">
            <text:p>0.5929824561</text:p>
          </table:table-cell>
        </table:table-row>
        <table:table-row table:style-name="ro1">
          <table:table-cell office:value-type="string" calcext:value-type="string">
            <text:p>1500000US110010098033</text:p>
          </table:table-cell>
          <table:table-cell office:value-type="float" office:value="110010098033" calcext:value-type="float">
            <text:p>110010098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61702127659574" calcext:value-type="float">
            <text:p>0.8617021277</text:p>
          </table:table-cell>
          <table:table-cell office:value-type="float" office:value="0.25531914893617" calcext:value-type="float">
            <text:p>0.2553191489</text:p>
          </table:table-cell>
        </table:table-row>
        <table:table-row table:style-name="ro1">
          <table:table-cell office:value-type="string" calcext:value-type="string">
            <text:p>1500000US110010098041</text:p>
          </table:table-cell>
          <table:table-cell office:value-type="float" office:value="110010098041" calcext:value-type="float">
            <text:p>110010098041</text:p>
          </table:table-cell>
          <table:table-cell office:value-type="float" office:value="0.992213570634038" calcext:value-type="float">
            <text:p>0.9922135706</text:p>
          </table:table-cell>
          <table:table-cell office:value-type="float" office:value="0" calcext:value-type="float">
            <text:p>0</text:p>
          </table:table-cell>
          <table:table-cell office:value-type="float" office:value="0.502431118314425" calcext:value-type="float">
            <text:p>0.5024311183</text:p>
          </table:table-cell>
          <table:table-cell office:value-type="float" office:value="0.412671232876712" calcext:value-type="float">
            <text:p>0.4126712329</text:p>
          </table:table-cell>
        </table:table-row>
        <table:table-row table:style-name="ro1">
          <table:table-cell office:value-type="string" calcext:value-type="string">
            <text:p>1500000US110010098042</text:p>
          </table:table-cell>
          <table:table-cell office:value-type="float" office:value="110010098042" calcext:value-type="float">
            <text:p>110010098042</text:p>
          </table:table-cell>
          <table:table-cell office:value-type="float" office:value="0.962244897959184" calcext:value-type="float">
            <text:p>0.962244898</text:p>
          </table:table-cell>
          <table:table-cell office:value-type="float" office:value="0" calcext:value-type="float">
            <text:p>0</text:p>
          </table:table-cell>
          <table:table-cell office:value-type="float" office:value="0.706395348837209" calcext:value-type="float">
            <text:p>0.7063953488</text:p>
          </table:table-cell>
          <table:table-cell office:value-type="float" office:value="0.386430678466077" calcext:value-type="float">
            <text:p>0.3864306785</text:p>
          </table:table-cell>
        </table:table-row>
        <table:table-row table:style-name="ro1">
          <table:table-cell office:value-type="string" calcext:value-type="string">
            <text:p>1500000US110010098071</text:p>
          </table:table-cell>
          <table:table-cell office:value-type="float" office:value="110010098071" calcext:value-type="float">
            <text:p>1100100980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563025210084" calcext:value-type="float">
            <text:p>0.5756302521</text:p>
          </table:table-cell>
          <table:table-cell office:value-type="float" office:value="0.42436974789916" calcext:value-type="float">
            <text:p>0.4243697479</text:p>
          </table:table-cell>
        </table:table-row>
        <table:table-row table:style-name="ro1">
          <table:table-cell office:value-type="string" calcext:value-type="string">
            <text:p>1500000US110010098072</text:p>
          </table:table-cell>
          <table:table-cell office:value-type="float" office:value="110010098072" calcext:value-type="float">
            <text:p>110010098072</text:p>
          </table:table-cell>
          <table:table-cell office:value-type="float" office:value="0.965703971119133" calcext:value-type="float">
            <text:p>0.9657039711</text:p>
          </table:table-cell>
          <table:table-cell office:value-type="float" office:value="0.0208588957055215" calcext:value-type="float">
            <text:p>0.0208588957</text:p>
          </table:table-cell>
          <table:table-cell office:value-type="float" office:value="0.541104294478528" calcext:value-type="float">
            <text:p>0.5411042945</text:p>
          </table:table-cell>
          <table:table-cell office:value-type="float" office:value="0.262576687116564" calcext:value-type="float">
            <text:p>0.2625766871</text:p>
          </table:table-cell>
        </table:table-row>
        <table:table-row table:style-name="ro1">
          <table:table-cell office:value-type="string" calcext:value-type="string">
            <text:p>1500000US110010098101</text:p>
          </table:table-cell>
          <table:table-cell office:value-type="float" office:value="110010098101" calcext:value-type="float">
            <text:p>110010098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2616632860041" calcext:value-type="float">
            <text:p>0.4726166329</text:p>
          </table:table-cell>
          <table:table-cell office:value-type="float" office:value="0.582150101419878" calcext:value-type="float">
            <text:p>0.5821501014</text:p>
          </table:table-cell>
        </table:table-row>
        <table:table-row table:style-name="ro1">
          <table:table-cell office:value-type="string" calcext:value-type="string">
            <text:p>1500000US110010098102</text:p>
          </table:table-cell>
          <table:table-cell office:value-type="float" office:value="110010098102" calcext:value-type="float">
            <text:p>110010098102</text:p>
          </table:table-cell>
          <table:table-cell office:value-type="float" office:value="1" calcext:value-type="float">
            <text:p>1</text:p>
          </table:table-cell>
          <table:table-cell office:value-type="float" office:value="0.0184162062615101" calcext:value-type="float">
            <text:p>0.0184162063</text:p>
          </table:table-cell>
          <table:table-cell office:value-type="float" office:value="0.447513812154696" calcext:value-type="float">
            <text:p>0.4475138122</text:p>
          </table:table-cell>
          <table:table-cell office:value-type="float" office:value="0.567219152854512" calcext:value-type="float">
            <text:p>0.5672191529</text:p>
          </table:table-cell>
        </table:table-row>
        <table:table-row table:style-name="ro1">
          <table:table-cell office:value-type="string" calcext:value-type="string">
            <text:p>1500000US110010098111</text:p>
          </table:table-cell>
          <table:table-cell office:value-type="float" office:value="110010098111" calcext:value-type="float">
            <text:p>110010098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3846153846154" calcext:value-type="float">
            <text:p>0.5538461538</text:p>
          </table:table-cell>
          <table:table-cell office:value-type="float" office:value="0.404395604395604" calcext:value-type="float">
            <text:p>0.4043956044</text:p>
          </table:table-cell>
        </table:table-row>
        <table:table-row table:style-name="ro1">
          <table:table-cell office:value-type="string" calcext:value-type="string">
            <text:p>1500000US110010098112</text:p>
          </table:table-cell>
          <table:table-cell office:value-type="float" office:value="110010098112" calcext:value-type="float">
            <text:p>110010098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0914962325081" calcext:value-type="float">
            <text:p>0.3509149623</text:p>
          </table:table-cell>
          <table:table-cell office:value-type="float" office:value="0.543595263724435" calcext:value-type="float">
            <text:p>0.5435952637</text:p>
          </table:table-cell>
        </table:table-row>
        <table:table-row table:style-name="ro1">
          <table:table-cell office:value-type="string" calcext:value-type="string">
            <text:p>1500000US110010099011</text:p>
          </table:table-cell>
          <table:table-cell office:value-type="float" office:value="110010099011" calcext:value-type="float">
            <text:p>110010099011</text:p>
          </table:table-cell>
          <table:table-cell office:value-type="float" office:value="0.95606936416185" calcext:value-type="float">
            <text:p>0.9560693642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486873508353222" calcext:value-type="float">
            <text:p>0.4868735084</text:p>
          </table:table-cell>
        </table:table-row>
        <table:table-row table:style-name="ro1">
          <table:table-cell office:value-type="string" calcext:value-type="string">
            <text:p>1500000US110010099012</text:p>
          </table:table-cell>
          <table:table-cell office:value-type="float" office:value="110010099012" calcext:value-type="float">
            <text:p>110010099012</text:p>
          </table:table-cell>
          <table:table-cell office:value-type="float" office:value="0.952885747938752" calcext:value-type="float">
            <text:p>0.9528857479</text:p>
          </table:table-cell>
          <table:table-cell office:value-type="float" office:value="0" calcext:value-type="float">
            <text:p>0</text:p>
          </table:table-cell>
          <table:table-cell office:value-type="float" office:value="0.580601092896175" calcext:value-type="float">
            <text:p>0.5806010929</text:p>
          </table:table-cell>
          <table:table-cell office:value-type="float" office:value="0.209722222222222" calcext:value-type="float">
            <text:p>0.2097222222</text:p>
          </table:table-cell>
        </table:table-row>
        <table:table-row table:style-name="ro1">
          <table:table-cell office:value-type="string" calcext:value-type="string">
            <text:p>1500000US110010099021</text:p>
          </table:table-cell>
          <table:table-cell office:value-type="float" office:value="110010099021" calcext:value-type="float">
            <text:p>110010099021</text:p>
          </table:table-cell>
          <table:table-cell office:value-type="float" office:value="0.992835209825998" calcext:value-type="float">
            <text:p>0.9928352098</text:p>
          </table:table-cell>
          <table:table-cell office:value-type="float" office:value="0" calcext:value-type="float">
            <text:p>0</text:p>
          </table:table-cell>
          <table:table-cell office:value-type="float" office:value="0.511392405063291" calcext:value-type="float">
            <text:p>0.5113924051</text:p>
          </table:table-cell>
          <table:table-cell office:value-type="float" office:value="0.300261096605744" calcext:value-type="float">
            <text:p>0.3002610966</text:p>
          </table:table-cell>
        </table:table-row>
        <table:table-row table:style-name="ro1">
          <table:table-cell office:value-type="string" calcext:value-type="string">
            <text:p>1500000US110010099022</text:p>
          </table:table-cell>
          <table:table-cell office:value-type="float" office:value="110010099022" calcext:value-type="float">
            <text:p>110010099022</text:p>
          </table:table-cell>
          <table:table-cell office:value-type="float" office:value="0.988352745424293" calcext:value-type="float">
            <text:p>0.9883527454</text:p>
          </table:table-cell>
          <table:table-cell office:value-type="float" office:value="0" calcext:value-type="float">
            <text:p>0</text:p>
          </table:table-cell>
          <table:table-cell office:value-type="float" office:value="0.710997442455243" calcext:value-type="float">
            <text:p>0.7109974425</text:p>
          </table:table-cell>
          <table:table-cell office:value-type="float" office:value="0.194373401534527" calcext:value-type="float">
            <text:p>0.1943734015</text:p>
          </table:table-cell>
        </table:table-row>
        <table:table-row table:style-name="ro1">
          <table:table-cell office:value-type="string" calcext:value-type="string">
            <text:p>1500000US110010099031</text:p>
          </table:table-cell>
          <table:table-cell office:value-type="float" office:value="110010099031" calcext:value-type="float">
            <text:p>110010099031</text:p>
          </table:table-cell>
          <table:table-cell office:value-type="float" office:value="0.967791411042945" calcext:value-type="float">
            <text:p>0.967791411</text:p>
          </table:table-cell>
          <table:table-cell office:value-type="float" office:value="0" calcext:value-type="float">
            <text:p>0</text:p>
          </table:table-cell>
          <table:table-cell office:value-type="float" office:value="0.613827993254637" calcext:value-type="float">
            <text:p>0.6138279933</text:p>
          </table:table-cell>
          <table:table-cell office:value-type="float" office:value="0.373897707231041" calcext:value-type="float">
            <text:p>0.3738977072</text:p>
          </table:table-cell>
        </table:table-row>
        <table:table-row table:style-name="ro1">
          <table:table-cell office:value-type="string" calcext:value-type="string">
            <text:p>1500000US110010099032</text:p>
          </table:table-cell>
          <table:table-cell office:value-type="float" office:value="110010099032" calcext:value-type="float">
            <text:p>110010099032</text:p>
          </table:table-cell>
          <table:table-cell office:value-type="float" office:value="0.992366412213741" calcext:value-type="float">
            <text:p>0.9923664122</text:p>
          </table:table-cell>
          <table:table-cell office:value-type="float" office:value="0" calcext:value-type="float">
            <text:p>0</text:p>
          </table:table-cell>
          <table:table-cell office:value-type="float" office:value="0.758503401360544" calcext:value-type="float">
            <text:p>0.7585034014</text:p>
          </table:table-cell>
          <table:table-cell office:value-type="float" office:value="0.282312925170068" calcext:value-type="float">
            <text:p>0.2823129252</text:p>
          </table:table-cell>
        </table:table-row>
        <table:table-row table:style-name="ro1">
          <table:table-cell office:value-type="string" calcext:value-type="string">
            <text:p>1500000US110010099041</text:p>
          </table:table-cell>
          <table:table-cell office:value-type="float" office:value="110010099041" calcext:value-type="float">
            <text:p>110010099041</text:p>
          </table:table-cell>
          <table:table-cell office:value-type="float" office:value="0.97020725388601" calcext:value-type="float">
            <text:p>0.9702072539</text:p>
          </table:table-cell>
          <table:table-cell office:value-type="float" office:value="0.00398406374501992" calcext:value-type="float">
            <text:p>0.0039840637</text:p>
          </table:table-cell>
          <table:table-cell office:value-type="float" office:value="0.49402390438247" calcext:value-type="float">
            <text:p>0.4940239044</text:p>
          </table:table-cell>
          <table:table-cell office:value-type="float" office:value="0.207171314741036" calcext:value-type="float">
            <text:p>0.2071713147</text:p>
          </table:table-cell>
        </table:table-row>
        <table:table-row table:style-name="ro1">
          <table:table-cell office:value-type="string" calcext:value-type="string">
            <text:p>1500000US110010099042</text:p>
          </table:table-cell>
          <table:table-cell office:value-type="float" office:value="110010099042" calcext:value-type="float">
            <text:p>110010099042</text:p>
          </table:table-cell>
          <table:table-cell office:value-type="float" office:value="0.974556213017751" calcext:value-type="float">
            <text:p>0.974556213</text:p>
          </table:table-cell>
          <table:table-cell office:value-type="float" office:value="0" calcext:value-type="float">
            <text:p>0</text:p>
          </table:table-cell>
          <table:table-cell office:value-type="float" office:value="0.539906103286385" calcext:value-type="float">
            <text:p>0.5399061033</text:p>
          </table:table-cell>
          <table:table-cell office:value-type="float" office:value="0.33968253968254" calcext:value-type="float">
            <text:p>0.3396825397</text:p>
          </table:table-cell>
        </table:table-row>
        <table:table-row table:style-name="ro1">
          <table:table-cell office:value-type="string" calcext:value-type="string">
            <text:p>1500000US110010099051</text:p>
          </table:table-cell>
          <table:table-cell office:value-type="float" office:value="110010099051" calcext:value-type="float">
            <text:p>110010099051</text:p>
          </table:table-cell>
          <table:table-cell office:value-type="float" office:value="0.893805309734513" calcext:value-type="float">
            <text:p>0.8938053097</text:p>
          </table:table-cell>
          <table:table-cell office:value-type="float" office:value="0" calcext:value-type="float">
            <text:p>0</text:p>
          </table:table-cell>
          <table:table-cell office:value-type="float" office:value="0.684100418410042" calcext:value-type="float">
            <text:p>0.6841004184</text:p>
          </table:table-cell>
          <table:table-cell office:value-type="float" office:value="0.351464435146443" calcext:value-type="float">
            <text:p>0.3514644351</text:p>
          </table:table-cell>
        </table:table-row>
        <table:table-row table:style-name="ro1">
          <table:table-cell office:value-type="string" calcext:value-type="string">
            <text:p>1500000US110010099052</text:p>
          </table:table-cell>
          <table:table-cell office:value-type="float" office:value="110010099052" calcext:value-type="float">
            <text:p>110010099052</text:p>
          </table:table-cell>
          <table:table-cell office:value-type="float" office:value="0.981949458483754" calcext:value-type="float">
            <text:p>0.9819494585</text:p>
          </table:table-cell>
          <table:table-cell office:value-type="float" office:value="0" calcext:value-type="float">
            <text:p>0</text:p>
          </table:table-cell>
          <table:table-cell office:value-type="float" office:value="0.691029900332226" calcext:value-type="float">
            <text:p>0.6910299003</text:p>
          </table:table-cell>
          <table:table-cell office:value-type="float" office:value="0.395348837209302" calcext:value-type="float">
            <text:p>0.3953488372</text:p>
          </table:table-cell>
        </table:table-row>
        <table:table-row table:style-name="ro1">
          <table:table-cell office:value-type="string" calcext:value-type="string">
            <text:p>1500000US110010099053</text:p>
          </table:table-cell>
          <table:table-cell office:value-type="float" office:value="110010099053" calcext:value-type="float">
            <text:p>110010099053</text:p>
          </table:table-cell>
          <table:table-cell office:value-type="float" office:value="0.994452149791956" calcext:value-type="float">
            <text:p>0.9944521498</text:p>
          </table:table-cell>
          <table:table-cell office:value-type="float" office:value="0" calcext:value-type="float">
            <text:p>0</text:p>
          </table:table-cell>
          <table:table-cell office:value-type="float" office:value="0.508710801393728" calcext:value-type="float">
            <text:p>0.5087108014</text:p>
          </table:table-cell>
          <table:table-cell office:value-type="float" office:value="0.233449477351916" calcext:value-type="float">
            <text:p>0.2334494774</text:p>
          </table:table-cell>
        </table:table-row>
        <table:table-row table:style-name="ro1">
          <table:table-cell office:value-type="string" calcext:value-type="string">
            <text:p>1500000US110010099061</text:p>
          </table:table-cell>
          <table:table-cell office:value-type="float" office:value="110010099061" calcext:value-type="float">
            <text:p>110010099061</text:p>
          </table:table-cell>
          <table:table-cell office:value-type="float" office:value="0.975673898750822" calcext:value-type="float">
            <text:p>0.9756738988</text:p>
          </table:table-cell>
          <table:table-cell office:value-type="float" office:value="0.00789889415481833" calcext:value-type="float">
            <text:p>0.0078988942</text:p>
          </table:table-cell>
          <table:table-cell office:value-type="float" office:value="0.407582938388626" calcext:value-type="float">
            <text:p>0.4075829384</text:p>
          </table:table-cell>
          <table:table-cell office:value-type="float" office:value="0.289348171701113" calcext:value-type="float">
            <text:p>0.2893481717</text:p>
          </table:table-cell>
        </table:table-row>
        <table:table-row table:style-name="ro1">
          <table:table-cell office:value-type="string" calcext:value-type="string">
            <text:p>1500000US110010099071</text:p>
          </table:table-cell>
          <table:table-cell office:value-type="float" office:value="110010099071" calcext:value-type="float">
            <text:p>110010099071</text:p>
          </table:table-cell>
          <table:table-cell office:value-type="float" office:value="0.985135135135135" calcext:value-type="float">
            <text:p>0.9851351351</text:p>
          </table:table-cell>
          <table:table-cell office:value-type="float" office:value="0" calcext:value-type="float">
            <text:p>0</text:p>
          </table:table-cell>
          <table:table-cell office:value-type="float" office:value="0.878048780487805" calcext:value-type="float">
            <text:p>0.8780487805</text:p>
          </table:table-cell>
          <table:table-cell office:value-type="float" office:value="0.204878048780488" calcext:value-type="float">
            <text:p>0.2048780488</text:p>
          </table:table-cell>
        </table:table-row>
        <table:table-row table:style-name="ro1">
          <table:table-cell office:value-type="string" calcext:value-type="string">
            <text:p>1500000US110010099072</text:p>
          </table:table-cell>
          <table:table-cell office:value-type="float" office:value="110010099072" calcext:value-type="float">
            <text:p>110010099072</text:p>
          </table:table-cell>
          <table:table-cell office:value-type="float" office:value="1" calcext:value-type="float">
            <text:p>1</text:p>
          </table:table-cell>
          <table:table-cell office:value-type="float" office:value="0.0228658536585366" calcext:value-type="float">
            <text:p>0.0228658537</text:p>
          </table:table-cell>
          <table:table-cell office:value-type="float" office:value="0.513719512195122" calcext:value-type="float">
            <text:p>0.5137195122</text:p>
          </table:table-cell>
          <table:table-cell office:value-type="float" office:value="0.429022082018927" calcext:value-type="float">
            <text:p>0.429022082</text:p>
          </table:table-cell>
        </table:table-row>
        <table:table-row table:style-name="ro1">
          <table:table-cell office:value-type="string" calcext:value-type="string">
            <text:p>1500000US110010101001</text:p>
          </table:table-cell>
          <table:table-cell office:value-type="float" office:value="110010101001" calcext:value-type="float">
            <text:p>110010101001</text:p>
          </table:table-cell>
          <table:table-cell office:value-type="float" office:value="0.298790110468175" calcext:value-type="float">
            <text:p>0.2987901105</text:p>
          </table:table-cell>
          <table:table-cell office:value-type="float" office:value="0.00683371298405467" calcext:value-type="float">
            <text:p>0.006833713</text:p>
          </table:table-cell>
          <table:table-cell office:value-type="float" office:value="0.204252088078967" calcext:value-type="float">
            <text:p>0.2042520881</text:p>
          </table:table-cell>
          <table:table-cell office:value-type="float" office:value="0.0595238095238095" calcext:value-type="float">
            <text:p>0.0595238095</text:p>
          </table:table-cell>
        </table:table-row>
        <table:table-row table:style-name="ro1">
          <table:table-cell office:value-type="string" calcext:value-type="string">
            <text:p>1500000US110010101002</text:p>
          </table:table-cell>
          <table:table-cell office:value-type="float" office:value="110010101002" calcext:value-type="float">
            <text:p>110010101002</text:p>
          </table:table-cell>
          <table:table-cell office:value-type="float" office:value="0.396957123098202" calcext:value-type="float">
            <text:p>0.3969571231</text:p>
          </table:table-cell>
          <table:table-cell office:value-type="float" office:value="0.00868055555555556" calcext:value-type="float">
            <text:p>0.0086805556</text:p>
          </table:table-cell>
          <table:table-cell office:value-type="float" office:value="0.0885416666666667" calcext:value-type="float">
            <text:p>0.0885416667</text:p>
          </table:table-cell>
          <table:table-cell office:value-type="float" office:value="0.0690265486725664" calcext:value-type="float">
            <text:p>0.0690265487</text:p>
          </table:table-cell>
        </table:table-row>
        <table:table-row table:style-name="ro1">
          <table:table-cell office:value-type="string" calcext:value-type="string">
            <text:p>1500000US110010102001</text:p>
          </table:table-cell>
          <table:table-cell office:value-type="float" office:value="110010102001" calcext:value-type="float">
            <text:p>110010102001</text:p>
          </table:table-cell>
          <table:table-cell office:value-type="float" office:value="0.512452107279693" calcext:value-type="float">
            <text:p>0.5124521073</text:p>
          </table:table-cell>
          <table:table-cell office:value-type="float" office:value="0.0419354838709677" calcext:value-type="float">
            <text:p>0.0419354839</text:p>
          </table:table-cell>
          <table:table-cell office:value-type="float" office:value="0.264516129032258" calcext:value-type="float">
            <text:p>0.264516129</text:p>
          </table:table-cell>
          <table:table-cell office:value-type="float" office:value="0.164179104477612" calcext:value-type="float">
            <text:p>0.1641791045</text:p>
          </table:table-cell>
        </table:table-row>
        <table:table-row table:style-name="ro1">
          <table:table-cell office:value-type="string" calcext:value-type="string">
            <text:p>1500000US110010102002</text:p>
          </table:table-cell>
          <table:table-cell office:value-type="float" office:value="110010102002" calcext:value-type="float">
            <text:p>110010102002</text:p>
          </table:table-cell>
          <table:table-cell office:value-type="float" office:value="0.555257870060281" calcext:value-type="float">
            <text:p>0.5552578701</text:p>
          </table:table-cell>
          <table:table-cell office:value-type="float" office:value="0.023963133640553" calcext:value-type="float">
            <text:p>0.0239631336</text:p>
          </table:table-cell>
          <table:table-cell office:value-type="float" office:value="0.289400921658986" calcext:value-type="float">
            <text:p>0.2894009217</text:p>
          </table:table-cell>
          <table:table-cell office:value-type="float" office:value="0.0616438356164384" calcext:value-type="float">
            <text:p>0.0616438356</text:p>
          </table:table-cell>
        </table:table-row>
        <table:table-row table:style-name="ro1">
          <table:table-cell office:value-type="string" calcext:value-type="string">
            <text:p>1500000US110010103001</text:p>
          </table:table-cell>
          <table:table-cell office:value-type="float" office:value="110010103001" calcext:value-type="float">
            <text:p>110010103001</text:p>
          </table:table-cell>
          <table:table-cell office:value-type="float" office:value="0.532079646017699" calcext:value-type="float">
            <text:p>0.532079646</text:p>
          </table:table-cell>
          <table:table-cell office:value-type="float" office:value="0" calcext:value-type="float">
            <text:p>0</text:p>
          </table:table-cell>
          <table:table-cell office:value-type="float" office:value="0.38860103626943" calcext:value-type="float">
            <text:p>0.3886010363</text:p>
          </table:table-cell>
          <table:table-cell office:value-type="float" office:value="0.356940509915014" calcext:value-type="float">
            <text:p>0.3569405099</text:p>
          </table:table-cell>
        </table:table-row>
        <table:table-row table:style-name="ro1">
          <table:table-cell office:value-type="string" calcext:value-type="string">
            <text:p>1500000US110010103002</text:p>
          </table:table-cell>
          <table:table-cell office:value-type="float" office:value="110010103002" calcext:value-type="float">
            <text:p>110010103002</text:p>
          </table:table-cell>
          <table:table-cell office:value-type="float" office:value="0.89405487804878" calcext:value-type="float">
            <text:p>0.894054878</text:p>
          </table:table-cell>
          <table:table-cell office:value-type="float" office:value="0" calcext:value-type="float">
            <text:p>0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319838056680162" calcext:value-type="float">
            <text:p>0.3198380567</text:p>
          </table:table-cell>
        </table:table-row>
        <table:table-row table:style-name="ro1">
          <table:table-cell office:value-type="string" calcext:value-type="string">
            <text:p>1500000US110010103003</text:p>
          </table:table-cell>
          <table:table-cell office:value-type="float" office:value="110010103003" calcext:value-type="float">
            <text:p>110010103003</text:p>
          </table:table-cell>
          <table:table-cell office:value-type="float" office:value="0.836276083467095" calcext:value-type="float">
            <text:p>0.8362760835</text:p>
          </table:table-cell>
          <table:table-cell office:value-type="float" office:value="0.0128205128205128" calcext:value-type="float">
            <text:p>0.0128205128</text:p>
          </table:table-cell>
          <table:table-cell office:value-type="float" office:value="0.353479853479853" calcext:value-type="float">
            <text:p>0.3534798535</text:p>
          </table:table-cell>
          <table:table-cell office:value-type="float" office:value="0.410780669144981" calcext:value-type="float">
            <text:p>0.4107806691</text:p>
          </table:table-cell>
        </table:table-row>
        <table:table-row table:style-name="ro1">
          <table:table-cell office:value-type="string" calcext:value-type="string">
            <text:p>1500000US110010104001</text:p>
          </table:table-cell>
          <table:table-cell office:value-type="float" office:value="110010104001" calcext:value-type="float">
            <text:p>110010104001</text:p>
          </table:table-cell>
          <table:table-cell office:value-type="float" office:value="0.898694516971279" calcext:value-type="float">
            <text:p>0.898694517</text:p>
          </table:table-cell>
          <table:table-cell office:value-type="float" office:value="0" calcext:value-type="float">
            <text:p>0</text:p>
          </table:table-cell>
          <table:table-cell office:value-type="float" office:value="0.648611111111111" calcext:value-type="float">
            <text:p>0.6486111111</text:p>
          </table:table-cell>
          <table:table-cell office:value-type="float" office:value="0.218023255813953" calcext:value-type="float">
            <text:p>0.2180232558</text:p>
          </table:table-cell>
        </table:table-row>
        <table:table-row table:style-name="ro1">
          <table:table-cell office:value-type="string" calcext:value-type="string">
            <text:p>1500000US110010104002</text:p>
          </table:table-cell>
          <table:table-cell office:value-type="float" office:value="110010104002" calcext:value-type="float">
            <text:p>110010104002</text:p>
          </table:table-cell>
          <table:table-cell office:value-type="float" office:value="0.935130910511919" calcext:value-type="float">
            <text:p>0.9351309105</text:p>
          </table:table-cell>
          <table:table-cell office:value-type="float" office:value="0.0170261066969353" calcext:value-type="float">
            <text:p>0.0170261067</text:p>
          </table:table-cell>
          <table:table-cell office:value-type="float" office:value="0.531214528944381" calcext:value-type="float">
            <text:p>0.5312145289</text:p>
          </table:table-cell>
          <table:table-cell office:value-type="float" office:value="0.459704880817253" calcext:value-type="float">
            <text:p>0.4597048808</text:p>
          </table:table-cell>
        </table:table-row>
        <table:table-row table:style-name="ro1">
          <table:table-cell office:value-type="string" calcext:value-type="string">
            <text:p>1500000US110010105001</text:p>
          </table:table-cell>
          <table:table-cell office:value-type="float" office:value="110010105001" calcext:value-type="float">
            <text:p>110010105001</text:p>
          </table:table-cell>
          <table:table-cell office:value-type="float" office:value="0.679446888749214" calcext:value-type="float">
            <text:p>0.6794468887</text:p>
          </table:table-cell>
          <table:table-cell office:value-type="float" office:value="0" calcext:value-type="float">
            <text:p>0</text:p>
          </table:table-cell>
          <table:table-cell office:value-type="float" office:value="0.328107502799552" calcext:value-type="float">
            <text:p>0.3281075028</text:p>
          </table:table-cell>
          <table:table-cell office:value-type="float" office:value="0.176829268292683" calcext:value-type="float">
            <text:p>0.1768292683</text:p>
          </table:table-cell>
        </table:table-row>
        <table:table-row table:style-name="ro1">
          <table:table-cell office:value-type="string" calcext:value-type="string">
            <text:p>1500000US110010105002</text:p>
          </table:table-cell>
          <table:table-cell office:value-type="float" office:value="110010105002" calcext:value-type="float">
            <text:p>110010105002</text:p>
          </table:table-cell>
          <table:table-cell office:value-type="float" office:value="0.46031746031746" calcext:value-type="float">
            <text:p>0.4603174603</text:p>
          </table:table-cell>
          <table:table-cell office:value-type="float" office:value="0.0336134453781513" calcext:value-type="float">
            <text:p>0.0336134454</text:p>
          </table:table-cell>
          <table:table-cell office:value-type="float" office:value="0.298319327731092" calcext:value-type="float">
            <text:p>0.2983193277</text:p>
          </table:table-cell>
          <table:table-cell office:value-type="float" office:value="0.149560117302053" calcext:value-type="float">
            <text:p>0.1495601173</text:p>
          </table:table-cell>
        </table:table-row>
        <table:table-row table:style-name="ro1">
          <table:table-cell office:value-type="string" calcext:value-type="string">
            <text:p>1500000US110010106001</text:p>
          </table:table-cell>
          <table:table-cell office:value-type="float" office:value="110010106001" calcext:value-type="float">
            <text:p>110010106001</text:p>
          </table:table-cell>
          <table:table-cell office:value-type="float" office:value="0.67948717948718" calcext:value-type="float">
            <text:p>0.6794871795</text:p>
          </table:table-cell>
          <table:table-cell office:value-type="float" office:value="0.0561594202898551" calcext:value-type="float">
            <text:p>0.0561594203</text:p>
          </table:table-cell>
          <table:table-cell table:number-columns-repeated="2" office:value-type="float" office:value="0.219202898550725" calcext:value-type="float">
            <text:p>0.2192028986</text:p>
          </table:table-cell>
        </table:table-row>
        <table:table-row table:style-name="ro1">
          <table:table-cell office:value-type="string" calcext:value-type="string">
            <text:p>1500000US110010106002</text:p>
          </table:table-cell>
          <table:table-cell office:value-type="float" office:value="110010106002" calcext:value-type="float">
            <text:p>110010106002</text:p>
          </table:table-cell>
          <table:table-cell office:value-type="float" office:value="0.295183714001986" calcext:value-type="float">
            <text:p>0.295183714</text:p>
          </table:table-cell>
          <table:table-cell office:value-type="float" office:value="0.0337946572256196" calcext:value-type="float">
            <text:p>0.0337946572</text:p>
          </table:table-cell>
          <table:table-cell office:value-type="float" office:value="0.316060508529128" calcext:value-type="float">
            <text:p>0.3160605085</text:p>
          </table:table-cell>
          <table:table-cell office:value-type="float" office:value="0.13672008182748" calcext:value-type="float">
            <text:p>0.1367200818</text:p>
          </table:table-cell>
        </table:table-row>
        <table:table-row table:style-name="ro1">
          <table:table-cell office:value-type="string" calcext:value-type="string">
            <text:p>1500000US110010106003</text:p>
          </table:table-cell>
          <table:table-cell office:value-type="float" office:value="110010106003" calcext:value-type="float">
            <text:p>110010106003</text:p>
          </table:table-cell>
          <table:table-cell office:value-type="float" office:value="0.416361416361416" calcext:value-type="float">
            <text:p>0.4163614164</text:p>
          </table:table-cell>
          <table:table-cell office:value-type="float" office:value="0.130641330166271" calcext:value-type="float">
            <text:p>0.1306413302</text:p>
          </table:table-cell>
          <table:table-cell office:value-type="float" office:value="0.351543942992874" calcext:value-type="float">
            <text:p>0.351543943</text:p>
          </table:table-cell>
          <table:table-cell office:value-type="float" office:value="0.28921568627451" calcext:value-type="float">
            <text:p>0.2892156863</text:p>
          </table:table-cell>
        </table:table-row>
        <table:table-row table:style-name="ro1">
          <table:table-cell office:value-type="string" calcext:value-type="string">
            <text:p>1500000US110010107001</text:p>
          </table:table-cell>
          <table:table-cell office:value-type="float" office:value="110010107001" calcext:value-type="float">
            <text:p>110010107001</text:p>
          </table:table-cell>
          <table:table-cell office:value-type="float" office:value="0.226277372262774" calcext:value-type="float">
            <text:p>0.2262773723</text:p>
          </table:table-cell>
          <table:table-cell office:value-type="float" office:value="0.0412573673870334" calcext:value-type="float">
            <text:p>0.0412573674</text:p>
          </table:table-cell>
          <table:table-cell office:value-type="float" office:value="0.113948919449902" calcext:value-type="float">
            <text:p>0.1139489194</text:p>
          </table:table-cell>
          <table:table-cell office:value-type="float" office:value="0.109473684210526" calcext:value-type="float">
            <text:p>0.1094736842</text:p>
          </table:table-cell>
        </table:table-row>
        <table:table-row table:style-name="ro1">
          <table:table-cell office:value-type="string" calcext:value-type="string">
            <text:p>1500000US110010107002</text:p>
          </table:table-cell>
          <table:table-cell office:value-type="float" office:value="110010107002" calcext:value-type="float">
            <text:p>110010107002</text:p>
          </table:table-cell>
          <table:table-cell office:value-type="float" office:value="0.253253253253253" calcext:value-type="float">
            <text:p>0.2532532533</text:p>
          </table:table-cell>
          <table:table-cell office:value-type="float" office:value="0.0154639175257732" calcext:value-type="float">
            <text:p>0.0154639175</text:p>
          </table:table-cell>
          <table:table-cell office:value-type="float" office:value="0.199742268041237" calcext:value-type="float">
            <text:p>0.199742268</text:p>
          </table:table-cell>
          <table:table-cell office:value-type="float" office:value="0.205965909090909" calcext:value-type="float">
            <text:p>0.2059659091</text:p>
          </table:table-cell>
        </table:table-row>
        <table:table-row table:style-name="ro1">
          <table:table-cell office:value-type="string" calcext:value-type="string">
            <text:p>1500000US110010108001</text:p>
          </table:table-cell>
          <table:table-cell office:value-type="float" office:value="110010108001" calcext:value-type="float">
            <text:p>110010108001</text:p>
          </table:table-cell>
          <table:table-cell office:value-type="float" office:value="0.352631578947368" calcext:value-type="float">
            <text:p>0.3526315789</text:p>
          </table:table-cell>
          <table:table-cell office:value-type="float" office:value="0" calcext:value-type="float">
            <text:p>0</text:p>
          </table:table-cell>
          <table:table-cell office:value-type="float" office:value="0.0652173913043478" calcext:value-type="float">
            <text:p>0.0652173913</text:p>
          </table:table-cell>
          <table:table-cell office:value-type="float" office:value="0.12448132780083" calcext:value-type="float">
            <text:p>0.1244813278</text:p>
          </table:table-cell>
        </table:table-row>
        <table:table-row table:style-name="ro1">
          <table:table-cell office:value-type="string" calcext:value-type="string">
            <text:p>1500000US110010108002</text:p>
          </table:table-cell>
          <table:table-cell office:value-type="float" office:value="110010108002" calcext:value-type="float">
            <text:p>110010108002</text:p>
          </table:table-cell>
          <table:table-cell office:value-type="float" office:value="0.330092797171896" calcext:value-type="float">
            <text:p>0.3300927972</text:p>
          </table:table-cell>
          <table:table-cell office:value-type="float" office:value="0.0805031446540881" calcext:value-type="float">
            <text:p>0.0805031447</text:p>
          </table:table-cell>
          <table:table-cell office:value-type="float" office:value="0.0691823899371069" calcext:value-type="float">
            <text:p>0.0691823899</text:p>
          </table:table-cell>
          <table:table-cell office:value-type="float" office:value="0.128065395095368" calcext:value-type="float">
            <text:p>0.1280653951</text:p>
          </table:table-cell>
        </table:table-row>
        <table:table-row table:style-name="ro1">
          <table:table-cell office:value-type="string" calcext:value-type="string">
            <text:p>1500000US110010108003</text:p>
          </table:table-cell>
          <table:table-cell office:value-type="float" office:value="110010108003" calcext:value-type="float">
            <text:p>110010108003</text:p>
          </table:table-cell>
          <table:table-cell office:value-type="float" office:value="0.264094955489614" calcext:value-type="float">
            <text:p>0.2640949555</text:p>
          </table:table-cell>
          <table:table-cell office:value-type="float" office:value="0" calcext:value-type="float">
            <text:p>0</text:p>
          </table:table-cell>
          <table:table-cell office:value-type="float" office:value="0.0460526315789474" calcext:value-type="float">
            <text:p>0.0460526316</text:p>
          </table:table-cell>
          <table:table-cell office:value-type="float" office:value="0.055952380952381" calcext:value-type="float">
            <text:p>0.055952381</text:p>
          </table:table-cell>
        </table:table-row>
        <table:table-row table:style-name="ro1">
          <table:table-cell office:value-type="string" calcext:value-type="string">
            <text:p>1500000US110010109001</text:p>
          </table:table-cell>
          <table:table-cell office:value-type="float" office:value="110010109001" calcext:value-type="float">
            <text:p>110010109001</text:p>
          </table:table-cell>
          <table:table-cell office:value-type="float" office:value="0.992290249433107" calcext:value-type="float">
            <text:p>0.9922902494</text:p>
          </table:table-cell>
          <table:table-cell office:value-type="float" office:value="0.0315315315315315" calcext:value-type="float">
            <text:p>0.0315315315</text:p>
          </table:table-cell>
          <table:table-cell office:value-type="float" office:value="0.453453453453453" calcext:value-type="float">
            <text:p>0.4534534535</text:p>
          </table:table-cell>
          <table:table-cell office:value-type="float" office:value="0.21092564491654" calcext:value-type="float">
            <text:p>0.2109256449</text:p>
          </table:table-cell>
        </table:table-row>
        <table:table-row table:style-name="ro1">
          <table:table-cell office:value-type="string" calcext:value-type="string">
            <text:p>1500000US110010109002</text:p>
          </table:table-cell>
          <table:table-cell office:value-type="float" office:value="110010109002" calcext:value-type="float">
            <text:p>110010109002</text:p>
          </table:table-cell>
          <table:table-cell office:value-type="float" office:value="0.976811594202898" calcext:value-type="float">
            <text:p>0.9768115942</text:p>
          </table:table-cell>
          <table:table-cell office:value-type="float" office:value="0" calcext:value-type="float">
            <text:p>0</text:p>
          </table:table-cell>
          <table:table-cell office:value-type="float" office:value="0.39918533604888" calcext:value-type="float">
            <text:p>0.399185336</text:p>
          </table:table-cell>
          <table:table-cell office:value-type="float" office:value="0.275423728813559" calcext:value-type="float">
            <text:p>0.2754237288</text:p>
          </table:table-cell>
        </table:table-row>
        <table:table-row table:style-name="ro1">
          <table:table-cell office:value-type="string" calcext:value-type="string">
            <text:p>1500000US110010110001</text:p>
          </table:table-cell>
          <table:table-cell office:value-type="float" office:value="110010110001" calcext:value-type="float">
            <text:p>110010110001</text:p>
          </table:table-cell>
          <table:table-cell office:value-type="float" office:value="0.509493670886076" calcext:value-type="float">
            <text:p>0.5094936709</text:p>
          </table:table-cell>
          <table:table-cell office:value-type="float" office:value="0.0189753320683112" calcext:value-type="float">
            <text:p>0.0189753321</text:p>
          </table:table-cell>
          <table:table-cell office:value-type="float" office:value="0.246679316888046" calcext:value-type="float">
            <text:p>0.2466793169</text:p>
          </table:table-cell>
          <table:table-cell office:value-type="float" office:value="0.423076923076923" calcext:value-type="float">
            <text:p>0.4230769231</text:p>
          </table:table-cell>
        </table:table-row>
        <table:table-row table:style-name="ro1">
          <table:table-cell office:value-type="string" calcext:value-type="string">
            <text:p>1500000US110010110002</text:p>
          </table:table-cell>
          <table:table-cell office:value-type="float" office:value="110010110002" calcext:value-type="float">
            <text:p>110010110002</text:p>
          </table:table-cell>
          <table:table-cell office:value-type="float" office:value="0.236679058240396" calcext:value-type="float">
            <text:p>0.2366790582</text:p>
          </table:table-cell>
          <table:table-cell office:value-type="float" office:value="0" calcext:value-type="float">
            <text:p>0</text:p>
          </table:table-cell>
          <table:table-cell office:value-type="float" office:value="0.338333333333333" calcext:value-type="float">
            <text:p>0.3383333333</text:p>
          </table:table-cell>
          <table:table-cell office:value-type="float" office:value="0.0737864077669903" calcext:value-type="float">
            <text:p>0.0737864078</text:p>
          </table:table-cell>
        </table:table-row>
        <table:table-row table:style-name="ro1">
          <table:table-cell office:value-type="string" calcext:value-type="string">
            <text:p>1500000US110010110003</text:p>
          </table:table-cell>
          <table:table-cell office:value-type="float" office:value="110010110003" calcext:value-type="float">
            <text:p>110010110003</text:p>
          </table:table-cell>
          <table:table-cell office:value-type="float" office:value="0.199127906976744" calcext:value-type="float">
            <text:p>0.199127907</text:p>
          </table:table-cell>
          <table:table-cell office:value-type="float" office:value="0.283372365339578" calcext:value-type="float">
            <text:p>0.2833723653</text:p>
          </table:table-cell>
          <table:table-cell office:value-type="float" office:value="0.14519906323185" calcext:value-type="float">
            <text:p>0.1451990632</text:p>
          </table:table-cell>
          <table:table-cell office:value-type="float" office:value="0.116915422885572" calcext:value-type="float">
            <text:p>0.1169154229</text:p>
          </table:table-cell>
        </table:table-row>
        <table:table-row table:style-name="ro1">
          <table:table-cell office:value-type="string" calcext:value-type="string">
            <text:p>1500000US110010110004</text:p>
          </table:table-cell>
          <table:table-cell office:value-type="float" office:value="110010110004" calcext:value-type="float">
            <text:p>110010110004</text:p>
          </table:table-cell>
          <table:table-cell office:value-type="float" office:value="0.405614035087719" calcext:value-type="float">
            <text:p>0.4056140351</text:p>
          </table:table-cell>
          <table:table-cell office:value-type="float" office:value="0.0556792873051225" calcext:value-type="float">
            <text:p>0.0556792873</text:p>
          </table:table-cell>
          <table:table-cell office:value-type="float" office:value="0.405345211581292" calcext:value-type="float">
            <text:p>0.4053452116</text:p>
          </table:table-cell>
          <table:table-cell office:value-type="float" office:value="0.143523920653442" calcext:value-type="float">
            <text:p>0.1435239207</text:p>
          </table:table-cell>
        </table:table-row>
        <table:table-row table:style-name="ro1">
          <table:table-cell office:value-type="string" calcext:value-type="string">
            <text:p>1500000US110010111001</text:p>
          </table:table-cell>
          <table:table-cell office:value-type="float" office:value="110010111001" calcext:value-type="float">
            <text:p>110010111001</text:p>
          </table:table-cell>
          <table:table-cell office:value-type="float" office:value="0.823880597014925" calcext:value-type="float">
            <text:p>0.823880597</text:p>
          </table:table-cell>
          <table:table-cell office:value-type="float" office:value="0.0119940029985007" calcext:value-type="float">
            <text:p>0.011994003</text:p>
          </table:table-cell>
          <table:table-cell office:value-type="float" office:value="0.547226386806597" calcext:value-type="float">
            <text:p>0.5472263868</text:p>
          </table:table-cell>
          <table:table-cell office:value-type="float" office:value="0.203149606299213" calcext:value-type="float">
            <text:p>0.2031496063</text:p>
          </table:table-cell>
        </table:table-row>
        <table:table-row table:style-name="ro1">
          <table:table-cell office:value-type="string" calcext:value-type="string">
            <text:p>1500000US110010111002</text:p>
          </table:table-cell>
          <table:table-cell office:value-type="float" office:value="110010111002" calcext:value-type="float">
            <text:p>110010111002</text:p>
          </table:table-cell>
          <table:table-cell office:value-type="float" office:value="0.889288928892889" calcext:value-type="float">
            <text:p>0.8892889289</text:p>
          </table:table-cell>
          <table:table-cell office:value-type="float" office:value="0.0132248219735504" calcext:value-type="float">
            <text:p>0.013224822</text:p>
          </table:table-cell>
          <table:table-cell office:value-type="float" office:value="0.693794506612411" calcext:value-type="float">
            <text:p>0.6937945066</text:p>
          </table:table-cell>
          <table:table-cell office:value-type="float" office:value="0.206510681586979" calcext:value-type="float">
            <text:p>0.2065106816</text:p>
          </table:table-cell>
        </table:table-row>
        <table:table-row table:style-name="ro1">
          <table:table-cell office:value-type="string" calcext:value-type="string">
            <text:p>1500000US110010111003</text:p>
          </table:table-cell>
          <table:table-cell office:value-type="float" office:value="110010111003" calcext:value-type="float">
            <text:p>110010111003</text:p>
          </table:table-cell>
          <table:table-cell office:value-type="float" office:value="0.925298179535468" calcext:value-type="float">
            <text:p>0.9252981795</text:p>
          </table:table-cell>
          <table:table-cell office:value-type="float" office:value="0" calcext:value-type="float">
            <text:p>0</text:p>
          </table:table-cell>
          <table:table-cell office:value-type="float" office:value="0.667946257197697" calcext:value-type="float">
            <text:p>0.6679462572</text:p>
          </table:table-cell>
          <table:table-cell office:value-type="float" office:value="0.240776699029126" calcext:value-type="float">
            <text:p>0.240776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3:44:48.832000000</meta:creation-date>
    <dc:date>2017-10-19T14:23:47.691000000</dc:date>
    <meta:editing-duration>PT6M8S</meta:editing-duration>
    <meta:editing-cycles>1</meta:editing-cycles>
    <meta:document-statistic meta:table-count="1" meta:cell-count="2712" meta:object-count="0"/>
    <meta:generator>LibreOffice/4.3.3.2$Windows_x86 LibreOffice_project/9bb7eadab57b6755b1265afa86e04bf45fbfc644</meta:generator>
  </office:meta>
</office:document-meta>
</file>